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500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0.844268">
            <text:p>0,844268</text:p>
          </table:table-cell>
          <table:table-cell office:value-type="float" office:value="0.195621">
            <text:p>0,195621</text:p>
          </table:table-cell>
          <table:table-cell office:value-type="float" office:value="0.090403">
            <text:p>0,090403</text:p>
          </table:table-cell>
          <table:table-cell office:value-type="float" office:value="0.070252">
            <text:p>0,070252</text:p>
          </table:table-cell>
          <table:table-cell office:value-type="float" office:value="0.065472">
            <text:p>0,065472</text:p>
          </table:table-cell>
          <table:table-cell office:value-type="float" office:value="0.058913">
            <text:p>0,058913</text:p>
          </table:table-cell>
          <table:table-cell office:value-type="float" office:value="0.057089">
            <text:p>0,057089</text:p>
          </table:table-cell>
          <table:table-cell office:value-type="float" office:value="0.050679">
            <text:p>0,050679</text:p>
          </table:table-cell>
          <table:table-cell office:value-type="float" office:value="0.047737">
            <text:p>0,047737</text:p>
          </table:table-cell>
          <table:table-cell office:value-type="float" office:value="0.04492">
            <text:p>0,04492</text:p>
          </table:table-cell>
          <table:table-cell office:value-type="float" office:value="0.042313">
            <text:p>0,042313</text:p>
          </table:table-cell>
          <table:table-cell office:value-type="float" office:value="0.039235">
            <text:p>0,039235</text:p>
          </table:table-cell>
          <table:table-cell office:value-type="float" office:value="0.037336">
            <text:p>0,037336</text:p>
          </table:table-cell>
          <table:table-cell office:value-type="float" office:value="0.036886">
            <text:p>0,036886</text:p>
          </table:table-cell>
          <table:table-cell office:value-type="float" office:value="0.035142">
            <text:p>0,035142</text:p>
          </table:table-cell>
          <table:table-cell office:value-type="float" office:value="0.032245">
            <text:p>0,032245</text:p>
          </table:table-cell>
          <table:table-cell office:value-type="float" office:value="0.031238">
            <text:p>0,031238</text:p>
          </table:table-cell>
          <table:table-cell office:value-type="float" office:value="0.029205">
            <text:p>0,029205</text:p>
          </table:table-cell>
          <table:table-cell office:value-type="float" office:value="0.027874">
            <text:p>0,027874</text:p>
          </table:table-cell>
          <table:table-cell office:value-type="float" office:value="0.026277">
            <text:p>0,026277</text:p>
          </table:table-cell>
          <table:table-cell office:value-type="float" office:value="0.024411">
            <text:p>0,024411</text:p>
          </table:table-cell>
          <table:table-cell office:value-type="float" office:value="0.024648">
            <text:p>0,024648</text:p>
          </table:table-cell>
          <table:table-cell office:value-type="float" office:value="0.022087">
            <text:p>0,022087</text:p>
          </table:table-cell>
          <table:table-cell office:value-type="float" office:value="0.021567">
            <text:p>0,021567</text:p>
          </table:table-cell>
          <table:table-cell office:value-type="float" office:value="0.020299">
            <text:p>0,020299</text:p>
          </table:table-cell>
          <table:table-cell office:value-type="float" office:value="0.020038">
            <text:p>0,020038</text:p>
          </table:table-cell>
          <table:table-cell office:value-type="float" office:value="0.019712">
            <text:p>0,019712</text:p>
          </table:table-cell>
          <table:table-cell office:value-type="float" office:value="0.018306">
            <text:p>0,018306</text:p>
          </table:table-cell>
          <table:table-cell office:value-type="float" office:value="0.017636">
            <text:p>0,017636</text:p>
          </table:table-cell>
          <table:table-cell office:value-type="float" office:value="0.016997">
            <text:p>0,016997</text:p>
          </table:table-cell>
          <table:table-cell office:value-type="float" office:value="0.016374">
            <text:p>0,016374</text:p>
          </table:table-cell>
          <table:table-cell office:value-type="float" office:value="0.016342">
            <text:p>0,016342</text:p>
          </table:table-cell>
          <table:table-cell office:value-type="float" office:value="0.015065">
            <text:p>0,015065</text:p>
          </table:table-cell>
          <table:table-cell office:value-type="float" office:value="0.014835">
            <text:p>0,014835</text:p>
          </table:table-cell>
          <table:table-cell office:value-type="float" office:value="0.013744">
            <text:p>0,013744</text:p>
          </table:table-cell>
          <table:table-cell office:value-type="float" office:value="0.013791">
            <text:p>0,013791</text:p>
          </table:table-cell>
          <table:table-cell office:value-type="float" office:value="0.013395">
            <text:p>0,013395</text:p>
          </table:table-cell>
          <table:table-cell office:value-type="float" office:value="0.013212">
            <text:p>0,013212</text:p>
          </table:table-cell>
          <table:table-cell office:value-type="float" office:value="0.012814">
            <text:p>0,012814</text:p>
          </table:table-cell>
          <table:table-cell office:value-type="float" office:value="0.012378">
            <text:p>0,012378</text:p>
          </table:table-cell>
          <table:table-cell office:value-type="float" office:value="0.011751">
            <text:p>0,011751</text:p>
          </table:table-cell>
          <table:table-cell office:value-type="float" office:value="0.011851">
            <text:p>0,011851</text:p>
          </table:table-cell>
          <table:table-cell office:value-type="float" office:value="0.011242">
            <text:p>0,011242</text:p>
          </table:table-cell>
          <table:table-cell office:value-type="float" office:value="0.011189">
            <text:p>0,011189</text:p>
          </table:table-cell>
          <table:table-cell office:value-type="float" office:value="0.010681">
            <text:p>0,010681</text:p>
          </table:table-cell>
          <table:table-cell office:value-type="float" office:value="0.010838">
            <text:p>0,010838</text:p>
          </table:table-cell>
          <table:table-cell office:value-type="float" office:value="0.010368">
            <text:p>0,010368</text:p>
          </table:table-cell>
          <table:table-cell office:value-type="float" office:value="0.010277">
            <text:p>0,010277</text:p>
          </table:table-cell>
          <table:table-cell office:value-type="float" office:value="0.010266">
            <text:p>0,010266</text:p>
          </table:table-cell>
          <table:table-cell office:value-type="float" office:value="0.010049">
            <text:p>0,010049</text:p>
          </table:table-cell>
          <table:table-cell office:value-type="float" office:value="0.009829">
            <text:p>0,009829</text:p>
          </table:table-cell>
          <table:table-cell office:value-type="float" office:value="0.009441">
            <text:p>0,009441</text:p>
          </table:table-cell>
          <table:table-cell office:value-type="float" office:value="0.009317">
            <text:p>0,009317</text:p>
          </table:table-cell>
          <table:table-cell office:value-type="float" office:value="0.008928">
            <text:p>0,008928</text:p>
          </table:table-cell>
          <table:table-cell office:value-type="float" office:value="0.00909">
            <text:p>0,00909</text:p>
          </table:table-cell>
          <table:table-cell office:value-type="float" office:value="0.008819">
            <text:p>0,008819</text:p>
          </table:table-cell>
          <table:table-cell office:value-type="float" office:value="0.008705">
            <text:p>0,008705</text:p>
          </table:table-cell>
          <table:table-cell office:value-type="float" office:value="0.008555">
            <text:p>0,008555</text:p>
          </table:table-cell>
          <table:table-cell office:value-type="float" office:value="0.008502">
            <text:p>0,008502</text:p>
          </table:table-cell>
          <table:table-cell office:value-type="float" office:value="0.008209">
            <text:p>0,008209</text:p>
          </table:table-cell>
          <table:table-cell office:value-type="float" office:value="0.008203">
            <text:p>0,008203</text:p>
          </table:table-cell>
          <table:table-cell office:value-type="float" office:value="0.00803">
            <text:p>0,00803</text:p>
          </table:table-cell>
          <table:table-cell office:value-type="float" office:value="0.007943">
            <text:p>0,007943</text:p>
          </table:table-cell>
          <table:table-cell office:value-type="float" office:value="0.007855">
            <text:p>0,007855</text:p>
          </table:table-cell>
          <table:table-cell office:value-type="float" office:value="0.00787">
            <text:p>0,00787</text:p>
          </table:table-cell>
          <table:table-cell office:value-type="float" office:value="0.007746">
            <text:p>0,007746</text:p>
          </table:table-cell>
          <table:table-cell office:value-type="float" office:value="0.007757">
            <text:p>0,007757</text:p>
          </table:table-cell>
          <table:table-cell office:value-type="float" office:value="0.007445">
            <text:p>0,007445</text:p>
          </table:table-cell>
          <table:table-cell office:value-type="float" office:value="0.007427">
            <text:p>0,007427</text:p>
          </table:table-cell>
          <table:table-cell office:value-type="float" office:value="0.00747">
            <text:p>0,00747</text:p>
          </table:table-cell>
          <table:table-cell office:value-type="float" office:value="0.007186">
            <text:p>0,007186</text:p>
          </table:table-cell>
          <table:table-cell office:value-type="float" office:value="0.006974">
            <text:p>0,006974</text:p>
          </table:table-cell>
          <table:table-cell office:value-type="float" office:value="0.00713">
            <text:p>0,00713</text:p>
          </table:table-cell>
          <table:table-cell office:value-type="float" office:value="0.007056">
            <text:p>0,007056</text:p>
          </table:table-cell>
          <table:table-cell office:value-type="float" office:value="0.006832">
            <text:p>0,006832</text:p>
          </table:table-cell>
          <table:table-cell office:value-type="float" office:value="0.006835">
            <text:p>0,006835</text:p>
          </table:table-cell>
          <table:table-cell office:value-type="float" office:value="0.007005">
            <text:p>0,007005</text:p>
          </table:table-cell>
          <table:table-cell office:value-type="float" office:value="0.006963">
            <text:p>0,006963</text:p>
          </table:table-cell>
          <table:table-cell office:value-type="float" office:value="0.006835">
            <text:p>0,006835</text:p>
          </table:table-cell>
          <table:table-cell office:value-type="float" office:value="0.006793">
            <text:p>0,006793</text:p>
          </table:table-cell>
          <table:table-cell office:value-type="float" office:value="0.006559">
            <text:p>0,006559</text:p>
          </table:table-cell>
          <table:table-cell office:value-type="float" office:value="0.006648">
            <text:p>0,006648</text:p>
          </table:table-cell>
          <table:table-cell office:value-type="float" office:value="0.006399">
            <text:p>0,006399</text:p>
          </table:table-cell>
          <table:table-cell office:value-type="float" office:value="0.006574">
            <text:p>0,006574</text:p>
          </table:table-cell>
          <table:table-cell office:value-type="float" office:value="0.006495">
            <text:p>0,006495</text:p>
          </table:table-cell>
          <table:table-cell office:value-type="float" office:value="0.006311">
            <text:p>0,006311</text:p>
          </table:table-cell>
          <table:table-cell office:value-type="float" office:value="0.006155">
            <text:p>0,006155</text:p>
          </table:table-cell>
          <table:table-cell office:value-type="float" office:value="0.006244">
            <text:p>0,006244</text:p>
          </table:table-cell>
          <table:table-cell office:value-type="float" office:value="0.006109">
            <text:p>0,006109</text:p>
          </table:table-cell>
          <table:table-cell office:value-type="float" office:value="0.006065">
            <text:p>0,006065</text:p>
          </table:table-cell>
          <table:table-cell office:value-type="float" office:value="0.006276">
            <text:p>0,006276</text:p>
          </table:table-cell>
          <table:table-cell office:value-type="float" office:value="0.006176">
            <text:p>0,006176</text:p>
          </table:table-cell>
          <table:table-cell office:value-type="float" office:value="0.005958">
            <text:p>0,005958</text:p>
          </table:table-cell>
          <table:table-cell office:value-type="float" office:value="0.006017">
            <text:p>0,006017</text:p>
          </table:table-cell>
          <table:table-cell office:value-type="float" office:value="0.005921">
            <text:p>0,005921</text:p>
          </table:table-cell>
          <table:table-cell office:value-type="float" office:value="0.00598">
            <text:p>0,00598</text:p>
          </table:table-cell>
          <table:table-cell office:value-type="float" office:value="0.005922">
            <text:p>0,005922</text:p>
          </table:table-cell>
          <table:table-cell office:value-type="float" office:value="0.006019">
            <text:p>0,006019</text:p>
          </table:table-cell>
          <table:table-cell office:value-type="float" office:value="0.006201">
            <text:p>0,006201</text:p>
          </table:table-cell>
          <table:table-cell office:value-type="float" office:value="0.005804">
            <text:p>0,005804</text:p>
          </table:table-cell>
          <table:table-cell office:value-type="float" office:value="0.005749">
            <text:p>0,005749</text:p>
          </table:table-cell>
          <table:table-cell office:value-type="float" office:value="0.005834">
            <text:p>0,005834</text:p>
          </table:table-cell>
          <table:table-cell office:value-type="float" office:value="0.005674">
            <text:p>0,005674</text:p>
          </table:table-cell>
          <table:table-cell office:value-type="float" office:value="0.005585">
            <text:p>0,005585</text:p>
          </table:table-cell>
          <table:table-cell office:value-type="float" office:value="0.005564">
            <text:p>0,005564</text:p>
          </table:table-cell>
          <table:table-cell office:value-type="float" office:value="0.005534">
            <text:p>0,005534</text:p>
          </table:table-cell>
          <table:table-cell office:value-type="float" office:value="0.005577">
            <text:p>0,005577</text:p>
          </table:table-cell>
          <table:table-cell office:value-type="float" office:value="0.005524">
            <text:p>0,005524</text:p>
          </table:table-cell>
          <table:table-cell office:value-type="float" office:value="0.005603">
            <text:p>0,005603</text:p>
          </table:table-cell>
          <table:table-cell office:value-type="float" office:value="0.005565">
            <text:p>0,005565</text:p>
          </table:table-cell>
          <table:table-cell office:value-type="float" office:value="0.005269">
            <text:p>0,005269</text:p>
          </table:table-cell>
          <table:table-cell office:value-type="float" office:value="0.005294">
            <text:p>0,005294</text:p>
          </table:table-cell>
          <table:table-cell office:value-type="float" office:value="0.005485">
            <text:p>0,005485</text:p>
          </table:table-cell>
          <table:table-cell office:value-type="float" office:value="0.005342">
            <text:p>0,005342</text:p>
          </table:table-cell>
          <table:table-cell office:value-type="float" office:value="0.005319">
            <text:p>0,005319</text:p>
          </table:table-cell>
          <table:table-cell office:value-type="float" office:value="0.005415">
            <text:p>0,005415</text:p>
          </table:table-cell>
          <table:table-cell office:value-type="float" office:value="0.005192">
            <text:p>0,005192</text:p>
          </table:table-cell>
          <table:table-cell office:value-type="float" office:value="0.005105">
            <text:p>0,005105</text:p>
          </table:table-cell>
          <table:table-cell office:value-type="float" office:value="0.005268">
            <text:p>0,005268</text:p>
          </table:table-cell>
          <table:table-cell office:value-type="float" office:value="0.005111">
            <text:p>0,005111</text:p>
          </table:table-cell>
          <table:table-cell office:value-type="float" office:value="0.005158">
            <text:p>0,005158</text:p>
          </table:table-cell>
          <table:table-cell office:value-type="float" office:value="0.005197">
            <text:p>0,005197</text:p>
          </table:table-cell>
          <table:table-cell office:value-type="float" office:value="0.005022">
            <text:p>0,005022</text:p>
          </table:table-cell>
          <table:table-cell office:value-type="float" office:value="0.005071">
            <text:p>0,005071</text:p>
          </table:table-cell>
          <table:table-cell office:value-type="float" office:value="0.005011">
            <text:p>0,005011</text:p>
          </table:table-cell>
          <table:table-cell office:value-type="float" office:value="0.005035">
            <text:p>0,005035</text:p>
          </table:table-cell>
          <table:table-cell office:value-type="float" office:value="0.004912">
            <text:p>0,004912</text:p>
          </table:table-cell>
          <table:table-cell office:value-type="float" office:value="0.004824">
            <text:p>0,004824</text:p>
          </table:table-cell>
          <table:table-cell office:value-type="float" office:value="0.005012">
            <text:p>0,005012</text:p>
          </table:table-cell>
          <table:table-cell office:value-type="float" office:value="0.005186">
            <text:p>0,005186</text:p>
          </table:table-cell>
          <table:table-cell office:value-type="float" office:value="0.005048">
            <text:p>0,005048</text:p>
          </table:table-cell>
          <table:table-cell office:value-type="float" office:value="0.005009">
            <text:p>0,005009</text:p>
          </table:table-cell>
          <table:table-cell office:value-type="float" office:value="0.004926">
            <text:p>0,004926</text:p>
          </table:table-cell>
          <table:table-cell office:value-type="float" office:value="0.004767">
            <text:p>0,004767</text:p>
          </table:table-cell>
          <table:table-cell office:value-type="float" office:value="0.004927">
            <text:p>0,004927</text:p>
          </table:table-cell>
          <table:table-cell office:value-type="float" office:value="0.00486">
            <text:p>0,00486</text:p>
          </table:table-cell>
          <table:table-cell office:value-type="float" office:value="0.004767">
            <text:p>0,004767</text:p>
          </table:table-cell>
          <table:table-cell office:value-type="float" office:value="0.004833">
            <text:p>0,004833</text:p>
          </table:table-cell>
          <table:table-cell office:value-type="float" office:value="0.004724">
            <text:p>0,004724</text:p>
          </table:table-cell>
          <table:table-cell office:value-type="float" office:value="0.004851">
            <text:p>0,004851</text:p>
          </table:table-cell>
          <table:table-cell office:value-type="float" office:value="0.004826">
            <text:p>0,004826</text:p>
          </table:table-cell>
          <table:table-cell office:value-type="float" office:value="0.004651">
            <text:p>0,004651</text:p>
          </table:table-cell>
          <table:table-cell office:value-type="float" office:value="0.004586">
            <text:p>0,004586</text:p>
          </table:table-cell>
          <table:table-cell office:value-type="float" office:value="0.004648">
            <text:p>0,004648</text:p>
          </table:table-cell>
          <table:table-cell office:value-type="float" office:value="0.00448">
            <text:p>0,00448</text:p>
          </table:table-cell>
          <table:table-cell office:value-type="float" office:value="0.004565">
            <text:p>0,004565</text:p>
          </table:table-cell>
          <table:table-cell office:value-type="float" office:value="0.004575">
            <text:p>0,004575</text:p>
          </table:table-cell>
          <table:table-cell office:value-type="float" office:value="0.004588">
            <text:p>0,004588</text:p>
          </table:table-cell>
          <table:table-cell office:value-type="float" office:value="0.004466">
            <text:p>0,004466</text:p>
          </table:table-cell>
          <table:table-cell office:value-type="float" office:value="0.004617">
            <text:p>0,004617</text:p>
          </table:table-cell>
          <table:table-cell office:value-type="float" office:value="0.004433">
            <text:p>0,004433</text:p>
          </table:table-cell>
          <table:table-cell office:value-type="float" office:value="0.004551">
            <text:p>0,004551</text:p>
          </table:table-cell>
          <table:table-cell office:value-type="float" office:value="0.004458">
            <text:p>0,004458</text:p>
          </table:table-cell>
          <table:table-cell office:value-type="float" office:value="0.004369">
            <text:p>0,004369</text:p>
          </table:table-cell>
          <table:table-cell office:value-type="float" office:value="0.004436">
            <text:p>0,004436</text:p>
          </table:table-cell>
          <table:table-cell office:value-type="float" office:value="0.004278">
            <text:p>0,004278</text:p>
          </table:table-cell>
          <table:table-cell office:value-type="float" office:value="0.004337">
            <text:p>0,004337</text:p>
          </table:table-cell>
          <table:table-cell office:value-type="float" office:value="0.00427">
            <text:p>0,00427</text:p>
          </table:table-cell>
          <table:table-cell office:value-type="float" office:value="0.004376">
            <text:p>0,004376</text:p>
          </table:table-cell>
          <table:table-cell office:value-type="float" office:value="0.004474">
            <text:p>0,004474</text:p>
          </table:table-cell>
          <table:table-cell office:value-type="float" office:value="0.004364">
            <text:p>0,004364</text:p>
          </table:table-cell>
          <table:table-cell office:value-type="float" office:value="0.004312">
            <text:p>0,004312</text:p>
          </table:table-cell>
          <table:table-cell office:value-type="float" office:value="0.004386">
            <text:p>0,004386</text:p>
          </table:table-cell>
          <table:table-cell office:value-type="float" office:value="0.004434">
            <text:p>0,004434</text:p>
          </table:table-cell>
          <table:table-cell office:value-type="float" office:value="0.00436">
            <text:p>0,00436</text:p>
          </table:table-cell>
          <table:table-cell office:value-type="float" office:value="0.004161">
            <text:p>0,004161</text:p>
          </table:table-cell>
          <table:table-cell office:value-type="float" office:value="0.00421">
            <text:p>0,00421</text:p>
          </table:table-cell>
          <table:table-cell office:value-type="float" office:value="0.004155">
            <text:p>0,004155</text:p>
          </table:table-cell>
          <table:table-cell office:value-type="float" office:value="0.004183">
            <text:p>0,004183</text:p>
          </table:table-cell>
          <table:table-cell office:value-type="float" office:value="0.004249">
            <text:p>0,004249</text:p>
          </table:table-cell>
          <table:table-cell office:value-type="float" office:value="0.004274">
            <text:p>0,004274</text:p>
          </table:table-cell>
          <table:table-cell office:value-type="float" office:value="0.004126">
            <text:p>0,004126</text:p>
          </table:table-cell>
          <table:table-cell office:value-type="float" office:value="0.004072">
            <text:p>0,004072</text:p>
          </table:table-cell>
          <table:table-cell office:value-type="float" office:value="0.004225">
            <text:p>0,004225</text:p>
          </table:table-cell>
          <table:table-cell office:value-type="float" office:value="0.004057">
            <text:p>0,004057</text:p>
          </table:table-cell>
          <table:table-cell office:value-type="float" office:value="0.004065">
            <text:p>0,004065</text:p>
          </table:table-cell>
          <table:table-cell office:value-type="float" office:value="0.003976">
            <text:p>0,003976</text:p>
          </table:table-cell>
          <table:table-cell office:value-type="float" office:value="0.004112">
            <text:p>0,004112</text:p>
          </table:table-cell>
          <table:table-cell office:value-type="float" office:value="0.004026">
            <text:p>0,004026</text:p>
          </table:table-cell>
          <table:table-cell office:value-type="float" office:value="0.004073">
            <text:p>0,004073</text:p>
          </table:table-cell>
          <table:table-cell office:value-type="float" office:value="0.003967">
            <text:p>0,003967</text:p>
          </table:table-cell>
          <table:table-cell office:value-type="float" office:value="0.003992">
            <text:p>0,003992</text:p>
          </table:table-cell>
          <table:table-cell office:value-type="float" office:value="0.003999">
            <text:p>0,003999</text:p>
          </table:table-cell>
          <table:table-cell office:value-type="float" office:value="0.003979">
            <text:p>0,003979</text:p>
          </table:table-cell>
          <table:table-cell office:value-type="float" office:value="0.004009">
            <text:p>0,004009</text:p>
          </table:table-cell>
          <table:table-cell office:value-type="float" office:value="0.004056">
            <text:p>0,004056</text:p>
          </table:table-cell>
          <table:table-cell office:value-type="float" office:value="0.004075">
            <text:p>0,004075</text:p>
          </table:table-cell>
          <table:table-cell office:value-type="float" office:value="0.004076">
            <text:p>0,004076</text:p>
          </table:table-cell>
          <table:table-cell office:value-type="float" office:value="0.003978">
            <text:p>0,003978</text:p>
          </table:table-cell>
          <table:table-cell office:value-type="float" office:value="0.003897">
            <text:p>0,003897</text:p>
          </table:table-cell>
          <table:table-cell office:value-type="float" office:value="0.003727">
            <text:p>0,003727</text:p>
          </table:table-cell>
          <table:table-cell office:value-type="float" office:value="0.003928">
            <text:p>0,003928</text:p>
          </table:table-cell>
          <table:table-cell office:value-type="float" office:value="0.003838">
            <text:p>0,003838</text:p>
          </table:table-cell>
          <table:table-cell office:value-type="float" office:value="0.003868">
            <text:p>0,003868</text:p>
          </table:table-cell>
          <table:table-cell office:value-type="float" office:value="0.003869">
            <text:p>0,003869</text:p>
          </table:table-cell>
          <table:table-cell office:value-type="float" office:value="0.003836">
            <text:p>0,003836</text:p>
          </table:table-cell>
          <table:table-cell office:value-type="float" office:value="0.003791">
            <text:p>0,003791</text:p>
          </table:table-cell>
          <table:table-cell office:value-type="float" office:value="0.00384">
            <text:p>0,00384</text:p>
          </table:table-cell>
          <table:table-cell office:value-type="float" office:value="0.003827">
            <text:p>0,003827</text:p>
          </table:table-cell>
          <table:table-cell office:value-type="float" office:value="0.003801">
            <text:p>0,003801</text:p>
          </table:table-cell>
          <table:table-cell office:value-type="float" office:value="0.003587">
            <text:p>0,003587</text:p>
          </table:table-cell>
          <table:table-cell office:value-type="float" office:value="0.003882">
            <text:p>0,003882</text:p>
          </table:table-cell>
          <table:table-cell office:value-type="float" office:value="0.003686">
            <text:p>0,003686</text:p>
          </table:table-cell>
          <table:table-cell office:value-type="float" office:value="0.003778">
            <text:p>0,003778</text:p>
          </table:table-cell>
          <table:table-cell office:value-type="float" office:value="0.003786">
            <text:p>0,003786</text:p>
          </table:table-cell>
          <table:table-cell office:value-type="float" office:value="0.003579">
            <text:p>0,003579</text:p>
          </table:table-cell>
          <table:table-cell office:value-type="float" office:value="0.003626">
            <text:p>0,003626</text:p>
          </table:table-cell>
          <table:table-cell office:value-type="float" office:value="0.003727">
            <text:p>0,003727</text:p>
          </table:table-cell>
          <table:table-cell office:value-type="float" office:value="0.003616">
            <text:p>0,003616</text:p>
          </table:table-cell>
          <table:table-cell office:value-type="float" office:value="0.003698">
            <text:p>0,003698</text:p>
          </table:table-cell>
          <table:table-cell office:value-type="float" office:value="0.003598">
            <text:p>0,003598</text:p>
          </table:table-cell>
          <table:table-cell office:value-type="float" office:value="0.003501">
            <text:p>0,003501</text:p>
          </table:table-cell>
          <table:table-cell office:value-type="float" office:value="0.003657">
            <text:p>0,003657</text:p>
          </table:table-cell>
          <table:table-cell office:value-type="float" office:value="0.003732">
            <text:p>0,003732</text:p>
          </table:table-cell>
          <table:table-cell office:value-type="float" office:value="0.003562">
            <text:p>0,003562</text:p>
          </table:table-cell>
          <table:table-cell office:value-type="float" office:value="0.003531">
            <text:p>0,003531</text:p>
          </table:table-cell>
          <table:table-cell office:value-type="float" office:value="0.003717">
            <text:p>0,003717</text:p>
          </table:table-cell>
          <table:table-cell office:value-type="float" office:value="0.003622">
            <text:p>0,003622</text:p>
          </table:table-cell>
          <table:table-cell office:value-type="float" office:value="0.00345">
            <text:p>0,00345</text:p>
          </table:table-cell>
          <table:table-cell office:value-type="float" office:value="0.003563">
            <text:p>0,003563</text:p>
          </table:table-cell>
          <table:table-cell office:value-type="float" office:value="0.003562">
            <text:p>0,003562</text:p>
          </table:table-cell>
          <table:table-cell office:value-type="float" office:value="0.003644">
            <text:p>0,003644</text:p>
          </table:table-cell>
          <table:table-cell office:value-type="float" office:value="0.003522">
            <text:p>0,003522</text:p>
          </table:table-cell>
          <table:table-cell office:value-type="float" office:value="0.003481">
            <text:p>0,003481</text:p>
          </table:table-cell>
          <table:table-cell office:value-type="float" office:value="0.003475">
            <text:p>0,003475</text:p>
          </table:table-cell>
          <table:table-cell office:value-type="float" office:value="0.003494">
            <text:p>0,003494</text:p>
          </table:table-cell>
          <table:table-cell office:value-type="float" office:value="0.00337">
            <text:p>0,00337</text:p>
          </table:table-cell>
          <table:table-cell office:value-type="float" office:value="0.003498">
            <text:p>0,003498</text:p>
          </table:table-cell>
          <table:table-cell office:value-type="float" office:value="0.003481">
            <text:p>0,003481</text:p>
          </table:table-cell>
          <table:table-cell office:value-type="float" office:value="0.003558">
            <text:p>0,003558</text:p>
          </table:table-cell>
          <table:table-cell office:value-type="float" office:value="0.00344">
            <text:p>0,00344</text:p>
          </table:table-cell>
          <table:table-cell office:value-type="float" office:value="0.003493">
            <text:p>0,003493</text:p>
          </table:table-cell>
          <table:table-cell office:value-type="float" office:value="0.003419">
            <text:p>0,003419</text:p>
          </table:table-cell>
          <table:table-cell office:value-type="float" office:value="0.003422">
            <text:p>0,003422</text:p>
          </table:table-cell>
          <table:table-cell office:value-type="float" office:value="0.00344">
            <text:p>0,00344</text:p>
          </table:table-cell>
          <table:table-cell office:value-type="float" office:value="0.003358">
            <text:p>0,003358</text:p>
          </table:table-cell>
          <table:table-cell office:value-type="float" office:value="0.003333">
            <text:p>0,003333</text:p>
          </table:table-cell>
          <table:table-cell office:value-type="float" office:value="0.003412">
            <text:p>0,003412</text:p>
          </table:table-cell>
          <table:table-cell office:value-type="float" office:value="0.00335">
            <text:p>0,00335</text:p>
          </table:table-cell>
          <table:table-cell office:value-type="float" office:value="0.003325">
            <text:p>0,003325</text:p>
          </table:table-cell>
          <table:table-cell office:value-type="float" office:value="0.003292">
            <text:p>0,003292</text:p>
          </table:table-cell>
          <table:table-cell office:value-type="float" office:value="0.003392">
            <text:p>0,003392</text:p>
          </table:table-cell>
          <table:table-cell office:value-type="float" office:value="0.003264">
            <text:p>0,003264</text:p>
          </table:table-cell>
          <table:table-cell office:value-type="float" office:value="0.003336">
            <text:p>0,003336</text:p>
          </table:table-cell>
          <table:table-cell office:value-type="float" office:value="0.003234">
            <text:p>0,003234</text:p>
          </table:table-cell>
          <table:table-cell office:value-type="float" office:value="0.003272">
            <text:p>0,003272</text:p>
          </table:table-cell>
          <table:table-cell office:value-type="float" office:value="0.003201">
            <text:p>0,003201</text:p>
          </table:table-cell>
          <table:table-cell office:value-type="float" office:value="0.003275">
            <text:p>0,003275</text:p>
          </table:table-cell>
          <table:table-cell office:value-type="float" office:value="0.003289">
            <text:p>0,003289</text:p>
          </table:table-cell>
          <table:table-cell office:value-type="float" office:value="0.003276">
            <text:p>0,003276</text:p>
          </table:table-cell>
          <table:table-cell office:value-type="float" office:value="0.003306">
            <text:p>0,003306</text:p>
          </table:table-cell>
          <table:table-cell office:value-type="float" office:value="0.00322">
            <text:p>0,00322</text:p>
          </table:table-cell>
          <table:table-cell office:value-type="float" office:value="0.003264">
            <text:p>0,003264</text:p>
          </table:table-cell>
          <table:table-cell office:value-type="float" office:value="0.003176">
            <text:p>0,003176</text:p>
          </table:table-cell>
          <table:table-cell office:value-type="float" office:value="0.003302">
            <text:p>0,003302</text:p>
          </table:table-cell>
          <table:table-cell office:value-type="float" office:value="0.003229">
            <text:p>0,003229</text:p>
          </table:table-cell>
          <table:table-cell office:value-type="float" office:value="0.003107">
            <text:p>0,003107</text:p>
          </table:table-cell>
          <table:table-cell office:value-type="float" office:value="0.003124">
            <text:p>0,003124</text:p>
          </table:table-cell>
          <table:table-cell office:value-type="float" office:value="0.003256">
            <text:p>0,003256</text:p>
          </table:table-cell>
          <table:table-cell office:value-type="float" office:value="0.003203">
            <text:p>0,003203</text:p>
          </table:table-cell>
          <table:table-cell office:value-type="float" office:value="0.003194">
            <text:p>0,003194</text:p>
          </table:table-cell>
          <table:table-cell office:value-type="float" office:value="0.003215">
            <text:p>0,003215</text:p>
          </table:table-cell>
          <table:table-cell office:value-type="float" office:value="0.003142">
            <text:p>0,003142</text:p>
          </table:table-cell>
          <table:table-cell office:value-type="float" office:value="0.003122">
            <text:p>0,003122</text:p>
          </table:table-cell>
          <table:table-cell office:value-type="float" office:value="0.00316">
            <text:p>0,00316</text:p>
          </table:table-cell>
          <table:table-cell office:value-type="float" office:value="0.003294">
            <text:p>0,003294</text:p>
          </table:table-cell>
          <table:table-cell office:value-type="float" office:value="0.003188">
            <text:p>0,003188</text:p>
          </table:table-cell>
          <table:table-cell office:value-type="float" office:value="0.003206">
            <text:p>0,003206</text:p>
          </table:table-cell>
          <table:table-cell office:value-type="float" office:value="0.003163">
            <text:p>0,003163</text:p>
          </table:table-cell>
          <table:table-cell office:value-type="float" office:value="0.003156">
            <text:p>0,003156</text:p>
          </table:table-cell>
          <table:table-cell office:value-type="float" office:value="0.003135">
            <text:p>0,003135</text:p>
          </table:table-cell>
          <table:table-cell office:value-type="float" office:value="0.003113">
            <text:p>0,003113</text:p>
          </table:table-cell>
          <table:table-cell office:value-type="float" office:value="0.003023">
            <text:p>0,003023</text:p>
          </table:table-cell>
          <table:table-cell office:value-type="float" office:value="0.003106">
            <text:p>0,003106</text:p>
          </table:table-cell>
          <table:table-cell office:value-type="float" office:value="0.00314">
            <text:p>0,00314</text:p>
          </table:table-cell>
          <table:table-cell office:value-type="float" office:value="0.003125">
            <text:p>0,003125</text:p>
          </table:table-cell>
          <table:table-cell office:value-type="float" office:value="0.003059">
            <text:p>0,003059</text:p>
          </table:table-cell>
          <table:table-cell office:value-type="float" office:value="0.00315">
            <text:p>0,00315</text:p>
          </table:table-cell>
          <table:table-cell office:value-type="float" office:value="0.003069">
            <text:p>0,003069</text:p>
          </table:table-cell>
          <table:table-cell office:value-type="float" office:value="0.003225">
            <text:p>0,003225</text:p>
          </table:table-cell>
          <table:table-cell office:value-type="float" office:value="0.003187">
            <text:p>0,003187</text:p>
          </table:table-cell>
          <table:table-cell office:value-type="float" office:value="0.003127">
            <text:p>0,003127</text:p>
          </table:table-cell>
          <table:table-cell office:value-type="float" office:value="0.003002">
            <text:p>0,003002</text:p>
          </table:table-cell>
          <table:table-cell office:value-type="float" office:value="0.002892">
            <text:p>0,002892</text:p>
          </table:table-cell>
          <table:table-cell office:value-type="float" office:value="0.003023">
            <text:p>0,003023</text:p>
          </table:table-cell>
          <table:table-cell office:value-type="float" office:value="0.002948">
            <text:p>0,002948</text:p>
          </table:table-cell>
          <table:table-cell office:value-type="float" office:value="0.003011">
            <text:p>0,003011</text:p>
          </table:table-cell>
          <table:table-cell office:value-type="float" office:value="0.00299">
            <text:p>0,00299</text:p>
          </table:table-cell>
          <table:table-cell office:value-type="float" office:value="0.002989">
            <text:p>0,002989</text:p>
          </table:table-cell>
          <table:table-cell office:value-type="float" office:value="0.003079">
            <text:p>0,003079</text:p>
          </table:table-cell>
          <table:table-cell office:value-type="float" office:value="0.002981">
            <text:p>0,002981</text:p>
          </table:table-cell>
          <table:table-cell office:value-type="float" office:value="0.003004">
            <text:p>0,003004</text:p>
          </table:table-cell>
          <table:table-cell office:value-type="float" office:value="0.00294">
            <text:p>0,00294</text:p>
          </table:table-cell>
          <table:table-cell office:value-type="float" office:value="0.002883">
            <text:p>0,002883</text:p>
          </table:table-cell>
          <table:table-cell office:value-type="float" office:value="0.002969">
            <text:p>0,002969</text:p>
          </table:table-cell>
          <table:table-cell office:value-type="float" office:value="0.002842">
            <text:p>0,002842</text:p>
          </table:table-cell>
          <table:table-cell office:value-type="float" office:value="0.002897">
            <text:p>0,002897</text:p>
          </table:table-cell>
          <table:table-cell office:value-type="float" office:value="0.002887">
            <text:p>0,002887</text:p>
          </table:table-cell>
          <table:table-cell office:value-type="float" office:value="0.002974">
            <text:p>0,002974</text:p>
          </table:table-cell>
          <table:table-cell office:value-type="float" office:value="0.00298">
            <text:p>0,00298</text:p>
          </table:table-cell>
          <table:table-cell office:value-type="float" office:value="0.002909">
            <text:p>0,002909</text:p>
          </table:table-cell>
          <table:table-cell office:value-type="float" office:value="0.00296">
            <text:p>0,00296</text:p>
          </table:table-cell>
          <table:table-cell office:value-type="float" office:value="0.002989">
            <text:p>0,002989</text:p>
          </table:table-cell>
          <table:table-cell office:value-type="float" office:value="0.002974">
            <text:p>0,002974</text:p>
          </table:table-cell>
          <table:table-cell office:value-type="float" office:value="0.002815">
            <text:p>0,002815</text:p>
          </table:table-cell>
          <table:table-cell office:value-type="float" office:value="0.002924">
            <text:p>0,002924</text:p>
          </table:table-cell>
          <table:table-cell office:value-type="float" office:value="0.002811">
            <text:p>0,002811</text:p>
          </table:table-cell>
          <table:table-cell office:value-type="float" office:value="0.002941">
            <text:p>0,002941</text:p>
          </table:table-cell>
          <table:table-cell office:value-type="float" office:value="0.002744">
            <text:p>0,002744</text:p>
          </table:table-cell>
          <table:table-cell office:value-type="float" office:value="0.002935">
            <text:p>0,002935</text:p>
          </table:table-cell>
          <table:table-cell office:value-type="float" office:value="0.002852">
            <text:p>0,002852</text:p>
          </table:table-cell>
          <table:table-cell office:value-type="float" office:value="0.002788">
            <text:p>0,002788</text:p>
          </table:table-cell>
          <table:table-cell office:value-type="float" office:value="0.002793">
            <text:p>0,002793</text:p>
          </table:table-cell>
          <table:table-cell office:value-type="float" office:value="0.002971">
            <text:p>0,002971</text:p>
          </table:table-cell>
          <table:table-cell office:value-type="float" office:value="0.002944">
            <text:p>0,002944</text:p>
          </table:table-cell>
          <table:table-cell office:value-type="float" office:value="0.002945">
            <text:p>0,002945</text:p>
          </table:table-cell>
          <table:table-cell office:value-type="float" office:value="0.002797">
            <text:p>0,002797</text:p>
          </table:table-cell>
          <table:table-cell office:value-type="float" office:value="0.002744">
            <text:p>0,002744</text:p>
          </table:table-cell>
          <table:table-cell office:value-type="float" office:value="0.002898">
            <text:p>0,002898</text:p>
          </table:table-cell>
          <table:table-cell office:value-type="float" office:value="0.002804">
            <text:p>0,002804</text:p>
          </table:table-cell>
          <table:table-cell office:value-type="float" office:value="0.002898">
            <text:p>0,002898</text:p>
          </table:table-cell>
          <table:table-cell office:value-type="float" office:value="0.002745">
            <text:p>0,002745</text:p>
          </table:table-cell>
          <table:table-cell office:value-type="float" office:value="0.002821">
            <text:p>0,002821</text:p>
          </table:table-cell>
          <table:table-cell office:value-type="float" office:value="0.002773">
            <text:p>0,002773</text:p>
          </table:table-cell>
          <table:table-cell office:value-type="float" office:value="0.002837">
            <text:p>0,002837</text:p>
          </table:table-cell>
          <table:table-cell office:value-type="float" office:value="0.002755">
            <text:p>0,002755</text:p>
          </table:table-cell>
          <table:table-cell office:value-type="float" office:value="0.002803">
            <text:p>0,002803</text:p>
          </table:table-cell>
          <table:table-cell office:value-type="float" office:value="0.002785">
            <text:p>0,002785</text:p>
          </table:table-cell>
          <table:table-cell table:number-columns-repeated="2" office:value-type="float" office:value="0.002847">
            <text:p>0,002847</text:p>
          </table:table-cell>
          <table:table-cell office:value-type="float" office:value="0.002777">
            <text:p>0,002777</text:p>
          </table:table-cell>
          <table:table-cell office:value-type="float" office:value="0.002748">
            <text:p>0,002748</text:p>
          </table:table-cell>
          <table:table-cell office:value-type="float" office:value="0.002685">
            <text:p>0,002685</text:p>
          </table:table-cell>
          <table:table-cell table:number-columns-repeated="2" office:value-type="float" office:value="0.002668">
            <text:p>0,002668</text:p>
          </table:table-cell>
          <table:table-cell office:value-type="float" office:value="0.002784">
            <text:p>0,002784</text:p>
          </table:table-cell>
          <table:table-cell office:value-type="float" office:value="0.002803">
            <text:p>0,002803</text:p>
          </table:table-cell>
          <table:table-cell office:value-type="float" office:value="0.002652">
            <text:p>0,002652</text:p>
          </table:table-cell>
          <table:table-cell office:value-type="float" office:value="0.002657">
            <text:p>0,002657</text:p>
          </table:table-cell>
          <table:table-cell office:value-type="float" office:value="0.002775">
            <text:p>0,002775</text:p>
          </table:table-cell>
          <table:table-cell office:value-type="float" office:value="0.002697">
            <text:p>0,002697</text:p>
          </table:table-cell>
          <table:table-cell office:value-type="float" office:value="0.002691">
            <text:p>0,002691</text:p>
          </table:table-cell>
          <table:table-cell office:value-type="float" office:value="0.002726">
            <text:p>0,002726</text:p>
          </table:table-cell>
          <table:table-cell office:value-type="float" office:value="0.002715">
            <text:p>0,002715</text:p>
          </table:table-cell>
          <table:table-cell office:value-type="float" office:value="0.002696">
            <text:p>0,002696</text:p>
          </table:table-cell>
          <table:table-cell office:value-type="float" office:value="0.002691">
            <text:p>0,002691</text:p>
          </table:table-cell>
          <table:table-cell office:value-type="float" office:value="0.002682">
            <text:p>0,002682</text:p>
          </table:table-cell>
          <table:table-cell office:value-type="float" office:value="0.002678">
            <text:p>0,002678</text:p>
          </table:table-cell>
          <table:table-cell office:value-type="float" office:value="0.002694">
            <text:p>0,002694</text:p>
          </table:table-cell>
          <table:table-cell office:value-type="float" office:value="0.002678">
            <text:p>0,002678</text:p>
          </table:table-cell>
          <table:table-cell office:value-type="float" office:value="0.002761">
            <text:p>0,002761</text:p>
          </table:table-cell>
          <table:table-cell office:value-type="float" office:value="0.002646">
            <text:p>0,002646</text:p>
          </table:table-cell>
          <table:table-cell office:value-type="float" office:value="0.002629">
            <text:p>0,002629</text:p>
          </table:table-cell>
          <table:table-cell office:value-type="float" office:value="0.002658">
            <text:p>0,002658</text:p>
          </table:table-cell>
          <table:table-cell office:value-type="float" office:value="0.002722">
            <text:p>0,002722</text:p>
          </table:table-cell>
          <table:table-cell office:value-type="float" office:value="0.002514">
            <text:p>0,002514</text:p>
          </table:table-cell>
          <table:table-cell office:value-type="float" office:value="0.002561">
            <text:p>0,002561</text:p>
          </table:table-cell>
          <table:table-cell office:value-type="float" office:value="0.002625">
            <text:p>0,002625</text:p>
          </table:table-cell>
          <table:table-cell office:value-type="float" office:value="0.002679">
            <text:p>0,002679</text:p>
          </table:table-cell>
          <table:table-cell office:value-type="float" office:value="0.002668">
            <text:p>0,002668</text:p>
          </table:table-cell>
          <table:table-cell office:value-type="float" office:value="0.002653">
            <text:p>0,002653</text:p>
          </table:table-cell>
          <table:table-cell office:value-type="float" office:value="0.002534">
            <text:p>0,002534</text:p>
          </table:table-cell>
          <table:table-cell office:value-type="float" office:value="0.002713">
            <text:p>0,002713</text:p>
          </table:table-cell>
          <table:table-cell office:value-type="float" office:value="0.002612">
            <text:p>0,002612</text:p>
          </table:table-cell>
          <table:table-cell office:value-type="float" office:value="0.002717">
            <text:p>0,002717</text:p>
          </table:table-cell>
          <table:table-cell office:value-type="float" office:value="0.002551">
            <text:p>0,002551</text:p>
          </table:table-cell>
          <table:table-cell office:value-type="float" office:value="0.002625">
            <text:p>0,002625</text:p>
          </table:table-cell>
          <table:table-cell office:value-type="float" office:value="0.00266">
            <text:p>0,00266</text:p>
          </table:table-cell>
          <table:table-cell office:value-type="float" office:value="0.002584">
            <text:p>0,002584</text:p>
          </table:table-cell>
          <table:table-cell office:value-type="float" office:value="0.002689">
            <text:p>0,002689</text:p>
          </table:table-cell>
          <table:table-cell office:value-type="float" office:value="0.002583">
            <text:p>0,002583</text:p>
          </table:table-cell>
          <table:table-cell office:value-type="float" office:value="0.002546">
            <text:p>0,002546</text:p>
          </table:table-cell>
          <table:table-cell office:value-type="float" office:value="0.002669">
            <text:p>0,002669</text:p>
          </table:table-cell>
          <table:table-cell office:value-type="float" office:value="0.002624">
            <text:p>0,002624</text:p>
          </table:table-cell>
          <table:table-cell office:value-type="float" office:value="0.002594">
            <text:p>0,002594</text:p>
          </table:table-cell>
          <table:table-cell office:value-type="float" office:value="0.00252">
            <text:p>0,00252</text:p>
          </table:table-cell>
          <table:table-cell office:value-type="float" office:value="0.002551">
            <text:p>0,002551</text:p>
          </table:table-cell>
          <table:table-cell office:value-type="float" office:value="0.002652">
            <text:p>0,002652</text:p>
          </table:table-cell>
          <table:table-cell office:value-type="float" office:value="0.00254">
            <text:p>0,00254</text:p>
          </table:table-cell>
          <table:table-cell office:value-type="float" office:value="0.002566">
            <text:p>0,002566</text:p>
          </table:table-cell>
          <table:table-cell office:value-type="float" office:value="0.002627">
            <text:p>0,002627</text:p>
          </table:table-cell>
          <table:table-cell office:value-type="float" office:value="0.00256">
            <text:p>0,00256</text:p>
          </table:table-cell>
          <table:table-cell office:value-type="float" office:value="0.002607">
            <text:p>0,002607</text:p>
          </table:table-cell>
          <table:table-cell office:value-type="float" office:value="0.00244">
            <text:p>0,00244</text:p>
          </table:table-cell>
          <table:table-cell office:value-type="float" office:value="0.002651">
            <text:p>0,002651</text:p>
          </table:table-cell>
          <table:table-cell office:value-type="float" office:value="0.002559">
            <text:p>0,002559</text:p>
          </table:table-cell>
          <table:table-cell office:value-type="float" office:value="0.002585">
            <text:p>0,002585</text:p>
          </table:table-cell>
          <table:table-cell office:value-type="float" office:value="0.002582">
            <text:p>0,002582</text:p>
          </table:table-cell>
          <table:table-cell office:value-type="float" office:value="0.002531">
            <text:p>0,002531</text:p>
          </table:table-cell>
          <table:table-cell office:value-type="float" office:value="0.002551">
            <text:p>0,002551</text:p>
          </table:table-cell>
          <table:table-cell office:value-type="float" office:value="0.002608">
            <text:p>0,002608</text:p>
          </table:table-cell>
          <table:table-cell office:value-type="float" office:value="0.002478">
            <text:p>0,002478</text:p>
          </table:table-cell>
          <table:table-cell office:value-type="float" office:value="0.002659">
            <text:p>0,002659</text:p>
          </table:table-cell>
          <table:table-cell office:value-type="float" office:value="0.002479">
            <text:p>0,002479</text:p>
          </table:table-cell>
          <table:table-cell office:value-type="float" office:value="0.002452">
            <text:p>0,002452</text:p>
          </table:table-cell>
          <table:table-cell office:value-type="float" office:value="0.002489">
            <text:p>0,002489</text:p>
          </table:table-cell>
          <table:table-cell office:value-type="float" office:value="0.002432">
            <text:p>0,002432</text:p>
          </table:table-cell>
          <table:table-cell office:value-type="float" office:value="0.002505">
            <text:p>0,002505</text:p>
          </table:table-cell>
          <table:table-cell office:value-type="float" office:value="0.002449">
            <text:p>0,002449</text:p>
          </table:table-cell>
          <table:table-cell office:value-type="float" office:value="0.002422">
            <text:p>0,002422</text:p>
          </table:table-cell>
          <table:table-cell office:value-type="float" office:value="0.002452">
            <text:p>0,002452</text:p>
          </table:table-cell>
          <table:table-cell office:value-type="float" office:value="0.002503">
            <text:p>0,002503</text:p>
          </table:table-cell>
          <table:table-cell office:value-type="float" office:value="0.002451">
            <text:p>0,002451</text:p>
          </table:table-cell>
          <table:table-cell office:value-type="float" office:value="0.002499">
            <text:p>0,002499</text:p>
          </table:table-cell>
          <table:table-cell office:value-type="float" office:value="0.002574">
            <text:p>0,002574</text:p>
          </table:table-cell>
          <table:table-cell office:value-type="float" office:value="0.002419">
            <text:p>0,002419</text:p>
          </table:table-cell>
          <table:table-cell office:value-type="float" office:value="0.002536">
            <text:p>0,002536</text:p>
          </table:table-cell>
          <table:table-cell office:value-type="float" office:value="0.002533">
            <text:p>0,002533</text:p>
          </table:table-cell>
          <table:table-cell office:value-type="float" office:value="0.002384">
            <text:p>0,002384</text:p>
          </table:table-cell>
          <table:table-cell office:value-type="float" office:value="0.002415">
            <text:p>0,002415</text:p>
          </table:table-cell>
          <table:table-cell office:value-type="float" office:value="0.002509">
            <text:p>0,002509</text:p>
          </table:table-cell>
          <table:table-cell office:value-type="float" office:value="0.002517">
            <text:p>0,002517</text:p>
          </table:table-cell>
          <table:table-cell office:value-type="float" office:value="0.002537">
            <text:p>0,002537</text:p>
          </table:table-cell>
          <table:table-cell office:value-type="float" office:value="0.002585">
            <text:p>0,002585</text:p>
          </table:table-cell>
          <table:table-cell office:value-type="float" office:value="0.002502">
            <text:p>0,002502</text:p>
          </table:table-cell>
          <table:table-cell office:value-type="float" office:value="0.002376">
            <text:p>0,002376</text:p>
          </table:table-cell>
          <table:table-cell office:value-type="float" office:value="0.002518">
            <text:p>0,002518</text:p>
          </table:table-cell>
          <table:table-cell office:value-type="float" office:value="0.002536">
            <text:p>0,002536</text:p>
          </table:table-cell>
          <table:table-cell office:value-type="float" office:value="0.002441">
            <text:p>0,002441</text:p>
          </table:table-cell>
          <table:table-cell office:value-type="float" office:value="0.002328">
            <text:p>0,002328</text:p>
          </table:table-cell>
          <table:table-cell office:value-type="float" office:value="0.002457">
            <text:p>0,002457</text:p>
          </table:table-cell>
          <table:table-cell office:value-type="float" office:value="0.002432">
            <text:p>0,002432</text:p>
          </table:table-cell>
          <table:table-cell office:value-type="float" office:value="0.00251">
            <text:p>0,00251</text:p>
          </table:table-cell>
          <table:table-cell office:value-type="float" office:value="0.002517">
            <text:p>0,002517</text:p>
          </table:table-cell>
          <table:table-cell office:value-type="float" office:value="0.002424">
            <text:p>0,002424</text:p>
          </table:table-cell>
          <table:table-cell office:value-type="float" office:value="0.002549">
            <text:p>0,002549</text:p>
          </table:table-cell>
          <table:table-cell office:value-type="float" office:value="0.002411">
            <text:p>0,002411</text:p>
          </table:table-cell>
          <table:table-cell office:value-type="float" office:value="0.002435">
            <text:p>0,002435</text:p>
          </table:table-cell>
          <table:table-cell office:value-type="float" office:value="0.002398">
            <text:p>0,002398</text:p>
          </table:table-cell>
          <table:table-cell office:value-type="float" office:value="0.002497">
            <text:p>0,002497</text:p>
          </table:table-cell>
          <table:table-cell office:value-type="float" office:value="0.002517">
            <text:p>0,002517</text:p>
          </table:table-cell>
          <table:table-cell office:value-type="float" office:value="0.00255">
            <text:p>0,00255</text:p>
          </table:table-cell>
          <table:table-cell office:value-type="float" office:value="0.002351">
            <text:p>0,002351</text:p>
          </table:table-cell>
          <table:table-cell office:value-type="float" office:value="0.002444">
            <text:p>0,002444</text:p>
          </table:table-cell>
          <table:table-cell office:value-type="float" office:value="0.002468">
            <text:p>0,002468</text:p>
          </table:table-cell>
          <table:table-cell office:value-type="float" office:value="0.002504">
            <text:p>0,002504</text:p>
          </table:table-cell>
          <table:table-cell office:value-type="float" office:value="0.00239">
            <text:p>0,00239</text:p>
          </table:table-cell>
          <table:table-cell office:value-type="float" office:value="0.002455">
            <text:p>0,002455</text:p>
          </table:table-cell>
          <table:table-cell office:value-type="float" office:value="0.002529">
            <text:p>0,002529</text:p>
          </table:table-cell>
          <table:table-cell office:value-type="float" office:value="0.002409">
            <text:p>0,002409</text:p>
          </table:table-cell>
          <table:table-cell office:value-type="float" office:value="0.002437">
            <text:p>0,002437</text:p>
          </table:table-cell>
          <table:table-cell office:value-type="float" office:value="0.002372">
            <text:p>0,002372</text:p>
          </table:table-cell>
          <table:table-cell office:value-type="float" office:value="0.00239">
            <text:p>0,00239</text:p>
          </table:table-cell>
          <table:table-cell office:value-type="float" office:value="0.002403">
            <text:p>0,002403</text:p>
          </table:table-cell>
          <table:table-cell office:value-type="float" office:value="0.002474">
            <text:p>0,002474</text:p>
          </table:table-cell>
          <table:table-cell office:value-type="float" office:value="0.002376">
            <text:p>0,002376</text:p>
          </table:table-cell>
          <table:table-cell office:value-type="float" office:value="0.002474">
            <text:p>0,002474</text:p>
          </table:table-cell>
          <table:table-cell office:value-type="float" office:value="0.00255">
            <text:p>0,00255</text:p>
          </table:table-cell>
          <table:table-cell office:value-type="float" office:value="0.00235">
            <text:p>0,00235</text:p>
          </table:table-cell>
          <table:table-cell office:value-type="float" office:value="0.002328">
            <text:p>0,002328</text:p>
          </table:table-cell>
          <table:table-cell office:value-type="float" office:value="0.002364">
            <text:p>0,002364</text:p>
          </table:table-cell>
          <table:table-cell office:value-type="float" office:value="0.002456">
            <text:p>0,002456</text:p>
          </table:table-cell>
          <table:table-cell office:value-type="float" office:value="0.002422">
            <text:p>0,002422</text:p>
          </table:table-cell>
          <table:table-cell office:value-type="float" office:value="0.002327">
            <text:p>0,002327</text:p>
          </table:table-cell>
          <table:table-cell office:value-type="float" office:value="0.002372">
            <text:p>0,002372</text:p>
          </table:table-cell>
          <table:table-cell office:value-type="float" office:value="0.002446">
            <text:p>0,002446</text:p>
          </table:table-cell>
          <table:table-cell office:value-type="float" office:value="0.002299">
            <text:p>0,002299</text:p>
          </table:table-cell>
          <table:table-cell office:value-type="float" office:value="0.002414">
            <text:p>0,002414</text:p>
          </table:table-cell>
          <table:table-cell office:value-type="float" office:value="0.002322">
            <text:p>0,002322</text:p>
          </table:table-cell>
          <table:table-cell office:value-type="float" office:value="0.002469">
            <text:p>0,002469</text:p>
          </table:table-cell>
          <table:table-cell office:value-type="float" office:value="0.002329">
            <text:p>0,002329</text:p>
          </table:table-cell>
          <table:table-cell office:value-type="float" office:value="0.002431">
            <text:p>0,002431</text:p>
          </table:table-cell>
          <table:table-cell office:value-type="float" office:value="0.002371">
            <text:p>0,002371</text:p>
          </table:table-cell>
          <table:table-cell office:value-type="float" office:value="0.002404">
            <text:p>0,002404</text:p>
          </table:table-cell>
          <table:table-cell office:value-type="float" office:value="0.002449">
            <text:p>0,002449</text:p>
          </table:table-cell>
          <table:table-cell office:value-type="float" office:value="0.002454">
            <text:p>0,002454</text:p>
          </table:table-cell>
          <table:table-cell office:value-type="float" office:value="0.002495">
            <text:p>0,002495</text:p>
          </table:table-cell>
          <table:table-cell office:value-type="float" office:value="0.002334">
            <text:p>0,002334</text:p>
          </table:table-cell>
          <table:table-cell office:value-type="float" office:value="0.002461">
            <text:p>0,002461</text:p>
          </table:table-cell>
          <table:table-cell office:value-type="float" office:value="0.002296">
            <text:p>0,002296</text:p>
          </table:table-cell>
          <table:table-cell office:value-type="float" office:value="0.002387">
            <text:p>0,002387</text:p>
          </table:table-cell>
          <table:table-cell office:value-type="float" office:value="0.002429">
            <text:p>0,002429</text:p>
          </table:table-cell>
          <table:table-cell office:value-type="float" office:value="0.002391">
            <text:p>0,002391</text:p>
          </table:table-cell>
          <table:table-cell office:value-type="float" office:value="0.002334">
            <text:p>0,002334</text:p>
          </table:table-cell>
          <table:table-cell office:value-type="float" office:value="0.002421">
            <text:p>0,002421</text:p>
          </table:table-cell>
          <table:table-cell office:value-type="float" office:value="0.002389">
            <text:p>0,002389</text:p>
          </table:table-cell>
          <table:table-cell office:value-type="float" office:value="0.00231">
            <text:p>0,00231</text:p>
          </table:table-cell>
          <table:table-cell office:value-type="float" office:value="0.002315">
            <text:p>0,002315</text:p>
          </table:table-cell>
          <table:table-cell office:value-type="float" office:value="0.002429">
            <text:p>0,002429</text:p>
          </table:table-cell>
          <table:table-cell office:value-type="float" office:value="0.002334">
            <text:p>0,002334</text:p>
          </table:table-cell>
          <table:table-cell office:value-type="float" office:value="0.002419">
            <text:p>0,002419</text:p>
          </table:table-cell>
          <table:table-cell office:value-type="float" office:value="0.002389">
            <text:p>0,002389</text:p>
          </table:table-cell>
          <table:table-cell office:value-type="float" office:value="0.0024">
            <text:p>0,0024</text:p>
          </table:table-cell>
          <table:table-cell office:value-type="float" office:value="0.00234">
            <text:p>0,00234</text:p>
          </table:table-cell>
          <table:table-cell office:value-type="float" office:value="0.002342">
            <text:p>0,002342</text:p>
          </table:table-cell>
          <table:table-cell office:value-type="float" office:value="0.002392">
            <text:p>0,002392</text:p>
          </table:table-cell>
          <table:table-cell office:value-type="float" office:value="0.002301">
            <text:p>0,002301</text:p>
          </table:table-cell>
          <table:table-cell office:value-type="float" office:value="0.002434">
            <text:p>0,002434</text:p>
          </table:table-cell>
          <table:table-cell office:value-type="float" office:value="0.002431">
            <text:p>0,002431</text:p>
          </table:table-cell>
          <table:table-cell office:value-type="float" office:value="0.002365">
            <text:p>0,002365</text:p>
          </table:table-cell>
          <table:table-cell office:value-type="float" office:value="0.002285">
            <text:p>0,002285</text:p>
          </table:table-cell>
          <table:table-cell office:value-type="float" office:value="0.002455">
            <text:p>0,002455</text:p>
          </table:table-cell>
          <table:table-cell office:value-type="float" office:value="0.002497">
            <text:p>0,002497</text:p>
          </table:table-cell>
          <table:table-cell office:value-type="float" office:value="0.002399">
            <text:p>0,002399</text:p>
          </table:table-cell>
          <table:table-cell office:value-type="float" office:value="0.002308">
            <text:p>0,002308</text:p>
          </table:table-cell>
          <table:table-cell office:value-type="float" office:value="0.002407">
            <text:p>0,002407</text:p>
          </table:table-cell>
          <table:table-cell office:value-type="float" office:value="0.002401">
            <text:p>0,002401</text:p>
          </table:table-cell>
          <table:table-cell office:value-type="float" office:value="0.00233">
            <text:p>0,00233</text:p>
          </table:table-cell>
          <table:table-cell office:value-type="float" office:value="0.002466">
            <text:p>0,002466</text:p>
          </table:table-cell>
          <table:table-cell office:value-type="float" office:value="0.002421">
            <text:p>0,002421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389975">
            <text:p>0,389975</text:p>
          </table:table-cell>
          <table:table-cell office:value-type="float" office:value="0.111044">
            <text:p>0,111044</text:p>
          </table:table-cell>
          <table:table-cell office:value-type="float" office:value="0.07788">
            <text:p>0,07788</text:p>
          </table:table-cell>
          <table:table-cell office:value-type="float" office:value="0.068406">
            <text:p>0,068406</text:p>
          </table:table-cell>
          <table:table-cell office:value-type="float" office:value="0.058071">
            <text:p>0,058071</text:p>
          </table:table-cell>
          <table:table-cell office:value-type="float" office:value="0.056578">
            <text:p>0,056578</text:p>
          </table:table-cell>
          <table:table-cell office:value-type="float" office:value="0.050977">
            <text:p>0,050977</text:p>
          </table:table-cell>
          <table:table-cell office:value-type="float" office:value="0.049448">
            <text:p>0,049448</text:p>
          </table:table-cell>
          <table:table-cell office:value-type="float" office:value="0.048307">
            <text:p>0,048307</text:p>
          </table:table-cell>
          <table:table-cell office:value-type="float" office:value="0.04485">
            <text:p>0,04485</text:p>
          </table:table-cell>
          <table:table-cell office:value-type="float" office:value="0.042071">
            <text:p>0,042071</text:p>
          </table:table-cell>
          <table:table-cell office:value-type="float" office:value="0.040509">
            <text:p>0,040509</text:p>
          </table:table-cell>
          <table:table-cell office:value-type="float" office:value="0.036441">
            <text:p>0,036441</text:p>
          </table:table-cell>
          <table:table-cell office:value-type="float" office:value="0.035329">
            <text:p>0,035329</text:p>
          </table:table-cell>
          <table:table-cell office:value-type="float" office:value="0.034333">
            <text:p>0,034333</text:p>
          </table:table-cell>
          <table:table-cell office:value-type="float" office:value="0.03091">
            <text:p>0,03091</text:p>
          </table:table-cell>
          <table:table-cell office:value-type="float" office:value="0.030378">
            <text:p>0,030378</text:p>
          </table:table-cell>
          <table:table-cell office:value-type="float" office:value="0.02927">
            <text:p>0,02927</text:p>
          </table:table-cell>
          <table:table-cell office:value-type="float" office:value="0.028253">
            <text:p>0,028253</text:p>
          </table:table-cell>
          <table:table-cell office:value-type="float" office:value="0.024506">
            <text:p>0,024506</text:p>
          </table:table-cell>
          <table:table-cell office:value-type="float" office:value="0.023915">
            <text:p>0,023915</text:p>
          </table:table-cell>
          <table:table-cell office:value-type="float" office:value="0.023707">
            <text:p>0,023707</text:p>
          </table:table-cell>
          <table:table-cell office:value-type="float" office:value="0.02263">
            <text:p>0,02263</text:p>
          </table:table-cell>
          <table:table-cell office:value-type="float" office:value="0.020673">
            <text:p>0,020673</text:p>
          </table:table-cell>
          <table:table-cell office:value-type="float" office:value="0.020568">
            <text:p>0,020568</text:p>
          </table:table-cell>
          <table:table-cell office:value-type="float" office:value="0.019625">
            <text:p>0,019625</text:p>
          </table:table-cell>
          <table:table-cell office:value-type="float" office:value="0.019218">
            <text:p>0,019218</text:p>
          </table:table-cell>
          <table:table-cell office:value-type="float" office:value="0.016914">
            <text:p>0,016914</text:p>
          </table:table-cell>
          <table:table-cell office:value-type="float" office:value="0.018001">
            <text:p>0,018001</text:p>
          </table:table-cell>
          <table:table-cell office:value-type="float" office:value="0.016849">
            <text:p>0,016849</text:p>
          </table:table-cell>
          <table:table-cell office:value-type="float" office:value="0.0166">
            <text:p>0,0166</text:p>
          </table:table-cell>
          <table:table-cell office:value-type="float" office:value="0.015137">
            <text:p>0,015137</text:p>
          </table:table-cell>
          <table:table-cell office:value-type="float" office:value="0.014263">
            <text:p>0,014263</text:p>
          </table:table-cell>
          <table:table-cell office:value-type="float" office:value="0.01464">
            <text:p>0,01464</text:p>
          </table:table-cell>
          <table:table-cell office:value-type="float" office:value="0.014147">
            <text:p>0,014147</text:p>
          </table:table-cell>
          <table:table-cell office:value-type="float" office:value="0.013249">
            <text:p>0,013249</text:p>
          </table:table-cell>
          <table:table-cell office:value-type="float" office:value="0.013218">
            <text:p>0,013218</text:p>
          </table:table-cell>
          <table:table-cell office:value-type="float" office:value="0.012905">
            <text:p>0,012905</text:p>
          </table:table-cell>
          <table:table-cell office:value-type="float" office:value="0.012245">
            <text:p>0,012245</text:p>
          </table:table-cell>
          <table:table-cell office:value-type="float" office:value="0.012373">
            <text:p>0,012373</text:p>
          </table:table-cell>
          <table:table-cell office:value-type="float" office:value="0.01248">
            <text:p>0,01248</text:p>
          </table:table-cell>
          <table:table-cell office:value-type="float" office:value="0.011697">
            <text:p>0,011697</text:p>
          </table:table-cell>
          <table:table-cell office:value-type="float" office:value="0.011349">
            <text:p>0,011349</text:p>
          </table:table-cell>
          <table:table-cell office:value-type="float" office:value="0.011215">
            <text:p>0,011215</text:p>
          </table:table-cell>
          <table:table-cell office:value-type="float" office:value="0.010816">
            <text:p>0,010816</text:p>
          </table:table-cell>
          <table:table-cell office:value-type="float" office:value="0.01013">
            <text:p>0,01013</text:p>
          </table:table-cell>
          <table:table-cell office:value-type="float" office:value="0.010943">
            <text:p>0,010943</text:p>
          </table:table-cell>
          <table:table-cell office:value-type="float" office:value="0.010428">
            <text:p>0,010428</text:p>
          </table:table-cell>
          <table:table-cell office:value-type="float" office:value="0.010392">
            <text:p>0,010392</text:p>
          </table:table-cell>
          <table:table-cell office:value-type="float" office:value="0.009644">
            <text:p>0,009644</text:p>
          </table:table-cell>
          <table:table-cell office:value-type="float" office:value="0.009575">
            <text:p>0,009575</text:p>
          </table:table-cell>
          <table:table-cell office:value-type="float" office:value="0.009007">
            <text:p>0,009007</text:p>
          </table:table-cell>
          <table:table-cell office:value-type="float" office:value="0.00928">
            <text:p>0,00928</text:p>
          </table:table-cell>
          <table:table-cell office:value-type="float" office:value="0.009498">
            <text:p>0,009498</text:p>
          </table:table-cell>
          <table:table-cell office:value-type="float" office:value="0.009236">
            <text:p>0,009236</text:p>
          </table:table-cell>
          <table:table-cell office:value-type="float" office:value="0.008651">
            <text:p>0,008651</text:p>
          </table:table-cell>
          <table:table-cell office:value-type="float" office:value="0.008584">
            <text:p>0,008584</text:p>
          </table:table-cell>
          <table:table-cell office:value-type="float" office:value="0.008574">
            <text:p>0,008574</text:p>
          </table:table-cell>
          <table:table-cell office:value-type="float" office:value="0.008357">
            <text:p>0,008357</text:p>
          </table:table-cell>
          <table:table-cell office:value-type="float" office:value="0.008189">
            <text:p>0,008189</text:p>
          </table:table-cell>
          <table:table-cell office:value-type="float" office:value="0.008248">
            <text:p>0,008248</text:p>
          </table:table-cell>
          <table:table-cell office:value-type="float" office:value="0.007944">
            <text:p>0,007944</text:p>
          </table:table-cell>
          <table:table-cell office:value-type="float" office:value="0.007946">
            <text:p>0,007946</text:p>
          </table:table-cell>
          <table:table-cell office:value-type="float" office:value="0.00786">
            <text:p>0,00786</text:p>
          </table:table-cell>
          <table:table-cell office:value-type="float" office:value="0.007549">
            <text:p>0,007549</text:p>
          </table:table-cell>
          <table:table-cell office:value-type="float" office:value="0.007877">
            <text:p>0,007877</text:p>
          </table:table-cell>
          <table:table-cell office:value-type="float" office:value="0.007227">
            <text:p>0,007227</text:p>
          </table:table-cell>
          <table:table-cell office:value-type="float" office:value="0.007352">
            <text:p>0,007352</text:p>
          </table:table-cell>
          <table:table-cell office:value-type="float" office:value="0.007326">
            <text:p>0,007326</text:p>
          </table:table-cell>
          <table:table-cell office:value-type="float" office:value="0.007622">
            <text:p>0,007622</text:p>
          </table:table-cell>
          <table:table-cell office:value-type="float" office:value="0.007541">
            <text:p>0,007541</text:p>
          </table:table-cell>
          <table:table-cell office:value-type="float" office:value="0.006934">
            <text:p>0,006934</text:p>
          </table:table-cell>
          <table:table-cell office:value-type="float" office:value="0.00719">
            <text:p>0,00719</text:p>
          </table:table-cell>
          <table:table-cell office:value-type="float" office:value="0.007133">
            <text:p>0,007133</text:p>
          </table:table-cell>
          <table:table-cell office:value-type="float" office:value="0.006925">
            <text:p>0,006925</text:p>
          </table:table-cell>
          <table:table-cell office:value-type="float" office:value="0.007184">
            <text:p>0,007184</text:p>
          </table:table-cell>
          <table:table-cell office:value-type="float" office:value="0.007159">
            <text:p>0,007159</text:p>
          </table:table-cell>
          <table:table-cell office:value-type="float" office:value="0.006829">
            <text:p>0,006829</text:p>
          </table:table-cell>
          <table:table-cell office:value-type="float" office:value="0.006532">
            <text:p>0,006532</text:p>
          </table:table-cell>
          <table:table-cell office:value-type="float" office:value="0.006529">
            <text:p>0,006529</text:p>
          </table:table-cell>
          <table:table-cell office:value-type="float" office:value="0.006878">
            <text:p>0,006878</text:p>
          </table:table-cell>
          <table:table-cell office:value-type="float" office:value="0.006604">
            <text:p>0,006604</text:p>
          </table:table-cell>
          <table:table-cell office:value-type="float" office:value="0.00653">
            <text:p>0,00653</text:p>
          </table:table-cell>
          <table:table-cell office:value-type="float" office:value="0.00637">
            <text:p>0,00637</text:p>
          </table:table-cell>
          <table:table-cell office:value-type="float" office:value="0.006253">
            <text:p>0,006253</text:p>
          </table:table-cell>
          <table:table-cell office:value-type="float" office:value="0.006441">
            <text:p>0,006441</text:p>
          </table:table-cell>
          <table:table-cell office:value-type="float" office:value="0.006418">
            <text:p>0,006418</text:p>
          </table:table-cell>
          <table:table-cell office:value-type="float" office:value="0.006611">
            <text:p>0,006611</text:p>
          </table:table-cell>
          <table:table-cell office:value-type="float" office:value="0.006416">
            <text:p>0,006416</text:p>
          </table:table-cell>
          <table:table-cell office:value-type="float" office:value="0.006493">
            <text:p>0,006493</text:p>
          </table:table-cell>
          <table:table-cell office:value-type="float" office:value="0.006146">
            <text:p>0,006146</text:p>
          </table:table-cell>
          <table:table-cell office:value-type="float" office:value="0.006038">
            <text:p>0,006038</text:p>
          </table:table-cell>
          <table:table-cell office:value-type="float" office:value="0.006044">
            <text:p>0,006044</text:p>
          </table:table-cell>
          <table:table-cell office:value-type="float" office:value="0.005918">
            <text:p>0,005918</text:p>
          </table:table-cell>
          <table:table-cell office:value-type="float" office:value="0.006119">
            <text:p>0,006119</text:p>
          </table:table-cell>
          <table:table-cell office:value-type="float" office:value="0.006249">
            <text:p>0,006249</text:p>
          </table:table-cell>
          <table:table-cell office:value-type="float" office:value="0.005932">
            <text:p>0,005932</text:p>
          </table:table-cell>
          <table:table-cell office:value-type="float" office:value="0.005747">
            <text:p>0,005747</text:p>
          </table:table-cell>
          <table:table-cell office:value-type="float" office:value="0.005726">
            <text:p>0,005726</text:p>
          </table:table-cell>
          <table:table-cell office:value-type="float" office:value="0.005823">
            <text:p>0,005823</text:p>
          </table:table-cell>
          <table:table-cell office:value-type="float" office:value="0.005416">
            <text:p>0,005416</text:p>
          </table:table-cell>
          <table:table-cell office:value-type="float" office:value="0.005893">
            <text:p>0,005893</text:p>
          </table:table-cell>
          <table:table-cell office:value-type="float" office:value="0.005548">
            <text:p>0,005548</text:p>
          </table:table-cell>
          <table:table-cell office:value-type="float" office:value="0.005569">
            <text:p>0,005569</text:p>
          </table:table-cell>
          <table:table-cell office:value-type="float" office:value="0.005541">
            <text:p>0,005541</text:p>
          </table:table-cell>
          <table:table-cell office:value-type="float" office:value="0.005568">
            <text:p>0,005568</text:p>
          </table:table-cell>
          <table:table-cell office:value-type="float" office:value="0.005465">
            <text:p>0,005465</text:p>
          </table:table-cell>
          <table:table-cell office:value-type="float" office:value="0.005595">
            <text:p>0,005595</text:p>
          </table:table-cell>
          <table:table-cell office:value-type="float" office:value="0.005663">
            <text:p>0,005663</text:p>
          </table:table-cell>
          <table:table-cell office:value-type="float" office:value="0.005338">
            <text:p>0,005338</text:p>
          </table:table-cell>
          <table:table-cell office:value-type="float" office:value="0.005453">
            <text:p>0,005453</text:p>
          </table:table-cell>
          <table:table-cell office:value-type="float" office:value="0.005669">
            <text:p>0,005669</text:p>
          </table:table-cell>
          <table:table-cell office:value-type="float" office:value="0.005414">
            <text:p>0,005414</text:p>
          </table:table-cell>
          <table:table-cell office:value-type="float" office:value="0.005381">
            <text:p>0,005381</text:p>
          </table:table-cell>
          <table:table-cell office:value-type="float" office:value="0.005301">
            <text:p>0,005301</text:p>
          </table:table-cell>
          <table:table-cell office:value-type="float" office:value="0.005579">
            <text:p>0,005579</text:p>
          </table:table-cell>
          <table:table-cell office:value-type="float" office:value="0.005326">
            <text:p>0,005326</text:p>
          </table:table-cell>
          <table:table-cell office:value-type="float" office:value="0.004989">
            <text:p>0,004989</text:p>
          </table:table-cell>
          <table:table-cell office:value-type="float" office:value="0.005191">
            <text:p>0,005191</text:p>
          </table:table-cell>
          <table:table-cell office:value-type="float" office:value="0.004993">
            <text:p>0,004993</text:p>
          </table:table-cell>
          <table:table-cell office:value-type="float" office:value="0.00523">
            <text:p>0,00523</text:p>
          </table:table-cell>
          <table:table-cell office:value-type="float" office:value="0.005363">
            <text:p>0,005363</text:p>
          </table:table-cell>
          <table:table-cell office:value-type="float" office:value="0.005155">
            <text:p>0,005155</text:p>
          </table:table-cell>
          <table:table-cell office:value-type="float" office:value="0.004961">
            <text:p>0,004961</text:p>
          </table:table-cell>
          <table:table-cell office:value-type="float" office:value="0.00507">
            <text:p>0,00507</text:p>
          </table:table-cell>
          <table:table-cell office:value-type="float" office:value="0.005018">
            <text:p>0,005018</text:p>
          </table:table-cell>
          <table:table-cell office:value-type="float" office:value="0.004923">
            <text:p>0,004923</text:p>
          </table:table-cell>
          <table:table-cell office:value-type="float" office:value="0.005187">
            <text:p>0,005187</text:p>
          </table:table-cell>
          <table:table-cell office:value-type="float" office:value="0.004857">
            <text:p>0,004857</text:p>
          </table:table-cell>
          <table:table-cell office:value-type="float" office:value="0.004831">
            <text:p>0,004831</text:p>
          </table:table-cell>
          <table:table-cell office:value-type="float" office:value="0.005081">
            <text:p>0,005081</text:p>
          </table:table-cell>
          <table:table-cell office:value-type="float" office:value="0.00487">
            <text:p>0,00487</text:p>
          </table:table-cell>
          <table:table-cell office:value-type="float" office:value="0.004973">
            <text:p>0,004973</text:p>
          </table:table-cell>
          <table:table-cell office:value-type="float" office:value="0.004686">
            <text:p>0,004686</text:p>
          </table:table-cell>
          <table:table-cell office:value-type="float" office:value="0.004995">
            <text:p>0,004995</text:p>
          </table:table-cell>
          <table:table-cell office:value-type="float" office:value="0.004754">
            <text:p>0,004754</text:p>
          </table:table-cell>
          <table:table-cell office:value-type="float" office:value="0.004829">
            <text:p>0,004829</text:p>
          </table:table-cell>
          <table:table-cell office:value-type="float" office:value="0.004774">
            <text:p>0,004774</text:p>
          </table:table-cell>
          <table:table-cell office:value-type="float" office:value="0.004808">
            <text:p>0,004808</text:p>
          </table:table-cell>
          <table:table-cell office:value-type="float" office:value="0.004698">
            <text:p>0,004698</text:p>
          </table:table-cell>
          <table:table-cell office:value-type="float" office:value="0.004628">
            <text:p>0,004628</text:p>
          </table:table-cell>
          <table:table-cell office:value-type="float" office:value="0.004791">
            <text:p>0,004791</text:p>
          </table:table-cell>
          <table:table-cell office:value-type="float" office:value="0.004529">
            <text:p>0,004529</text:p>
          </table:table-cell>
          <table:table-cell office:value-type="float" office:value="0.004553">
            <text:p>0,004553</text:p>
          </table:table-cell>
          <table:table-cell office:value-type="float" office:value="0.004663">
            <text:p>0,004663</text:p>
          </table:table-cell>
          <table:table-cell office:value-type="float" office:value="0.004396">
            <text:p>0,004396</text:p>
          </table:table-cell>
          <table:table-cell office:value-type="float" office:value="0.00456">
            <text:p>0,00456</text:p>
          </table:table-cell>
          <table:table-cell office:value-type="float" office:value="0.004667">
            <text:p>0,004667</text:p>
          </table:table-cell>
          <table:table-cell office:value-type="float" office:value="0.004771">
            <text:p>0,004771</text:p>
          </table:table-cell>
          <table:table-cell office:value-type="float" office:value="0.004577">
            <text:p>0,004577</text:p>
          </table:table-cell>
          <table:table-cell office:value-type="float" office:value="0.004542">
            <text:p>0,004542</text:p>
          </table:table-cell>
          <table:table-cell office:value-type="float" office:value="0.004537">
            <text:p>0,004537</text:p>
          </table:table-cell>
          <table:table-cell office:value-type="float" office:value="0.004452">
            <text:p>0,004452</text:p>
          </table:table-cell>
          <table:table-cell office:value-type="float" office:value="0.004478">
            <text:p>0,004478</text:p>
          </table:table-cell>
          <table:table-cell office:value-type="float" office:value="0.004481">
            <text:p>0,004481</text:p>
          </table:table-cell>
          <table:table-cell office:value-type="float" office:value="0.004291">
            <text:p>0,004291</text:p>
          </table:table-cell>
          <table:table-cell office:value-type="float" office:value="0.004351">
            <text:p>0,004351</text:p>
          </table:table-cell>
          <table:table-cell office:value-type="float" office:value="0.004473">
            <text:p>0,004473</text:p>
          </table:table-cell>
          <table:table-cell office:value-type="float" office:value="0.004429">
            <text:p>0,004429</text:p>
          </table:table-cell>
          <table:table-cell office:value-type="float" office:value="0.004497">
            <text:p>0,004497</text:p>
          </table:table-cell>
          <table:table-cell office:value-type="float" office:value="0.004431">
            <text:p>0,004431</text:p>
          </table:table-cell>
          <table:table-cell office:value-type="float" office:value="0.004265">
            <text:p>0,004265</text:p>
          </table:table-cell>
          <table:table-cell office:value-type="float" office:value="0.00421">
            <text:p>0,00421</text:p>
          </table:table-cell>
          <table:table-cell office:value-type="float" office:value="0.004335">
            <text:p>0,004335</text:p>
          </table:table-cell>
          <table:table-cell office:value-type="float" office:value="0.004227">
            <text:p>0,004227</text:p>
          </table:table-cell>
          <table:table-cell office:value-type="float" office:value="0.004134">
            <text:p>0,004134</text:p>
          </table:table-cell>
          <table:table-cell office:value-type="float" office:value="0.004292">
            <text:p>0,004292</text:p>
          </table:table-cell>
          <table:table-cell office:value-type="float" office:value="0.004383">
            <text:p>0,004383</text:p>
          </table:table-cell>
          <table:table-cell office:value-type="float" office:value="0.00422">
            <text:p>0,00422</text:p>
          </table:table-cell>
          <table:table-cell office:value-type="float" office:value="0.004089">
            <text:p>0,004089</text:p>
          </table:table-cell>
          <table:table-cell office:value-type="float" office:value="0.004218">
            <text:p>0,004218</text:p>
          </table:table-cell>
          <table:table-cell office:value-type="float" office:value="0.004215">
            <text:p>0,004215</text:p>
          </table:table-cell>
          <table:table-cell office:value-type="float" office:value="0.004239">
            <text:p>0,004239</text:p>
          </table:table-cell>
          <table:table-cell office:value-type="float" office:value="0.004141">
            <text:p>0,004141</text:p>
          </table:table-cell>
          <table:table-cell office:value-type="float" office:value="0.004067">
            <text:p>0,004067</text:p>
          </table:table-cell>
          <table:table-cell office:value-type="float" office:value="0.004189">
            <text:p>0,004189</text:p>
          </table:table-cell>
          <table:table-cell office:value-type="float" office:value="0.004157">
            <text:p>0,004157</text:p>
          </table:table-cell>
          <table:table-cell office:value-type="float" office:value="0.004248">
            <text:p>0,004248</text:p>
          </table:table-cell>
          <table:table-cell office:value-type="float" office:value="0.004123">
            <text:p>0,004123</text:p>
          </table:table-cell>
          <table:table-cell office:value-type="float" office:value="0.004246">
            <text:p>0,004246</text:p>
          </table:table-cell>
          <table:table-cell office:value-type="float" office:value="0.004059">
            <text:p>0,004059</text:p>
          </table:table-cell>
          <table:table-cell office:value-type="float" office:value="0.004167">
            <text:p>0,004167</text:p>
          </table:table-cell>
          <table:table-cell office:value-type="float" office:value="0.004073">
            <text:p>0,004073</text:p>
          </table:table-cell>
          <table:table-cell office:value-type="float" office:value="0.003846">
            <text:p>0,003846</text:p>
          </table:table-cell>
          <table:table-cell office:value-type="float" office:value="0.004111">
            <text:p>0,004111</text:p>
          </table:table-cell>
          <table:table-cell office:value-type="float" office:value="0.003951">
            <text:p>0,003951</text:p>
          </table:table-cell>
          <table:table-cell office:value-type="float" office:value="0.003959">
            <text:p>0,003959</text:p>
          </table:table-cell>
          <table:table-cell office:value-type="float" office:value="0.003942">
            <text:p>0,003942</text:p>
          </table:table-cell>
          <table:table-cell office:value-type="float" office:value="0.003978">
            <text:p>0,003978</text:p>
          </table:table-cell>
          <table:table-cell office:value-type="float" office:value="0.003907">
            <text:p>0,003907</text:p>
          </table:table-cell>
          <table:table-cell table:number-columns-repeated="2" office:value-type="float" office:value="0.003946">
            <text:p>0,003946</text:p>
          </table:table-cell>
          <table:table-cell office:value-type="float" office:value="0.003995">
            <text:p>0,003995</text:p>
          </table:table-cell>
          <table:table-cell office:value-type="float" office:value="0.003801">
            <text:p>0,003801</text:p>
          </table:table-cell>
          <table:table-cell office:value-type="float" office:value="0.003744">
            <text:p>0,003744</text:p>
          </table:table-cell>
          <table:table-cell office:value-type="float" office:value="0.003766">
            <text:p>0,003766</text:p>
          </table:table-cell>
          <table:table-cell office:value-type="float" office:value="0.003965">
            <text:p>0,003965</text:p>
          </table:table-cell>
          <table:table-cell office:value-type="float" office:value="0.003743">
            <text:p>0,003743</text:p>
          </table:table-cell>
          <table:table-cell office:value-type="float" office:value="0.003872">
            <text:p>0,003872</text:p>
          </table:table-cell>
          <table:table-cell office:value-type="float" office:value="0.003659">
            <text:p>0,003659</text:p>
          </table:table-cell>
          <table:table-cell office:value-type="float" office:value="0.003842">
            <text:p>0,003842</text:p>
          </table:table-cell>
          <table:table-cell office:value-type="float" office:value="0.003792">
            <text:p>0,003792</text:p>
          </table:table-cell>
          <table:table-cell office:value-type="float" office:value="0.003784">
            <text:p>0,003784</text:p>
          </table:table-cell>
          <table:table-cell office:value-type="float" office:value="0.003554">
            <text:p>0,003554</text:p>
          </table:table-cell>
          <table:table-cell office:value-type="float" office:value="0.003714">
            <text:p>0,003714</text:p>
          </table:table-cell>
          <table:table-cell office:value-type="float" office:value="0.003677">
            <text:p>0,003677</text:p>
          </table:table-cell>
          <table:table-cell office:value-type="float" office:value="0.003847">
            <text:p>0,003847</text:p>
          </table:table-cell>
          <table:table-cell office:value-type="float" office:value="0.003509">
            <text:p>0,003509</text:p>
          </table:table-cell>
          <table:table-cell office:value-type="float" office:value="0.00374">
            <text:p>0,00374</text:p>
          </table:table-cell>
          <table:table-cell office:value-type="float" office:value="0.003479">
            <text:p>0,003479</text:p>
          </table:table-cell>
          <table:table-cell office:value-type="float" office:value="0.003539">
            <text:p>0,003539</text:p>
          </table:table-cell>
          <table:table-cell office:value-type="float" office:value="0.00373">
            <text:p>0,00373</text:p>
          </table:table-cell>
          <table:table-cell office:value-type="float" office:value="0.003311">
            <text:p>0,003311</text:p>
          </table:table-cell>
          <table:table-cell office:value-type="float" office:value="0.003634">
            <text:p>0,003634</text:p>
          </table:table-cell>
          <table:table-cell office:value-type="float" office:value="0.003532">
            <text:p>0,003532</text:p>
          </table:table-cell>
          <table:table-cell office:value-type="float" office:value="0.003732">
            <text:p>0,003732</text:p>
          </table:table-cell>
          <table:table-cell office:value-type="float" office:value="0.003621">
            <text:p>0,003621</text:p>
          </table:table-cell>
          <table:table-cell office:value-type="float" office:value="0.003686">
            <text:p>0,003686</text:p>
          </table:table-cell>
          <table:table-cell office:value-type="float" office:value="0.00353">
            <text:p>0,00353</text:p>
          </table:table-cell>
          <table:table-cell office:value-type="float" office:value="0.003698">
            <text:p>0,003698</text:p>
          </table:table-cell>
          <table:table-cell office:value-type="float" office:value="0.003511">
            <text:p>0,003511</text:p>
          </table:table-cell>
          <table:table-cell office:value-type="float" office:value="0.003457">
            <text:p>0,003457</text:p>
          </table:table-cell>
          <table:table-cell office:value-type="float" office:value="0.0036">
            <text:p>0,0036</text:p>
          </table:table-cell>
          <table:table-cell office:value-type="float" office:value="0.003591">
            <text:p>0,003591</text:p>
          </table:table-cell>
          <table:table-cell office:value-type="float" office:value="0.003581">
            <text:p>0,003581</text:p>
          </table:table-cell>
          <table:table-cell office:value-type="float" office:value="0.003729">
            <text:p>0,003729</text:p>
          </table:table-cell>
          <table:table-cell office:value-type="float" office:value="0.003443">
            <text:p>0,003443</text:p>
          </table:table-cell>
          <table:table-cell office:value-type="float" office:value="0.0034">
            <text:p>0,0034</text:p>
          </table:table-cell>
          <table:table-cell office:value-type="float" office:value="0.003658">
            <text:p>0,003658</text:p>
          </table:table-cell>
          <table:table-cell office:value-type="float" office:value="0.003455">
            <text:p>0,003455</text:p>
          </table:table-cell>
          <table:table-cell office:value-type="float" office:value="0.003437">
            <text:p>0,003437</text:p>
          </table:table-cell>
          <table:table-cell office:value-type="float" office:value="0.003459">
            <text:p>0,003459</text:p>
          </table:table-cell>
          <table:table-cell office:value-type="float" office:value="0.003363">
            <text:p>0,003363</text:p>
          </table:table-cell>
          <table:table-cell office:value-type="float" office:value="0.003475">
            <text:p>0,003475</text:p>
          </table:table-cell>
          <table:table-cell office:value-type="float" office:value="0.003473">
            <text:p>0,003473</text:p>
          </table:table-cell>
          <table:table-cell office:value-type="float" office:value="0.00336">
            <text:p>0,00336</text:p>
          </table:table-cell>
          <table:table-cell office:value-type="float" office:value="0.003538">
            <text:p>0,003538</text:p>
          </table:table-cell>
          <table:table-cell office:value-type="float" office:value="0.003515">
            <text:p>0,003515</text:p>
          </table:table-cell>
          <table:table-cell office:value-type="float" office:value="0.003436">
            <text:p>0,003436</text:p>
          </table:table-cell>
          <table:table-cell office:value-type="float" office:value="0.003508">
            <text:p>0,003508</text:p>
          </table:table-cell>
          <table:table-cell office:value-type="float" office:value="0.003404">
            <text:p>0,003404</text:p>
          </table:table-cell>
          <table:table-cell office:value-type="float" office:value="0.003357">
            <text:p>0,003357</text:p>
          </table:table-cell>
          <table:table-cell office:value-type="float" office:value="0.00332">
            <text:p>0,00332</text:p>
          </table:table-cell>
          <table:table-cell office:value-type="float" office:value="0.00331">
            <text:p>0,00331</text:p>
          </table:table-cell>
          <table:table-cell office:value-type="float" office:value="0.003407">
            <text:p>0,003407</text:p>
          </table:table-cell>
          <table:table-cell office:value-type="float" office:value="0.003286">
            <text:p>0,003286</text:p>
          </table:table-cell>
          <table:table-cell office:value-type="float" office:value="0.003169">
            <text:p>0,003169</text:p>
          </table:table-cell>
          <table:table-cell office:value-type="float" office:value="0.003268">
            <text:p>0,003268</text:p>
          </table:table-cell>
          <table:table-cell office:value-type="float" office:value="0.003238">
            <text:p>0,003238</text:p>
          </table:table-cell>
          <table:table-cell office:value-type="float" office:value="0.003414">
            <text:p>0,003414</text:p>
          </table:table-cell>
          <table:table-cell office:value-type="float" office:value="0.003374">
            <text:p>0,003374</text:p>
          </table:table-cell>
          <table:table-cell office:value-type="float" office:value="0.003201">
            <text:p>0,003201</text:p>
          </table:table-cell>
          <table:table-cell office:value-type="float" office:value="0.003267">
            <text:p>0,003267</text:p>
          </table:table-cell>
          <table:table-cell office:value-type="float" office:value="0.003365">
            <text:p>0,003365</text:p>
          </table:table-cell>
          <table:table-cell office:value-type="float" office:value="0.003114">
            <text:p>0,003114</text:p>
          </table:table-cell>
          <table:table-cell office:value-type="float" office:value="0.003256">
            <text:p>0,003256</text:p>
          </table:table-cell>
          <table:table-cell office:value-type="float" office:value="0.003137">
            <text:p>0,003137</text:p>
          </table:table-cell>
          <table:table-cell office:value-type="float" office:value="0.003162">
            <text:p>0,003162</text:p>
          </table:table-cell>
          <table:table-cell office:value-type="float" office:value="0.003132">
            <text:p>0,003132</text:p>
          </table:table-cell>
          <table:table-cell office:value-type="float" office:value="0.003126">
            <text:p>0,003126</text:p>
          </table:table-cell>
          <table:table-cell office:value-type="float" office:value="0.003166">
            <text:p>0,003166</text:p>
          </table:table-cell>
          <table:table-cell office:value-type="float" office:value="0.003266">
            <text:p>0,003266</text:p>
          </table:table-cell>
          <table:table-cell office:value-type="float" office:value="0.003388">
            <text:p>0,003388</text:p>
          </table:table-cell>
          <table:table-cell office:value-type="float" office:value="0.003136">
            <text:p>0,003136</text:p>
          </table:table-cell>
          <table:table-cell office:value-type="float" office:value="0.00319">
            <text:p>0,00319</text:p>
          </table:table-cell>
          <table:table-cell office:value-type="float" office:value="0.003237">
            <text:p>0,003237</text:p>
          </table:table-cell>
          <table:table-cell office:value-type="float" office:value="0.003184">
            <text:p>0,003184</text:p>
          </table:table-cell>
          <table:table-cell office:value-type="float" office:value="0.003094">
            <text:p>0,003094</text:p>
          </table:table-cell>
          <table:table-cell office:value-type="float" office:value="0.002992">
            <text:p>0,002992</text:p>
          </table:table-cell>
          <table:table-cell office:value-type="float" office:value="0.00297">
            <text:p>0,00297</text:p>
          </table:table-cell>
          <table:table-cell office:value-type="float" office:value="0.002974">
            <text:p>0,002974</text:p>
          </table:table-cell>
          <table:table-cell office:value-type="float" office:value="0.003275">
            <text:p>0,003275</text:p>
          </table:table-cell>
          <table:table-cell office:value-type="float" office:value="0.003259">
            <text:p>0,003259</text:p>
          </table:table-cell>
          <table:table-cell office:value-type="float" office:value="0.00303">
            <text:p>0,00303</text:p>
          </table:table-cell>
          <table:table-cell office:value-type="float" office:value="0.003006">
            <text:p>0,003006</text:p>
          </table:table-cell>
          <table:table-cell office:value-type="float" office:value="0.003087">
            <text:p>0,003087</text:p>
          </table:table-cell>
          <table:table-cell office:value-type="float" office:value="0.003069">
            <text:p>0,003069</text:p>
          </table:table-cell>
          <table:table-cell office:value-type="float" office:value="0.003162">
            <text:p>0,003162</text:p>
          </table:table-cell>
          <table:table-cell office:value-type="float" office:value="0.003212">
            <text:p>0,003212</text:p>
          </table:table-cell>
          <table:table-cell office:value-type="float" office:value="0.002969">
            <text:p>0,002969</text:p>
          </table:table-cell>
          <table:table-cell office:value-type="float" office:value="0.002818">
            <text:p>0,002818</text:p>
          </table:table-cell>
          <table:table-cell office:value-type="float" office:value="0.002798">
            <text:p>0,002798</text:p>
          </table:table-cell>
          <table:table-cell office:value-type="float" office:value="0.003017">
            <text:p>0,003017</text:p>
          </table:table-cell>
          <table:table-cell office:value-type="float" office:value="0.003143">
            <text:p>0,003143</text:p>
          </table:table-cell>
          <table:table-cell office:value-type="float" office:value="0.003044">
            <text:p>0,003044</text:p>
          </table:table-cell>
          <table:table-cell office:value-type="float" office:value="0.003229">
            <text:p>0,003229</text:p>
          </table:table-cell>
          <table:table-cell office:value-type="float" office:value="0.003067">
            <text:p>0,003067</text:p>
          </table:table-cell>
          <table:table-cell office:value-type="float" office:value="0.002951">
            <text:p>0,002951</text:p>
          </table:table-cell>
          <table:table-cell office:value-type="float" office:value="0.003192">
            <text:p>0,003192</text:p>
          </table:table-cell>
          <table:table-cell office:value-type="float" office:value="0.003077">
            <text:p>0,003077</text:p>
          </table:table-cell>
          <table:table-cell office:value-type="float" office:value="0.002982">
            <text:p>0,002982</text:p>
          </table:table-cell>
          <table:table-cell office:value-type="float" office:value="0.002925">
            <text:p>0,002925</text:p>
          </table:table-cell>
          <table:table-cell office:value-type="float" office:value="0.002786">
            <text:p>0,002786</text:p>
          </table:table-cell>
          <table:table-cell office:value-type="float" office:value="0.002925">
            <text:p>0,002925</text:p>
          </table:table-cell>
          <table:table-cell office:value-type="float" office:value="0.003113">
            <text:p>0,003113</text:p>
          </table:table-cell>
          <table:table-cell office:value-type="float" office:value="0.002868">
            <text:p>0,002868</text:p>
          </table:table-cell>
          <table:table-cell office:value-type="float" office:value="0.002905">
            <text:p>0,002905</text:p>
          </table:table-cell>
          <table:table-cell office:value-type="float" office:value="0.002954">
            <text:p>0,002954</text:p>
          </table:table-cell>
          <table:table-cell office:value-type="float" office:value="0.002903">
            <text:p>0,002903</text:p>
          </table:table-cell>
          <table:table-cell office:value-type="float" office:value="0.003113">
            <text:p>0,003113</text:p>
          </table:table-cell>
          <table:table-cell office:value-type="float" office:value="0.002866">
            <text:p>0,002866</text:p>
          </table:table-cell>
          <table:table-cell office:value-type="float" office:value="0.002913">
            <text:p>0,002913</text:p>
          </table:table-cell>
          <table:table-cell office:value-type="float" office:value="0.002939">
            <text:p>0,002939</text:p>
          </table:table-cell>
          <table:table-cell office:value-type="float" office:value="0.002906">
            <text:p>0,002906</text:p>
          </table:table-cell>
          <table:table-cell office:value-type="float" office:value="0.002853">
            <text:p>0,002853</text:p>
          </table:table-cell>
          <table:table-cell office:value-type="float" office:value="0.002757">
            <text:p>0,002757</text:p>
          </table:table-cell>
          <table:table-cell office:value-type="float" office:value="0.002953">
            <text:p>0,002953</text:p>
          </table:table-cell>
          <table:table-cell office:value-type="float" office:value="0.002937">
            <text:p>0,002937</text:p>
          </table:table-cell>
          <table:table-cell office:value-type="float" office:value="0.002875">
            <text:p>0,002875</text:p>
          </table:table-cell>
          <table:table-cell office:value-type="float" office:value="0.00281">
            <text:p>0,00281</text:p>
          </table:table-cell>
          <table:table-cell office:value-type="float" office:value="0.002857">
            <text:p>0,002857</text:p>
          </table:table-cell>
          <table:table-cell office:value-type="float" office:value="0.00304">
            <text:p>0,00304</text:p>
          </table:table-cell>
          <table:table-cell office:value-type="float" office:value="0.002854">
            <text:p>0,002854</text:p>
          </table:table-cell>
          <table:table-cell office:value-type="float" office:value="0.002906">
            <text:p>0,002906</text:p>
          </table:table-cell>
          <table:table-cell office:value-type="float" office:value="0.002819">
            <text:p>0,002819</text:p>
          </table:table-cell>
          <table:table-cell office:value-type="float" office:value="0.002786">
            <text:p>0,002786</text:p>
          </table:table-cell>
          <table:table-cell office:value-type="float" office:value="0.002903">
            <text:p>0,002903</text:p>
          </table:table-cell>
          <table:table-cell office:value-type="float" office:value="0.002778">
            <text:p>0,002778</text:p>
          </table:table-cell>
          <table:table-cell office:value-type="float" office:value="0.002795">
            <text:p>0,002795</text:p>
          </table:table-cell>
          <table:table-cell office:value-type="float" office:value="0.002792">
            <text:p>0,002792</text:p>
          </table:table-cell>
          <table:table-cell office:value-type="float" office:value="0.002965">
            <text:p>0,002965</text:p>
          </table:table-cell>
          <table:table-cell office:value-type="float" office:value="0.002944">
            <text:p>0,002944</text:p>
          </table:table-cell>
          <table:table-cell office:value-type="float" office:value="0.002797">
            <text:p>0,002797</text:p>
          </table:table-cell>
          <table:table-cell office:value-type="float" office:value="0.002775">
            <text:p>0,002775</text:p>
          </table:table-cell>
          <table:table-cell office:value-type="float" office:value="0.002677">
            <text:p>0,002677</text:p>
          </table:table-cell>
          <table:table-cell office:value-type="float" office:value="0.002741">
            <text:p>0,002741</text:p>
          </table:table-cell>
          <table:table-cell office:value-type="float" office:value="0.002758">
            <text:p>0,002758</text:p>
          </table:table-cell>
          <table:table-cell office:value-type="float" office:value="0.002796">
            <text:p>0,002796</text:p>
          </table:table-cell>
          <table:table-cell office:value-type="float" office:value="0.002778">
            <text:p>0,002778</text:p>
          </table:table-cell>
          <table:table-cell office:value-type="float" office:value="0.00273">
            <text:p>0,00273</text:p>
          </table:table-cell>
          <table:table-cell office:value-type="float" office:value="0.002844">
            <text:p>0,002844</text:p>
          </table:table-cell>
          <table:table-cell office:value-type="float" office:value="0.002736">
            <text:p>0,002736</text:p>
          </table:table-cell>
          <table:table-cell office:value-type="float" office:value="0.002886">
            <text:p>0,002886</text:p>
          </table:table-cell>
          <table:table-cell office:value-type="float" office:value="0.002631">
            <text:p>0,002631</text:p>
          </table:table-cell>
          <table:table-cell office:value-type="float" office:value="0.002832">
            <text:p>0,002832</text:p>
          </table:table-cell>
          <table:table-cell office:value-type="float" office:value="0.002868">
            <text:p>0,002868</text:p>
          </table:table-cell>
          <table:table-cell office:value-type="float" office:value="0.002774">
            <text:p>0,002774</text:p>
          </table:table-cell>
          <table:table-cell office:value-type="float" office:value="0.002708">
            <text:p>0,002708</text:p>
          </table:table-cell>
          <table:table-cell office:value-type="float" office:value="0.002641">
            <text:p>0,002641</text:p>
          </table:table-cell>
          <table:table-cell office:value-type="float" office:value="0.002877">
            <text:p>0,002877</text:p>
          </table:table-cell>
          <table:table-cell office:value-type="float" office:value="0.002576">
            <text:p>0,002576</text:p>
          </table:table-cell>
          <table:table-cell office:value-type="float" office:value="0.002739">
            <text:p>0,002739</text:p>
          </table:table-cell>
          <table:table-cell office:value-type="float" office:value="0.002642">
            <text:p>0,002642</text:p>
          </table:table-cell>
          <table:table-cell office:value-type="float" office:value="0.002737">
            <text:p>0,002737</text:p>
          </table:table-cell>
          <table:table-cell office:value-type="float" office:value="0.002753">
            <text:p>0,002753</text:p>
          </table:table-cell>
          <table:table-cell office:value-type="float" office:value="0.002801">
            <text:p>0,002801</text:p>
          </table:table-cell>
          <table:table-cell office:value-type="float" office:value="0.002646">
            <text:p>0,002646</text:p>
          </table:table-cell>
          <table:table-cell office:value-type="float" office:value="0.002662">
            <text:p>0,002662</text:p>
          </table:table-cell>
          <table:table-cell office:value-type="float" office:value="0.002647">
            <text:p>0,002647</text:p>
          </table:table-cell>
          <table:table-cell office:value-type="float" office:value="0.002677">
            <text:p>0,002677</text:p>
          </table:table-cell>
          <table:table-cell office:value-type="float" office:value="0.002767">
            <text:p>0,002767</text:p>
          </table:table-cell>
          <table:table-cell office:value-type="float" office:value="0.002579">
            <text:p>0,002579</text:p>
          </table:table-cell>
          <table:table-cell office:value-type="float" office:value="0.002591">
            <text:p>0,002591</text:p>
          </table:table-cell>
          <table:table-cell office:value-type="float" office:value="0.002892">
            <text:p>0,002892</text:p>
          </table:table-cell>
          <table:table-cell office:value-type="float" office:value="0.002791">
            <text:p>0,002791</text:p>
          </table:table-cell>
          <table:table-cell office:value-type="float" office:value="0.002661">
            <text:p>0,002661</text:p>
          </table:table-cell>
          <table:table-cell office:value-type="float" office:value="0.002637">
            <text:p>0,002637</text:p>
          </table:table-cell>
          <table:table-cell office:value-type="float" office:value="0.002681">
            <text:p>0,002681</text:p>
          </table:table-cell>
          <table:table-cell office:value-type="float" office:value="0.002542">
            <text:p>0,002542</text:p>
          </table:table-cell>
          <table:table-cell office:value-type="float" office:value="0.002523">
            <text:p>0,002523</text:p>
          </table:table-cell>
          <table:table-cell office:value-type="float" office:value="0.002715">
            <text:p>0,002715</text:p>
          </table:table-cell>
          <table:table-cell office:value-type="float" office:value="0.002693">
            <text:p>0,002693</text:p>
          </table:table-cell>
          <table:table-cell office:value-type="float" office:value="0.002669">
            <text:p>0,002669</text:p>
          </table:table-cell>
          <table:table-cell office:value-type="float" office:value="0.002717">
            <text:p>0,002717</text:p>
          </table:table-cell>
          <table:table-cell office:value-type="float" office:value="0.002569">
            <text:p>0,002569</text:p>
          </table:table-cell>
          <table:table-cell office:value-type="float" office:value="0.0025">
            <text:p>0,0025</text:p>
          </table:table-cell>
          <table:table-cell office:value-type="float" office:value="0.002714">
            <text:p>0,002714</text:p>
          </table:table-cell>
          <table:table-cell office:value-type="float" office:value="0.002775">
            <text:p>0,002775</text:p>
          </table:table-cell>
          <table:table-cell office:value-type="float" office:value="0.002731">
            <text:p>0,002731</text:p>
          </table:table-cell>
          <table:table-cell office:value-type="float" office:value="0.00256">
            <text:p>0,00256</text:p>
          </table:table-cell>
          <table:table-cell office:value-type="float" office:value="0.002616">
            <text:p>0,002616</text:p>
          </table:table-cell>
          <table:table-cell office:value-type="float" office:value="0.002586">
            <text:p>0,002586</text:p>
          </table:table-cell>
          <table:table-cell office:value-type="float" office:value="0.002546">
            <text:p>0,002546</text:p>
          </table:table-cell>
          <table:table-cell office:value-type="float" office:value="0.002603">
            <text:p>0,002603</text:p>
          </table:table-cell>
          <table:table-cell office:value-type="float" office:value="0.002514">
            <text:p>0,002514</text:p>
          </table:table-cell>
          <table:table-cell office:value-type="float" office:value="0.002587">
            <text:p>0,002587</text:p>
          </table:table-cell>
          <table:table-cell office:value-type="float" office:value="0.002718">
            <text:p>0,002718</text:p>
          </table:table-cell>
          <table:table-cell office:value-type="float" office:value="0.002656">
            <text:p>0,002656</text:p>
          </table:table-cell>
          <table:table-cell office:value-type="float" office:value="0.002507">
            <text:p>0,002507</text:p>
          </table:table-cell>
          <table:table-cell office:value-type="float" office:value="0.002531">
            <text:p>0,002531</text:p>
          </table:table-cell>
          <table:table-cell office:value-type="float" office:value="0.002667">
            <text:p>0,002667</text:p>
          </table:table-cell>
          <table:table-cell office:value-type="float" office:value="0.002559">
            <text:p>0,002559</text:p>
          </table:table-cell>
          <table:table-cell office:value-type="float" office:value="0.002555">
            <text:p>0,002555</text:p>
          </table:table-cell>
          <table:table-cell office:value-type="float" office:value="0.002592">
            <text:p>0,002592</text:p>
          </table:table-cell>
          <table:table-cell office:value-type="float" office:value="0.002542">
            <text:p>0,002542</text:p>
          </table:table-cell>
          <table:table-cell office:value-type="float" office:value="0.002531">
            <text:p>0,002531</text:p>
          </table:table-cell>
          <table:table-cell office:value-type="float" office:value="0.002535">
            <text:p>0,002535</text:p>
          </table:table-cell>
          <table:table-cell office:value-type="float" office:value="0.002454">
            <text:p>0,002454</text:p>
          </table:table-cell>
          <table:table-cell office:value-type="float" office:value="0.002485">
            <text:p>0,002485</text:p>
          </table:table-cell>
          <table:table-cell office:value-type="float" office:value="0.002616">
            <text:p>0,002616</text:p>
          </table:table-cell>
          <table:table-cell office:value-type="float" office:value="0.002516">
            <text:p>0,002516</text:p>
          </table:table-cell>
          <table:table-cell office:value-type="float" office:value="0.00242">
            <text:p>0,00242</text:p>
          </table:table-cell>
          <table:table-cell office:value-type="float" office:value="0.0025">
            <text:p>0,0025</text:p>
          </table:table-cell>
          <table:table-cell office:value-type="float" office:value="0.002604">
            <text:p>0,002604</text:p>
          </table:table-cell>
          <table:table-cell office:value-type="float" office:value="0.002569">
            <text:p>0,002569</text:p>
          </table:table-cell>
          <table:table-cell office:value-type="float" office:value="0.002539">
            <text:p>0,002539</text:p>
          </table:table-cell>
          <table:table-cell office:value-type="float" office:value="0.002572">
            <text:p>0,002572</text:p>
          </table:table-cell>
          <table:table-cell office:value-type="float" office:value="0.002485">
            <text:p>0,002485</text:p>
          </table:table-cell>
          <table:table-cell office:value-type="float" office:value="0.002486">
            <text:p>0,002486</text:p>
          </table:table-cell>
          <table:table-cell office:value-type="float" office:value="0.002436">
            <text:p>0,002436</text:p>
          </table:table-cell>
          <table:table-cell office:value-type="float" office:value="0.002439">
            <text:p>0,002439</text:p>
          </table:table-cell>
          <table:table-cell office:value-type="float" office:value="0.002635">
            <text:p>0,002635</text:p>
          </table:table-cell>
          <table:table-cell office:value-type="float" office:value="0.002566">
            <text:p>0,002566</text:p>
          </table:table-cell>
          <table:table-cell office:value-type="float" office:value="0.002469">
            <text:p>0,002469</text:p>
          </table:table-cell>
          <table:table-cell office:value-type="float" office:value="0.00255">
            <text:p>0,00255</text:p>
          </table:table-cell>
          <table:table-cell office:value-type="float" office:value="0.002559">
            <text:p>0,002559</text:p>
          </table:table-cell>
          <table:table-cell office:value-type="float" office:value="0.00249">
            <text:p>0,00249</text:p>
          </table:table-cell>
          <table:table-cell office:value-type="float" office:value="0.0024">
            <text:p>0,0024</text:p>
          </table:table-cell>
          <table:table-cell office:value-type="float" office:value="0.002498">
            <text:p>0,002498</text:p>
          </table:table-cell>
          <table:table-cell office:value-type="float" office:value="0.002342">
            <text:p>0,002342</text:p>
          </table:table-cell>
          <table:table-cell office:value-type="float" office:value="0.002546">
            <text:p>0,002546</text:p>
          </table:table-cell>
          <table:table-cell office:value-type="float" office:value="0.002554">
            <text:p>0,002554</text:p>
          </table:table-cell>
          <table:table-cell office:value-type="float" office:value="0.00248">
            <text:p>0,00248</text:p>
          </table:table-cell>
          <table:table-cell office:value-type="float" office:value="0.002618">
            <text:p>0,002618</text:p>
          </table:table-cell>
          <table:table-cell office:value-type="float" office:value="0.002359">
            <text:p>0,002359</text:p>
          </table:table-cell>
          <table:table-cell office:value-type="float" office:value="0.00249">
            <text:p>0,00249</text:p>
          </table:table-cell>
          <table:table-cell office:value-type="float" office:value="0.002541">
            <text:p>0,002541</text:p>
          </table:table-cell>
          <table:table-cell office:value-type="float" office:value="0.002489">
            <text:p>0,002489</text:p>
          </table:table-cell>
          <table:table-cell office:value-type="float" office:value="0.0024">
            <text:p>0,0024</text:p>
          </table:table-cell>
          <table:table-cell office:value-type="float" office:value="0.002618">
            <text:p>0,002618</text:p>
          </table:table-cell>
          <table:table-cell office:value-type="float" office:value="0.0024">
            <text:p>0,0024</text:p>
          </table:table-cell>
          <table:table-cell office:value-type="float" office:value="0.002445">
            <text:p>0,002445</text:p>
          </table:table-cell>
          <table:table-cell office:value-type="float" office:value="0.002596">
            <text:p>0,002596</text:p>
          </table:table-cell>
          <table:table-cell office:value-type="float" office:value="0.002535">
            <text:p>0,002535</text:p>
          </table:table-cell>
          <table:table-cell office:value-type="float" office:value="0.002403">
            <text:p>0,002403</text:p>
          </table:table-cell>
          <table:table-cell office:value-type="float" office:value="0.002384">
            <text:p>0,002384</text:p>
          </table:table-cell>
          <table:table-cell office:value-type="float" office:value="0.002337">
            <text:p>0,002337</text:p>
          </table:table-cell>
          <table:table-cell office:value-type="float" office:value="0.002481">
            <text:p>0,002481</text:p>
          </table:table-cell>
          <table:table-cell office:value-type="float" office:value="0.002485">
            <text:p>0,002485</text:p>
          </table:table-cell>
          <table:table-cell office:value-type="float" office:value="0.00241">
            <text:p>0,00241</text:p>
          </table:table-cell>
          <table:table-cell office:value-type="float" office:value="0.002435">
            <text:p>0,002435</text:p>
          </table:table-cell>
          <table:table-cell office:value-type="float" office:value="0.00246">
            <text:p>0,00246</text:p>
          </table:table-cell>
          <table:table-cell office:value-type="float" office:value="0.002327">
            <text:p>0,002327</text:p>
          </table:table-cell>
          <table:table-cell office:value-type="float" office:value="0.002491">
            <text:p>0,002491</text:p>
          </table:table-cell>
          <table:table-cell office:value-type="float" office:value="0.002438">
            <text:p>0,002438</text:p>
          </table:table-cell>
          <table:table-cell office:value-type="float" office:value="0.002527">
            <text:p>0,002527</text:p>
          </table:table-cell>
          <table:table-cell office:value-type="float" office:value="0.002473">
            <text:p>0,002473</text:p>
          </table:table-cell>
          <table:table-cell office:value-type="float" office:value="0.002456">
            <text:p>0,002456</text:p>
          </table:table-cell>
          <table:table-cell office:value-type="float" office:value="0.002357">
            <text:p>0,002357</text:p>
          </table:table-cell>
          <table:table-cell office:value-type="float" office:value="0.002514">
            <text:p>0,002514</text:p>
          </table:table-cell>
          <table:table-cell office:value-type="float" office:value="0.002419">
            <text:p>0,002419</text:p>
          </table:table-cell>
          <table:table-cell office:value-type="float" office:value="0.002402">
            <text:p>0,002402</text:p>
          </table:table-cell>
          <table:table-cell office:value-type="float" office:value="0.002339">
            <text:p>0,002339</text:p>
          </table:table-cell>
          <table:table-cell office:value-type="float" office:value="0.002475">
            <text:p>0,002475</text:p>
          </table:table-cell>
          <table:table-cell office:value-type="float" office:value="0.002469">
            <text:p>0,002469</text:p>
          </table:table-cell>
          <table:table-cell office:value-type="float" office:value="0.002445">
            <text:p>0,002445</text:p>
          </table:table-cell>
          <table:table-cell office:value-type="float" office:value="0.002437">
            <text:p>0,002437</text:p>
          </table:table-cell>
          <table:table-cell office:value-type="float" office:value="0.002331">
            <text:p>0,002331</text:p>
          </table:table-cell>
          <table:table-cell office:value-type="float" office:value="0.002289">
            <text:p>0,002289</text:p>
          </table:table-cell>
          <table:table-cell office:value-type="float" office:value="0.002574">
            <text:p>0,002574</text:p>
          </table:table-cell>
          <table:table-cell office:value-type="float" office:value="0.002394">
            <text:p>0,002394</text:p>
          </table:table-cell>
          <table:table-cell office:value-type="float" office:value="0.00245">
            <text:p>0,00245</text:p>
          </table:table-cell>
          <table:table-cell office:value-type="float" office:value="0.002422">
            <text:p>0,002422</text:p>
          </table:table-cell>
          <table:table-cell office:value-type="float" office:value="0.002353">
            <text:p>0,002353</text:p>
          </table:table-cell>
          <table:table-cell office:value-type="float" office:value="0.002434">
            <text:p>0,002434</text:p>
          </table:table-cell>
          <table:table-cell office:value-type="float" office:value="0.002373">
            <text:p>0,002373</text:p>
          </table:table-cell>
          <table:table-cell office:value-type="float" office:value="0.002351">
            <text:p>0,002351</text:p>
          </table:table-cell>
          <table:table-cell office:value-type="float" office:value="0.002313">
            <text:p>0,002313</text:p>
          </table:table-cell>
          <table:table-cell office:value-type="float" office:value="0.002506">
            <text:p>0,002506</text:p>
          </table:table-cell>
          <table:table-cell office:value-type="float" office:value="0.00245">
            <text:p>0,00245</text:p>
          </table:table-cell>
          <table:table-cell office:value-type="float" office:value="0.002374">
            <text:p>0,002374</text:p>
          </table:table-cell>
          <table:table-cell office:value-type="float" office:value="0.002407">
            <text:p>0,002407</text:p>
          </table:table-cell>
          <table:table-cell office:value-type="float" office:value="0.002367">
            <text:p>0,002367</text:p>
          </table:table-cell>
          <table:table-cell office:value-type="float" office:value="0.002511">
            <text:p>0,002511</text:p>
          </table:table-cell>
          <table:table-cell office:value-type="float" office:value="0.002329">
            <text:p>0,002329</text:p>
          </table:table-cell>
          <table:table-cell office:value-type="float" office:value="0.002291">
            <text:p>0,002291</text:p>
          </table:table-cell>
          <table:table-cell table:number-columns-repeated="2" office:value-type="float" office:value="0.002332">
            <text:p>0,002332</text:p>
          </table:table-cell>
          <table:table-cell office:value-type="float" office:value="0.002555">
            <text:p>0,002555</text:p>
          </table:table-cell>
          <table:table-cell office:value-type="float" office:value="0.00221">
            <text:p>0,00221</text:p>
          </table:table-cell>
          <table:table-cell office:value-type="float" office:value="0.002353">
            <text:p>0,002353</text:p>
          </table:table-cell>
          <table:table-cell table:number-columns-repeated="2" office:value-type="float" office:value="0.002329">
            <text:p>0,002329</text:p>
          </table:table-cell>
          <table:table-cell office:value-type="float" office:value="0.002478">
            <text:p>0,002478</text:p>
          </table:table-cell>
          <table:table-cell office:value-type="float" office:value="0.002443">
            <text:p>0,002443</text:p>
          </table:table-cell>
          <table:table-cell office:value-type="float" office:value="0.002395">
            <text:p>0,002395</text:p>
          </table:table-cell>
          <table:table-cell office:value-type="float" office:value="0.002435">
            <text:p>0,002435</text:p>
          </table:table-cell>
          <table:table-cell office:value-type="float" office:value="0.002516">
            <text:p>0,002516</text:p>
          </table:table-cell>
          <table:table-cell office:value-type="float" office:value="0.002441">
            <text:p>0,002441</text:p>
          </table:table-cell>
          <table:table-cell office:value-type="float" office:value="0.002414">
            <text:p>0,002414</text:p>
          </table:table-cell>
          <table:table-cell office:value-type="float" office:value="0.002378">
            <text:p>0,002378</text:p>
          </table:table-cell>
          <table:table-cell office:value-type="float" office:value="0.002423">
            <text:p>0,002423</text:p>
          </table:table-cell>
          <table:table-cell office:value-type="float" office:value="0.002372">
            <text:p>0,002372</text:p>
          </table:table-cell>
          <table:table-cell office:value-type="float" office:value="0.002345">
            <text:p>0,002345</text:p>
          </table:table-cell>
          <table:table-cell office:value-type="float" office:value="0.002374">
            <text:p>0,002374</text:p>
          </table:table-cell>
          <table:table-cell office:value-type="float" office:value="0.002336">
            <text:p>0,002336</text:p>
          </table:table-cell>
          <table:table-cell office:value-type="float" office:value="0.002378">
            <text:p>0,002378</text:p>
          </table:table-cell>
          <table:table-cell office:value-type="float" office:value="0.002383">
            <text:p>0,002383</text:p>
          </table:table-cell>
          <table:table-cell office:value-type="float" office:value="0.002374">
            <text:p>0,002374</text:p>
          </table:table-cell>
          <table:table-cell office:value-type="float" office:value="0.002328">
            <text:p>0,002328</text:p>
          </table:table-cell>
          <table:table-cell office:value-type="float" office:value="0.002345">
            <text:p>0,002345</text:p>
          </table:table-cell>
          <table:table-cell office:value-type="float" office:value="0.002489">
            <text:p>0,002489</text:p>
          </table:table-cell>
          <table:table-cell office:value-type="float" office:value="0.002396">
            <text:p>0,002396</text:p>
          </table:table-cell>
          <table:table-cell office:value-type="float" office:value="0.002365">
            <text:p>0,002365</text:p>
          </table:table-cell>
          <table:table-cell office:value-type="float" office:value="0.00251">
            <text:p>0,00251</text:p>
          </table:table-cell>
          <table:table-cell office:value-type="float" office:value="0.002432">
            <text:p>0,002432</text:p>
          </table:table-cell>
          <table:table-cell office:value-type="float" office:value="0.002446">
            <text:p>0,002446</text:p>
          </table:table-cell>
          <table:table-cell office:value-type="float" office:value="0.002314">
            <text:p>0,002314</text:p>
          </table:table-cell>
          <table:table-cell office:value-type="float" office:value="0.002434">
            <text:p>0,002434</text:p>
          </table:table-cell>
          <table:table-cell office:value-type="float" office:value="0.00244">
            <text:p>0,00244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0.084845">
            <text:p>0,084845</text:p>
          </table:table-cell>
          <table:table-cell office:value-type="float" office:value="0.065417">
            <text:p>0,065417</text:p>
          </table:table-cell>
          <table:table-cell office:value-type="float" office:value="0.060373">
            <text:p>0,060373</text:p>
          </table:table-cell>
          <table:table-cell office:value-type="float" office:value="0.057787">
            <text:p>0,057787</text:p>
          </table:table-cell>
          <table:table-cell office:value-type="float" office:value="0.053712">
            <text:p>0,053712</text:p>
          </table:table-cell>
          <table:table-cell office:value-type="float" office:value="0.054274">
            <text:p>0,054274</text:p>
          </table:table-cell>
          <table:table-cell office:value-type="float" office:value="0.05056">
            <text:p>0,05056</text:p>
          </table:table-cell>
          <table:table-cell office:value-type="float" office:value="0.050034">
            <text:p>0,050034</text:p>
          </table:table-cell>
          <table:table-cell office:value-type="float" office:value="0.046996">
            <text:p>0,046996</text:p>
          </table:table-cell>
          <table:table-cell office:value-type="float" office:value="0.045383">
            <text:p>0,045383</text:p>
          </table:table-cell>
          <table:table-cell office:value-type="float" office:value="0.044548">
            <text:p>0,044548</text:p>
          </table:table-cell>
          <table:table-cell office:value-type="float" office:value="0.043724">
            <text:p>0,043724</text:p>
          </table:table-cell>
          <table:table-cell office:value-type="float" office:value="0.04243">
            <text:p>0,04243</text:p>
          </table:table-cell>
          <table:table-cell office:value-type="float" office:value="0.042248">
            <text:p>0,042248</text:p>
          </table:table-cell>
          <table:table-cell office:value-type="float" office:value="0.040562">
            <text:p>0,040562</text:p>
          </table:table-cell>
          <table:table-cell office:value-type="float" office:value="0.039066">
            <text:p>0,039066</text:p>
          </table:table-cell>
          <table:table-cell office:value-type="float" office:value="0.039044">
            <text:p>0,039044</text:p>
          </table:table-cell>
          <table:table-cell office:value-type="float" office:value="0.038161">
            <text:p>0,038161</text:p>
          </table:table-cell>
          <table:table-cell office:value-type="float" office:value="0.037333">
            <text:p>0,037333</text:p>
          </table:table-cell>
          <table:table-cell office:value-type="float" office:value="0.036317">
            <text:p>0,036317</text:p>
          </table:table-cell>
          <table:table-cell office:value-type="float" office:value="0.035822">
            <text:p>0,035822</text:p>
          </table:table-cell>
          <table:table-cell office:value-type="float" office:value="0.035644">
            <text:p>0,035644</text:p>
          </table:table-cell>
          <table:table-cell office:value-type="float" office:value="0.03541">
            <text:p>0,03541</text:p>
          </table:table-cell>
          <table:table-cell office:value-type="float" office:value="0.034437">
            <text:p>0,034437</text:p>
          </table:table-cell>
          <table:table-cell office:value-type="float" office:value="0.033914">
            <text:p>0,033914</text:p>
          </table:table-cell>
          <table:table-cell office:value-type="float" office:value="0.032648">
            <text:p>0,032648</text:p>
          </table:table-cell>
          <table:table-cell office:value-type="float" office:value="0.033286">
            <text:p>0,033286</text:p>
          </table:table-cell>
          <table:table-cell office:value-type="float" office:value="0.032709">
            <text:p>0,032709</text:p>
          </table:table-cell>
          <table:table-cell office:value-type="float" office:value="0.031411">
            <text:p>0,031411</text:p>
          </table:table-cell>
          <table:table-cell office:value-type="float" office:value="0.030947">
            <text:p>0,030947</text:p>
          </table:table-cell>
          <table:table-cell office:value-type="float" office:value="0.030777">
            <text:p>0,030777</text:p>
          </table:table-cell>
          <table:table-cell office:value-type="float" office:value="0.029951">
            <text:p>0,029951</text:p>
          </table:table-cell>
          <table:table-cell office:value-type="float" office:value="0.0301">
            <text:p>0,0301</text:p>
          </table:table-cell>
          <table:table-cell office:value-type="float" office:value="0.029148">
            <text:p>0,029148</text:p>
          </table:table-cell>
          <table:table-cell office:value-type="float" office:value="0.02839">
            <text:p>0,02839</text:p>
          </table:table-cell>
          <table:table-cell office:value-type="float" office:value="0.027751">
            <text:p>0,027751</text:p>
          </table:table-cell>
          <table:table-cell office:value-type="float" office:value="0.028168">
            <text:p>0,028168</text:p>
          </table:table-cell>
          <table:table-cell office:value-type="float" office:value="0.027762">
            <text:p>0,027762</text:p>
          </table:table-cell>
          <table:table-cell office:value-type="float" office:value="0.027248">
            <text:p>0,027248</text:p>
          </table:table-cell>
          <table:table-cell office:value-type="float" office:value="0.026778">
            <text:p>0,026778</text:p>
          </table:table-cell>
          <table:table-cell office:value-type="float" office:value="0.025718">
            <text:p>0,025718</text:p>
          </table:table-cell>
          <table:table-cell office:value-type="float" office:value="0.025327">
            <text:p>0,025327</text:p>
          </table:table-cell>
          <table:table-cell office:value-type="float" office:value="0.025505">
            <text:p>0,025505</text:p>
          </table:table-cell>
          <table:table-cell office:value-type="float" office:value="0.025879">
            <text:p>0,025879</text:p>
          </table:table-cell>
          <table:table-cell office:value-type="float" office:value="0.025103">
            <text:p>0,025103</text:p>
          </table:table-cell>
          <table:table-cell office:value-type="float" office:value="0.023945">
            <text:p>0,023945</text:p>
          </table:table-cell>
          <table:table-cell office:value-type="float" office:value="0.023948">
            <text:p>0,023948</text:p>
          </table:table-cell>
          <table:table-cell office:value-type="float" office:value="0.023939">
            <text:p>0,023939</text:p>
          </table:table-cell>
          <table:table-cell office:value-type="float" office:value="0.024018">
            <text:p>0,024018</text:p>
          </table:table-cell>
          <table:table-cell office:value-type="float" office:value="0.023243">
            <text:p>0,023243</text:p>
          </table:table-cell>
          <table:table-cell office:value-type="float" office:value="0.02288">
            <text:p>0,02288</text:p>
          </table:table-cell>
          <table:table-cell office:value-type="float" office:value="0.022302">
            <text:p>0,022302</text:p>
          </table:table-cell>
          <table:table-cell office:value-type="float" office:value="0.022841">
            <text:p>0,022841</text:p>
          </table:table-cell>
          <table:table-cell office:value-type="float" office:value="0.02266">
            <text:p>0,02266</text:p>
          </table:table-cell>
          <table:table-cell office:value-type="float" office:value="0.022304">
            <text:p>0,022304</text:p>
          </table:table-cell>
          <table:table-cell office:value-type="float" office:value="0.022182">
            <text:p>0,022182</text:p>
          </table:table-cell>
          <table:table-cell office:value-type="float" office:value="0.021368">
            <text:p>0,021368</text:p>
          </table:table-cell>
          <table:table-cell office:value-type="float" office:value="0.021739">
            <text:p>0,021739</text:p>
          </table:table-cell>
          <table:table-cell office:value-type="float" office:value="0.021146">
            <text:p>0,021146</text:p>
          </table:table-cell>
          <table:table-cell office:value-type="float" office:value="0.02054">
            <text:p>0,02054</text:p>
          </table:table-cell>
          <table:table-cell office:value-type="float" office:value="0.021177">
            <text:p>0,021177</text:p>
          </table:table-cell>
          <table:table-cell office:value-type="float" office:value="0.020485">
            <text:p>0,020485</text:p>
          </table:table-cell>
          <table:table-cell office:value-type="float" office:value="0.020057">
            <text:p>0,020057</text:p>
          </table:table-cell>
          <table:table-cell office:value-type="float" office:value="0.020303">
            <text:p>0,020303</text:p>
          </table:table-cell>
          <table:table-cell office:value-type="float" office:value="0.020092">
            <text:p>0,020092</text:p>
          </table:table-cell>
          <table:table-cell office:value-type="float" office:value="0.019921">
            <text:p>0,019921</text:p>
          </table:table-cell>
          <table:table-cell office:value-type="float" office:value="0.019492">
            <text:p>0,019492</text:p>
          </table:table-cell>
          <table:table-cell office:value-type="float" office:value="0.019367">
            <text:p>0,019367</text:p>
          </table:table-cell>
          <table:table-cell office:value-type="float" office:value="0.018834">
            <text:p>0,018834</text:p>
          </table:table-cell>
          <table:table-cell office:value-type="float" office:value="0.019025">
            <text:p>0,019025</text:p>
          </table:table-cell>
          <table:table-cell office:value-type="float" office:value="0.019103">
            <text:p>0,019103</text:p>
          </table:table-cell>
          <table:table-cell office:value-type="float" office:value="0.018723">
            <text:p>0,018723</text:p>
          </table:table-cell>
          <table:table-cell office:value-type="float" office:value="0.018349">
            <text:p>0,018349</text:p>
          </table:table-cell>
          <table:table-cell office:value-type="float" office:value="0.018293">
            <text:p>0,018293</text:p>
          </table:table-cell>
          <table:table-cell office:value-type="float" office:value="0.018562">
            <text:p>0,018562</text:p>
          </table:table-cell>
          <table:table-cell office:value-type="float" office:value="0.017746">
            <text:p>0,017746</text:p>
          </table:table-cell>
          <table:table-cell office:value-type="float" office:value="0.017877">
            <text:p>0,017877</text:p>
          </table:table-cell>
          <table:table-cell office:value-type="float" office:value="0.01744">
            <text:p>0,01744</text:p>
          </table:table-cell>
          <table:table-cell office:value-type="float" office:value="0.01752">
            <text:p>0,01752</text:p>
          </table:table-cell>
          <table:table-cell office:value-type="float" office:value="0.017012">
            <text:p>0,017012</text:p>
          </table:table-cell>
          <table:table-cell office:value-type="float" office:value="0.017288">
            <text:p>0,017288</text:p>
          </table:table-cell>
          <table:table-cell office:value-type="float" office:value="0.016683">
            <text:p>0,016683</text:p>
          </table:table-cell>
          <table:table-cell office:value-type="float" office:value="0.017056">
            <text:p>0,017056</text:p>
          </table:table-cell>
          <table:table-cell office:value-type="float" office:value="0.016701">
            <text:p>0,016701</text:p>
          </table:table-cell>
          <table:table-cell office:value-type="float" office:value="0.016554">
            <text:p>0,016554</text:p>
          </table:table-cell>
          <table:table-cell office:value-type="float" office:value="0.016539">
            <text:p>0,016539</text:p>
          </table:table-cell>
          <table:table-cell office:value-type="float" office:value="0.016679">
            <text:p>0,016679</text:p>
          </table:table-cell>
          <table:table-cell office:value-type="float" office:value="0.016061">
            <text:p>0,016061</text:p>
          </table:table-cell>
          <table:table-cell office:value-type="float" office:value="0.015842">
            <text:p>0,015842</text:p>
          </table:table-cell>
          <table:table-cell office:value-type="float" office:value="0.015836">
            <text:p>0,015836</text:p>
          </table:table-cell>
          <table:table-cell office:value-type="float" office:value="0.015695">
            <text:p>0,015695</text:p>
          </table:table-cell>
          <table:table-cell office:value-type="float" office:value="0.016093">
            <text:p>0,016093</text:p>
          </table:table-cell>
          <table:table-cell office:value-type="float" office:value="0.015054">
            <text:p>0,015054</text:p>
          </table:table-cell>
          <table:table-cell office:value-type="float" office:value="0.014977">
            <text:p>0,014977</text:p>
          </table:table-cell>
          <table:table-cell office:value-type="float" office:value="0.014892">
            <text:p>0,014892</text:p>
          </table:table-cell>
          <table:table-cell office:value-type="float" office:value="0.014565">
            <text:p>0,014565</text:p>
          </table:table-cell>
          <table:table-cell office:value-type="float" office:value="0.014455">
            <text:p>0,014455</text:p>
          </table:table-cell>
          <table:table-cell office:value-type="float" office:value="0.014793">
            <text:p>0,014793</text:p>
          </table:table-cell>
          <table:table-cell office:value-type="float" office:value="0.014091">
            <text:p>0,014091</text:p>
          </table:table-cell>
          <table:table-cell office:value-type="float" office:value="0.014632">
            <text:p>0,014632</text:p>
          </table:table-cell>
          <table:table-cell office:value-type="float" office:value="0.014027">
            <text:p>0,014027</text:p>
          </table:table-cell>
          <table:table-cell office:value-type="float" office:value="0.01377">
            <text:p>0,01377</text:p>
          </table:table-cell>
          <table:table-cell office:value-type="float" office:value="0.014002">
            <text:p>0,014002</text:p>
          </table:table-cell>
          <table:table-cell office:value-type="float" office:value="0.014048">
            <text:p>0,014048</text:p>
          </table:table-cell>
          <table:table-cell office:value-type="float" office:value="0.014135">
            <text:p>0,014135</text:p>
          </table:table-cell>
          <table:table-cell office:value-type="float" office:value="0.013713">
            <text:p>0,013713</text:p>
          </table:table-cell>
          <table:table-cell office:value-type="float" office:value="0.013648">
            <text:p>0,013648</text:p>
          </table:table-cell>
          <table:table-cell office:value-type="float" office:value="0.013532">
            <text:p>0,013532</text:p>
          </table:table-cell>
          <table:table-cell office:value-type="float" office:value="0.013654">
            <text:p>0,013654</text:p>
          </table:table-cell>
          <table:table-cell office:value-type="float" office:value="0.013316">
            <text:p>0,013316</text:p>
          </table:table-cell>
          <table:table-cell office:value-type="float" office:value="0.013085">
            <text:p>0,013085</text:p>
          </table:table-cell>
          <table:table-cell office:value-type="float" office:value="0.012783">
            <text:p>0,012783</text:p>
          </table:table-cell>
          <table:table-cell office:value-type="float" office:value="0.012885">
            <text:p>0,012885</text:p>
          </table:table-cell>
          <table:table-cell office:value-type="float" office:value="0.012563">
            <text:p>0,012563</text:p>
          </table:table-cell>
          <table:table-cell office:value-type="float" office:value="0.012955">
            <text:p>0,012955</text:p>
          </table:table-cell>
          <table:table-cell office:value-type="float" office:value="0.012374">
            <text:p>0,012374</text:p>
          </table:table-cell>
          <table:table-cell office:value-type="float" office:value="0.01261">
            <text:p>0,01261</text:p>
          </table:table-cell>
          <table:table-cell office:value-type="float" office:value="0.012495">
            <text:p>0,012495</text:p>
          </table:table-cell>
          <table:table-cell office:value-type="float" office:value="0.011985">
            <text:p>0,011985</text:p>
          </table:table-cell>
          <table:table-cell office:value-type="float" office:value="0.01195">
            <text:p>0,01195</text:p>
          </table:table-cell>
          <table:table-cell office:value-type="float" office:value="0.011851">
            <text:p>0,011851</text:p>
          </table:table-cell>
          <table:table-cell office:value-type="float" office:value="0.011929">
            <text:p>0,011929</text:p>
          </table:table-cell>
          <table:table-cell office:value-type="float" office:value="0.011617">
            <text:p>0,011617</text:p>
          </table:table-cell>
          <table:table-cell office:value-type="float" office:value="0.011504">
            <text:p>0,011504</text:p>
          </table:table-cell>
          <table:table-cell office:value-type="float" office:value="0.011891">
            <text:p>0,011891</text:p>
          </table:table-cell>
          <table:table-cell office:value-type="float" office:value="0.011583">
            <text:p>0,011583</text:p>
          </table:table-cell>
          <table:table-cell office:value-type="float" office:value="0.01162">
            <text:p>0,01162</text:p>
          </table:table-cell>
          <table:table-cell office:value-type="float" office:value="0.011078">
            <text:p>0,011078</text:p>
          </table:table-cell>
          <table:table-cell office:value-type="float" office:value="0.011091">
            <text:p>0,011091</text:p>
          </table:table-cell>
          <table:table-cell office:value-type="float" office:value="0.01125">
            <text:p>0,01125</text:p>
          </table:table-cell>
          <table:table-cell office:value-type="float" office:value="0.011101">
            <text:p>0,011101</text:p>
          </table:table-cell>
          <table:table-cell office:value-type="float" office:value="0.010866">
            <text:p>0,010866</text:p>
          </table:table-cell>
          <table:table-cell office:value-type="float" office:value="0.011067">
            <text:p>0,011067</text:p>
          </table:table-cell>
          <table:table-cell office:value-type="float" office:value="0.010746">
            <text:p>0,010746</text:p>
          </table:table-cell>
          <table:table-cell office:value-type="float" office:value="0.010879">
            <text:p>0,010879</text:p>
          </table:table-cell>
          <table:table-cell office:value-type="float" office:value="0.01079">
            <text:p>0,01079</text:p>
          </table:table-cell>
          <table:table-cell office:value-type="float" office:value="0.010482">
            <text:p>0,010482</text:p>
          </table:table-cell>
          <table:table-cell office:value-type="float" office:value="0.010671">
            <text:p>0,010671</text:p>
          </table:table-cell>
          <table:table-cell office:value-type="float" office:value="0.010454">
            <text:p>0,010454</text:p>
          </table:table-cell>
          <table:table-cell office:value-type="float" office:value="0.010536">
            <text:p>0,010536</text:p>
          </table:table-cell>
          <table:table-cell office:value-type="float" office:value="0.010322">
            <text:p>0,010322</text:p>
          </table:table-cell>
          <table:table-cell office:value-type="float" office:value="0.010499">
            <text:p>0,010499</text:p>
          </table:table-cell>
          <table:table-cell office:value-type="float" office:value="0.010194">
            <text:p>0,010194</text:p>
          </table:table-cell>
          <table:table-cell office:value-type="float" office:value="0.009944">
            <text:p>0,009944</text:p>
          </table:table-cell>
          <table:table-cell office:value-type="float" office:value="0.010018">
            <text:p>0,010018</text:p>
          </table:table-cell>
          <table:table-cell office:value-type="float" office:value="0.010005">
            <text:p>0,010005</text:p>
          </table:table-cell>
          <table:table-cell office:value-type="float" office:value="0.009727">
            <text:p>0,009727</text:p>
          </table:table-cell>
          <table:table-cell office:value-type="float" office:value="0.00974">
            <text:p>0,00974</text:p>
          </table:table-cell>
          <table:table-cell office:value-type="float" office:value="0.00956">
            <text:p>0,00956</text:p>
          </table:table-cell>
          <table:table-cell office:value-type="float" office:value="0.009655">
            <text:p>0,009655</text:p>
          </table:table-cell>
          <table:table-cell office:value-type="float" office:value="0.009938">
            <text:p>0,009938</text:p>
          </table:table-cell>
          <table:table-cell office:value-type="float" office:value="0.009623">
            <text:p>0,009623</text:p>
          </table:table-cell>
          <table:table-cell office:value-type="float" office:value="0.00942">
            <text:p>0,00942</text:p>
          </table:table-cell>
          <table:table-cell office:value-type="float" office:value="0.009549">
            <text:p>0,009549</text:p>
          </table:table-cell>
          <table:table-cell office:value-type="float" office:value="0.009355">
            <text:p>0,009355</text:p>
          </table:table-cell>
          <table:table-cell office:value-type="float" office:value="0.009181">
            <text:p>0,009181</text:p>
          </table:table-cell>
          <table:table-cell office:value-type="float" office:value="0.009334">
            <text:p>0,009334</text:p>
          </table:table-cell>
          <table:table-cell office:value-type="float" office:value="0.009372">
            <text:p>0,009372</text:p>
          </table:table-cell>
          <table:table-cell office:value-type="float" office:value="0.009221">
            <text:p>0,009221</text:p>
          </table:table-cell>
          <table:table-cell office:value-type="float" office:value="0.009096">
            <text:p>0,009096</text:p>
          </table:table-cell>
          <table:table-cell office:value-type="float" office:value="0.009137">
            <text:p>0,009137</text:p>
          </table:table-cell>
          <table:table-cell office:value-type="float" office:value="0.009203">
            <text:p>0,009203</text:p>
          </table:table-cell>
          <table:table-cell office:value-type="float" office:value="0.008905">
            <text:p>0,008905</text:p>
          </table:table-cell>
          <table:table-cell office:value-type="float" office:value="0.00882">
            <text:p>0,00882</text:p>
          </table:table-cell>
          <table:table-cell office:value-type="float" office:value="0.009004">
            <text:p>0,009004</text:p>
          </table:table-cell>
          <table:table-cell office:value-type="float" office:value="0.008644">
            <text:p>0,008644</text:p>
          </table:table-cell>
          <table:table-cell office:value-type="float" office:value="0.008774">
            <text:p>0,008774</text:p>
          </table:table-cell>
          <table:table-cell office:value-type="float" office:value="0.008911">
            <text:p>0,008911</text:p>
          </table:table-cell>
          <table:table-cell office:value-type="float" office:value="0.008721">
            <text:p>0,008721</text:p>
          </table:table-cell>
          <table:table-cell office:value-type="float" office:value="0.008659">
            <text:p>0,008659</text:p>
          </table:table-cell>
          <table:table-cell office:value-type="float" office:value="0.008535">
            <text:p>0,008535</text:p>
          </table:table-cell>
          <table:table-cell office:value-type="float" office:value="0.008457">
            <text:p>0,008457</text:p>
          </table:table-cell>
          <table:table-cell office:value-type="float" office:value="0.008539">
            <text:p>0,008539</text:p>
          </table:table-cell>
          <table:table-cell office:value-type="float" office:value="0.008434">
            <text:p>0,008434</text:p>
          </table:table-cell>
          <table:table-cell office:value-type="float" office:value="0.008482">
            <text:p>0,008482</text:p>
          </table:table-cell>
          <table:table-cell office:value-type="float" office:value="0.008232">
            <text:p>0,008232</text:p>
          </table:table-cell>
          <table:table-cell office:value-type="float" office:value="0.008169">
            <text:p>0,008169</text:p>
          </table:table-cell>
          <table:table-cell office:value-type="float" office:value="0.00818">
            <text:p>0,00818</text:p>
          </table:table-cell>
          <table:table-cell office:value-type="float" office:value="0.008423">
            <text:p>0,008423</text:p>
          </table:table-cell>
          <table:table-cell office:value-type="float" office:value="0.008164">
            <text:p>0,008164</text:p>
          </table:table-cell>
          <table:table-cell office:value-type="float" office:value="0.008043">
            <text:p>0,008043</text:p>
          </table:table-cell>
          <table:table-cell office:value-type="float" office:value="0.007956">
            <text:p>0,007956</text:p>
          </table:table-cell>
          <table:table-cell office:value-type="float" office:value="0.007828">
            <text:p>0,007828</text:p>
          </table:table-cell>
          <table:table-cell office:value-type="float" office:value="0.007947">
            <text:p>0,007947</text:p>
          </table:table-cell>
          <table:table-cell office:value-type="float" office:value="0.007922">
            <text:p>0,007922</text:p>
          </table:table-cell>
          <table:table-cell office:value-type="float" office:value="0.007833">
            <text:p>0,007833</text:p>
          </table:table-cell>
          <table:table-cell office:value-type="float" office:value="0.007816">
            <text:p>0,007816</text:p>
          </table:table-cell>
          <table:table-cell office:value-type="float" office:value="0.007863">
            <text:p>0,007863</text:p>
          </table:table-cell>
          <table:table-cell office:value-type="float" office:value="0.00768">
            <text:p>0,00768</text:p>
          </table:table-cell>
          <table:table-cell office:value-type="float" office:value="0.007825">
            <text:p>0,007825</text:p>
          </table:table-cell>
          <table:table-cell office:value-type="float" office:value="0.007683">
            <text:p>0,007683</text:p>
          </table:table-cell>
          <table:table-cell office:value-type="float" office:value="0.007756">
            <text:p>0,007756</text:p>
          </table:table-cell>
          <table:table-cell office:value-type="float" office:value="0.007728">
            <text:p>0,007728</text:p>
          </table:table-cell>
          <table:table-cell office:value-type="float" office:value="0.007658">
            <text:p>0,007658</text:p>
          </table:table-cell>
          <table:table-cell office:value-type="float" office:value="0.007573">
            <text:p>0,007573</text:p>
          </table:table-cell>
          <table:table-cell office:value-type="float" office:value="0.007771">
            <text:p>0,007771</text:p>
          </table:table-cell>
          <table:table-cell office:value-type="float" office:value="0.007287">
            <text:p>0,007287</text:p>
          </table:table-cell>
          <table:table-cell office:value-type="float" office:value="0.007744">
            <text:p>0,007744</text:p>
          </table:table-cell>
          <table:table-cell office:value-type="float" office:value="0.007307">
            <text:p>0,007307</text:p>
          </table:table-cell>
          <table:table-cell office:value-type="float" office:value="0.00732">
            <text:p>0,00732</text:p>
          </table:table-cell>
          <table:table-cell office:value-type="float" office:value="0.007195">
            <text:p>0,007195</text:p>
          </table:table-cell>
          <table:table-cell office:value-type="float" office:value="0.007395">
            <text:p>0,007395</text:p>
          </table:table-cell>
          <table:table-cell office:value-type="float" office:value="0.007399">
            <text:p>0,007399</text:p>
          </table:table-cell>
          <table:table-cell office:value-type="float" office:value="0.007329">
            <text:p>0,007329</text:p>
          </table:table-cell>
          <table:table-cell office:value-type="float" office:value="0.007245">
            <text:p>0,007245</text:p>
          </table:table-cell>
          <table:table-cell office:value-type="float" office:value="0.006994">
            <text:p>0,006994</text:p>
          </table:table-cell>
          <table:table-cell office:value-type="float" office:value="0.007284">
            <text:p>0,007284</text:p>
          </table:table-cell>
          <table:table-cell office:value-type="float" office:value="0.006955">
            <text:p>0,006955</text:p>
          </table:table-cell>
          <table:table-cell office:value-type="float" office:value="0.007121">
            <text:p>0,007121</text:p>
          </table:table-cell>
          <table:table-cell office:value-type="float" office:value="0.007183">
            <text:p>0,007183</text:p>
          </table:table-cell>
          <table:table-cell office:value-type="float" office:value="0.007028">
            <text:p>0,007028</text:p>
          </table:table-cell>
          <table:table-cell office:value-type="float" office:value="0.00694">
            <text:p>0,00694</text:p>
          </table:table-cell>
          <table:table-cell office:value-type="float" office:value="0.006901">
            <text:p>0,006901</text:p>
          </table:table-cell>
          <table:table-cell office:value-type="float" office:value="0.006801">
            <text:p>0,006801</text:p>
          </table:table-cell>
          <table:table-cell office:value-type="float" office:value="0.006856">
            <text:p>0,006856</text:p>
          </table:table-cell>
          <table:table-cell office:value-type="float" office:value="0.006739">
            <text:p>0,006739</text:p>
          </table:table-cell>
          <table:table-cell office:value-type="float" office:value="0.006945">
            <text:p>0,006945</text:p>
          </table:table-cell>
          <table:table-cell office:value-type="float" office:value="0.006901">
            <text:p>0,006901</text:p>
          </table:table-cell>
          <table:table-cell office:value-type="float" office:value="0.006733">
            <text:p>0,006733</text:p>
          </table:table-cell>
          <table:table-cell office:value-type="float" office:value="0.006829">
            <text:p>0,006829</text:p>
          </table:table-cell>
          <table:table-cell office:value-type="float" office:value="0.006627">
            <text:p>0,006627</text:p>
          </table:table-cell>
          <table:table-cell office:value-type="float" office:value="0.006731">
            <text:p>0,006731</text:p>
          </table:table-cell>
          <table:table-cell office:value-type="float" office:value="0.00673">
            <text:p>0,00673</text:p>
          </table:table-cell>
          <table:table-cell office:value-type="float" office:value="0.006621">
            <text:p>0,006621</text:p>
          </table:table-cell>
          <table:table-cell office:value-type="float" office:value="0.006554">
            <text:p>0,006554</text:p>
          </table:table-cell>
          <table:table-cell office:value-type="float" office:value="0.006643">
            <text:p>0,006643</text:p>
          </table:table-cell>
          <table:table-cell office:value-type="float" office:value="0.006539">
            <text:p>0,006539</text:p>
          </table:table-cell>
          <table:table-cell office:value-type="float" office:value="0.006418">
            <text:p>0,006418</text:p>
          </table:table-cell>
          <table:table-cell office:value-type="float" office:value="0.006493">
            <text:p>0,006493</text:p>
          </table:table-cell>
          <table:table-cell office:value-type="float" office:value="0.006459">
            <text:p>0,006459</text:p>
          </table:table-cell>
          <table:table-cell office:value-type="float" office:value="0.006511">
            <text:p>0,006511</text:p>
          </table:table-cell>
          <table:table-cell office:value-type="float" office:value="0.006423">
            <text:p>0,006423</text:p>
          </table:table-cell>
          <table:table-cell office:value-type="float" office:value="0.006325">
            <text:p>0,006325</text:p>
          </table:table-cell>
          <table:table-cell office:value-type="float" office:value="0.006295">
            <text:p>0,006295</text:p>
          </table:table-cell>
          <table:table-cell office:value-type="float" office:value="0.006455">
            <text:p>0,006455</text:p>
          </table:table-cell>
          <table:table-cell office:value-type="float" office:value="0.006426">
            <text:p>0,006426</text:p>
          </table:table-cell>
          <table:table-cell office:value-type="float" office:value="0.006421">
            <text:p>0,006421</text:p>
          </table:table-cell>
          <table:table-cell office:value-type="float" office:value="0.006375">
            <text:p>0,006375</text:p>
          </table:table-cell>
          <table:table-cell office:value-type="float" office:value="0.006231">
            <text:p>0,006231</text:p>
          </table:table-cell>
          <table:table-cell office:value-type="float" office:value="0.006276">
            <text:p>0,006276</text:p>
          </table:table-cell>
          <table:table-cell office:value-type="float" office:value="0.006336">
            <text:p>0,006336</text:p>
          </table:table-cell>
          <table:table-cell office:value-type="float" office:value="0.006167">
            <text:p>0,006167</text:p>
          </table:table-cell>
          <table:table-cell office:value-type="float" office:value="0.006201">
            <text:p>0,006201</text:p>
          </table:table-cell>
          <table:table-cell office:value-type="float" office:value="0.006188">
            <text:p>0,006188</text:p>
          </table:table-cell>
          <table:table-cell office:value-type="float" office:value="0.005978">
            <text:p>0,005978</text:p>
          </table:table-cell>
          <table:table-cell office:value-type="float" office:value="0.006086">
            <text:p>0,006086</text:p>
          </table:table-cell>
          <table:table-cell office:value-type="float" office:value="0.006057">
            <text:p>0,006057</text:p>
          </table:table-cell>
          <table:table-cell office:value-type="float" office:value="0.006002">
            <text:p>0,006002</text:p>
          </table:table-cell>
          <table:table-cell office:value-type="float" office:value="0.00594">
            <text:p>0,00594</text:p>
          </table:table-cell>
          <table:table-cell office:value-type="float" office:value="0.005883">
            <text:p>0,005883</text:p>
          </table:table-cell>
          <table:table-cell office:value-type="float" office:value="0.005836">
            <text:p>0,005836</text:p>
          </table:table-cell>
          <table:table-cell office:value-type="float" office:value="0.005897">
            <text:p>0,005897</text:p>
          </table:table-cell>
          <table:table-cell office:value-type="float" office:value="0.005824">
            <text:p>0,005824</text:p>
          </table:table-cell>
          <table:table-cell office:value-type="float" office:value="0.005907">
            <text:p>0,005907</text:p>
          </table:table-cell>
          <table:table-cell office:value-type="float" office:value="0.005766">
            <text:p>0,005766</text:p>
          </table:table-cell>
          <table:table-cell office:value-type="float" office:value="0.005845">
            <text:p>0,005845</text:p>
          </table:table-cell>
          <table:table-cell office:value-type="float" office:value="0.005809">
            <text:p>0,005809</text:p>
          </table:table-cell>
          <table:table-cell office:value-type="float" office:value="0.005943">
            <text:p>0,005943</text:p>
          </table:table-cell>
          <table:table-cell office:value-type="float" office:value="0.005842">
            <text:p>0,005842</text:p>
          </table:table-cell>
          <table:table-cell office:value-type="float" office:value="0.005795">
            <text:p>0,005795</text:p>
          </table:table-cell>
          <table:table-cell office:value-type="float" office:value="0.005833">
            <text:p>0,005833</text:p>
          </table:table-cell>
          <table:table-cell office:value-type="float" office:value="0.005585">
            <text:p>0,005585</text:p>
          </table:table-cell>
          <table:table-cell office:value-type="float" office:value="0.005734">
            <text:p>0,005734</text:p>
          </table:table-cell>
          <table:table-cell office:value-type="float" office:value="0.005775">
            <text:p>0,005775</text:p>
          </table:table-cell>
          <table:table-cell office:value-type="float" office:value="0.00556">
            <text:p>0,00556</text:p>
          </table:table-cell>
          <table:table-cell office:value-type="float" office:value="0.00581">
            <text:p>0,00581</text:p>
          </table:table-cell>
          <table:table-cell office:value-type="float" office:value="0.005575">
            <text:p>0,005575</text:p>
          </table:table-cell>
          <table:table-cell office:value-type="float" office:value="0.005533">
            <text:p>0,005533</text:p>
          </table:table-cell>
          <table:table-cell office:value-type="float" office:value="0.005365">
            <text:p>0,005365</text:p>
          </table:table-cell>
          <table:table-cell office:value-type="float" office:value="0.005711">
            <text:p>0,005711</text:p>
          </table:table-cell>
          <table:table-cell office:value-type="float" office:value="0.005576">
            <text:p>0,005576</text:p>
          </table:table-cell>
          <table:table-cell office:value-type="float" office:value="0.005489">
            <text:p>0,005489</text:p>
          </table:table-cell>
          <table:table-cell office:value-type="float" office:value="0.005526">
            <text:p>0,005526</text:p>
          </table:table-cell>
          <table:table-cell office:value-type="float" office:value="0.005481">
            <text:p>0,005481</text:p>
          </table:table-cell>
          <table:table-cell office:value-type="float" office:value="0.005443">
            <text:p>0,005443</text:p>
          </table:table-cell>
          <table:table-cell office:value-type="float" office:value="0.005292">
            <text:p>0,005292</text:p>
          </table:table-cell>
          <table:table-cell office:value-type="float" office:value="0.005488">
            <text:p>0,005488</text:p>
          </table:table-cell>
          <table:table-cell office:value-type="float" office:value="0.005282">
            <text:p>0,005282</text:p>
          </table:table-cell>
          <table:table-cell office:value-type="float" office:value="0.005382">
            <text:p>0,005382</text:p>
          </table:table-cell>
          <table:table-cell office:value-type="float" office:value="0.005386">
            <text:p>0,005386</text:p>
          </table:table-cell>
          <table:table-cell office:value-type="float" office:value="0.00537">
            <text:p>0,00537</text:p>
          </table:table-cell>
          <table:table-cell office:value-type="float" office:value="0.005299">
            <text:p>0,005299</text:p>
          </table:table-cell>
          <table:table-cell office:value-type="float" office:value="0.005356">
            <text:p>0,005356</text:p>
          </table:table-cell>
          <table:table-cell office:value-type="float" office:value="0.005331">
            <text:p>0,005331</text:p>
          </table:table-cell>
          <table:table-cell office:value-type="float" office:value="0.005258">
            <text:p>0,005258</text:p>
          </table:table-cell>
          <table:table-cell office:value-type="float" office:value="0.00537">
            <text:p>0,00537</text:p>
          </table:table-cell>
          <table:table-cell office:value-type="float" office:value="0.005141">
            <text:p>0,005141</text:p>
          </table:table-cell>
          <table:table-cell office:value-type="float" office:value="0.005214">
            <text:p>0,005214</text:p>
          </table:table-cell>
          <table:table-cell office:value-type="float" office:value="0.005266">
            <text:p>0,005266</text:p>
          </table:table-cell>
          <table:table-cell office:value-type="float" office:value="0.005192">
            <text:p>0,005192</text:p>
          </table:table-cell>
          <table:table-cell office:value-type="float" office:value="0.005198">
            <text:p>0,005198</text:p>
          </table:table-cell>
          <table:table-cell office:value-type="float" office:value="0.005117">
            <text:p>0,005117</text:p>
          </table:table-cell>
          <table:table-cell office:value-type="float" office:value="0.005043">
            <text:p>0,005043</text:p>
          </table:table-cell>
          <table:table-cell office:value-type="float" office:value="0.005258">
            <text:p>0,005258</text:p>
          </table:table-cell>
          <table:table-cell office:value-type="float" office:value="0.00493">
            <text:p>0,00493</text:p>
          </table:table-cell>
          <table:table-cell office:value-type="float" office:value="0.005067">
            <text:p>0,005067</text:p>
          </table:table-cell>
          <table:table-cell office:value-type="float" office:value="0.005016">
            <text:p>0,005016</text:p>
          </table:table-cell>
          <table:table-cell office:value-type="float" office:value="0.005029">
            <text:p>0,005029</text:p>
          </table:table-cell>
          <table:table-cell office:value-type="float" office:value="0.004986">
            <text:p>0,004986</text:p>
          </table:table-cell>
          <table:table-cell office:value-type="float" office:value="0.005024">
            <text:p>0,005024</text:p>
          </table:table-cell>
          <table:table-cell office:value-type="float" office:value="0.004866">
            <text:p>0,004866</text:p>
          </table:table-cell>
          <table:table-cell office:value-type="float" office:value="0.004926">
            <text:p>0,004926</text:p>
          </table:table-cell>
          <table:table-cell office:value-type="float" office:value="0.004975">
            <text:p>0,004975</text:p>
          </table:table-cell>
          <table:table-cell office:value-type="float" office:value="0.004854">
            <text:p>0,004854</text:p>
          </table:table-cell>
          <table:table-cell office:value-type="float" office:value="0.004869">
            <text:p>0,004869</text:p>
          </table:table-cell>
          <table:table-cell office:value-type="float" office:value="0.004932">
            <text:p>0,004932</text:p>
          </table:table-cell>
          <table:table-cell office:value-type="float" office:value="0.004814">
            <text:p>0,004814</text:p>
          </table:table-cell>
          <table:table-cell office:value-type="float" office:value="0.004924">
            <text:p>0,004924</text:p>
          </table:table-cell>
          <table:table-cell office:value-type="float" office:value="0.004833">
            <text:p>0,004833</text:p>
          </table:table-cell>
          <table:table-cell office:value-type="float" office:value="0.004941">
            <text:p>0,004941</text:p>
          </table:table-cell>
          <table:table-cell office:value-type="float" office:value="0.004806">
            <text:p>0,004806</text:p>
          </table:table-cell>
          <table:table-cell office:value-type="float" office:value="0.004838">
            <text:p>0,004838</text:p>
          </table:table-cell>
          <table:table-cell office:value-type="float" office:value="0.004723">
            <text:p>0,004723</text:p>
          </table:table-cell>
          <table:table-cell office:value-type="float" office:value="0.004784">
            <text:p>0,004784</text:p>
          </table:table-cell>
          <table:table-cell office:value-type="float" office:value="0.004758">
            <text:p>0,004758</text:p>
          </table:table-cell>
          <table:table-cell office:value-type="float" office:value="0.004819">
            <text:p>0,004819</text:p>
          </table:table-cell>
          <table:table-cell office:value-type="float" office:value="0.004778">
            <text:p>0,004778</text:p>
          </table:table-cell>
          <table:table-cell office:value-type="float" office:value="0.00473">
            <text:p>0,00473</text:p>
          </table:table-cell>
          <table:table-cell office:value-type="float" office:value="0.004815">
            <text:p>0,004815</text:p>
          </table:table-cell>
          <table:table-cell office:value-type="float" office:value="0.004675">
            <text:p>0,004675</text:p>
          </table:table-cell>
          <table:table-cell office:value-type="float" office:value="0.00461">
            <text:p>0,00461</text:p>
          </table:table-cell>
          <table:table-cell office:value-type="float" office:value="0.004739">
            <text:p>0,004739</text:p>
          </table:table-cell>
          <table:table-cell office:value-type="float" office:value="0.004748">
            <text:p>0,004748</text:p>
          </table:table-cell>
          <table:table-cell office:value-type="float" office:value="0.004534">
            <text:p>0,004534</text:p>
          </table:table-cell>
          <table:table-cell office:value-type="float" office:value="0.004656">
            <text:p>0,004656</text:p>
          </table:table-cell>
          <table:table-cell office:value-type="float" office:value="0.004513">
            <text:p>0,004513</text:p>
          </table:table-cell>
          <table:table-cell office:value-type="float" office:value="0.004608">
            <text:p>0,004608</text:p>
          </table:table-cell>
          <table:table-cell office:value-type="float" office:value="0.004643">
            <text:p>0,004643</text:p>
          </table:table-cell>
          <table:table-cell office:value-type="float" office:value="0.004551">
            <text:p>0,004551</text:p>
          </table:table-cell>
          <table:table-cell office:value-type="float" office:value="0.004539">
            <text:p>0,004539</text:p>
          </table:table-cell>
          <table:table-cell office:value-type="float" office:value="0.004553">
            <text:p>0,004553</text:p>
          </table:table-cell>
          <table:table-cell office:value-type="float" office:value="0.004396">
            <text:p>0,004396</text:p>
          </table:table-cell>
          <table:table-cell office:value-type="float" office:value="0.004423">
            <text:p>0,004423</text:p>
          </table:table-cell>
          <table:table-cell office:value-type="float" office:value="0.004406">
            <text:p>0,004406</text:p>
          </table:table-cell>
          <table:table-cell office:value-type="float" office:value="0.004501">
            <text:p>0,004501</text:p>
          </table:table-cell>
          <table:table-cell office:value-type="float" office:value="0.004394">
            <text:p>0,004394</text:p>
          </table:table-cell>
          <table:table-cell office:value-type="float" office:value="0.004535">
            <text:p>0,004535</text:p>
          </table:table-cell>
          <table:table-cell office:value-type="float" office:value="0.004486">
            <text:p>0,004486</text:p>
          </table:table-cell>
          <table:table-cell office:value-type="float" office:value="0.004363">
            <text:p>0,004363</text:p>
          </table:table-cell>
          <table:table-cell office:value-type="float" office:value="0.004372">
            <text:p>0,004372</text:p>
          </table:table-cell>
          <table:table-cell office:value-type="float" office:value="0.004456">
            <text:p>0,004456</text:p>
          </table:table-cell>
          <table:table-cell office:value-type="float" office:value="0.004428">
            <text:p>0,004428</text:p>
          </table:table-cell>
          <table:table-cell office:value-type="float" office:value="0.004368">
            <text:p>0,004368</text:p>
          </table:table-cell>
          <table:table-cell office:value-type="float" office:value="0.004201">
            <text:p>0,004201</text:p>
          </table:table-cell>
          <table:table-cell office:value-type="float" office:value="0.00426">
            <text:p>0,00426</text:p>
          </table:table-cell>
          <table:table-cell office:value-type="float" office:value="0.004429">
            <text:p>0,004429</text:p>
          </table:table-cell>
          <table:table-cell office:value-type="float" office:value="0.00434">
            <text:p>0,00434</text:p>
          </table:table-cell>
          <table:table-cell office:value-type="float" office:value="0.004324">
            <text:p>0,004324</text:p>
          </table:table-cell>
          <table:table-cell office:value-type="float" office:value="0.00429">
            <text:p>0,00429</text:p>
          </table:table-cell>
          <table:table-cell office:value-type="float" office:value="0.004358">
            <text:p>0,004358</text:p>
          </table:table-cell>
          <table:table-cell office:value-type="float" office:value="0.00429">
            <text:p>0,00429</text:p>
          </table:table-cell>
          <table:table-cell office:value-type="float" office:value="0.004127">
            <text:p>0,004127</text:p>
          </table:table-cell>
          <table:table-cell office:value-type="float" office:value="0.00422">
            <text:p>0,00422</text:p>
          </table:table-cell>
          <table:table-cell office:value-type="float" office:value="0.004098">
            <text:p>0,004098</text:p>
          </table:table-cell>
          <table:table-cell office:value-type="float" office:value="0.004124">
            <text:p>0,004124</text:p>
          </table:table-cell>
          <table:table-cell office:value-type="float" office:value="0.004267">
            <text:p>0,004267</text:p>
          </table:table-cell>
          <table:table-cell office:value-type="float" office:value="0.00428">
            <text:p>0,00428</text:p>
          </table:table-cell>
          <table:table-cell office:value-type="float" office:value="0.004131">
            <text:p>0,004131</text:p>
          </table:table-cell>
          <table:table-cell office:value-type="float" office:value="0.004046">
            <text:p>0,004046</text:p>
          </table:table-cell>
          <table:table-cell office:value-type="float" office:value="0.004175">
            <text:p>0,004175</text:p>
          </table:table-cell>
          <table:table-cell office:value-type="float" office:value="0.004086">
            <text:p>0,004086</text:p>
          </table:table-cell>
          <table:table-cell office:value-type="float" office:value="0.004219">
            <text:p>0,004219</text:p>
          </table:table-cell>
          <table:table-cell office:value-type="float" office:value="0.004177">
            <text:p>0,004177</text:p>
          </table:table-cell>
          <table:table-cell office:value-type="float" office:value="0.004066">
            <text:p>0,004066</text:p>
          </table:table-cell>
          <table:table-cell office:value-type="float" office:value="0.00405">
            <text:p>0,00405</text:p>
          </table:table-cell>
          <table:table-cell office:value-type="float" office:value="0.004278">
            <text:p>0,004278</text:p>
          </table:table-cell>
          <table:table-cell office:value-type="float" office:value="0.004152">
            <text:p>0,004152</text:p>
          </table:table-cell>
          <table:table-cell office:value-type="float" office:value="0.004028">
            <text:p>0,004028</text:p>
          </table:table-cell>
          <table:table-cell office:value-type="float" office:value="0.004071">
            <text:p>0,004071</text:p>
          </table:table-cell>
          <table:table-cell office:value-type="float" office:value="0.003933">
            <text:p>0,003933</text:p>
          </table:table-cell>
          <table:table-cell office:value-type="float" office:value="0.003952">
            <text:p>0,003952</text:p>
          </table:table-cell>
          <table:table-cell office:value-type="float" office:value="0.003948">
            <text:p>0,003948</text:p>
          </table:table-cell>
          <table:table-cell office:value-type="float" office:value="0.003904">
            <text:p>0,003904</text:p>
          </table:table-cell>
          <table:table-cell office:value-type="float" office:value="0.00397">
            <text:p>0,00397</text:p>
          </table:table-cell>
          <table:table-cell office:value-type="float" office:value="0.003923">
            <text:p>0,003923</text:p>
          </table:table-cell>
          <table:table-cell office:value-type="float" office:value="0.003964">
            <text:p>0,003964</text:p>
          </table:table-cell>
          <table:table-cell office:value-type="float" office:value="0.003924">
            <text:p>0,003924</text:p>
          </table:table-cell>
          <table:table-cell office:value-type="float" office:value="0.003891">
            <text:p>0,003891</text:p>
          </table:table-cell>
          <table:table-cell office:value-type="float" office:value="0.003889">
            <text:p>0,003889</text:p>
          </table:table-cell>
          <table:table-cell office:value-type="float" office:value="0.003884">
            <text:p>0,003884</text:p>
          </table:table-cell>
          <table:table-cell office:value-type="float" office:value="0.003869">
            <text:p>0,003869</text:p>
          </table:table-cell>
          <table:table-cell office:value-type="float" office:value="0.003943">
            <text:p>0,003943</text:p>
          </table:table-cell>
          <table:table-cell office:value-type="float" office:value="0.003779">
            <text:p>0,003779</text:p>
          </table:table-cell>
          <table:table-cell office:value-type="float" office:value="0.003885">
            <text:p>0,003885</text:p>
          </table:table-cell>
          <table:table-cell office:value-type="float" office:value="0.003833">
            <text:p>0,003833</text:p>
          </table:table-cell>
          <table:table-cell office:value-type="float" office:value="0.003792">
            <text:p>0,003792</text:p>
          </table:table-cell>
          <table:table-cell office:value-type="float" office:value="0.003891">
            <text:p>0,003891</text:p>
          </table:table-cell>
          <table:table-cell office:value-type="float" office:value="0.00386">
            <text:p>0,00386</text:p>
          </table:table-cell>
          <table:table-cell office:value-type="float" office:value="0.003856">
            <text:p>0,003856</text:p>
          </table:table-cell>
          <table:table-cell office:value-type="float" office:value="0.003753">
            <text:p>0,003753</text:p>
          </table:table-cell>
          <table:table-cell office:value-type="float" office:value="0.003809">
            <text:p>0,003809</text:p>
          </table:table-cell>
          <table:table-cell office:value-type="float" office:value="0.003778">
            <text:p>0,003778</text:p>
          </table:table-cell>
          <table:table-cell office:value-type="float" office:value="0.00371">
            <text:p>0,00371</text:p>
          </table:table-cell>
          <table:table-cell office:value-type="float" office:value="0.00379">
            <text:p>0,00379</text:p>
          </table:table-cell>
          <table:table-cell office:value-type="float" office:value="0.003737">
            <text:p>0,003737</text:p>
          </table:table-cell>
          <table:table-cell office:value-type="float" office:value="0.003674">
            <text:p>0,003674</text:p>
          </table:table-cell>
          <table:table-cell office:value-type="float" office:value="0.003795">
            <text:p>0,003795</text:p>
          </table:table-cell>
          <table:table-cell office:value-type="float" office:value="0.003747">
            <text:p>0,003747</text:p>
          </table:table-cell>
          <table:table-cell office:value-type="float" office:value="0.003742">
            <text:p>0,003742</text:p>
          </table:table-cell>
          <table:table-cell office:value-type="float" office:value="0.00359">
            <text:p>0,00359</text:p>
          </table:table-cell>
          <table:table-cell office:value-type="float" office:value="0.00375">
            <text:p>0,00375</text:p>
          </table:table-cell>
          <table:table-cell office:value-type="float" office:value="0.00373">
            <text:p>0,00373</text:p>
          </table:table-cell>
          <table:table-cell office:value-type="float" office:value="0.003848">
            <text:p>0,003848</text:p>
          </table:table-cell>
          <table:table-cell office:value-type="float" office:value="0.003599">
            <text:p>0,003599</text:p>
          </table:table-cell>
          <table:table-cell office:value-type="float" office:value="0.003669">
            <text:p>0,003669</text:p>
          </table:table-cell>
          <table:table-cell office:value-type="float" office:value="0.003627">
            <text:p>0,003627</text:p>
          </table:table-cell>
          <table:table-cell office:value-type="float" office:value="0.003501">
            <text:p>0,003501</text:p>
          </table:table-cell>
          <table:table-cell office:value-type="float" office:value="0.003677">
            <text:p>0,003677</text:p>
          </table:table-cell>
          <table:table-cell office:value-type="float" office:value="0.003637">
            <text:p>0,003637</text:p>
          </table:table-cell>
          <table:table-cell office:value-type="float" office:value="0.003725">
            <text:p>0,003725</text:p>
          </table:table-cell>
          <table:table-cell office:value-type="float" office:value="0.003609">
            <text:p>0,003609</text:p>
          </table:table-cell>
          <table:table-cell office:value-type="float" office:value="0.003513">
            <text:p>0,003513</text:p>
          </table:table-cell>
          <table:table-cell office:value-type="float" office:value="0.003469">
            <text:p>0,003469</text:p>
          </table:table-cell>
          <table:table-cell office:value-type="float" office:value="0.003554">
            <text:p>0,003554</text:p>
          </table:table-cell>
          <table:table-cell office:value-type="float" office:value="0.003608">
            <text:p>0,003608</text:p>
          </table:table-cell>
          <table:table-cell office:value-type="float" office:value="0.003552">
            <text:p>0,003552</text:p>
          </table:table-cell>
          <table:table-cell office:value-type="float" office:value="0.003583">
            <text:p>0,003583</text:p>
          </table:table-cell>
          <table:table-cell office:value-type="float" office:value="0.003569">
            <text:p>0,003569</text:p>
          </table:table-cell>
          <table:table-cell office:value-type="float" office:value="0.003467">
            <text:p>0,003467</text:p>
          </table:table-cell>
          <table:table-cell office:value-type="float" office:value="0.003619">
            <text:p>0,003619</text:p>
          </table:table-cell>
          <table:table-cell office:value-type="float" office:value="0.00347">
            <text:p>0,00347</text:p>
          </table:table-cell>
          <table:table-cell office:value-type="float" office:value="0.003554">
            <text:p>0,003554</text:p>
          </table:table-cell>
          <table:table-cell office:value-type="float" office:value="0.003485">
            <text:p>0,003485</text:p>
          </table:table-cell>
          <table:table-cell office:value-type="float" office:value="0.003533">
            <text:p>0,003533</text:p>
          </table:table-cell>
          <table:table-cell office:value-type="float" office:value="0.003507">
            <text:p>0,003507</text:p>
          </table:table-cell>
          <table:table-cell office:value-type="float" office:value="0.003437">
            <text:p>0,003437</text:p>
          </table:table-cell>
          <table:table-cell office:value-type="float" office:value="0.003441">
            <text:p>0,003441</text:p>
          </table:table-cell>
          <table:table-cell office:value-type="float" office:value="0.003322">
            <text:p>0,003322</text:p>
          </table:table-cell>
          <table:table-cell office:value-type="float" office:value="0.00345">
            <text:p>0,00345</text:p>
          </table:table-cell>
          <table:table-cell office:value-type="float" office:value="0.003449">
            <text:p>0,003449</text:p>
          </table:table-cell>
          <table:table-cell office:value-type="float" office:value="0.003518">
            <text:p>0,003518</text:p>
          </table:table-cell>
          <table:table-cell office:value-type="float" office:value="0.003371">
            <text:p>0,003371</text:p>
          </table:table-cell>
          <table:table-cell office:value-type="float" office:value="0.003548">
            <text:p>0,003548</text:p>
          </table:table-cell>
          <table:table-cell office:value-type="float" office:value="0.003314">
            <text:p>0,003314</text:p>
          </table:table-cell>
          <table:table-cell office:value-type="float" office:value="0.003427">
            <text:p>0,003427</text:p>
          </table:table-cell>
          <table:table-cell office:value-type="float" office:value="0.003385">
            <text:p>0,003385</text:p>
          </table:table-cell>
          <table:table-cell office:value-type="float" office:value="0.003311">
            <text:p>0,003311</text:p>
          </table:table-cell>
          <table:table-cell office:value-type="float" office:value="0.003379">
            <text:p>0,003379</text:p>
          </table:table-cell>
          <table:table-cell office:value-type="float" office:value="0.003423">
            <text:p>0,003423</text:p>
          </table:table-cell>
          <table:table-cell office:value-type="float" office:value="0.003461">
            <text:p>0,003461</text:p>
          </table:table-cell>
          <table:table-cell office:value-type="float" office:value="0.003379">
            <text:p>0,003379</text:p>
          </table:table-cell>
          <table:table-cell office:value-type="float" office:value="0.00343">
            <text:p>0,00343</text:p>
          </table:table-cell>
          <table:table-cell office:value-type="float" office:value="0.003316">
            <text:p>0,003316</text:p>
          </table:table-cell>
          <table:table-cell office:value-type="float" office:value="0.003352">
            <text:p>0,003352</text:p>
          </table:table-cell>
          <table:table-cell office:value-type="float" office:value="0.003378">
            <text:p>0,003378</text:p>
          </table:table-cell>
          <table:table-cell office:value-type="float" office:value="0.003215">
            <text:p>0,003215</text:p>
          </table:table-cell>
          <table:table-cell office:value-type="float" office:value="0.003369">
            <text:p>0,003369</text:p>
          </table:table-cell>
          <table:table-cell office:value-type="float" office:value="0.003481">
            <text:p>0,003481</text:p>
          </table:table-cell>
          <table:table-cell office:value-type="float" office:value="0.003407">
            <text:p>0,003407</text:p>
          </table:table-cell>
          <table:table-cell office:value-type="float" office:value="0.003366">
            <text:p>0,003366</text:p>
          </table:table-cell>
          <table:table-cell office:value-type="float" office:value="0.003442">
            <text:p>0,003442</text:p>
          </table:table-cell>
          <table:table-cell office:value-type="float" office:value="0.003378">
            <text:p>0,003378</text:p>
          </table:table-cell>
          <table:table-cell office:value-type="float" office:value="0.003303">
            <text:p>0,003303</text:p>
          </table:table-cell>
          <table:table-cell office:value-type="float" office:value="0.00341">
            <text:p>0,00341</text:p>
          </table:table-cell>
          <table:table-cell office:value-type="float" office:value="0.003197">
            <text:p>0,003197</text:p>
          </table:table-cell>
          <table:table-cell office:value-type="float" office:value="0.00336">
            <text:p>0,00336</text:p>
          </table:table-cell>
          <table:table-cell office:value-type="float" office:value="0.003292">
            <text:p>0,003292</text:p>
          </table:table-cell>
          <table:table-cell office:value-type="float" office:value="0.003363">
            <text:p>0,003363</text:p>
          </table:table-cell>
          <table:table-cell office:value-type="float" office:value="0.003338">
            <text:p>0,003338</text:p>
          </table:table-cell>
          <table:table-cell office:value-type="float" office:value="0.003233">
            <text:p>0,003233</text:p>
          </table:table-cell>
          <table:table-cell office:value-type="float" office:value="0.003257">
            <text:p>0,003257</text:p>
          </table:table-cell>
          <table:table-cell office:value-type="float" office:value="0.00321">
            <text:p>0,00321</text:p>
          </table:table-cell>
          <table:table-cell office:value-type="float" office:value="0.003277">
            <text:p>0,003277</text:p>
          </table:table-cell>
          <table:table-cell office:value-type="float" office:value="0.003294">
            <text:p>0,003294</text:p>
          </table:table-cell>
          <table:table-cell office:value-type="float" office:value="0.003195">
            <text:p>0,003195</text:p>
          </table:table-cell>
          <table:table-cell office:value-type="float" office:value="0.003303">
            <text:p>0,003303</text:p>
          </table:table-cell>
          <table:table-cell office:value-type="float" office:value="0.003254">
            <text:p>0,003254</text:p>
          </table:table-cell>
          <table:table-cell office:value-type="float" office:value="0.003285">
            <text:p>0,003285</text:p>
          </table:table-cell>
          <table:table-cell office:value-type="float" office:value="0.003354">
            <text:p>0,003354</text:p>
          </table:table-cell>
          <table:table-cell office:value-type="float" office:value="0.003283">
            <text:p>0,003283</text:p>
          </table:table-cell>
          <table:table-cell office:value-type="float" office:value="0.003275">
            <text:p>0,003275</text:p>
          </table:table-cell>
          <table:table-cell office:value-type="float" office:value="0.003252">
            <text:p>0,003252</text:p>
          </table:table-cell>
          <table:table-cell office:value-type="float" office:value="0.003317">
            <text:p>0,003317</text:p>
          </table:table-cell>
          <table:table-cell office:value-type="float" office:value="0.003202">
            <text:p>0,003202</text:p>
          </table:table-cell>
          <table:table-cell office:value-type="float" office:value="0.003312">
            <text:p>0,003312</text:p>
          </table:table-cell>
          <table:table-cell office:value-type="float" office:value="0.003314">
            <text:p>0,003314</text:p>
          </table:table-cell>
          <table:table-cell office:value-type="float" office:value="0.003322">
            <text:p>0,003322</text:p>
          </table:table-cell>
          <table:table-cell office:value-type="float" office:value="0.003351">
            <text:p>0,003351</text:p>
          </table:table-cell>
          <table:table-cell office:value-type="float" office:value="0.003364">
            <text:p>0,003364</text:p>
          </table:table-cell>
          <table:table-cell office:value-type="float" office:value="0.003294">
            <text:p>0,003294</text:p>
          </table:table-cell>
          <table:table-cell office:value-type="float" office:value="0.003266">
            <text:p>0,003266</text:p>
          </table:table-cell>
          <table:table-cell office:value-type="float" office:value="0.003223">
            <text:p>0,003223</text:p>
          </table:table-cell>
          <table:table-cell office:value-type="float" office:value="0.00329">
            <text:p>0,00329</text:p>
          </table:table-cell>
          <table:table-cell office:value-type="float" office:value="0.003245">
            <text:p>0,003245</text:p>
          </table:table-cell>
          <table:table-cell office:value-type="float" office:value="0.003405">
            <text:p>0,003405</text:p>
          </table:table-cell>
          <table:table-cell office:value-type="float" office:value="0.00334">
            <text:p>0,00334</text:p>
          </table:table-cell>
          <table:table-cell office:value-type="float" office:value="0.003359">
            <text:p>0,003359</text:p>
          </table:table-cell>
          <table:table-cell office:value-type="float" office:value="0.003336">
            <text:p>0,003336</text:p>
          </table:table-cell>
          <table:table-cell office:value-type="float" office:value="0.00334">
            <text:p>0,00334</text:p>
          </table:table-cell>
          <table:table-cell office:value-type="float" office:value="0.003336">
            <text:p>0,003336</text:p>
          </table:table-cell>
          <table:table-cell office:value-type="float" office:value="0.003396">
            <text:p>0,003396</text:p>
          </table:table-cell>
          <table:table-cell office:value-type="float" office:value="0.00331">
            <text:p>0,00331</text:p>
          </table:table-cell>
          <table:table-cell office:value-type="float" office:value="0.003439">
            <text:p>0,003439</text:p>
          </table:table-cell>
          <table:table-cell office:value-type="float" office:value="0.003294">
            <text:p>0,003294</text:p>
          </table:table-cell>
          <table:table-cell office:value-type="float" office:value="0.003437">
            <text:p>0,003437</text:p>
          </table:table-cell>
          <table:table-cell office:value-type="float" office:value="0.003427">
            <text:p>0,003427</text:p>
          </table:table-cell>
          <table:table-cell office:value-type="float" office:value="0.003329">
            <text:p>0,003329</text:p>
          </table:table-cell>
          <table:table-cell table:number-columns-repeated="2" office:value-type="float" office:value="0.003419">
            <text:p>0,003419</text:p>
          </table:table-cell>
          <table:table-cell office:value-type="float" office:value="0.003436">
            <text:p>0,003436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071566">
            <text:p>0,071566</text:p>
          </table:table-cell>
          <table:table-cell office:value-type="float" office:value="0.061431">
            <text:p>0,061431</text:p>
          </table:table-cell>
          <table:table-cell office:value-type="float" office:value="0.059057">
            <text:p>0,059057</text:p>
          </table:table-cell>
          <table:table-cell office:value-type="float" office:value="0.05632">
            <text:p>0,05632</text:p>
          </table:table-cell>
          <table:table-cell office:value-type="float" office:value="0.053726">
            <text:p>0,053726</text:p>
          </table:table-cell>
          <table:table-cell office:value-type="float" office:value="0.052589">
            <text:p>0,052589</text:p>
          </table:table-cell>
          <table:table-cell office:value-type="float" office:value="0.050041">
            <text:p>0,050041</text:p>
          </table:table-cell>
          <table:table-cell office:value-type="float" office:value="0.049481">
            <text:p>0,049481</text:p>
          </table:table-cell>
          <table:table-cell office:value-type="float" office:value="0.048673">
            <text:p>0,048673</text:p>
          </table:table-cell>
          <table:table-cell office:value-type="float" office:value="0.044994">
            <text:p>0,044994</text:p>
          </table:table-cell>
          <table:table-cell office:value-type="float" office:value="0.045878">
            <text:p>0,045878</text:p>
          </table:table-cell>
          <table:table-cell office:value-type="float" office:value="0.042144">
            <text:p>0,042144</text:p>
          </table:table-cell>
          <table:table-cell office:value-type="float" office:value="0.04347">
            <text:p>0,04347</text:p>
          </table:table-cell>
          <table:table-cell office:value-type="float" office:value="0.040557">
            <text:p>0,040557</text:p>
          </table:table-cell>
          <table:table-cell office:value-type="float" office:value="0.040643">
            <text:p>0,040643</text:p>
          </table:table-cell>
          <table:table-cell office:value-type="float" office:value="0.040459">
            <text:p>0,040459</text:p>
          </table:table-cell>
          <table:table-cell office:value-type="float" office:value="0.040155">
            <text:p>0,040155</text:p>
          </table:table-cell>
          <table:table-cell office:value-type="float" office:value="0.036632">
            <text:p>0,036632</text:p>
          </table:table-cell>
          <table:table-cell office:value-type="float" office:value="0.036885">
            <text:p>0,036885</text:p>
          </table:table-cell>
          <table:table-cell office:value-type="float" office:value="0.036356">
            <text:p>0,036356</text:p>
          </table:table-cell>
          <table:table-cell office:value-type="float" office:value="0.036938">
            <text:p>0,036938</text:p>
          </table:table-cell>
          <table:table-cell office:value-type="float" office:value="0.035145">
            <text:p>0,035145</text:p>
          </table:table-cell>
          <table:table-cell office:value-type="float" office:value="0.036354">
            <text:p>0,036354</text:p>
          </table:table-cell>
          <table:table-cell office:value-type="float" office:value="0.033607">
            <text:p>0,033607</text:p>
          </table:table-cell>
          <table:table-cell office:value-type="float" office:value="0.03324">
            <text:p>0,03324</text:p>
          </table:table-cell>
          <table:table-cell office:value-type="float" office:value="0.033629">
            <text:p>0,033629</text:p>
          </table:table-cell>
          <table:table-cell office:value-type="float" office:value="0.032661">
            <text:p>0,032661</text:p>
          </table:table-cell>
          <table:table-cell office:value-type="float" office:value="0.031758">
            <text:p>0,031758</text:p>
          </table:table-cell>
          <table:table-cell office:value-type="float" office:value="0.03193">
            <text:p>0,03193</text:p>
          </table:table-cell>
          <table:table-cell office:value-type="float" office:value="0.030706">
            <text:p>0,030706</text:p>
          </table:table-cell>
          <table:table-cell office:value-type="float" office:value="0.031058">
            <text:p>0,031058</text:p>
          </table:table-cell>
          <table:table-cell office:value-type="float" office:value="0.029689">
            <text:p>0,029689</text:p>
          </table:table-cell>
          <table:table-cell office:value-type="float" office:value="0.029217">
            <text:p>0,029217</text:p>
          </table:table-cell>
          <table:table-cell office:value-type="float" office:value="0.029198">
            <text:p>0,029198</text:p>
          </table:table-cell>
          <table:table-cell office:value-type="float" office:value="0.028094">
            <text:p>0,028094</text:p>
          </table:table-cell>
          <table:table-cell office:value-type="float" office:value="0.028152">
            <text:p>0,028152</text:p>
          </table:table-cell>
          <table:table-cell office:value-type="float" office:value="0.028044">
            <text:p>0,028044</text:p>
          </table:table-cell>
          <table:table-cell office:value-type="float" office:value="0.028686">
            <text:p>0,028686</text:p>
          </table:table-cell>
          <table:table-cell office:value-type="float" office:value="0.027096">
            <text:p>0,027096</text:p>
          </table:table-cell>
          <table:table-cell office:value-type="float" office:value="0.026771">
            <text:p>0,026771</text:p>
          </table:table-cell>
          <table:table-cell office:value-type="float" office:value="0.026419">
            <text:p>0,026419</text:p>
          </table:table-cell>
          <table:table-cell office:value-type="float" office:value="0.026984">
            <text:p>0,026984</text:p>
          </table:table-cell>
          <table:table-cell office:value-type="float" office:value="0.025542">
            <text:p>0,025542</text:p>
          </table:table-cell>
          <table:table-cell office:value-type="float" office:value="0.026079">
            <text:p>0,026079</text:p>
          </table:table-cell>
          <table:table-cell office:value-type="float" office:value="0.025243">
            <text:p>0,025243</text:p>
          </table:table-cell>
          <table:table-cell office:value-type="float" office:value="0.024791">
            <text:p>0,024791</text:p>
          </table:table-cell>
          <table:table-cell office:value-type="float" office:value="0.024345">
            <text:p>0,024345</text:p>
          </table:table-cell>
          <table:table-cell office:value-type="float" office:value="0.02426">
            <text:p>0,02426</text:p>
          </table:table-cell>
          <table:table-cell office:value-type="float" office:value="0.022967">
            <text:p>0,022967</text:p>
          </table:table-cell>
          <table:table-cell office:value-type="float" office:value="0.022306">
            <text:p>0,022306</text:p>
          </table:table-cell>
          <table:table-cell office:value-type="float" office:value="0.0229">
            <text:p>0,0229</text:p>
          </table:table-cell>
          <table:table-cell office:value-type="float" office:value="0.023645">
            <text:p>0,023645</text:p>
          </table:table-cell>
          <table:table-cell office:value-type="float" office:value="0.022736">
            <text:p>0,022736</text:p>
          </table:table-cell>
          <table:table-cell office:value-type="float" office:value="0.022944">
            <text:p>0,022944</text:p>
          </table:table-cell>
          <table:table-cell office:value-type="float" office:value="0.022288">
            <text:p>0,022288</text:p>
          </table:table-cell>
          <table:table-cell office:value-type="float" office:value="0.021502">
            <text:p>0,021502</text:p>
          </table:table-cell>
          <table:table-cell office:value-type="float" office:value="0.021672">
            <text:p>0,021672</text:p>
          </table:table-cell>
          <table:table-cell office:value-type="float" office:value="0.021653">
            <text:p>0,021653</text:p>
          </table:table-cell>
          <table:table-cell office:value-type="float" office:value="0.020883">
            <text:p>0,020883</text:p>
          </table:table-cell>
          <table:table-cell office:value-type="float" office:value="0.021538">
            <text:p>0,021538</text:p>
          </table:table-cell>
          <table:table-cell office:value-type="float" office:value="0.020797">
            <text:p>0,020797</text:p>
          </table:table-cell>
          <table:table-cell office:value-type="float" office:value="0.019698">
            <text:p>0,019698</text:p>
          </table:table-cell>
          <table:table-cell office:value-type="float" office:value="0.020175">
            <text:p>0,020175</text:p>
          </table:table-cell>
          <table:table-cell office:value-type="float" office:value="0.021078">
            <text:p>0,021078</text:p>
          </table:table-cell>
          <table:table-cell office:value-type="float" office:value="0.019719">
            <text:p>0,019719</text:p>
          </table:table-cell>
          <table:table-cell office:value-type="float" office:value="0.019581">
            <text:p>0,019581</text:p>
          </table:table-cell>
          <table:table-cell office:value-type="float" office:value="0.019923">
            <text:p>0,019923</text:p>
          </table:table-cell>
          <table:table-cell office:value-type="float" office:value="0.020342">
            <text:p>0,020342</text:p>
          </table:table-cell>
          <table:table-cell office:value-type="float" office:value="0.01882">
            <text:p>0,01882</text:p>
          </table:table-cell>
          <table:table-cell office:value-type="float" office:value="0.018794">
            <text:p>0,018794</text:p>
          </table:table-cell>
          <table:table-cell office:value-type="float" office:value="0.018898">
            <text:p>0,018898</text:p>
          </table:table-cell>
          <table:table-cell office:value-type="float" office:value="0.01803">
            <text:p>0,01803</text:p>
          </table:table-cell>
          <table:table-cell office:value-type="float" office:value="0.018752">
            <text:p>0,018752</text:p>
          </table:table-cell>
          <table:table-cell office:value-type="float" office:value="0.018598">
            <text:p>0,018598</text:p>
          </table:table-cell>
          <table:table-cell office:value-type="float" office:value="0.018073">
            <text:p>0,018073</text:p>
          </table:table-cell>
          <table:table-cell office:value-type="float" office:value="0.018195">
            <text:p>0,018195</text:p>
          </table:table-cell>
          <table:table-cell office:value-type="float" office:value="0.017671">
            <text:p>0,017671</text:p>
          </table:table-cell>
          <table:table-cell office:value-type="float" office:value="0.017273">
            <text:p>0,017273</text:p>
          </table:table-cell>
          <table:table-cell office:value-type="float" office:value="0.017843">
            <text:p>0,017843</text:p>
          </table:table-cell>
          <table:table-cell office:value-type="float" office:value="0.017477">
            <text:p>0,017477</text:p>
          </table:table-cell>
          <table:table-cell office:value-type="float" office:value="0.016834">
            <text:p>0,016834</text:p>
          </table:table-cell>
          <table:table-cell office:value-type="float" office:value="0.016604">
            <text:p>0,016604</text:p>
          </table:table-cell>
          <table:table-cell office:value-type="float" office:value="0.016691">
            <text:p>0,016691</text:p>
          </table:table-cell>
          <table:table-cell office:value-type="float" office:value="0.016175">
            <text:p>0,016175</text:p>
          </table:table-cell>
          <table:table-cell office:value-type="float" office:value="0.016346">
            <text:p>0,016346</text:p>
          </table:table-cell>
          <table:table-cell office:value-type="float" office:value="0.016427">
            <text:p>0,016427</text:p>
          </table:table-cell>
          <table:table-cell office:value-type="float" office:value="0.015724">
            <text:p>0,015724</text:p>
          </table:table-cell>
          <table:table-cell office:value-type="float" office:value="0.015711">
            <text:p>0,015711</text:p>
          </table:table-cell>
          <table:table-cell office:value-type="float" office:value="0.015655">
            <text:p>0,015655</text:p>
          </table:table-cell>
          <table:table-cell office:value-type="float" office:value="0.015853">
            <text:p>0,015853</text:p>
          </table:table-cell>
          <table:table-cell office:value-type="float" office:value="0.015532">
            <text:p>0,015532</text:p>
          </table:table-cell>
          <table:table-cell office:value-type="float" office:value="0.015531">
            <text:p>0,015531</text:p>
          </table:table-cell>
          <table:table-cell office:value-type="float" office:value="0.015865">
            <text:p>0,015865</text:p>
          </table:table-cell>
          <table:table-cell office:value-type="float" office:value="0.015086">
            <text:p>0,015086</text:p>
          </table:table-cell>
          <table:table-cell office:value-type="float" office:value="0.015284">
            <text:p>0,015284</text:p>
          </table:table-cell>
          <table:table-cell office:value-type="float" office:value="0.014235">
            <text:p>0,014235</text:p>
          </table:table-cell>
          <table:table-cell office:value-type="float" office:value="0.014681">
            <text:p>0,014681</text:p>
          </table:table-cell>
          <table:table-cell office:value-type="float" office:value="0.014884">
            <text:p>0,014884</text:p>
          </table:table-cell>
          <table:table-cell office:value-type="float" office:value="0.014587">
            <text:p>0,014587</text:p>
          </table:table-cell>
          <table:table-cell office:value-type="float" office:value="0.014101">
            <text:p>0,014101</text:p>
          </table:table-cell>
          <table:table-cell office:value-type="float" office:value="0.014401">
            <text:p>0,014401</text:p>
          </table:table-cell>
          <table:table-cell office:value-type="float" office:value="0.01421">
            <text:p>0,01421</text:p>
          </table:table-cell>
          <table:table-cell office:value-type="float" office:value="0.014242">
            <text:p>0,014242</text:p>
          </table:table-cell>
          <table:table-cell office:value-type="float" office:value="0.01302">
            <text:p>0,01302</text:p>
          </table:table-cell>
          <table:table-cell office:value-type="float" office:value="0.013281">
            <text:p>0,013281</text:p>
          </table:table-cell>
          <table:table-cell office:value-type="float" office:value="0.013067">
            <text:p>0,013067</text:p>
          </table:table-cell>
          <table:table-cell office:value-type="float" office:value="0.014165">
            <text:p>0,014165</text:p>
          </table:table-cell>
          <table:table-cell office:value-type="float" office:value="0.013491">
            <text:p>0,013491</text:p>
          </table:table-cell>
          <table:table-cell office:value-type="float" office:value="0.012567">
            <text:p>0,012567</text:p>
          </table:table-cell>
          <table:table-cell office:value-type="float" office:value="0.01301">
            <text:p>0,01301</text:p>
          </table:table-cell>
          <table:table-cell office:value-type="float" office:value="0.013392">
            <text:p>0,013392</text:p>
          </table:table-cell>
          <table:table-cell office:value-type="float" office:value="0.012974">
            <text:p>0,012974</text:p>
          </table:table-cell>
          <table:table-cell office:value-type="float" office:value="0.013006">
            <text:p>0,013006</text:p>
          </table:table-cell>
          <table:table-cell office:value-type="float" office:value="0.012434">
            <text:p>0,012434</text:p>
          </table:table-cell>
          <table:table-cell office:value-type="float" office:value="0.012468">
            <text:p>0,012468</text:p>
          </table:table-cell>
          <table:table-cell office:value-type="float" office:value="0.012017">
            <text:p>0,012017</text:p>
          </table:table-cell>
          <table:table-cell office:value-type="float" office:value="0.012484">
            <text:p>0,012484</text:p>
          </table:table-cell>
          <table:table-cell office:value-type="float" office:value="0.012275">
            <text:p>0,012275</text:p>
          </table:table-cell>
          <table:table-cell office:value-type="float" office:value="0.012216">
            <text:p>0,012216</text:p>
          </table:table-cell>
          <table:table-cell office:value-type="float" office:value="0.012568">
            <text:p>0,012568</text:p>
          </table:table-cell>
          <table:table-cell office:value-type="float" office:value="0.011684">
            <text:p>0,011684</text:p>
          </table:table-cell>
          <table:table-cell office:value-type="float" office:value="0.011895">
            <text:p>0,011895</text:p>
          </table:table-cell>
          <table:table-cell office:value-type="float" office:value="0.011586">
            <text:p>0,011586</text:p>
          </table:table-cell>
          <table:table-cell office:value-type="float" office:value="0.011718">
            <text:p>0,011718</text:p>
          </table:table-cell>
          <table:table-cell office:value-type="float" office:value="0.011657">
            <text:p>0,011657</text:p>
          </table:table-cell>
          <table:table-cell office:value-type="float" office:value="0.011317">
            <text:p>0,011317</text:p>
          </table:table-cell>
          <table:table-cell office:value-type="float" office:value="0.011476">
            <text:p>0,011476</text:p>
          </table:table-cell>
          <table:table-cell office:value-type="float" office:value="0.011216">
            <text:p>0,011216</text:p>
          </table:table-cell>
          <table:table-cell office:value-type="float" office:value="0.011445">
            <text:p>0,011445</text:p>
          </table:table-cell>
          <table:table-cell office:value-type="float" office:value="0.011148">
            <text:p>0,011148</text:p>
          </table:table-cell>
          <table:table-cell office:value-type="float" office:value="0.011274">
            <text:p>0,011274</text:p>
          </table:table-cell>
          <table:table-cell office:value-type="float" office:value="0.011292">
            <text:p>0,011292</text:p>
          </table:table-cell>
          <table:table-cell office:value-type="float" office:value="0.010911">
            <text:p>0,010911</text:p>
          </table:table-cell>
          <table:table-cell office:value-type="float" office:value="0.010726">
            <text:p>0,010726</text:p>
          </table:table-cell>
          <table:table-cell office:value-type="float" office:value="0.010888">
            <text:p>0,010888</text:p>
          </table:table-cell>
          <table:table-cell office:value-type="float" office:value="0.010271">
            <text:p>0,010271</text:p>
          </table:table-cell>
          <table:table-cell office:value-type="float" office:value="0.010578">
            <text:p>0,010578</text:p>
          </table:table-cell>
          <table:table-cell office:value-type="float" office:value="0.010492">
            <text:p>0,010492</text:p>
          </table:table-cell>
          <table:table-cell office:value-type="float" office:value="0.010482">
            <text:p>0,010482</text:p>
          </table:table-cell>
          <table:table-cell office:value-type="float" office:value="0.01018">
            <text:p>0,01018</text:p>
          </table:table-cell>
          <table:table-cell office:value-type="float" office:value="0.010424">
            <text:p>0,010424</text:p>
          </table:table-cell>
          <table:table-cell office:value-type="float" office:value="0.010052">
            <text:p>0,010052</text:p>
          </table:table-cell>
          <table:table-cell office:value-type="float" office:value="0.010053">
            <text:p>0,010053</text:p>
          </table:table-cell>
          <table:table-cell office:value-type="float" office:value="0.009771">
            <text:p>0,009771</text:p>
          </table:table-cell>
          <table:table-cell office:value-type="float" office:value="0.010303">
            <text:p>0,010303</text:p>
          </table:table-cell>
          <table:table-cell office:value-type="float" office:value="0.009881">
            <text:p>0,009881</text:p>
          </table:table-cell>
          <table:table-cell office:value-type="float" office:value="0.009709">
            <text:p>0,009709</text:p>
          </table:table-cell>
          <table:table-cell office:value-type="float" office:value="0.009641">
            <text:p>0,009641</text:p>
          </table:table-cell>
          <table:table-cell office:value-type="float" office:value="0.010124">
            <text:p>0,010124</text:p>
          </table:table-cell>
          <table:table-cell office:value-type="float" office:value="0.009509">
            <text:p>0,009509</text:p>
          </table:table-cell>
          <table:table-cell office:value-type="float" office:value="0.009474">
            <text:p>0,009474</text:p>
          </table:table-cell>
          <table:table-cell office:value-type="float" office:value="0.009555">
            <text:p>0,009555</text:p>
          </table:table-cell>
          <table:table-cell office:value-type="float" office:value="0.009531">
            <text:p>0,009531</text:p>
          </table:table-cell>
          <table:table-cell office:value-type="float" office:value="0.009434">
            <text:p>0,009434</text:p>
          </table:table-cell>
          <table:table-cell office:value-type="float" office:value="0.009322">
            <text:p>0,009322</text:p>
          </table:table-cell>
          <table:table-cell office:value-type="float" office:value="0.009732">
            <text:p>0,009732</text:p>
          </table:table-cell>
          <table:table-cell office:value-type="float" office:value="0.009162">
            <text:p>0,009162</text:p>
          </table:table-cell>
          <table:table-cell office:value-type="float" office:value="0.009314">
            <text:p>0,009314</text:p>
          </table:table-cell>
          <table:table-cell office:value-type="float" office:value="0.009045">
            <text:p>0,009045</text:p>
          </table:table-cell>
          <table:table-cell office:value-type="float" office:value="0.009182">
            <text:p>0,009182</text:p>
          </table:table-cell>
          <table:table-cell office:value-type="float" office:value="0.009077">
            <text:p>0,009077</text:p>
          </table:table-cell>
          <table:table-cell office:value-type="float" office:value="0.008684">
            <text:p>0,008684</text:p>
          </table:table-cell>
          <table:table-cell office:value-type="float" office:value="0.009042">
            <text:p>0,009042</text:p>
          </table:table-cell>
          <table:table-cell office:value-type="float" office:value="0.008802">
            <text:p>0,008802</text:p>
          </table:table-cell>
          <table:table-cell office:value-type="float" office:value="0.008569">
            <text:p>0,008569</text:p>
          </table:table-cell>
          <table:table-cell office:value-type="float" office:value="0.008521">
            <text:p>0,008521</text:p>
          </table:table-cell>
          <table:table-cell office:value-type="float" office:value="0.008787">
            <text:p>0,008787</text:p>
          </table:table-cell>
          <table:table-cell office:value-type="float" office:value="0.008506">
            <text:p>0,008506</text:p>
          </table:table-cell>
          <table:table-cell office:value-type="float" office:value="0.008526">
            <text:p>0,008526</text:p>
          </table:table-cell>
          <table:table-cell office:value-type="float" office:value="0.008645">
            <text:p>0,008645</text:p>
          </table:table-cell>
          <table:table-cell office:value-type="float" office:value="0.00815">
            <text:p>0,00815</text:p>
          </table:table-cell>
          <table:table-cell office:value-type="float" office:value="0.00867">
            <text:p>0,00867</text:p>
          </table:table-cell>
          <table:table-cell office:value-type="float" office:value="0.00838">
            <text:p>0,00838</text:p>
          </table:table-cell>
          <table:table-cell office:value-type="float" office:value="0.008161">
            <text:p>0,008161</text:p>
          </table:table-cell>
          <table:table-cell office:value-type="float" office:value="0.008394">
            <text:p>0,008394</text:p>
          </table:table-cell>
          <table:table-cell office:value-type="float" office:value="0.008189">
            <text:p>0,008189</text:p>
          </table:table-cell>
          <table:table-cell office:value-type="float" office:value="0.008018">
            <text:p>0,008018</text:p>
          </table:table-cell>
          <table:table-cell office:value-type="float" office:value="0.008155">
            <text:p>0,008155</text:p>
          </table:table-cell>
          <table:table-cell office:value-type="float" office:value="0.008221">
            <text:p>0,008221</text:p>
          </table:table-cell>
          <table:table-cell office:value-type="float" office:value="0.007941">
            <text:p>0,007941</text:p>
          </table:table-cell>
          <table:table-cell office:value-type="float" office:value="0.008099">
            <text:p>0,008099</text:p>
          </table:table-cell>
          <table:table-cell office:value-type="float" office:value="0.007852">
            <text:p>0,007852</text:p>
          </table:table-cell>
          <table:table-cell office:value-type="float" office:value="0.007864">
            <text:p>0,007864</text:p>
          </table:table-cell>
          <table:table-cell office:value-type="float" office:value="0.007982">
            <text:p>0,007982</text:p>
          </table:table-cell>
          <table:table-cell office:value-type="float" office:value="0.008297">
            <text:p>0,008297</text:p>
          </table:table-cell>
          <table:table-cell office:value-type="float" office:value="0.007912">
            <text:p>0,007912</text:p>
          </table:table-cell>
          <table:table-cell office:value-type="float" office:value="0.007882">
            <text:p>0,007882</text:p>
          </table:table-cell>
          <table:table-cell office:value-type="float" office:value="0.007908">
            <text:p>0,007908</text:p>
          </table:table-cell>
          <table:table-cell office:value-type="float" office:value="0.008077">
            <text:p>0,008077</text:p>
          </table:table-cell>
          <table:table-cell office:value-type="float" office:value="0.007438">
            <text:p>0,007438</text:p>
          </table:table-cell>
          <table:table-cell office:value-type="float" office:value="0.007723">
            <text:p>0,007723</text:p>
          </table:table-cell>
          <table:table-cell office:value-type="float" office:value="0.007573">
            <text:p>0,007573</text:p>
          </table:table-cell>
          <table:table-cell office:value-type="float" office:value="0.007903">
            <text:p>0,007903</text:p>
          </table:table-cell>
          <table:table-cell office:value-type="float" office:value="0.007276">
            <text:p>0,007276</text:p>
          </table:table-cell>
          <table:table-cell office:value-type="float" office:value="0.007639">
            <text:p>0,007639</text:p>
          </table:table-cell>
          <table:table-cell office:value-type="float" office:value="0.007522">
            <text:p>0,007522</text:p>
          </table:table-cell>
          <table:table-cell office:value-type="float" office:value="0.007529">
            <text:p>0,007529</text:p>
          </table:table-cell>
          <table:table-cell office:value-type="float" office:value="0.007397">
            <text:p>0,007397</text:p>
          </table:table-cell>
          <table:table-cell office:value-type="float" office:value="0.007221">
            <text:p>0,007221</text:p>
          </table:table-cell>
          <table:table-cell office:value-type="float" office:value="0.007863">
            <text:p>0,007863</text:p>
          </table:table-cell>
          <table:table-cell office:value-type="float" office:value="0.007077">
            <text:p>0,007077</text:p>
          </table:table-cell>
          <table:table-cell office:value-type="float" office:value="0.007188">
            <text:p>0,007188</text:p>
          </table:table-cell>
          <table:table-cell office:value-type="float" office:value="0.007228">
            <text:p>0,007228</text:p>
          </table:table-cell>
          <table:table-cell office:value-type="float" office:value="0.007031">
            <text:p>0,007031</text:p>
          </table:table-cell>
          <table:table-cell office:value-type="float" office:value="0.007332">
            <text:p>0,007332</text:p>
          </table:table-cell>
          <table:table-cell office:value-type="float" office:value="0.007192">
            <text:p>0,007192</text:p>
          </table:table-cell>
          <table:table-cell office:value-type="float" office:value="0.007066">
            <text:p>0,007066</text:p>
          </table:table-cell>
          <table:table-cell office:value-type="float" office:value="0.007302">
            <text:p>0,007302</text:p>
          </table:table-cell>
          <table:table-cell office:value-type="float" office:value="0.007205">
            <text:p>0,007205</text:p>
          </table:table-cell>
          <table:table-cell office:value-type="float" office:value="0.007456">
            <text:p>0,007456</text:p>
          </table:table-cell>
          <table:table-cell office:value-type="float" office:value="0.00682">
            <text:p>0,00682</text:p>
          </table:table-cell>
          <table:table-cell office:value-type="float" office:value="0.006918">
            <text:p>0,006918</text:p>
          </table:table-cell>
          <table:table-cell office:value-type="float" office:value="0.006931">
            <text:p>0,006931</text:p>
          </table:table-cell>
          <table:table-cell office:value-type="float" office:value="0.007037">
            <text:p>0,007037</text:p>
          </table:table-cell>
          <table:table-cell office:value-type="float" office:value="0.006873">
            <text:p>0,006873</text:p>
          </table:table-cell>
          <table:table-cell office:value-type="float" office:value="0.006913">
            <text:p>0,006913</text:p>
          </table:table-cell>
          <table:table-cell office:value-type="float" office:value="0.006836">
            <text:p>0,006836</text:p>
          </table:table-cell>
          <table:table-cell office:value-type="float" office:value="0.006914">
            <text:p>0,006914</text:p>
          </table:table-cell>
          <table:table-cell office:value-type="float" office:value="0.006683">
            <text:p>0,006683</text:p>
          </table:table-cell>
          <table:table-cell office:value-type="float" office:value="0.006751">
            <text:p>0,006751</text:p>
          </table:table-cell>
          <table:table-cell office:value-type="float" office:value="0.006787">
            <text:p>0,006787</text:p>
          </table:table-cell>
          <table:table-cell office:value-type="float" office:value="0.006746">
            <text:p>0,006746</text:p>
          </table:table-cell>
          <table:table-cell office:value-type="float" office:value="0.006632">
            <text:p>0,006632</text:p>
          </table:table-cell>
          <table:table-cell office:value-type="float" office:value="0.006445">
            <text:p>0,006445</text:p>
          </table:table-cell>
          <table:table-cell office:value-type="float" office:value="0.006783">
            <text:p>0,006783</text:p>
          </table:table-cell>
          <table:table-cell office:value-type="float" office:value="0.006527">
            <text:p>0,006527</text:p>
          </table:table-cell>
          <table:table-cell office:value-type="float" office:value="0.006562">
            <text:p>0,006562</text:p>
          </table:table-cell>
          <table:table-cell office:value-type="float" office:value="0.006683">
            <text:p>0,006683</text:p>
          </table:table-cell>
          <table:table-cell office:value-type="float" office:value="0.006425">
            <text:p>0,006425</text:p>
          </table:table-cell>
          <table:table-cell office:value-type="float" office:value="0.006395">
            <text:p>0,006395</text:p>
          </table:table-cell>
          <table:table-cell office:value-type="float" office:value="0.006378">
            <text:p>0,006378</text:p>
          </table:table-cell>
          <table:table-cell office:value-type="float" office:value="0.00659">
            <text:p>0,00659</text:p>
          </table:table-cell>
          <table:table-cell office:value-type="float" office:value="0.006378">
            <text:p>0,006378</text:p>
          </table:table-cell>
          <table:table-cell office:value-type="float" office:value="0.006168">
            <text:p>0,006168</text:p>
          </table:table-cell>
          <table:table-cell office:value-type="float" office:value="0.006349">
            <text:p>0,006349</text:p>
          </table:table-cell>
          <table:table-cell office:value-type="float" office:value="0.00637">
            <text:p>0,00637</text:p>
          </table:table-cell>
          <table:table-cell office:value-type="float" office:value="0.006212">
            <text:p>0,006212</text:p>
          </table:table-cell>
          <table:table-cell office:value-type="float" office:value="0.005982">
            <text:p>0,005982</text:p>
          </table:table-cell>
          <table:table-cell office:value-type="float" office:value="0.006059">
            <text:p>0,006059</text:p>
          </table:table-cell>
          <table:table-cell office:value-type="float" office:value="0.006347">
            <text:p>0,006347</text:p>
          </table:table-cell>
          <table:table-cell office:value-type="float" office:value="0.006481">
            <text:p>0,006481</text:p>
          </table:table-cell>
          <table:table-cell office:value-type="float" office:value="0.006052">
            <text:p>0,006052</text:p>
          </table:table-cell>
          <table:table-cell office:value-type="float" office:value="0.006091">
            <text:p>0,006091</text:p>
          </table:table-cell>
          <table:table-cell office:value-type="float" office:value="0.006049">
            <text:p>0,006049</text:p>
          </table:table-cell>
          <table:table-cell office:value-type="float" office:value="0.006085">
            <text:p>0,006085</text:p>
          </table:table-cell>
          <table:table-cell office:value-type="float" office:value="0.005974">
            <text:p>0,005974</text:p>
          </table:table-cell>
          <table:table-cell office:value-type="float" office:value="0.006052">
            <text:p>0,006052</text:p>
          </table:table-cell>
          <table:table-cell office:value-type="float" office:value="0.005935">
            <text:p>0,005935</text:p>
          </table:table-cell>
          <table:table-cell office:value-type="float" office:value="0.005678">
            <text:p>0,005678</text:p>
          </table:table-cell>
          <table:table-cell office:value-type="float" office:value="0.00607">
            <text:p>0,00607</text:p>
          </table:table-cell>
          <table:table-cell office:value-type="float" office:value="0.006049">
            <text:p>0,006049</text:p>
          </table:table-cell>
          <table:table-cell office:value-type="float" office:value="0.005886">
            <text:p>0,005886</text:p>
          </table:table-cell>
          <table:table-cell office:value-type="float" office:value="0.006128">
            <text:p>0,006128</text:p>
          </table:table-cell>
          <table:table-cell office:value-type="float" office:value="0.005861">
            <text:p>0,005861</text:p>
          </table:table-cell>
          <table:table-cell office:value-type="float" office:value="0.005618">
            <text:p>0,005618</text:p>
          </table:table-cell>
          <table:table-cell office:value-type="float" office:value="0.005929">
            <text:p>0,005929</text:p>
          </table:table-cell>
          <table:table-cell office:value-type="float" office:value="0.006047">
            <text:p>0,006047</text:p>
          </table:table-cell>
          <table:table-cell office:value-type="float" office:value="0.005679">
            <text:p>0,005679</text:p>
          </table:table-cell>
          <table:table-cell office:value-type="float" office:value="0.005737">
            <text:p>0,005737</text:p>
          </table:table-cell>
          <table:table-cell office:value-type="float" office:value="0.005639">
            <text:p>0,005639</text:p>
          </table:table-cell>
          <table:table-cell office:value-type="float" office:value="0.005777">
            <text:p>0,005777</text:p>
          </table:table-cell>
          <table:table-cell office:value-type="float" office:value="0.005857">
            <text:p>0,005857</text:p>
          </table:table-cell>
          <table:table-cell office:value-type="float" office:value="0.005597">
            <text:p>0,005597</text:p>
          </table:table-cell>
          <table:table-cell office:value-type="float" office:value="0.005874">
            <text:p>0,005874</text:p>
          </table:table-cell>
          <table:table-cell office:value-type="float" office:value="0.005572">
            <text:p>0,005572</text:p>
          </table:table-cell>
          <table:table-cell office:value-type="float" office:value="0.005541">
            <text:p>0,005541</text:p>
          </table:table-cell>
          <table:table-cell office:value-type="float" office:value="0.005442">
            <text:p>0,005442</text:p>
          </table:table-cell>
          <table:table-cell office:value-type="float" office:value="0.005584">
            <text:p>0,005584</text:p>
          </table:table-cell>
          <table:table-cell office:value-type="float" office:value="0.005552">
            <text:p>0,005552</text:p>
          </table:table-cell>
          <table:table-cell office:value-type="float" office:value="0.005819">
            <text:p>0,005819</text:p>
          </table:table-cell>
          <table:table-cell office:value-type="float" office:value="0.005328">
            <text:p>0,005328</text:p>
          </table:table-cell>
          <table:table-cell office:value-type="float" office:value="0.005288">
            <text:p>0,005288</text:p>
          </table:table-cell>
          <table:table-cell office:value-type="float" office:value="0.005482">
            <text:p>0,005482</text:p>
          </table:table-cell>
          <table:table-cell office:value-type="float" office:value="0.005376">
            <text:p>0,005376</text:p>
          </table:table-cell>
          <table:table-cell office:value-type="float" office:value="0.005438">
            <text:p>0,005438</text:p>
          </table:table-cell>
          <table:table-cell office:value-type="float" office:value="0.005356">
            <text:p>0,005356</text:p>
          </table:table-cell>
          <table:table-cell office:value-type="float" office:value="0.0053">
            <text:p>0,0053</text:p>
          </table:table-cell>
          <table:table-cell office:value-type="float" office:value="0.005351">
            <text:p>0,005351</text:p>
          </table:table-cell>
          <table:table-cell office:value-type="float" office:value="0.005258">
            <text:p>0,005258</text:p>
          </table:table-cell>
          <table:table-cell office:value-type="float" office:value="0.005286">
            <text:p>0,005286</text:p>
          </table:table-cell>
          <table:table-cell office:value-type="float" office:value="0.005157">
            <text:p>0,005157</text:p>
          </table:table-cell>
          <table:table-cell office:value-type="float" office:value="0.005536">
            <text:p>0,005536</text:p>
          </table:table-cell>
          <table:table-cell office:value-type="float" office:value="0.005401">
            <text:p>0,005401</text:p>
          </table:table-cell>
          <table:table-cell office:value-type="float" office:value="0.005284">
            <text:p>0,005284</text:p>
          </table:table-cell>
          <table:table-cell office:value-type="float" office:value="0.005286">
            <text:p>0,005286</text:p>
          </table:table-cell>
          <table:table-cell office:value-type="float" office:value="0.005147">
            <text:p>0,005147</text:p>
          </table:table-cell>
          <table:table-cell office:value-type="float" office:value="0.005521">
            <text:p>0,005521</text:p>
          </table:table-cell>
          <table:table-cell office:value-type="float" office:value="0.00527">
            <text:p>0,00527</text:p>
          </table:table-cell>
          <table:table-cell office:value-type="float" office:value="0.005224">
            <text:p>0,005224</text:p>
          </table:table-cell>
          <table:table-cell office:value-type="float" office:value="0.00507">
            <text:p>0,00507</text:p>
          </table:table-cell>
          <table:table-cell office:value-type="float" office:value="0.005024">
            <text:p>0,005024</text:p>
          </table:table-cell>
          <table:table-cell office:value-type="float" office:value="0.005061">
            <text:p>0,005061</text:p>
          </table:table-cell>
          <table:table-cell office:value-type="float" office:value="0.005157">
            <text:p>0,005157</text:p>
          </table:table-cell>
          <table:table-cell office:value-type="float" office:value="0.004926">
            <text:p>0,004926</text:p>
          </table:table-cell>
          <table:table-cell office:value-type="float" office:value="0.005045">
            <text:p>0,005045</text:p>
          </table:table-cell>
          <table:table-cell office:value-type="float" office:value="0.00486">
            <text:p>0,00486</text:p>
          </table:table-cell>
          <table:table-cell office:value-type="float" office:value="0.00534">
            <text:p>0,00534</text:p>
          </table:table-cell>
          <table:table-cell office:value-type="float" office:value="0.004894">
            <text:p>0,004894</text:p>
          </table:table-cell>
          <table:table-cell office:value-type="float" office:value="0.005">
            <text:p>0,005</text:p>
          </table:table-cell>
          <table:table-cell office:value-type="float" office:value="0.00502">
            <text:p>0,00502</text:p>
          </table:table-cell>
          <table:table-cell office:value-type="float" office:value="0.005136">
            <text:p>0,005136</text:p>
          </table:table-cell>
          <table:table-cell office:value-type="float" office:value="0.004751">
            <text:p>0,004751</text:p>
          </table:table-cell>
          <table:table-cell office:value-type="float" office:value="0.005079">
            <text:p>0,005079</text:p>
          </table:table-cell>
          <table:table-cell office:value-type="float" office:value="0.005016">
            <text:p>0,005016</text:p>
          </table:table-cell>
          <table:table-cell office:value-type="float" office:value="0.004945">
            <text:p>0,004945</text:p>
          </table:table-cell>
          <table:table-cell office:value-type="float" office:value="0.004884">
            <text:p>0,004884</text:p>
          </table:table-cell>
          <table:table-cell office:value-type="float" office:value="0.004945">
            <text:p>0,004945</text:p>
          </table:table-cell>
          <table:table-cell office:value-type="float" office:value="0.004993">
            <text:p>0,004993</text:p>
          </table:table-cell>
          <table:table-cell office:value-type="float" office:value="0.004886">
            <text:p>0,004886</text:p>
          </table:table-cell>
          <table:table-cell office:value-type="float" office:value="0.004756">
            <text:p>0,004756</text:p>
          </table:table-cell>
          <table:table-cell office:value-type="float" office:value="0.00485">
            <text:p>0,00485</text:p>
          </table:table-cell>
          <table:table-cell office:value-type="float" office:value="0.004855">
            <text:p>0,004855</text:p>
          </table:table-cell>
          <table:table-cell office:value-type="float" office:value="0.004775">
            <text:p>0,004775</text:p>
          </table:table-cell>
          <table:table-cell office:value-type="float" office:value="0.004592">
            <text:p>0,004592</text:p>
          </table:table-cell>
          <table:table-cell office:value-type="float" office:value="0.004738">
            <text:p>0,004738</text:p>
          </table:table-cell>
          <table:table-cell office:value-type="float" office:value="0.004786">
            <text:p>0,004786</text:p>
          </table:table-cell>
          <table:table-cell office:value-type="float" office:value="0.004787">
            <text:p>0,004787</text:p>
          </table:table-cell>
          <table:table-cell office:value-type="float" office:value="0.004673">
            <text:p>0,004673</text:p>
          </table:table-cell>
          <table:table-cell office:value-type="float" office:value="0.004612">
            <text:p>0,004612</text:p>
          </table:table-cell>
          <table:table-cell office:value-type="float" office:value="0.004564">
            <text:p>0,004564</text:p>
          </table:table-cell>
          <table:table-cell office:value-type="float" office:value="0.004591">
            <text:p>0,004591</text:p>
          </table:table-cell>
          <table:table-cell office:value-type="float" office:value="0.004487">
            <text:p>0,004487</text:p>
          </table:table-cell>
          <table:table-cell office:value-type="float" office:value="0.0047">
            <text:p>0,0047</text:p>
          </table:table-cell>
          <table:table-cell office:value-type="float" office:value="0.004794">
            <text:p>0,004794</text:p>
          </table:table-cell>
          <table:table-cell office:value-type="float" office:value="0.004518">
            <text:p>0,004518</text:p>
          </table:table-cell>
          <table:table-cell office:value-type="float" office:value="0.004713">
            <text:p>0,004713</text:p>
          </table:table-cell>
          <table:table-cell office:value-type="float" office:value="0.004518">
            <text:p>0,004518</text:p>
          </table:table-cell>
          <table:table-cell office:value-type="float" office:value="0.004552">
            <text:p>0,004552</text:p>
          </table:table-cell>
          <table:table-cell office:value-type="float" office:value="0.004597">
            <text:p>0,004597</text:p>
          </table:table-cell>
          <table:table-cell office:value-type="float" office:value="0.004364">
            <text:p>0,004364</text:p>
          </table:table-cell>
          <table:table-cell office:value-type="float" office:value="0.004409">
            <text:p>0,004409</text:p>
          </table:table-cell>
          <table:table-cell office:value-type="float" office:value="0.004353">
            <text:p>0,004353</text:p>
          </table:table-cell>
          <table:table-cell office:value-type="float" office:value="0.004861">
            <text:p>0,004861</text:p>
          </table:table-cell>
          <table:table-cell office:value-type="float" office:value="0.004501">
            <text:p>0,004501</text:p>
          </table:table-cell>
          <table:table-cell office:value-type="float" office:value="0.004341">
            <text:p>0,004341</text:p>
          </table:table-cell>
          <table:table-cell office:value-type="float" office:value="0.004385">
            <text:p>0,004385</text:p>
          </table:table-cell>
          <table:table-cell office:value-type="float" office:value="0.004327">
            <text:p>0,004327</text:p>
          </table:table-cell>
          <table:table-cell office:value-type="float" office:value="0.004232">
            <text:p>0,004232</text:p>
          </table:table-cell>
          <table:table-cell office:value-type="float" office:value="0.004326">
            <text:p>0,004326</text:p>
          </table:table-cell>
          <table:table-cell office:value-type="float" office:value="0.004454">
            <text:p>0,004454</text:p>
          </table:table-cell>
          <table:table-cell office:value-type="float" office:value="0.004384">
            <text:p>0,004384</text:p>
          </table:table-cell>
          <table:table-cell office:value-type="float" office:value="0.004331">
            <text:p>0,004331</text:p>
          </table:table-cell>
          <table:table-cell office:value-type="float" office:value="0.004275">
            <text:p>0,004275</text:p>
          </table:table-cell>
          <table:table-cell office:value-type="float" office:value="0.004324">
            <text:p>0,004324</text:p>
          </table:table-cell>
          <table:table-cell office:value-type="float" office:value="0.004178">
            <text:p>0,004178</text:p>
          </table:table-cell>
          <table:table-cell office:value-type="float" office:value="0.00418">
            <text:p>0,00418</text:p>
          </table:table-cell>
          <table:table-cell office:value-type="float" office:value="0.004336">
            <text:p>0,004336</text:p>
          </table:table-cell>
          <table:table-cell office:value-type="float" office:value="0.004106">
            <text:p>0,004106</text:p>
          </table:table-cell>
          <table:table-cell office:value-type="float" office:value="0.004243">
            <text:p>0,004243</text:p>
          </table:table-cell>
          <table:table-cell office:value-type="float" office:value="0.004213">
            <text:p>0,004213</text:p>
          </table:table-cell>
          <table:table-cell office:value-type="float" office:value="0.004199">
            <text:p>0,004199</text:p>
          </table:table-cell>
          <table:table-cell office:value-type="float" office:value="0.004102">
            <text:p>0,004102</text:p>
          </table:table-cell>
          <table:table-cell office:value-type="float" office:value="0.004298">
            <text:p>0,004298</text:p>
          </table:table-cell>
          <table:table-cell office:value-type="float" office:value="0.004559">
            <text:p>0,004559</text:p>
          </table:table-cell>
          <table:table-cell office:value-type="float" office:value="0.004187">
            <text:p>0,004187</text:p>
          </table:table-cell>
          <table:table-cell office:value-type="float" office:value="0.004319">
            <text:p>0,004319</text:p>
          </table:table-cell>
          <table:table-cell office:value-type="float" office:value="0.004215">
            <text:p>0,004215</text:p>
          </table:table-cell>
          <table:table-cell office:value-type="float" office:value="0.004008">
            <text:p>0,004008</text:p>
          </table:table-cell>
          <table:table-cell office:value-type="float" office:value="0.00412">
            <text:p>0,00412</text:p>
          </table:table-cell>
          <table:table-cell office:value-type="float" office:value="0.004096">
            <text:p>0,004096</text:p>
          </table:table-cell>
          <table:table-cell office:value-type="float" office:value="0.004166">
            <text:p>0,004166</text:p>
          </table:table-cell>
          <table:table-cell office:value-type="float" office:value="0.004">
            <text:p>0,004</text:p>
          </table:table-cell>
          <table:table-cell office:value-type="float" office:value="0.003986">
            <text:p>0,003986</text:p>
          </table:table-cell>
          <table:table-cell office:value-type="float" office:value="0.00401">
            <text:p>0,00401</text:p>
          </table:table-cell>
          <table:table-cell office:value-type="float" office:value="0.003951">
            <text:p>0,003951</text:p>
          </table:table-cell>
          <table:table-cell office:value-type="float" office:value="0.004022">
            <text:p>0,004022</text:p>
          </table:table-cell>
          <table:table-cell office:value-type="float" office:value="0.003954">
            <text:p>0,003954</text:p>
          </table:table-cell>
          <table:table-cell office:value-type="float" office:value="0.003904">
            <text:p>0,003904</text:p>
          </table:table-cell>
          <table:table-cell office:value-type="float" office:value="0.003993">
            <text:p>0,003993</text:p>
          </table:table-cell>
          <table:table-cell office:value-type="float" office:value="0.004053">
            <text:p>0,004053</text:p>
          </table:table-cell>
          <table:table-cell office:value-type="float" office:value="0.004002">
            <text:p>0,004002</text:p>
          </table:table-cell>
          <table:table-cell office:value-type="float" office:value="0.00392">
            <text:p>0,00392</text:p>
          </table:table-cell>
          <table:table-cell office:value-type="float" office:value="0.004041">
            <text:p>0,004041</text:p>
          </table:table-cell>
          <table:table-cell office:value-type="float" office:value="0.003927">
            <text:p>0,003927</text:p>
          </table:table-cell>
          <table:table-cell office:value-type="float" office:value="0.003921">
            <text:p>0,003921</text:p>
          </table:table-cell>
          <table:table-cell office:value-type="float" office:value="0.004077">
            <text:p>0,004077</text:p>
          </table:table-cell>
          <table:table-cell office:value-type="float" office:value="0.003994">
            <text:p>0,003994</text:p>
          </table:table-cell>
          <table:table-cell office:value-type="float" office:value="0.00384">
            <text:p>0,00384</text:p>
          </table:table-cell>
          <table:table-cell office:value-type="float" office:value="0.003877">
            <text:p>0,003877</text:p>
          </table:table-cell>
          <table:table-cell office:value-type="float" office:value="0.004042">
            <text:p>0,004042</text:p>
          </table:table-cell>
          <table:table-cell office:value-type="float" office:value="0.003769">
            <text:p>0,003769</text:p>
          </table:table-cell>
          <table:table-cell office:value-type="float" office:value="0.003864">
            <text:p>0,003864</text:p>
          </table:table-cell>
          <table:table-cell office:value-type="float" office:value="0.003823">
            <text:p>0,003823</text:p>
          </table:table-cell>
          <table:table-cell office:value-type="float" office:value="0.003789">
            <text:p>0,003789</text:p>
          </table:table-cell>
          <table:table-cell office:value-type="float" office:value="0.003972">
            <text:p>0,003972</text:p>
          </table:table-cell>
          <table:table-cell office:value-type="float" office:value="0.003789">
            <text:p>0,003789</text:p>
          </table:table-cell>
          <table:table-cell office:value-type="float" office:value="0.003725">
            <text:p>0,003725</text:p>
          </table:table-cell>
          <table:table-cell office:value-type="float" office:value="0.003854">
            <text:p>0,003854</text:p>
          </table:table-cell>
          <table:table-cell office:value-type="float" office:value="0.003724">
            <text:p>0,003724</text:p>
          </table:table-cell>
          <table:table-cell office:value-type="float" office:value="0.003884">
            <text:p>0,003884</text:p>
          </table:table-cell>
          <table:table-cell office:value-type="float" office:value="0.003858">
            <text:p>0,003858</text:p>
          </table:table-cell>
          <table:table-cell office:value-type="float" office:value="0.003888">
            <text:p>0,003888</text:p>
          </table:table-cell>
          <table:table-cell office:value-type="float" office:value="0.003788">
            <text:p>0,003788</text:p>
          </table:table-cell>
          <table:table-cell office:value-type="float" office:value="0.003827">
            <text:p>0,003827</text:p>
          </table:table-cell>
          <table:table-cell office:value-type="float" office:value="0.003647">
            <text:p>0,003647</text:p>
          </table:table-cell>
          <table:table-cell office:value-type="float" office:value="0.00374">
            <text:p>0,00374</text:p>
          </table:table-cell>
          <table:table-cell office:value-type="float" office:value="0.003814">
            <text:p>0,003814</text:p>
          </table:table-cell>
          <table:table-cell office:value-type="float" office:value="0.003562">
            <text:p>0,003562</text:p>
          </table:table-cell>
          <table:table-cell office:value-type="float" office:value="0.003555">
            <text:p>0,003555</text:p>
          </table:table-cell>
          <table:table-cell office:value-type="float" office:value="0.00376">
            <text:p>0,00376</text:p>
          </table:table-cell>
          <table:table-cell office:value-type="float" office:value="0.003694">
            <text:p>0,003694</text:p>
          </table:table-cell>
          <table:table-cell office:value-type="float" office:value="0.003739">
            <text:p>0,003739</text:p>
          </table:table-cell>
          <table:table-cell office:value-type="float" office:value="0.003878">
            <text:p>0,003878</text:p>
          </table:table-cell>
          <table:table-cell office:value-type="float" office:value="0.003701">
            <text:p>0,003701</text:p>
          </table:table-cell>
          <table:table-cell office:value-type="float" office:value="0.00373">
            <text:p>0,00373</text:p>
          </table:table-cell>
          <table:table-cell office:value-type="float" office:value="0.003666">
            <text:p>0,003666</text:p>
          </table:table-cell>
          <table:table-cell office:value-type="float" office:value="0.00366">
            <text:p>0,00366</text:p>
          </table:table-cell>
          <table:table-cell office:value-type="float" office:value="0.003806">
            <text:p>0,003806</text:p>
          </table:table-cell>
          <table:table-cell office:value-type="float" office:value="0.003402">
            <text:p>0,003402</text:p>
          </table:table-cell>
          <table:table-cell office:value-type="float" office:value="0.003525">
            <text:p>0,003525</text:p>
          </table:table-cell>
          <table:table-cell office:value-type="float" office:value="0.003791">
            <text:p>0,003791</text:p>
          </table:table-cell>
          <table:table-cell office:value-type="float" office:value="0.003561">
            <text:p>0,003561</text:p>
          </table:table-cell>
          <table:table-cell office:value-type="float" office:value="0.003676">
            <text:p>0,003676</text:p>
          </table:table-cell>
          <table:table-cell office:value-type="float" office:value="0.003673">
            <text:p>0,003673</text:p>
          </table:table-cell>
          <table:table-cell office:value-type="float" office:value="0.003522">
            <text:p>0,003522</text:p>
          </table:table-cell>
          <table:table-cell office:value-type="float" office:value="0.003497">
            <text:p>0,003497</text:p>
          </table:table-cell>
          <table:table-cell office:value-type="float" office:value="0.003317">
            <text:p>0,003317</text:p>
          </table:table-cell>
          <table:table-cell office:value-type="float" office:value="0.003492">
            <text:p>0,003492</text:p>
          </table:table-cell>
          <table:table-cell office:value-type="float" office:value="0.003476">
            <text:p>0,003476</text:p>
          </table:table-cell>
          <table:table-cell office:value-type="float" office:value="0.003556">
            <text:p>0,003556</text:p>
          </table:table-cell>
          <table:table-cell office:value-type="float" office:value="0.003452">
            <text:p>0,003452</text:p>
          </table:table-cell>
          <table:table-cell office:value-type="float" office:value="0.003571">
            <text:p>0,003571</text:p>
          </table:table-cell>
          <table:table-cell office:value-type="float" office:value="0.003621">
            <text:p>0,003621</text:p>
          </table:table-cell>
          <table:table-cell office:value-type="float" office:value="0.003426">
            <text:p>0,003426</text:p>
          </table:table-cell>
          <table:table-cell office:value-type="float" office:value="0.003306">
            <text:p>0,003306</text:p>
          </table:table-cell>
          <table:table-cell office:value-type="float" office:value="0.003545">
            <text:p>0,003545</text:p>
          </table:table-cell>
          <table:table-cell office:value-type="float" office:value="0.003522">
            <text:p>0,003522</text:p>
          </table:table-cell>
          <table:table-cell office:value-type="float" office:value="0.003471">
            <text:p>0,003471</text:p>
          </table:table-cell>
          <table:table-cell office:value-type="float" office:value="0.003268">
            <text:p>0,003268</text:p>
          </table:table-cell>
          <table:table-cell office:value-type="float" office:value="0.003492">
            <text:p>0,003492</text:p>
          </table:table-cell>
          <table:table-cell office:value-type="float" office:value="0.00332">
            <text:p>0,00332</text:p>
          </table:table-cell>
          <table:table-cell office:value-type="float" office:value="0.003445">
            <text:p>0,003445</text:p>
          </table:table-cell>
          <table:table-cell office:value-type="float" office:value="0.003323">
            <text:p>0,003323</text:p>
          </table:table-cell>
          <table:table-cell office:value-type="float" office:value="0.003373">
            <text:p>0,003373</text:p>
          </table:table-cell>
          <table:table-cell office:value-type="float" office:value="0.003622">
            <text:p>0,003622</text:p>
          </table:table-cell>
          <table:table-cell office:value-type="float" office:value="0.003473">
            <text:p>0,003473</text:p>
          </table:table-cell>
          <table:table-cell office:value-type="float" office:value="0.003446">
            <text:p>0,003446</text:p>
          </table:table-cell>
          <table:table-cell office:value-type="float" office:value="0.003389">
            <text:p>0,003389</text:p>
          </table:table-cell>
          <table:table-cell office:value-type="float" office:value="0.003372">
            <text:p>0,003372</text:p>
          </table:table-cell>
          <table:table-cell office:value-type="float" office:value="0.003568">
            <text:p>0,003568</text:p>
          </table:table-cell>
          <table:table-cell office:value-type="float" office:value="0.003375">
            <text:p>0,003375</text:p>
          </table:table-cell>
          <table:table-cell office:value-type="float" office:value="0.003315">
            <text:p>0,003315</text:p>
          </table:table-cell>
          <table:table-cell office:value-type="float" office:value="0.003378">
            <text:p>0,003378</text:p>
          </table:table-cell>
          <table:table-cell office:value-type="float" office:value="0.003522">
            <text:p>0,003522</text:p>
          </table:table-cell>
          <table:table-cell office:value-type="float" office:value="0.003384">
            <text:p>0,003384</text:p>
          </table:table-cell>
          <table:table-cell office:value-type="float" office:value="0.00332">
            <text:p>0,00332</text:p>
          </table:table-cell>
          <table:table-cell office:value-type="float" office:value="0.003414">
            <text:p>0,003414</text:p>
          </table:table-cell>
          <table:table-cell office:value-type="float" office:value="0.003243">
            <text:p>0,003243</text:p>
          </table:table-cell>
          <table:table-cell office:value-type="float" office:value="0.003418">
            <text:p>0,003418</text:p>
          </table:table-cell>
          <table:table-cell office:value-type="float" office:value="0.003357">
            <text:p>0,003357</text:p>
          </table:table-cell>
          <table:table-cell office:value-type="float" office:value="0.003338">
            <text:p>0,003338</text:p>
          </table:table-cell>
          <table:table-cell office:value-type="float" office:value="0.00322">
            <text:p>0,00322</text:p>
          </table:table-cell>
          <table:table-cell office:value-type="float" office:value="0.003486">
            <text:p>0,003486</text:p>
          </table:table-cell>
          <table:table-cell office:value-type="float" office:value="0.003321">
            <text:p>0,003321</text:p>
          </table:table-cell>
          <table:table-cell office:value-type="float" office:value="0.003241">
            <text:p>0,003241</text:p>
          </table:table-cell>
          <table:table-cell office:value-type="float" office:value="0.003315">
            <text:p>0,003315</text:p>
          </table:table-cell>
          <table:table-cell table:number-columns-repeated="2" office:value-type="float" office:value="0.003226">
            <text:p>0,003226</text:p>
          </table:table-cell>
          <table:table-cell office:value-type="float" office:value="0.003271">
            <text:p>0,003271</text:p>
          </table:table-cell>
          <table:table-cell office:value-type="float" office:value="0.003389">
            <text:p>0,003389</text:p>
          </table:table-cell>
          <table:table-cell office:value-type="float" office:value="0.003412">
            <text:p>0,003412</text:p>
          </table:table-cell>
          <table:table-cell office:value-type="float" office:value="0.003291">
            <text:p>0,003291</text:p>
          </table:table-cell>
          <table:table-cell office:value-type="float" office:value="0.003492">
            <text:p>0,003492</text:p>
          </table:table-cell>
          <table:table-cell office:value-type="float" office:value="0.003379">
            <text:p>0,003379</text:p>
          </table:table-cell>
          <table:table-cell office:value-type="float" office:value="0.00335">
            <text:p>0,00335</text:p>
          </table:table-cell>
          <table:table-cell office:value-type="float" office:value="0.003297">
            <text:p>0,003297</text:p>
          </table:table-cell>
          <table:table-cell office:value-type="float" office:value="0.003548">
            <text:p>0,003548</text:p>
          </table:table-cell>
          <table:table-cell office:value-type="float" office:value="0.003273">
            <text:p>0,003273</text:p>
          </table:table-cell>
          <table:table-cell office:value-type="float" office:value="0.003455">
            <text:p>0,003455</text:p>
          </table:table-cell>
          <table:table-cell office:value-type="float" office:value="0.003268">
            <text:p>0,003268</text:p>
          </table:table-cell>
          <table:table-cell office:value-type="float" office:value="0.003132">
            <text:p>0,003132</text:p>
          </table:table-cell>
          <table:table-cell office:value-type="float" office:value="0.003277">
            <text:p>0,003277</text:p>
          </table:table-cell>
          <table:table-cell office:value-type="float" office:value="0.003239">
            <text:p>0,003239</text:p>
          </table:table-cell>
          <table:table-cell office:value-type="float" office:value="0.003194">
            <text:p>0,003194</text:p>
          </table:table-cell>
          <table:table-cell office:value-type="float" office:value="0.003218">
            <text:p>0,003218</text:p>
          </table:table-cell>
          <table:table-cell office:value-type="float" office:value="0.00332">
            <text:p>0,00332</text:p>
          </table:table-cell>
          <table:table-cell office:value-type="float" office:value="0.003245">
            <text:p>0,003245</text:p>
          </table:table-cell>
          <table:table-cell office:value-type="float" office:value="0.00345">
            <text:p>0,00345</text:p>
          </table:table-cell>
          <table:table-cell office:value-type="float" office:value="0.003454">
            <text:p>0,003454</text:p>
          </table:table-cell>
          <table:table-cell office:value-type="float" office:value="0.003399">
            <text:p>0,003399</text:p>
          </table:table-cell>
          <table:table-cell office:value-type="float" office:value="0.003223">
            <text:p>0,003223</text:p>
          </table:table-cell>
          <table:table-cell office:value-type="float" office:value="0.003349">
            <text:p>0,003349</text:p>
          </table:table-cell>
          <table:table-cell office:value-type="float" office:value="0.003367">
            <text:p>0,003367</text:p>
          </table:table-cell>
          <table:table-cell office:value-type="float" office:value="0.003166">
            <text:p>0,003166</text:p>
          </table:table-cell>
          <table:table-cell office:value-type="float" office:value="0.003444">
            <text:p>0,003444</text:p>
          </table:table-cell>
          <table:table-cell office:value-type="float" office:value="0.003408">
            <text:p>0,003408</text:p>
          </table:table-cell>
          <table:table-cell office:value-type="float" office:value="0.003305">
            <text:p>0,003305</text:p>
          </table:table-cell>
          <table:table-cell office:value-type="float" office:value="0.003182">
            <text:p>0,003182</text:p>
          </table:table-cell>
          <table:table-cell office:value-type="float" office:value="0.003378">
            <text:p>0,003378</text:p>
          </table:table-cell>
          <table:table-cell office:value-type="float" office:value="0.003338">
            <text:p>0,003338</text:p>
          </table:table-cell>
          <table:table-cell office:value-type="float" office:value="0.003488">
            <text:p>0,003488</text:p>
          </table:table-cell>
          <table:table-cell office:value-type="float" office:value="0.003354">
            <text:p>0,003354</text:p>
          </table:table-cell>
          <table:table-cell office:value-type="float" office:value="0.003426">
            <text:p>0,003426</text:p>
          </table:table-cell>
          <table:table-cell office:value-type="float" office:value="0.003535">
            <text:p>0,003535</text:p>
          </table:table-cell>
          <table:table-cell office:value-type="float" office:value="0.003249">
            <text:p>0,003249</text:p>
          </table:table-cell>
          <table:table-cell office:value-type="float" office:value="0.003343">
            <text:p>0,003343</text:p>
          </table:table-cell>
          <table:table-cell office:value-type="float" office:value="0.003256">
            <text:p>0,003256</text:p>
          </table:table-cell>
          <table:table-cell office:value-type="float" office:value="0.00348">
            <text:p>0,00348</text:p>
          </table:table-cell>
          <table:table-cell office:value-type="float" office:value="0.003544">
            <text:p>0,003544</text:p>
          </table:table-cell>
          <table:table-cell office:value-type="float" office:value="0.003459">
            <text:p>0,003459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0.088678">
            <text:p>0,088678</text:p>
          </table:table-cell>
          <table:table-cell office:value-type="float" office:value="0.062609">
            <text:p>0,062609</text:p>
          </table:table-cell>
          <table:table-cell office:value-type="float" office:value="0.060289">
            <text:p>0,060289</text:p>
          </table:table-cell>
          <table:table-cell office:value-type="float" office:value="0.057824">
            <text:p>0,057824</text:p>
          </table:table-cell>
          <table:table-cell office:value-type="float" office:value="0.057074">
            <text:p>0,057074</text:p>
          </table:table-cell>
          <table:table-cell office:value-type="float" office:value="0.056655">
            <text:p>0,056655</text:p>
          </table:table-cell>
          <table:table-cell office:value-type="float" office:value="0.055198">
            <text:p>0,055198</text:p>
          </table:table-cell>
          <table:table-cell office:value-type="float" office:value="0.055161">
            <text:p>0,055161</text:p>
          </table:table-cell>
          <table:table-cell office:value-type="float" office:value="0.052997">
            <text:p>0,052997</text:p>
          </table:table-cell>
          <table:table-cell office:value-type="float" office:value="0.053927">
            <text:p>0,053927</text:p>
          </table:table-cell>
          <table:table-cell office:value-type="float" office:value="0.051812">
            <text:p>0,051812</text:p>
          </table:table-cell>
          <table:table-cell office:value-type="float" office:value="0.052846">
            <text:p>0,052846</text:p>
          </table:table-cell>
          <table:table-cell office:value-type="float" office:value="0.053076">
            <text:p>0,053076</text:p>
          </table:table-cell>
          <table:table-cell office:value-type="float" office:value="0.05161">
            <text:p>0,05161</text:p>
          </table:table-cell>
          <table:table-cell office:value-type="float" office:value="0.050681">
            <text:p>0,050681</text:p>
          </table:table-cell>
          <table:table-cell office:value-type="float" office:value="0.050624">
            <text:p>0,050624</text:p>
          </table:table-cell>
          <table:table-cell office:value-type="float" office:value="0.050187">
            <text:p>0,050187</text:p>
          </table:table-cell>
          <table:table-cell office:value-type="float" office:value="0.050309">
            <text:p>0,050309</text:p>
          </table:table-cell>
          <table:table-cell office:value-type="float" office:value="0.049102">
            <text:p>0,049102</text:p>
          </table:table-cell>
          <table:table-cell office:value-type="float" office:value="0.048584">
            <text:p>0,048584</text:p>
          </table:table-cell>
          <table:table-cell office:value-type="float" office:value="0.049572">
            <text:p>0,049572</text:p>
          </table:table-cell>
          <table:table-cell office:value-type="float" office:value="0.04867">
            <text:p>0,04867</text:p>
          </table:table-cell>
          <table:table-cell office:value-type="float" office:value="0.048419">
            <text:p>0,048419</text:p>
          </table:table-cell>
          <table:table-cell office:value-type="float" office:value="0.047186">
            <text:p>0,047186</text:p>
          </table:table-cell>
          <table:table-cell office:value-type="float" office:value="0.047724">
            <text:p>0,047724</text:p>
          </table:table-cell>
          <table:table-cell office:value-type="float" office:value="0.047915">
            <text:p>0,047915</text:p>
          </table:table-cell>
          <table:table-cell office:value-type="float" office:value="0.046752">
            <text:p>0,046752</text:p>
          </table:table-cell>
          <table:table-cell office:value-type="float" office:value="0.047505">
            <text:p>0,047505</text:p>
          </table:table-cell>
          <table:table-cell office:value-type="float" office:value="0.046421">
            <text:p>0,046421</text:p>
          </table:table-cell>
          <table:table-cell office:value-type="float" office:value="0.047088">
            <text:p>0,047088</text:p>
          </table:table-cell>
          <table:table-cell office:value-type="float" office:value="0.045535">
            <text:p>0,045535</text:p>
          </table:table-cell>
          <table:table-cell office:value-type="float" office:value="0.046437">
            <text:p>0,046437</text:p>
          </table:table-cell>
          <table:table-cell office:value-type="float" office:value="0.045373">
            <text:p>0,045373</text:p>
          </table:table-cell>
          <table:table-cell office:value-type="float" office:value="0.0454">
            <text:p>0,0454</text:p>
          </table:table-cell>
          <table:table-cell office:value-type="float" office:value="0.04431">
            <text:p>0,04431</text:p>
          </table:table-cell>
          <table:table-cell office:value-type="float" office:value="0.044464">
            <text:p>0,044464</text:p>
          </table:table-cell>
          <table:table-cell office:value-type="float" office:value="0.044347">
            <text:p>0,044347</text:p>
          </table:table-cell>
          <table:table-cell office:value-type="float" office:value="0.043443">
            <text:p>0,043443</text:p>
          </table:table-cell>
          <table:table-cell office:value-type="float" office:value="0.04337">
            <text:p>0,04337</text:p>
          </table:table-cell>
          <table:table-cell office:value-type="float" office:value="0.043244">
            <text:p>0,043244</text:p>
          </table:table-cell>
          <table:table-cell office:value-type="float" office:value="0.043181">
            <text:p>0,043181</text:p>
          </table:table-cell>
          <table:table-cell office:value-type="float" office:value="0.042085">
            <text:p>0,042085</text:p>
          </table:table-cell>
          <table:table-cell office:value-type="float" office:value="0.042033">
            <text:p>0,042033</text:p>
          </table:table-cell>
          <table:table-cell office:value-type="float" office:value="0.042194">
            <text:p>0,042194</text:p>
          </table:table-cell>
          <table:table-cell office:value-type="float" office:value="0.042245">
            <text:p>0,042245</text:p>
          </table:table-cell>
          <table:table-cell office:value-type="float" office:value="0.041109">
            <text:p>0,041109</text:p>
          </table:table-cell>
          <table:table-cell office:value-type="float" office:value="0.042169">
            <text:p>0,042169</text:p>
          </table:table-cell>
          <table:table-cell office:value-type="float" office:value="0.04172">
            <text:p>0,04172</text:p>
          </table:table-cell>
          <table:table-cell office:value-type="float" office:value="0.040069">
            <text:p>0,040069</text:p>
          </table:table-cell>
          <table:table-cell office:value-type="float" office:value="0.040297">
            <text:p>0,040297</text:p>
          </table:table-cell>
          <table:table-cell office:value-type="float" office:value="0.040528">
            <text:p>0,040528</text:p>
          </table:table-cell>
          <table:table-cell office:value-type="float" office:value="0.03948">
            <text:p>0,03948</text:p>
          </table:table-cell>
          <table:table-cell office:value-type="float" office:value="0.038764">
            <text:p>0,038764</text:p>
          </table:table-cell>
          <table:table-cell office:value-type="float" office:value="0.038867">
            <text:p>0,038867</text:p>
          </table:table-cell>
          <table:table-cell office:value-type="float" office:value="0.038419">
            <text:p>0,038419</text:p>
          </table:table-cell>
          <table:table-cell office:value-type="float" office:value="0.038219">
            <text:p>0,038219</text:p>
          </table:table-cell>
          <table:table-cell office:value-type="float" office:value="0.038603">
            <text:p>0,038603</text:p>
          </table:table-cell>
          <table:table-cell office:value-type="float" office:value="0.038437">
            <text:p>0,038437</text:p>
          </table:table-cell>
          <table:table-cell office:value-type="float" office:value="0.037335">
            <text:p>0,037335</text:p>
          </table:table-cell>
          <table:table-cell office:value-type="float" office:value="0.037182">
            <text:p>0,037182</text:p>
          </table:table-cell>
          <table:table-cell office:value-type="float" office:value="0.036442">
            <text:p>0,036442</text:p>
          </table:table-cell>
          <table:table-cell office:value-type="float" office:value="0.036926">
            <text:p>0,036926</text:p>
          </table:table-cell>
          <table:table-cell office:value-type="float" office:value="0.036025">
            <text:p>0,036025</text:p>
          </table:table-cell>
          <table:table-cell office:value-type="float" office:value="0.036394">
            <text:p>0,036394</text:p>
          </table:table-cell>
          <table:table-cell office:value-type="float" office:value="0.035784">
            <text:p>0,035784</text:p>
          </table:table-cell>
          <table:table-cell office:value-type="float" office:value="0.035105">
            <text:p>0,035105</text:p>
          </table:table-cell>
          <table:table-cell office:value-type="float" office:value="0.035255">
            <text:p>0,035255</text:p>
          </table:table-cell>
          <table:table-cell office:value-type="float" office:value="0.034593">
            <text:p>0,034593</text:p>
          </table:table-cell>
          <table:table-cell office:value-type="float" office:value="0.034781">
            <text:p>0,034781</text:p>
          </table:table-cell>
          <table:table-cell office:value-type="float" office:value="0.034541">
            <text:p>0,034541</text:p>
          </table:table-cell>
          <table:table-cell office:value-type="float" office:value="0.034627">
            <text:p>0,034627</text:p>
          </table:table-cell>
          <table:table-cell office:value-type="float" office:value="0.033749">
            <text:p>0,033749</text:p>
          </table:table-cell>
          <table:table-cell office:value-type="float" office:value="0.033567">
            <text:p>0,033567</text:p>
          </table:table-cell>
          <table:table-cell office:value-type="float" office:value="0.033556">
            <text:p>0,033556</text:p>
          </table:table-cell>
          <table:table-cell office:value-type="float" office:value="0.032749">
            <text:p>0,032749</text:p>
          </table:table-cell>
          <table:table-cell office:value-type="float" office:value="0.033311">
            <text:p>0,033311</text:p>
          </table:table-cell>
          <table:table-cell office:value-type="float" office:value="0.032113">
            <text:p>0,032113</text:p>
          </table:table-cell>
          <table:table-cell office:value-type="float" office:value="0.032116">
            <text:p>0,032116</text:p>
          </table:table-cell>
          <table:table-cell office:value-type="float" office:value="0.031314">
            <text:p>0,031314</text:p>
          </table:table-cell>
          <table:table-cell office:value-type="float" office:value="0.031079">
            <text:p>0,031079</text:p>
          </table:table-cell>
          <table:table-cell office:value-type="float" office:value="0.030951">
            <text:p>0,030951</text:p>
          </table:table-cell>
          <table:table-cell office:value-type="float" office:value="0.030993">
            <text:p>0,030993</text:p>
          </table:table-cell>
          <table:table-cell office:value-type="float" office:value="0.030505">
            <text:p>0,030505</text:p>
          </table:table-cell>
          <table:table-cell office:value-type="float" office:value="0.030717">
            <text:p>0,030717</text:p>
          </table:table-cell>
          <table:table-cell office:value-type="float" office:value="0.029905">
            <text:p>0,029905</text:p>
          </table:table-cell>
          <table:table-cell office:value-type="float" office:value="0.029731">
            <text:p>0,029731</text:p>
          </table:table-cell>
          <table:table-cell office:value-type="float" office:value="0.030131">
            <text:p>0,030131</text:p>
          </table:table-cell>
          <table:table-cell office:value-type="float" office:value="0.029533">
            <text:p>0,029533</text:p>
          </table:table-cell>
          <table:table-cell office:value-type="float" office:value="0.029527">
            <text:p>0,029527</text:p>
          </table:table-cell>
          <table:table-cell office:value-type="float" office:value="0.029138">
            <text:p>0,029138</text:p>
          </table:table-cell>
          <table:table-cell office:value-type="float" office:value="0.029029">
            <text:p>0,029029</text:p>
          </table:table-cell>
          <table:table-cell office:value-type="float" office:value="0.028878">
            <text:p>0,028878</text:p>
          </table:table-cell>
          <table:table-cell office:value-type="float" office:value="0.028756">
            <text:p>0,028756</text:p>
          </table:table-cell>
          <table:table-cell office:value-type="float" office:value="0.027781">
            <text:p>0,027781</text:p>
          </table:table-cell>
          <table:table-cell office:value-type="float" office:value="0.027786">
            <text:p>0,027786</text:p>
          </table:table-cell>
          <table:table-cell office:value-type="float" office:value="0.027553">
            <text:p>0,027553</text:p>
          </table:table-cell>
          <table:table-cell office:value-type="float" office:value="0.027622">
            <text:p>0,027622</text:p>
          </table:table-cell>
          <table:table-cell office:value-type="float" office:value="0.026891">
            <text:p>0,026891</text:p>
          </table:table-cell>
          <table:table-cell office:value-type="float" office:value="0.026659">
            <text:p>0,026659</text:p>
          </table:table-cell>
          <table:table-cell office:value-type="float" office:value="0.026935">
            <text:p>0,026935</text:p>
          </table:table-cell>
          <table:table-cell office:value-type="float" office:value="0.026004">
            <text:p>0,026004</text:p>
          </table:table-cell>
          <table:table-cell office:value-type="float" office:value="0.025727">
            <text:p>0,025727</text:p>
          </table:table-cell>
          <table:table-cell office:value-type="float" office:value="0.026142">
            <text:p>0,026142</text:p>
          </table:table-cell>
          <table:table-cell office:value-type="float" office:value="0.026284">
            <text:p>0,026284</text:p>
          </table:table-cell>
          <table:table-cell office:value-type="float" office:value="0.025245">
            <text:p>0,025245</text:p>
          </table:table-cell>
          <table:table-cell office:value-type="float" office:value="0.02526">
            <text:p>0,02526</text:p>
          </table:table-cell>
          <table:table-cell office:value-type="float" office:value="0.024773">
            <text:p>0,024773</text:p>
          </table:table-cell>
          <table:table-cell office:value-type="float" office:value="0.02429">
            <text:p>0,02429</text:p>
          </table:table-cell>
          <table:table-cell office:value-type="float" office:value="0.024615">
            <text:p>0,024615</text:p>
          </table:table-cell>
          <table:table-cell office:value-type="float" office:value="0.023941">
            <text:p>0,023941</text:p>
          </table:table-cell>
          <table:table-cell office:value-type="float" office:value="0.024011">
            <text:p>0,024011</text:p>
          </table:table-cell>
          <table:table-cell office:value-type="float" office:value="0.023834">
            <text:p>0,023834</text:p>
          </table:table-cell>
          <table:table-cell office:value-type="float" office:value="0.023976">
            <text:p>0,023976</text:p>
          </table:table-cell>
          <table:table-cell office:value-type="float" office:value="0.023579">
            <text:p>0,023579</text:p>
          </table:table-cell>
          <table:table-cell office:value-type="float" office:value="0.023335">
            <text:p>0,023335</text:p>
          </table:table-cell>
          <table:table-cell office:value-type="float" office:value="0.023069">
            <text:p>0,023069</text:p>
          </table:table-cell>
          <table:table-cell office:value-type="float" office:value="0.022903">
            <text:p>0,022903</text:p>
          </table:table-cell>
          <table:table-cell office:value-type="float" office:value="0.022421">
            <text:p>0,022421</text:p>
          </table:table-cell>
          <table:table-cell office:value-type="float" office:value="0.022818">
            <text:p>0,022818</text:p>
          </table:table-cell>
          <table:table-cell office:value-type="float" office:value="0.022982">
            <text:p>0,022982</text:p>
          </table:table-cell>
          <table:table-cell office:value-type="float" office:value="0.02206">
            <text:p>0,02206</text:p>
          </table:table-cell>
          <table:table-cell office:value-type="float" office:value="0.022795">
            <text:p>0,022795</text:p>
          </table:table-cell>
          <table:table-cell office:value-type="float" office:value="0.022256">
            <text:p>0,022256</text:p>
          </table:table-cell>
          <table:table-cell office:value-type="float" office:value="0.022316">
            <text:p>0,022316</text:p>
          </table:table-cell>
          <table:table-cell office:value-type="float" office:value="0.021668">
            <text:p>0,021668</text:p>
          </table:table-cell>
          <table:table-cell office:value-type="float" office:value="0.021511">
            <text:p>0,021511</text:p>
          </table:table-cell>
          <table:table-cell office:value-type="float" office:value="0.021069">
            <text:p>0,021069</text:p>
          </table:table-cell>
          <table:table-cell office:value-type="float" office:value="0.021548">
            <text:p>0,021548</text:p>
          </table:table-cell>
          <table:table-cell office:value-type="float" office:value="0.021746">
            <text:p>0,021746</text:p>
          </table:table-cell>
          <table:table-cell office:value-type="float" office:value="0.021286">
            <text:p>0,021286</text:p>
          </table:table-cell>
          <table:table-cell office:value-type="float" office:value="0.020611">
            <text:p>0,020611</text:p>
          </table:table-cell>
          <table:table-cell office:value-type="float" office:value="0.02073">
            <text:p>0,02073</text:p>
          </table:table-cell>
          <table:table-cell office:value-type="float" office:value="0.020467">
            <text:p>0,020467</text:p>
          </table:table-cell>
          <table:table-cell office:value-type="float" office:value="0.020714">
            <text:p>0,020714</text:p>
          </table:table-cell>
          <table:table-cell office:value-type="float" office:value="0.019682">
            <text:p>0,019682</text:p>
          </table:table-cell>
          <table:table-cell office:value-type="float" office:value="0.019782">
            <text:p>0,019782</text:p>
          </table:table-cell>
          <table:table-cell office:value-type="float" office:value="0.019893">
            <text:p>0,019893</text:p>
          </table:table-cell>
          <table:table-cell office:value-type="float" office:value="0.019399">
            <text:p>0,019399</text:p>
          </table:table-cell>
          <table:table-cell office:value-type="float" office:value="0.020193">
            <text:p>0,020193</text:p>
          </table:table-cell>
          <table:table-cell office:value-type="float" office:value="0.019459">
            <text:p>0,019459</text:p>
          </table:table-cell>
          <table:table-cell office:value-type="float" office:value="0.01963">
            <text:p>0,01963</text:p>
          </table:table-cell>
          <table:table-cell office:value-type="float" office:value="0.01941">
            <text:p>0,01941</text:p>
          </table:table-cell>
          <table:table-cell office:value-type="float" office:value="0.019428">
            <text:p>0,019428</text:p>
          </table:table-cell>
          <table:table-cell office:value-type="float" office:value="0.018838">
            <text:p>0,018838</text:p>
          </table:table-cell>
          <table:table-cell office:value-type="float" office:value="0.019141">
            <text:p>0,019141</text:p>
          </table:table-cell>
          <table:table-cell office:value-type="float" office:value="0.018568">
            <text:p>0,018568</text:p>
          </table:table-cell>
          <table:table-cell office:value-type="float" office:value="0.01866">
            <text:p>0,01866</text:p>
          </table:table-cell>
          <table:table-cell office:value-type="float" office:value="0.018834">
            <text:p>0,018834</text:p>
          </table:table-cell>
          <table:table-cell office:value-type="float" office:value="0.018726">
            <text:p>0,018726</text:p>
          </table:table-cell>
          <table:table-cell office:value-type="float" office:value="0.018575">
            <text:p>0,018575</text:p>
          </table:table-cell>
          <table:table-cell office:value-type="float" office:value="0.018376">
            <text:p>0,018376</text:p>
          </table:table-cell>
          <table:table-cell office:value-type="float" office:value="0.018175">
            <text:p>0,018175</text:p>
          </table:table-cell>
          <table:table-cell office:value-type="float" office:value="0.018779">
            <text:p>0,018779</text:p>
          </table:table-cell>
          <table:table-cell office:value-type="float" office:value="0.018146">
            <text:p>0,018146</text:p>
          </table:table-cell>
          <table:table-cell office:value-type="float" office:value="0.01798">
            <text:p>0,01798</text:p>
          </table:table-cell>
          <table:table-cell office:value-type="float" office:value="0.01779">
            <text:p>0,01779</text:p>
          </table:table-cell>
          <table:table-cell office:value-type="float" office:value="0.017552">
            <text:p>0,017552</text:p>
          </table:table-cell>
          <table:table-cell office:value-type="float" office:value="0.017904">
            <text:p>0,017904</text:p>
          </table:table-cell>
          <table:table-cell office:value-type="float" office:value="0.017454">
            <text:p>0,017454</text:p>
          </table:table-cell>
          <table:table-cell office:value-type="float" office:value="0.017568">
            <text:p>0,017568</text:p>
          </table:table-cell>
          <table:table-cell office:value-type="float" office:value="0.017585">
            <text:p>0,017585</text:p>
          </table:table-cell>
          <table:table-cell office:value-type="float" office:value="0.017784">
            <text:p>0,017784</text:p>
          </table:table-cell>
          <table:table-cell office:value-type="float" office:value="0.017353">
            <text:p>0,017353</text:p>
          </table:table-cell>
          <table:table-cell office:value-type="float" office:value="0.017605">
            <text:p>0,017605</text:p>
          </table:table-cell>
          <table:table-cell office:value-type="float" office:value="0.017265">
            <text:p>0,017265</text:p>
          </table:table-cell>
          <table:table-cell office:value-type="float" office:value="0.0175">
            <text:p>0,0175</text:p>
          </table:table-cell>
          <table:table-cell office:value-type="float" office:value="0.017036">
            <text:p>0,017036</text:p>
          </table:table-cell>
          <table:table-cell office:value-type="float" office:value="0.017001">
            <text:p>0,017001</text:p>
          </table:table-cell>
          <table:table-cell office:value-type="float" office:value="0.016957">
            <text:p>0,016957</text:p>
          </table:table-cell>
          <table:table-cell office:value-type="float" office:value="0.016687">
            <text:p>0,016687</text:p>
          </table:table-cell>
          <table:table-cell office:value-type="float" office:value="0.016267">
            <text:p>0,016267</text:p>
          </table:table-cell>
          <table:table-cell office:value-type="float" office:value="0.017127">
            <text:p>0,017127</text:p>
          </table:table-cell>
          <table:table-cell office:value-type="float" office:value="0.01681">
            <text:p>0,01681</text:p>
          </table:table-cell>
          <table:table-cell office:value-type="float" office:value="0.016452">
            <text:p>0,016452</text:p>
          </table:table-cell>
          <table:table-cell office:value-type="float" office:value="0.015983">
            <text:p>0,015983</text:p>
          </table:table-cell>
          <table:table-cell office:value-type="float" office:value="0.0164">
            <text:p>0,0164</text:p>
          </table:table-cell>
          <table:table-cell office:value-type="float" office:value="0.016805">
            <text:p>0,016805</text:p>
          </table:table-cell>
          <table:table-cell office:value-type="float" office:value="0.016125">
            <text:p>0,016125</text:p>
          </table:table-cell>
          <table:table-cell office:value-type="float" office:value="0.016194">
            <text:p>0,016194</text:p>
          </table:table-cell>
          <table:table-cell office:value-type="float" office:value="0.016072">
            <text:p>0,016072</text:p>
          </table:table-cell>
          <table:table-cell office:value-type="float" office:value="0.015945">
            <text:p>0,015945</text:p>
          </table:table-cell>
          <table:table-cell office:value-type="float" office:value="0.015961">
            <text:p>0,015961</text:p>
          </table:table-cell>
          <table:table-cell office:value-type="float" office:value="0.016064">
            <text:p>0,016064</text:p>
          </table:table-cell>
          <table:table-cell office:value-type="float" office:value="0.015859">
            <text:p>0,015859</text:p>
          </table:table-cell>
          <table:table-cell office:value-type="float" office:value="0.015351">
            <text:p>0,015351</text:p>
          </table:table-cell>
          <table:table-cell office:value-type="float" office:value="0.015844">
            <text:p>0,015844</text:p>
          </table:table-cell>
          <table:table-cell office:value-type="float" office:value="0.01562">
            <text:p>0,01562</text:p>
          </table:table-cell>
          <table:table-cell office:value-type="float" office:value="0.015523">
            <text:p>0,015523</text:p>
          </table:table-cell>
          <table:table-cell office:value-type="float" office:value="0.015944">
            <text:p>0,015944</text:p>
          </table:table-cell>
          <table:table-cell office:value-type="float" office:value="0.015532">
            <text:p>0,015532</text:p>
          </table:table-cell>
          <table:table-cell office:value-type="float" office:value="0.015107">
            <text:p>0,015107</text:p>
          </table:table-cell>
          <table:table-cell office:value-type="float" office:value="0.015519">
            <text:p>0,015519</text:p>
          </table:table-cell>
          <table:table-cell office:value-type="float" office:value="0.014913">
            <text:p>0,014913</text:p>
          </table:table-cell>
          <table:table-cell office:value-type="float" office:value="0.0153">
            <text:p>0,0153</text:p>
          </table:table-cell>
          <table:table-cell office:value-type="float" office:value="0.015307">
            <text:p>0,015307</text:p>
          </table:table-cell>
          <table:table-cell office:value-type="float" office:value="0.015015">
            <text:p>0,015015</text:p>
          </table:table-cell>
          <table:table-cell office:value-type="float" office:value="0.014668">
            <text:p>0,014668</text:p>
          </table:table-cell>
          <table:table-cell office:value-type="float" office:value="0.015147">
            <text:p>0,015147</text:p>
          </table:table-cell>
          <table:table-cell office:value-type="float" office:value="0.014622">
            <text:p>0,014622</text:p>
          </table:table-cell>
          <table:table-cell office:value-type="float" office:value="0.014893">
            <text:p>0,014893</text:p>
          </table:table-cell>
          <table:table-cell office:value-type="float" office:value="0.015041">
            <text:p>0,015041</text:p>
          </table:table-cell>
          <table:table-cell office:value-type="float" office:value="0.014851">
            <text:p>0,014851</text:p>
          </table:table-cell>
          <table:table-cell office:value-type="float" office:value="0.014841">
            <text:p>0,014841</text:p>
          </table:table-cell>
          <table:table-cell office:value-type="float" office:value="0.014354">
            <text:p>0,014354</text:p>
          </table:table-cell>
          <table:table-cell office:value-type="float" office:value="0.014992">
            <text:p>0,014992</text:p>
          </table:table-cell>
          <table:table-cell office:value-type="float" office:value="0.014851">
            <text:p>0,014851</text:p>
          </table:table-cell>
          <table:table-cell office:value-type="float" office:value="0.014802">
            <text:p>0,014802</text:p>
          </table:table-cell>
          <table:table-cell office:value-type="float" office:value="0.014734">
            <text:p>0,014734</text:p>
          </table:table-cell>
          <table:table-cell office:value-type="float" office:value="0.01426">
            <text:p>0,01426</text:p>
          </table:table-cell>
          <table:table-cell office:value-type="float" office:value="0.014544">
            <text:p>0,014544</text:p>
          </table:table-cell>
          <table:table-cell office:value-type="float" office:value="0.014288">
            <text:p>0,014288</text:p>
          </table:table-cell>
          <table:table-cell office:value-type="float" office:value="0.014446">
            <text:p>0,014446</text:p>
          </table:table-cell>
          <table:table-cell office:value-type="float" office:value="0.01471">
            <text:p>0,01471</text:p>
          </table:table-cell>
          <table:table-cell office:value-type="float" office:value="0.014574">
            <text:p>0,014574</text:p>
          </table:table-cell>
          <table:table-cell office:value-type="float" office:value="0.014254">
            <text:p>0,014254</text:p>
          </table:table-cell>
          <table:table-cell office:value-type="float" office:value="0.014125">
            <text:p>0,014125</text:p>
          </table:table-cell>
          <table:table-cell office:value-type="float" office:value="0.014231">
            <text:p>0,014231</text:p>
          </table:table-cell>
          <table:table-cell office:value-type="float" office:value="0.013945">
            <text:p>0,013945</text:p>
          </table:table-cell>
          <table:table-cell office:value-type="float" office:value="0.013966">
            <text:p>0,013966</text:p>
          </table:table-cell>
          <table:table-cell office:value-type="float" office:value="0.014008">
            <text:p>0,014008</text:p>
          </table:table-cell>
          <table:table-cell office:value-type="float" office:value="0.01409">
            <text:p>0,01409</text:p>
          </table:table-cell>
          <table:table-cell office:value-type="float" office:value="0.013672">
            <text:p>0,013672</text:p>
          </table:table-cell>
          <table:table-cell office:value-type="float" office:value="0.013841">
            <text:p>0,013841</text:p>
          </table:table-cell>
          <table:table-cell office:value-type="float" office:value="0.013655">
            <text:p>0,013655</text:p>
          </table:table-cell>
          <table:table-cell office:value-type="float" office:value="0.013754">
            <text:p>0,013754</text:p>
          </table:table-cell>
          <table:table-cell office:value-type="float" office:value="0.013791">
            <text:p>0,013791</text:p>
          </table:table-cell>
          <table:table-cell office:value-type="float" office:value="0.013902">
            <text:p>0,013902</text:p>
          </table:table-cell>
          <table:table-cell office:value-type="float" office:value="0.013754">
            <text:p>0,013754</text:p>
          </table:table-cell>
          <table:table-cell office:value-type="float" office:value="0.013637">
            <text:p>0,013637</text:p>
          </table:table-cell>
          <table:table-cell office:value-type="float" office:value="0.013871">
            <text:p>0,013871</text:p>
          </table:table-cell>
          <table:table-cell office:value-type="float" office:value="0.013613">
            <text:p>0,013613</text:p>
          </table:table-cell>
          <table:table-cell office:value-type="float" office:value="0.013455">
            <text:p>0,013455</text:p>
          </table:table-cell>
          <table:table-cell office:value-type="float" office:value="0.013426">
            <text:p>0,013426</text:p>
          </table:table-cell>
          <table:table-cell office:value-type="float" office:value="0.013145">
            <text:p>0,013145</text:p>
          </table:table-cell>
          <table:table-cell office:value-type="float" office:value="0.013173">
            <text:p>0,013173</text:p>
          </table:table-cell>
          <table:table-cell office:value-type="float" office:value="0.013871">
            <text:p>0,013871</text:p>
          </table:table-cell>
          <table:table-cell office:value-type="float" office:value="0.013625">
            <text:p>0,013625</text:p>
          </table:table-cell>
          <table:table-cell office:value-type="float" office:value="0.013207">
            <text:p>0,013207</text:p>
          </table:table-cell>
          <table:table-cell office:value-type="float" office:value="0.013696">
            <text:p>0,013696</text:p>
          </table:table-cell>
          <table:table-cell office:value-type="float" office:value="0.013238">
            <text:p>0,013238</text:p>
          </table:table-cell>
          <table:table-cell office:value-type="float" office:value="0.013183">
            <text:p>0,013183</text:p>
          </table:table-cell>
          <table:table-cell office:value-type="float" office:value="0.013425">
            <text:p>0,013425</text:p>
          </table:table-cell>
          <table:table-cell office:value-type="float" office:value="0.013169">
            <text:p>0,013169</text:p>
          </table:table-cell>
          <table:table-cell office:value-type="float" office:value="0.013035">
            <text:p>0,013035</text:p>
          </table:table-cell>
          <table:table-cell office:value-type="float" office:value="0.012922">
            <text:p>0,012922</text:p>
          </table:table-cell>
          <table:table-cell office:value-type="float" office:value="0.013152">
            <text:p>0,013152</text:p>
          </table:table-cell>
          <table:table-cell office:value-type="float" office:value="0.013059">
            <text:p>0,013059</text:p>
          </table:table-cell>
          <table:table-cell office:value-type="float" office:value="0.013098">
            <text:p>0,013098</text:p>
          </table:table-cell>
          <table:table-cell office:value-type="float" office:value="0.012887">
            <text:p>0,012887</text:p>
          </table:table-cell>
          <table:table-cell office:value-type="float" office:value="0.013104">
            <text:p>0,013104</text:p>
          </table:table-cell>
          <table:table-cell office:value-type="float" office:value="0.013147">
            <text:p>0,013147</text:p>
          </table:table-cell>
          <table:table-cell office:value-type="float" office:value="0.01307">
            <text:p>0,01307</text:p>
          </table:table-cell>
          <table:table-cell office:value-type="float" office:value="0.013306">
            <text:p>0,013306</text:p>
          </table:table-cell>
          <table:table-cell office:value-type="float" office:value="0.013054">
            <text:p>0,013054</text:p>
          </table:table-cell>
          <table:table-cell office:value-type="float" office:value="0.012745">
            <text:p>0,012745</text:p>
          </table:table-cell>
          <table:table-cell office:value-type="float" office:value="0.012862">
            <text:p>0,012862</text:p>
          </table:table-cell>
          <table:table-cell office:value-type="float" office:value="0.012779">
            <text:p>0,012779</text:p>
          </table:table-cell>
          <table:table-cell office:value-type="float" office:value="0.012832">
            <text:p>0,012832</text:p>
          </table:table-cell>
          <table:table-cell office:value-type="float" office:value="0.012834">
            <text:p>0,012834</text:p>
          </table:table-cell>
          <table:table-cell office:value-type="float" office:value="0.012912">
            <text:p>0,012912</text:p>
          </table:table-cell>
          <table:table-cell office:value-type="float" office:value="0.012689">
            <text:p>0,012689</text:p>
          </table:table-cell>
          <table:table-cell office:value-type="float" office:value="0.01318">
            <text:p>0,01318</text:p>
          </table:table-cell>
          <table:table-cell office:value-type="float" office:value="0.012607">
            <text:p>0,012607</text:p>
          </table:table-cell>
          <table:table-cell office:value-type="float" office:value="0.012521">
            <text:p>0,012521</text:p>
          </table:table-cell>
          <table:table-cell office:value-type="float" office:value="0.012888">
            <text:p>0,012888</text:p>
          </table:table-cell>
          <table:table-cell office:value-type="float" office:value="0.012881">
            <text:p>0,012881</text:p>
          </table:table-cell>
          <table:table-cell office:value-type="float" office:value="0.013012">
            <text:p>0,013012</text:p>
          </table:table-cell>
          <table:table-cell office:value-type="float" office:value="0.012774">
            <text:p>0,012774</text:p>
          </table:table-cell>
          <table:table-cell office:value-type="float" office:value="0.012606">
            <text:p>0,012606</text:p>
          </table:table-cell>
          <table:table-cell office:value-type="float" office:value="0.012619">
            <text:p>0,012619</text:p>
          </table:table-cell>
          <table:table-cell office:value-type="float" office:value="0.012423">
            <text:p>0,012423</text:p>
          </table:table-cell>
          <table:table-cell office:value-type="float" office:value="0.012812">
            <text:p>0,012812</text:p>
          </table:table-cell>
          <table:table-cell office:value-type="float" office:value="0.012243">
            <text:p>0,012243</text:p>
          </table:table-cell>
          <table:table-cell office:value-type="float" office:value="0.012573">
            <text:p>0,012573</text:p>
          </table:table-cell>
          <table:table-cell office:value-type="float" office:value="0.012772">
            <text:p>0,012772</text:p>
          </table:table-cell>
          <table:table-cell office:value-type="float" office:value="0.011961">
            <text:p>0,011961</text:p>
          </table:table-cell>
          <table:table-cell office:value-type="float" office:value="0.012507">
            <text:p>0,012507</text:p>
          </table:table-cell>
          <table:table-cell office:value-type="float" office:value="0.012581">
            <text:p>0,012581</text:p>
          </table:table-cell>
          <table:table-cell office:value-type="float" office:value="0.011919">
            <text:p>0,011919</text:p>
          </table:table-cell>
          <table:table-cell office:value-type="float" office:value="0.012361">
            <text:p>0,012361</text:p>
          </table:table-cell>
          <table:table-cell office:value-type="float" office:value="0.012556">
            <text:p>0,012556</text:p>
          </table:table-cell>
          <table:table-cell office:value-type="float" office:value="0.012098">
            <text:p>0,012098</text:p>
          </table:table-cell>
          <table:table-cell office:value-type="float" office:value="0.012385">
            <text:p>0,012385</text:p>
          </table:table-cell>
          <table:table-cell office:value-type="float" office:value="0.012367">
            <text:p>0,012367</text:p>
          </table:table-cell>
          <table:table-cell office:value-type="float" office:value="0.012256">
            <text:p>0,012256</text:p>
          </table:table-cell>
          <table:table-cell office:value-type="float" office:value="0.012561">
            <text:p>0,012561</text:p>
          </table:table-cell>
          <table:table-cell office:value-type="float" office:value="0.012657">
            <text:p>0,012657</text:p>
          </table:table-cell>
          <table:table-cell office:value-type="float" office:value="0.012313">
            <text:p>0,012313</text:p>
          </table:table-cell>
          <table:table-cell office:value-type="float" office:value="0.012243">
            <text:p>0,012243</text:p>
          </table:table-cell>
          <table:table-cell office:value-type="float" office:value="0.012084">
            <text:p>0,012084</text:p>
          </table:table-cell>
          <table:table-cell office:value-type="float" office:value="0.012188">
            <text:p>0,012188</text:p>
          </table:table-cell>
          <table:table-cell office:value-type="float" office:value="0.012158">
            <text:p>0,012158</text:p>
          </table:table-cell>
          <table:table-cell office:value-type="float" office:value="0.012555">
            <text:p>0,012555</text:p>
          </table:table-cell>
          <table:table-cell office:value-type="float" office:value="0.011944">
            <text:p>0,011944</text:p>
          </table:table-cell>
          <table:table-cell office:value-type="float" office:value="0.012532">
            <text:p>0,012532</text:p>
          </table:table-cell>
          <table:table-cell office:value-type="float" office:value="0.012277">
            <text:p>0,012277</text:p>
          </table:table-cell>
          <table:table-cell office:value-type="float" office:value="0.012205">
            <text:p>0,012205</text:p>
          </table:table-cell>
          <table:table-cell office:value-type="float" office:value="0.011973">
            <text:p>0,011973</text:p>
          </table:table-cell>
          <table:table-cell office:value-type="float" office:value="0.01232">
            <text:p>0,01232</text:p>
          </table:table-cell>
          <table:table-cell office:value-type="float" office:value="0.012075">
            <text:p>0,012075</text:p>
          </table:table-cell>
          <table:table-cell office:value-type="float" office:value="0.012141">
            <text:p>0,012141</text:p>
          </table:table-cell>
          <table:table-cell office:value-type="float" office:value="0.012021">
            <text:p>0,012021</text:p>
          </table:table-cell>
          <table:table-cell office:value-type="float" office:value="0.011808">
            <text:p>0,011808</text:p>
          </table:table-cell>
          <table:table-cell office:value-type="float" office:value="0.011963">
            <text:p>0,011963</text:p>
          </table:table-cell>
          <table:table-cell office:value-type="float" office:value="0.012027">
            <text:p>0,012027</text:p>
          </table:table-cell>
          <table:table-cell office:value-type="float" office:value="0.012014">
            <text:p>0,012014</text:p>
          </table:table-cell>
          <table:table-cell office:value-type="float" office:value="0.01156">
            <text:p>0,01156</text:p>
          </table:table-cell>
          <table:table-cell office:value-type="float" office:value="0.011882">
            <text:p>0,011882</text:p>
          </table:table-cell>
          <table:table-cell office:value-type="float" office:value="0.011926">
            <text:p>0,011926</text:p>
          </table:table-cell>
          <table:table-cell office:value-type="float" office:value="0.011659">
            <text:p>0,011659</text:p>
          </table:table-cell>
          <table:table-cell office:value-type="float" office:value="0.012051">
            <text:p>0,012051</text:p>
          </table:table-cell>
          <table:table-cell office:value-type="float" office:value="0.011911">
            <text:p>0,011911</text:p>
          </table:table-cell>
          <table:table-cell office:value-type="float" office:value="0.012002">
            <text:p>0,012002</text:p>
          </table:table-cell>
          <table:table-cell office:value-type="float" office:value="0.011949">
            <text:p>0,011949</text:p>
          </table:table-cell>
          <table:table-cell office:value-type="float" office:value="0.011863">
            <text:p>0,011863</text:p>
          </table:table-cell>
          <table:table-cell office:value-type="float" office:value="0.011698">
            <text:p>0,011698</text:p>
          </table:table-cell>
          <table:table-cell office:value-type="float" office:value="0.012065">
            <text:p>0,012065</text:p>
          </table:table-cell>
          <table:table-cell office:value-type="float" office:value="0.011475">
            <text:p>0,011475</text:p>
          </table:table-cell>
          <table:table-cell office:value-type="float" office:value="0.011654">
            <text:p>0,011654</text:p>
          </table:table-cell>
          <table:table-cell office:value-type="float" office:value="0.011869">
            <text:p>0,011869</text:p>
          </table:table-cell>
          <table:table-cell office:value-type="float" office:value="0.011444">
            <text:p>0,011444</text:p>
          </table:table-cell>
          <table:table-cell office:value-type="float" office:value="0.011286">
            <text:p>0,011286</text:p>
          </table:table-cell>
          <table:table-cell office:value-type="float" office:value="0.011648">
            <text:p>0,011648</text:p>
          </table:table-cell>
          <table:table-cell office:value-type="float" office:value="0.011601">
            <text:p>0,011601</text:p>
          </table:table-cell>
          <table:table-cell office:value-type="float" office:value="0.011639">
            <text:p>0,011639</text:p>
          </table:table-cell>
          <table:table-cell office:value-type="float" office:value="0.011371">
            <text:p>0,011371</text:p>
          </table:table-cell>
          <table:table-cell office:value-type="float" office:value="0.011523">
            <text:p>0,011523</text:p>
          </table:table-cell>
          <table:table-cell office:value-type="float" office:value="0.011562">
            <text:p>0,011562</text:p>
          </table:table-cell>
          <table:table-cell office:value-type="float" office:value="0.011498">
            <text:p>0,011498</text:p>
          </table:table-cell>
          <table:table-cell office:value-type="float" office:value="0.011514">
            <text:p>0,011514</text:p>
          </table:table-cell>
          <table:table-cell office:value-type="float" office:value="0.011567">
            <text:p>0,011567</text:p>
          </table:table-cell>
          <table:table-cell office:value-type="float" office:value="0.011602">
            <text:p>0,011602</text:p>
          </table:table-cell>
          <table:table-cell office:value-type="float" office:value="0.011491">
            <text:p>0,011491</text:p>
          </table:table-cell>
          <table:table-cell office:value-type="float" office:value="0.011374">
            <text:p>0,011374</text:p>
          </table:table-cell>
          <table:table-cell office:value-type="float" office:value="0.011591">
            <text:p>0,011591</text:p>
          </table:table-cell>
          <table:table-cell office:value-type="float" office:value="0.011158">
            <text:p>0,011158</text:p>
          </table:table-cell>
          <table:table-cell office:value-type="float" office:value="0.011698">
            <text:p>0,011698</text:p>
          </table:table-cell>
          <table:table-cell office:value-type="float" office:value="0.011575">
            <text:p>0,011575</text:p>
          </table:table-cell>
          <table:table-cell office:value-type="float" office:value="0.01148">
            <text:p>0,01148</text:p>
          </table:table-cell>
          <table:table-cell office:value-type="float" office:value="0.011331">
            <text:p>0,011331</text:p>
          </table:table-cell>
          <table:table-cell office:value-type="float" office:value="0.011354">
            <text:p>0,011354</text:p>
          </table:table-cell>
          <table:table-cell office:value-type="float" office:value="0.011547">
            <text:p>0,011547</text:p>
          </table:table-cell>
          <table:table-cell office:value-type="float" office:value="0.011543">
            <text:p>0,011543</text:p>
          </table:table-cell>
          <table:table-cell office:value-type="float" office:value="0.011208">
            <text:p>0,011208</text:p>
          </table:table-cell>
          <table:table-cell office:value-type="float" office:value="0.011127">
            <text:p>0,011127</text:p>
          </table:table-cell>
          <table:table-cell office:value-type="float" office:value="0.011461">
            <text:p>0,011461</text:p>
          </table:table-cell>
          <table:table-cell office:value-type="float" office:value="0.011026">
            <text:p>0,011026</text:p>
          </table:table-cell>
          <table:table-cell office:value-type="float" office:value="0.011172">
            <text:p>0,011172</text:p>
          </table:table-cell>
          <table:table-cell office:value-type="float" office:value="0.010839">
            <text:p>0,010839</text:p>
          </table:table-cell>
          <table:table-cell office:value-type="float" office:value="0.011295">
            <text:p>0,011295</text:p>
          </table:table-cell>
          <table:table-cell office:value-type="float" office:value="0.010838">
            <text:p>0,010838</text:p>
          </table:table-cell>
          <table:table-cell office:value-type="float" office:value="0.010985">
            <text:p>0,010985</text:p>
          </table:table-cell>
          <table:table-cell office:value-type="float" office:value="0.011039">
            <text:p>0,011039</text:p>
          </table:table-cell>
          <table:table-cell office:value-type="float" office:value="0.010924">
            <text:p>0,010924</text:p>
          </table:table-cell>
          <table:table-cell office:value-type="float" office:value="0.011195">
            <text:p>0,011195</text:p>
          </table:table-cell>
          <table:table-cell office:value-type="float" office:value="0.011015">
            <text:p>0,011015</text:p>
          </table:table-cell>
          <table:table-cell office:value-type="float" office:value="0.010907">
            <text:p>0,010907</text:p>
          </table:table-cell>
          <table:table-cell office:value-type="float" office:value="0.010864">
            <text:p>0,010864</text:p>
          </table:table-cell>
          <table:table-cell office:value-type="float" office:value="0.010953">
            <text:p>0,010953</text:p>
          </table:table-cell>
          <table:table-cell office:value-type="float" office:value="0.010638">
            <text:p>0,010638</text:p>
          </table:table-cell>
          <table:table-cell office:value-type="float" office:value="0.010958">
            <text:p>0,010958</text:p>
          </table:table-cell>
          <table:table-cell office:value-type="float" office:value="0.011055">
            <text:p>0,011055</text:p>
          </table:table-cell>
          <table:table-cell office:value-type="float" office:value="0.011047">
            <text:p>0,011047</text:p>
          </table:table-cell>
          <table:table-cell office:value-type="float" office:value="0.010751">
            <text:p>0,010751</text:p>
          </table:table-cell>
          <table:table-cell office:value-type="float" office:value="0.010834">
            <text:p>0,010834</text:p>
          </table:table-cell>
          <table:table-cell office:value-type="float" office:value="0.010888">
            <text:p>0,010888</text:p>
          </table:table-cell>
          <table:table-cell office:value-type="float" office:value="0.01085">
            <text:p>0,01085</text:p>
          </table:table-cell>
          <table:table-cell office:value-type="float" office:value="0.01067">
            <text:p>0,01067</text:p>
          </table:table-cell>
          <table:table-cell office:value-type="float" office:value="0.010789">
            <text:p>0,010789</text:p>
          </table:table-cell>
          <table:table-cell office:value-type="float" office:value="0.010817">
            <text:p>0,010817</text:p>
          </table:table-cell>
          <table:table-cell office:value-type="float" office:value="0.010889">
            <text:p>0,010889</text:p>
          </table:table-cell>
          <table:table-cell office:value-type="float" office:value="0.010522">
            <text:p>0,010522</text:p>
          </table:table-cell>
          <table:table-cell office:value-type="float" office:value="0.010302">
            <text:p>0,010302</text:p>
          </table:table-cell>
          <table:table-cell office:value-type="float" office:value="0.010621">
            <text:p>0,010621</text:p>
          </table:table-cell>
          <table:table-cell office:value-type="float" office:value="0.010441">
            <text:p>0,010441</text:p>
          </table:table-cell>
          <table:table-cell office:value-type="float" office:value="0.010254">
            <text:p>0,010254</text:p>
          </table:table-cell>
          <table:table-cell office:value-type="float" office:value="0.010409">
            <text:p>0,010409</text:p>
          </table:table-cell>
          <table:table-cell office:value-type="float" office:value="0.010592">
            <text:p>0,010592</text:p>
          </table:table-cell>
          <table:table-cell office:value-type="float" office:value="0.010608">
            <text:p>0,010608</text:p>
          </table:table-cell>
          <table:table-cell office:value-type="float" office:value="0.010617">
            <text:p>0,010617</text:p>
          </table:table-cell>
          <table:table-cell office:value-type="float" office:value="0.010526">
            <text:p>0,010526</text:p>
          </table:table-cell>
          <table:table-cell office:value-type="float" office:value="0.010252">
            <text:p>0,010252</text:p>
          </table:table-cell>
          <table:table-cell office:value-type="float" office:value="0.010339">
            <text:p>0,010339</text:p>
          </table:table-cell>
          <table:table-cell office:value-type="float" office:value="0.010369">
            <text:p>0,010369</text:p>
          </table:table-cell>
          <table:table-cell office:value-type="float" office:value="0.010248">
            <text:p>0,010248</text:p>
          </table:table-cell>
          <table:table-cell office:value-type="float" office:value="0.010116">
            <text:p>0,010116</text:p>
          </table:table-cell>
          <table:table-cell office:value-type="float" office:value="0.010156">
            <text:p>0,010156</text:p>
          </table:table-cell>
          <table:table-cell office:value-type="float" office:value="0.010121">
            <text:p>0,010121</text:p>
          </table:table-cell>
          <table:table-cell office:value-type="float" office:value="0.010164">
            <text:p>0,010164</text:p>
          </table:table-cell>
          <table:table-cell office:value-type="float" office:value="0.010118">
            <text:p>0,010118</text:p>
          </table:table-cell>
          <table:table-cell office:value-type="float" office:value="0.010189">
            <text:p>0,010189</text:p>
          </table:table-cell>
          <table:table-cell office:value-type="float" office:value="0.010041">
            <text:p>0,010041</text:p>
          </table:table-cell>
          <table:table-cell office:value-type="float" office:value="0.010035">
            <text:p>0,010035</text:p>
          </table:table-cell>
          <table:table-cell office:value-type="float" office:value="0.010232">
            <text:p>0,010232</text:p>
          </table:table-cell>
          <table:table-cell office:value-type="float" office:value="0.010109">
            <text:p>0,010109</text:p>
          </table:table-cell>
          <table:table-cell office:value-type="float" office:value="0.009845">
            <text:p>0,009845</text:p>
          </table:table-cell>
          <table:table-cell office:value-type="float" office:value="0.009988">
            <text:p>0,009988</text:p>
          </table:table-cell>
          <table:table-cell office:value-type="float" office:value="0.009831">
            <text:p>0,009831</text:p>
          </table:table-cell>
          <table:table-cell office:value-type="float" office:value="0.009969">
            <text:p>0,009969</text:p>
          </table:table-cell>
          <table:table-cell office:value-type="float" office:value="0.009851">
            <text:p>0,009851</text:p>
          </table:table-cell>
          <table:table-cell office:value-type="float" office:value="0.010058">
            <text:p>0,010058</text:p>
          </table:table-cell>
          <table:table-cell office:value-type="float" office:value="0.009799">
            <text:p>0,009799</text:p>
          </table:table-cell>
          <table:table-cell office:value-type="float" office:value="0.009634">
            <text:p>0,009634</text:p>
          </table:table-cell>
          <table:table-cell office:value-type="float" office:value="0.009858">
            <text:p>0,009858</text:p>
          </table:table-cell>
          <table:table-cell office:value-type="float" office:value="0.009844">
            <text:p>0,009844</text:p>
          </table:table-cell>
          <table:table-cell office:value-type="float" office:value="0.009833">
            <text:p>0,009833</text:p>
          </table:table-cell>
          <table:table-cell office:value-type="float" office:value="0.009905">
            <text:p>0,009905</text:p>
          </table:table-cell>
          <table:table-cell office:value-type="float" office:value="0.00968">
            <text:p>0,00968</text:p>
          </table:table-cell>
          <table:table-cell office:value-type="float" office:value="0.009871">
            <text:p>0,009871</text:p>
          </table:table-cell>
          <table:table-cell office:value-type="float" office:value="0.009503">
            <text:p>0,009503</text:p>
          </table:table-cell>
          <table:table-cell office:value-type="float" office:value="0.009649">
            <text:p>0,009649</text:p>
          </table:table-cell>
          <table:table-cell office:value-type="float" office:value="0.009663">
            <text:p>0,009663</text:p>
          </table:table-cell>
          <table:table-cell office:value-type="float" office:value="0.009539">
            <text:p>0,009539</text:p>
          </table:table-cell>
          <table:table-cell office:value-type="float" office:value="0.009697">
            <text:p>0,009697</text:p>
          </table:table-cell>
          <table:table-cell office:value-type="float" office:value="0.009476">
            <text:p>0,009476</text:p>
          </table:table-cell>
          <table:table-cell office:value-type="float" office:value="0.009471">
            <text:p>0,009471</text:p>
          </table:table-cell>
          <table:table-cell office:value-type="float" office:value="0.009497">
            <text:p>0,009497</text:p>
          </table:table-cell>
          <table:table-cell office:value-type="float" office:value="0.009313">
            <text:p>0,009313</text:p>
          </table:table-cell>
          <table:table-cell office:value-type="float" office:value="0.00966">
            <text:p>0,00966</text:p>
          </table:table-cell>
          <table:table-cell office:value-type="float" office:value="0.009443">
            <text:p>0,009443</text:p>
          </table:table-cell>
          <table:table-cell office:value-type="float" office:value="0.009384">
            <text:p>0,009384</text:p>
          </table:table-cell>
          <table:table-cell office:value-type="float" office:value="0.009232">
            <text:p>0,009232</text:p>
          </table:table-cell>
          <table:table-cell office:value-type="float" office:value="0.009369">
            <text:p>0,009369</text:p>
          </table:table-cell>
          <table:table-cell office:value-type="float" office:value="0.009135">
            <text:p>0,009135</text:p>
          </table:table-cell>
          <table:table-cell office:value-type="float" office:value="0.009378">
            <text:p>0,009378</text:p>
          </table:table-cell>
          <table:table-cell office:value-type="float" office:value="0.009044">
            <text:p>0,009044</text:p>
          </table:table-cell>
          <table:table-cell office:value-type="float" office:value="0.009149">
            <text:p>0,009149</text:p>
          </table:table-cell>
          <table:table-cell office:value-type="float" office:value="0.009304">
            <text:p>0,009304</text:p>
          </table:table-cell>
          <table:table-cell office:value-type="float" office:value="0.009148">
            <text:p>0,009148</text:p>
          </table:table-cell>
          <table:table-cell office:value-type="float" office:value="0.009157">
            <text:p>0,009157</text:p>
          </table:table-cell>
          <table:table-cell office:value-type="float" office:value="0.009041">
            <text:p>0,009041</text:p>
          </table:table-cell>
          <table:table-cell office:value-type="float" office:value="0.009069">
            <text:p>0,009069</text:p>
          </table:table-cell>
          <table:table-cell office:value-type="float" office:value="0.008769">
            <text:p>0,008769</text:p>
          </table:table-cell>
          <table:table-cell office:value-type="float" office:value="0.008987">
            <text:p>0,008987</text:p>
          </table:table-cell>
          <table:table-cell office:value-type="float" office:value="0.008918">
            <text:p>0,008918</text:p>
          </table:table-cell>
          <table:table-cell office:value-type="float" office:value="0.008941">
            <text:p>0,008941</text:p>
          </table:table-cell>
          <table:table-cell office:value-type="float" office:value="0.00885">
            <text:p>0,00885</text:p>
          </table:table-cell>
          <table:table-cell office:value-type="float" office:value="0.008871">
            <text:p>0,008871</text:p>
          </table:table-cell>
          <table:table-cell office:value-type="float" office:value="0.008931">
            <text:p>0,008931</text:p>
          </table:table-cell>
          <table:table-cell office:value-type="float" office:value="0.008945">
            <text:p>0,008945</text:p>
          </table:table-cell>
          <table:table-cell office:value-type="float" office:value="0.008825">
            <text:p>0,008825</text:p>
          </table:table-cell>
          <table:table-cell office:value-type="float" office:value="0.008725">
            <text:p>0,008725</text:p>
          </table:table-cell>
          <table:table-cell office:value-type="float" office:value="0.008897">
            <text:p>0,008897</text:p>
          </table:table-cell>
          <table:table-cell office:value-type="float" office:value="0.008683">
            <text:p>0,008683</text:p>
          </table:table-cell>
          <table:table-cell office:value-type="float" office:value="0.008475">
            <text:p>0,008475</text:p>
          </table:table-cell>
          <table:table-cell office:value-type="float" office:value="0.008427">
            <text:p>0,008427</text:p>
          </table:table-cell>
          <table:table-cell office:value-type="float" office:value="0.00873">
            <text:p>0,00873</text:p>
          </table:table-cell>
          <table:table-cell office:value-type="float" office:value="0.008502">
            <text:p>0,008502</text:p>
          </table:table-cell>
          <table:table-cell office:value-type="float" office:value="0.008522">
            <text:p>0,008522</text:p>
          </table:table-cell>
          <table:table-cell office:value-type="float" office:value="0.008595">
            <text:p>0,008595</text:p>
          </table:table-cell>
          <table:table-cell office:value-type="float" office:value="0.008547">
            <text:p>0,008547</text:p>
          </table:table-cell>
          <table:table-cell office:value-type="float" office:value="0.008518">
            <text:p>0,008518</text:p>
          </table:table-cell>
          <table:table-cell office:value-type="float" office:value="0.008522">
            <text:p>0,008522</text:p>
          </table:table-cell>
          <table:table-cell office:value-type="float" office:value="0.008351">
            <text:p>0,008351</text:p>
          </table:table-cell>
          <table:table-cell office:value-type="float" office:value="0.008438">
            <text:p>0,008438</text:p>
          </table:table-cell>
          <table:table-cell office:value-type="float" office:value="0.008334">
            <text:p>0,008334</text:p>
          </table:table-cell>
          <table:table-cell office:value-type="float" office:value="0.008577">
            <text:p>0,008577</text:p>
          </table:table-cell>
          <table:table-cell office:value-type="float" office:value="0.008607">
            <text:p>0,008607</text:p>
          </table:table-cell>
          <table:table-cell office:value-type="float" office:value="0.008551">
            <text:p>0,008551</text:p>
          </table:table-cell>
          <table:table-cell office:value-type="float" office:value="0.008497">
            <text:p>0,008497</text:p>
          </table:table-cell>
          <table:table-cell office:value-type="float" office:value="0.008006">
            <text:p>0,008006</text:p>
          </table:table-cell>
          <table:table-cell office:value-type="float" office:value="0.008311">
            <text:p>0,008311</text:p>
          </table:table-cell>
          <table:table-cell office:value-type="float" office:value="0.008272">
            <text:p>0,008272</text:p>
          </table:table-cell>
          <table:table-cell office:value-type="float" office:value="0.008165">
            <text:p>0,008165</text:p>
          </table:table-cell>
          <table:table-cell office:value-type="float" office:value="0.008088">
            <text:p>0,008088</text:p>
          </table:table-cell>
          <table:table-cell office:value-type="float" office:value="0.008228">
            <text:p>0,008228</text:p>
          </table:table-cell>
          <table:table-cell office:value-type="float" office:value="0.00805">
            <text:p>0,00805</text:p>
          </table:table-cell>
          <table:table-cell office:value-type="float" office:value="0.008213">
            <text:p>0,008213</text:p>
          </table:table-cell>
          <table:table-cell office:value-type="float" office:value="0.008251">
            <text:p>0,008251</text:p>
          </table:table-cell>
          <table:table-cell office:value-type="float" office:value="0.008143">
            <text:p>0,008143</text:p>
          </table:table-cell>
          <table:table-cell office:value-type="float" office:value="0.008247">
            <text:p>0,008247</text:p>
          </table:table-cell>
          <table:table-cell office:value-type="float" office:value="0.007988">
            <text:p>0,007988</text:p>
          </table:table-cell>
          <table:table-cell office:value-type="float" office:value="0.008047">
            <text:p>0,008047</text:p>
          </table:table-cell>
          <table:table-cell office:value-type="float" office:value="0.008087">
            <text:p>0,008087</text:p>
          </table:table-cell>
          <table:table-cell office:value-type="float" office:value="0.007951">
            <text:p>0,007951</text:p>
          </table:table-cell>
          <table:table-cell office:value-type="float" office:value="0.007904">
            <text:p>0,007904</text:p>
          </table:table-cell>
          <table:table-cell office:value-type="float" office:value="0.007777">
            <text:p>0,007777</text:p>
          </table:table-cell>
          <table:table-cell office:value-type="float" office:value="0.007993">
            <text:p>0,007993</text:p>
          </table:table-cell>
          <table:table-cell office:value-type="float" office:value="0.008074">
            <text:p>0,008074</text:p>
          </table:table-cell>
          <table:table-cell office:value-type="float" office:value="0.008104">
            <text:p>0,008104</text:p>
          </table:table-cell>
          <table:table-cell office:value-type="float" office:value="0.007815">
            <text:p>0,007815</text:p>
          </table:table-cell>
          <table:table-cell office:value-type="float" office:value="0.007853">
            <text:p>0,007853</text:p>
          </table:table-cell>
          <table:table-cell office:value-type="float" office:value="0.007902">
            <text:p>0,007902</text:p>
          </table:table-cell>
          <table:table-cell office:value-type="float" office:value="0.00767">
            <text:p>0,00767</text:p>
          </table:table-cell>
          <table:table-cell office:value-type="float" office:value="0.007783">
            <text:p>0,007783</text:p>
          </table:table-cell>
          <table:table-cell office:value-type="float" office:value="0.007728">
            <text:p>0,007728</text:p>
          </table:table-cell>
          <table:table-cell office:value-type="float" office:value="0.007783">
            <text:p>0,007783</text:p>
          </table:table-cell>
          <table:table-cell office:value-type="float" office:value="0.007754">
            <text:p>0,007754</text:p>
          </table:table-cell>
          <table:table-cell office:value-type="float" office:value="0.007977">
            <text:p>0,007977</text:p>
          </table:table-cell>
          <table:table-cell office:value-type="float" office:value="0.007632">
            <text:p>0,007632</text:p>
          </table:table-cell>
          <table:table-cell office:value-type="float" office:value="0.007757">
            <text:p>0,007757</text:p>
          </table:table-cell>
          <table:table-cell office:value-type="float" office:value="0.007662">
            <text:p>0,007662</text:p>
          </table:table-cell>
          <table:table-cell office:value-type="float" office:value="0.007532">
            <text:p>0,007532</text:p>
          </table:table-cell>
          <table:table-cell office:value-type="float" office:value="0.007684">
            <text:p>0,007684</text:p>
          </table:table-cell>
          <table:table-cell office:value-type="float" office:value="0.007528">
            <text:p>0,007528</text:p>
          </table:table-cell>
          <table:table-cell office:value-type="float" office:value="0.007629">
            <text:p>0,007629</text:p>
          </table:table-cell>
          <table:table-cell office:value-type="float" office:value="0.007587">
            <text:p>0,007587</text:p>
          </table:table-cell>
          <table:table-cell office:value-type="float" office:value="0.007591">
            <text:p>0,007591</text:p>
          </table:table-cell>
          <table:table-cell office:value-type="float" office:value="0.007573">
            <text:p>0,007573</text:p>
          </table:table-cell>
          <table:table-cell office:value-type="float" office:value="0.007678">
            <text:p>0,007678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066567">
            <text:p>0,066567</text:p>
          </table:table-cell>
          <table:table-cell office:value-type="float" office:value="0.060569">
            <text:p>0,060569</text:p>
          </table:table-cell>
          <table:table-cell office:value-type="float" office:value="0.058334">
            <text:p>0,058334</text:p>
          </table:table-cell>
          <table:table-cell office:value-type="float" office:value="0.056547">
            <text:p>0,056547</text:p>
          </table:table-cell>
          <table:table-cell office:value-type="float" office:value="0.056384">
            <text:p>0,056384</text:p>
          </table:table-cell>
          <table:table-cell office:value-type="float" office:value="0.055029">
            <text:p>0,055029</text:p>
          </table:table-cell>
          <table:table-cell office:value-type="float" office:value="0.055366">
            <text:p>0,055366</text:p>
          </table:table-cell>
          <table:table-cell office:value-type="float" office:value="0.053644">
            <text:p>0,053644</text:p>
          </table:table-cell>
          <table:table-cell office:value-type="float" office:value="0.052751">
            <text:p>0,052751</text:p>
          </table:table-cell>
          <table:table-cell office:value-type="float" office:value="0.052755">
            <text:p>0,052755</text:p>
          </table:table-cell>
          <table:table-cell office:value-type="float" office:value="0.053825">
            <text:p>0,053825</text:p>
          </table:table-cell>
          <table:table-cell office:value-type="float" office:value="0.050614">
            <text:p>0,050614</text:p>
          </table:table-cell>
          <table:table-cell office:value-type="float" office:value="0.051552">
            <text:p>0,051552</text:p>
          </table:table-cell>
          <table:table-cell office:value-type="float" office:value="0.051578">
            <text:p>0,051578</text:p>
          </table:table-cell>
          <table:table-cell office:value-type="float" office:value="0.049895">
            <text:p>0,049895</text:p>
          </table:table-cell>
          <table:table-cell office:value-type="float" office:value="0.049678">
            <text:p>0,049678</text:p>
          </table:table-cell>
          <table:table-cell office:value-type="float" office:value="0.049369">
            <text:p>0,049369</text:p>
          </table:table-cell>
          <table:table-cell office:value-type="float" office:value="0.049987">
            <text:p>0,049987</text:p>
          </table:table-cell>
          <table:table-cell office:value-type="float" office:value="0.04984">
            <text:p>0,04984</text:p>
          </table:table-cell>
          <table:table-cell office:value-type="float" office:value="0.049808">
            <text:p>0,049808</text:p>
          </table:table-cell>
          <table:table-cell office:value-type="float" office:value="0.049675">
            <text:p>0,049675</text:p>
          </table:table-cell>
          <table:table-cell office:value-type="float" office:value="0.048724">
            <text:p>0,048724</text:p>
          </table:table-cell>
          <table:table-cell office:value-type="float" office:value="0.048228">
            <text:p>0,048228</text:p>
          </table:table-cell>
          <table:table-cell office:value-type="float" office:value="0.047681">
            <text:p>0,047681</text:p>
          </table:table-cell>
          <table:table-cell office:value-type="float" office:value="0.047487">
            <text:p>0,047487</text:p>
          </table:table-cell>
          <table:table-cell office:value-type="float" office:value="0.047604">
            <text:p>0,047604</text:p>
          </table:table-cell>
          <table:table-cell office:value-type="float" office:value="0.046748">
            <text:p>0,046748</text:p>
          </table:table-cell>
          <table:table-cell office:value-type="float" office:value="0.044679">
            <text:p>0,044679</text:p>
          </table:table-cell>
          <table:table-cell office:value-type="float" office:value="0.045914">
            <text:p>0,045914</text:p>
          </table:table-cell>
          <table:table-cell office:value-type="float" office:value="0.046284">
            <text:p>0,046284</text:p>
          </table:table-cell>
          <table:table-cell office:value-type="float" office:value="0.045248">
            <text:p>0,045248</text:p>
          </table:table-cell>
          <table:table-cell office:value-type="float" office:value="0.044569">
            <text:p>0,044569</text:p>
          </table:table-cell>
          <table:table-cell office:value-type="float" office:value="0.044974">
            <text:p>0,044974</text:p>
          </table:table-cell>
          <table:table-cell office:value-type="float" office:value="0.045115">
            <text:p>0,045115</text:p>
          </table:table-cell>
          <table:table-cell office:value-type="float" office:value="0.043999">
            <text:p>0,043999</text:p>
          </table:table-cell>
          <table:table-cell office:value-type="float" office:value="0.044169">
            <text:p>0,044169</text:p>
          </table:table-cell>
          <table:table-cell office:value-type="float" office:value="0.044667">
            <text:p>0,044667</text:p>
          </table:table-cell>
          <table:table-cell office:value-type="float" office:value="0.04245">
            <text:p>0,04245</text:p>
          </table:table-cell>
          <table:table-cell office:value-type="float" office:value="0.0429">
            <text:p>0,0429</text:p>
          </table:table-cell>
          <table:table-cell office:value-type="float" office:value="0.041869">
            <text:p>0,041869</text:p>
          </table:table-cell>
          <table:table-cell office:value-type="float" office:value="0.043171">
            <text:p>0,043171</text:p>
          </table:table-cell>
          <table:table-cell office:value-type="float" office:value="0.042885">
            <text:p>0,042885</text:p>
          </table:table-cell>
          <table:table-cell office:value-type="float" office:value="0.041893">
            <text:p>0,041893</text:p>
          </table:table-cell>
          <table:table-cell office:value-type="float" office:value="0.042965">
            <text:p>0,042965</text:p>
          </table:table-cell>
          <table:table-cell office:value-type="float" office:value="0.042157">
            <text:p>0,042157</text:p>
          </table:table-cell>
          <table:table-cell office:value-type="float" office:value="0.041118">
            <text:p>0,041118</text:p>
          </table:table-cell>
          <table:table-cell office:value-type="float" office:value="0.041738">
            <text:p>0,041738</text:p>
          </table:table-cell>
          <table:table-cell office:value-type="float" office:value="0.042202">
            <text:p>0,042202</text:p>
          </table:table-cell>
          <table:table-cell office:value-type="float" office:value="0.041001">
            <text:p>0,041001</text:p>
          </table:table-cell>
          <table:table-cell office:value-type="float" office:value="0.040235">
            <text:p>0,040235</text:p>
          </table:table-cell>
          <table:table-cell office:value-type="float" office:value="0.038911">
            <text:p>0,038911</text:p>
          </table:table-cell>
          <table:table-cell office:value-type="float" office:value="0.038842">
            <text:p>0,038842</text:p>
          </table:table-cell>
          <table:table-cell office:value-type="float" office:value="0.039357">
            <text:p>0,039357</text:p>
          </table:table-cell>
          <table:table-cell office:value-type="float" office:value="0.039235">
            <text:p>0,039235</text:p>
          </table:table-cell>
          <table:table-cell office:value-type="float" office:value="0.038581">
            <text:p>0,038581</text:p>
          </table:table-cell>
          <table:table-cell office:value-type="float" office:value="0.039771">
            <text:p>0,039771</text:p>
          </table:table-cell>
          <table:table-cell office:value-type="float" office:value="0.038072">
            <text:p>0,038072</text:p>
          </table:table-cell>
          <table:table-cell office:value-type="float" office:value="0.037342">
            <text:p>0,037342</text:p>
          </table:table-cell>
          <table:table-cell office:value-type="float" office:value="0.037876">
            <text:p>0,037876</text:p>
          </table:table-cell>
          <table:table-cell office:value-type="float" office:value="0.03742">
            <text:p>0,03742</text:p>
          </table:table-cell>
          <table:table-cell office:value-type="float" office:value="0.036623">
            <text:p>0,036623</text:p>
          </table:table-cell>
          <table:table-cell office:value-type="float" office:value="0.03606">
            <text:p>0,03606</text:p>
          </table:table-cell>
          <table:table-cell office:value-type="float" office:value="0.037511">
            <text:p>0,037511</text:p>
          </table:table-cell>
          <table:table-cell office:value-type="float" office:value="0.036312">
            <text:p>0,036312</text:p>
          </table:table-cell>
          <table:table-cell office:value-type="float" office:value="0.034735">
            <text:p>0,034735</text:p>
          </table:table-cell>
          <table:table-cell office:value-type="float" office:value="0.035341">
            <text:p>0,035341</text:p>
          </table:table-cell>
          <table:table-cell office:value-type="float" office:value="0.035462">
            <text:p>0,035462</text:p>
          </table:table-cell>
          <table:table-cell office:value-type="float" office:value="0.035154">
            <text:p>0,035154</text:p>
          </table:table-cell>
          <table:table-cell office:value-type="float" office:value="0.034833">
            <text:p>0,034833</text:p>
          </table:table-cell>
          <table:table-cell office:value-type="float" office:value="0.033631">
            <text:p>0,033631</text:p>
          </table:table-cell>
          <table:table-cell office:value-type="float" office:value="0.034075">
            <text:p>0,034075</text:p>
          </table:table-cell>
          <table:table-cell office:value-type="float" office:value="0.033464">
            <text:p>0,033464</text:p>
          </table:table-cell>
          <table:table-cell office:value-type="float" office:value="0.033201">
            <text:p>0,033201</text:p>
          </table:table-cell>
          <table:table-cell office:value-type="float" office:value="0.033116">
            <text:p>0,033116</text:p>
          </table:table-cell>
          <table:table-cell office:value-type="float" office:value="0.033625">
            <text:p>0,033625</text:p>
          </table:table-cell>
          <table:table-cell office:value-type="float" office:value="0.032342">
            <text:p>0,032342</text:p>
          </table:table-cell>
          <table:table-cell office:value-type="float" office:value="0.031703">
            <text:p>0,031703</text:p>
          </table:table-cell>
          <table:table-cell office:value-type="float" office:value="0.032052">
            <text:p>0,032052</text:p>
          </table:table-cell>
          <table:table-cell office:value-type="float" office:value="0.032346">
            <text:p>0,032346</text:p>
          </table:table-cell>
          <table:table-cell office:value-type="float" office:value="0.031741">
            <text:p>0,031741</text:p>
          </table:table-cell>
          <table:table-cell office:value-type="float" office:value="0.031678">
            <text:p>0,031678</text:p>
          </table:table-cell>
          <table:table-cell office:value-type="float" office:value="0.030903">
            <text:p>0,030903</text:p>
          </table:table-cell>
          <table:table-cell office:value-type="float" office:value="0.02988">
            <text:p>0,02988</text:p>
          </table:table-cell>
          <table:table-cell office:value-type="float" office:value="0.031578">
            <text:p>0,031578</text:p>
          </table:table-cell>
          <table:table-cell office:value-type="float" office:value="0.030581">
            <text:p>0,030581</text:p>
          </table:table-cell>
          <table:table-cell office:value-type="float" office:value="0.030259">
            <text:p>0,030259</text:p>
          </table:table-cell>
          <table:table-cell office:value-type="float" office:value="0.029767">
            <text:p>0,029767</text:p>
          </table:table-cell>
          <table:table-cell office:value-type="float" office:value="0.028655">
            <text:p>0,028655</text:p>
          </table:table-cell>
          <table:table-cell office:value-type="float" office:value="0.029651">
            <text:p>0,029651</text:p>
          </table:table-cell>
          <table:table-cell office:value-type="float" office:value="0.029028">
            <text:p>0,029028</text:p>
          </table:table-cell>
          <table:table-cell office:value-type="float" office:value="0.028376">
            <text:p>0,028376</text:p>
          </table:table-cell>
          <table:table-cell office:value-type="float" office:value="0.028545">
            <text:p>0,028545</text:p>
          </table:table-cell>
          <table:table-cell office:value-type="float" office:value="0.027736">
            <text:p>0,027736</text:p>
          </table:table-cell>
          <table:table-cell office:value-type="float" office:value="0.028101">
            <text:p>0,028101</text:p>
          </table:table-cell>
          <table:table-cell office:value-type="float" office:value="0.027618">
            <text:p>0,027618</text:p>
          </table:table-cell>
          <table:table-cell office:value-type="float" office:value="0.027073">
            <text:p>0,027073</text:p>
          </table:table-cell>
          <table:table-cell office:value-type="float" office:value="0.027668">
            <text:p>0,027668</text:p>
          </table:table-cell>
          <table:table-cell office:value-type="float" office:value="0.026814">
            <text:p>0,026814</text:p>
          </table:table-cell>
          <table:table-cell office:value-type="float" office:value="0.027246">
            <text:p>0,027246</text:p>
          </table:table-cell>
          <table:table-cell office:value-type="float" office:value="0.027359">
            <text:p>0,027359</text:p>
          </table:table-cell>
          <table:table-cell office:value-type="float" office:value="0.026566">
            <text:p>0,026566</text:p>
          </table:table-cell>
          <table:table-cell office:value-type="float" office:value="0.025838">
            <text:p>0,025838</text:p>
          </table:table-cell>
          <table:table-cell office:value-type="float" office:value="0.025364">
            <text:p>0,025364</text:p>
          </table:table-cell>
          <table:table-cell office:value-type="float" office:value="0.025782">
            <text:p>0,025782</text:p>
          </table:table-cell>
          <table:table-cell office:value-type="float" office:value="0.025685">
            <text:p>0,025685</text:p>
          </table:table-cell>
          <table:table-cell office:value-type="float" office:value="0.024808">
            <text:p>0,024808</text:p>
          </table:table-cell>
          <table:table-cell office:value-type="float" office:value="0.024301">
            <text:p>0,024301</text:p>
          </table:table-cell>
          <table:table-cell office:value-type="float" office:value="0.025094">
            <text:p>0,025094</text:p>
          </table:table-cell>
          <table:table-cell office:value-type="float" office:value="0.024549">
            <text:p>0,024549</text:p>
          </table:table-cell>
          <table:table-cell office:value-type="float" office:value="0.024502">
            <text:p>0,024502</text:p>
          </table:table-cell>
          <table:table-cell office:value-type="float" office:value="0.024681">
            <text:p>0,024681</text:p>
          </table:table-cell>
          <table:table-cell office:value-type="float" office:value="0.023887">
            <text:p>0,023887</text:p>
          </table:table-cell>
          <table:table-cell office:value-type="float" office:value="0.023683">
            <text:p>0,023683</text:p>
          </table:table-cell>
          <table:table-cell office:value-type="float" office:value="0.023615">
            <text:p>0,023615</text:p>
          </table:table-cell>
          <table:table-cell office:value-type="float" office:value="0.022655">
            <text:p>0,022655</text:p>
          </table:table-cell>
          <table:table-cell office:value-type="float" office:value="0.022695">
            <text:p>0,022695</text:p>
          </table:table-cell>
          <table:table-cell office:value-type="float" office:value="0.022967">
            <text:p>0,022967</text:p>
          </table:table-cell>
          <table:table-cell office:value-type="float" office:value="0.022196">
            <text:p>0,022196</text:p>
          </table:table-cell>
          <table:table-cell office:value-type="float" office:value="0.023349">
            <text:p>0,023349</text:p>
          </table:table-cell>
          <table:table-cell office:value-type="float" office:value="0.023888">
            <text:p>0,023888</text:p>
          </table:table-cell>
          <table:table-cell office:value-type="float" office:value="0.022528">
            <text:p>0,022528</text:p>
          </table:table-cell>
          <table:table-cell office:value-type="float" office:value="0.022227">
            <text:p>0,022227</text:p>
          </table:table-cell>
          <table:table-cell office:value-type="float" office:value="0.021722">
            <text:p>0,021722</text:p>
          </table:table-cell>
          <table:table-cell office:value-type="float" office:value="0.021916">
            <text:p>0,021916</text:p>
          </table:table-cell>
          <table:table-cell office:value-type="float" office:value="0.021887">
            <text:p>0,021887</text:p>
          </table:table-cell>
          <table:table-cell office:value-type="float" office:value="0.021937">
            <text:p>0,021937</text:p>
          </table:table-cell>
          <table:table-cell office:value-type="float" office:value="0.022421">
            <text:p>0,022421</text:p>
          </table:table-cell>
          <table:table-cell office:value-type="float" office:value="0.021134">
            <text:p>0,021134</text:p>
          </table:table-cell>
          <table:table-cell office:value-type="float" office:value="0.020653">
            <text:p>0,020653</text:p>
          </table:table-cell>
          <table:table-cell office:value-type="float" office:value="0.020518">
            <text:p>0,020518</text:p>
          </table:table-cell>
          <table:table-cell office:value-type="float" office:value="0.020192">
            <text:p>0,020192</text:p>
          </table:table-cell>
          <table:table-cell office:value-type="float" office:value="0.020514">
            <text:p>0,020514</text:p>
          </table:table-cell>
          <table:table-cell office:value-type="float" office:value="0.020789">
            <text:p>0,020789</text:p>
          </table:table-cell>
          <table:table-cell office:value-type="float" office:value="0.020886">
            <text:p>0,020886</text:p>
          </table:table-cell>
          <table:table-cell office:value-type="float" office:value="0.01972">
            <text:p>0,01972</text:p>
          </table:table-cell>
          <table:table-cell office:value-type="float" office:value="0.019659">
            <text:p>0,019659</text:p>
          </table:table-cell>
          <table:table-cell office:value-type="float" office:value="0.020117">
            <text:p>0,020117</text:p>
          </table:table-cell>
          <table:table-cell office:value-type="float" office:value="0.019581">
            <text:p>0,019581</text:p>
          </table:table-cell>
          <table:table-cell office:value-type="float" office:value="0.019158">
            <text:p>0,019158</text:p>
          </table:table-cell>
          <table:table-cell office:value-type="float" office:value="0.019634">
            <text:p>0,019634</text:p>
          </table:table-cell>
          <table:table-cell office:value-type="float" office:value="0.01917">
            <text:p>0,01917</text:p>
          </table:table-cell>
          <table:table-cell office:value-type="float" office:value="0.019458">
            <text:p>0,019458</text:p>
          </table:table-cell>
          <table:table-cell office:value-type="float" office:value="0.019931">
            <text:p>0,019931</text:p>
          </table:table-cell>
          <table:table-cell office:value-type="float" office:value="0.019439">
            <text:p>0,019439</text:p>
          </table:table-cell>
          <table:table-cell office:value-type="float" office:value="0.018721">
            <text:p>0,018721</text:p>
          </table:table-cell>
          <table:table-cell office:value-type="float" office:value="0.018439">
            <text:p>0,018439</text:p>
          </table:table-cell>
          <table:table-cell office:value-type="float" office:value="0.019013">
            <text:p>0,019013</text:p>
          </table:table-cell>
          <table:table-cell office:value-type="float" office:value="0.018344">
            <text:p>0,018344</text:p>
          </table:table-cell>
          <table:table-cell office:value-type="float" office:value="0.018307">
            <text:p>0,018307</text:p>
          </table:table-cell>
          <table:table-cell office:value-type="float" office:value="0.019027">
            <text:p>0,019027</text:p>
          </table:table-cell>
          <table:table-cell office:value-type="float" office:value="0.01793">
            <text:p>0,01793</text:p>
          </table:table-cell>
          <table:table-cell office:value-type="float" office:value="0.018158">
            <text:p>0,018158</text:p>
          </table:table-cell>
          <table:table-cell office:value-type="float" office:value="0.018291">
            <text:p>0,018291</text:p>
          </table:table-cell>
          <table:table-cell office:value-type="float" office:value="0.017737">
            <text:p>0,017737</text:p>
          </table:table-cell>
          <table:table-cell office:value-type="float" office:value="0.017974">
            <text:p>0,017974</text:p>
          </table:table-cell>
          <table:table-cell office:value-type="float" office:value="0.018241">
            <text:p>0,018241</text:p>
          </table:table-cell>
          <table:table-cell office:value-type="float" office:value="0.018036">
            <text:p>0,018036</text:p>
          </table:table-cell>
          <table:table-cell office:value-type="float" office:value="0.017562">
            <text:p>0,017562</text:p>
          </table:table-cell>
          <table:table-cell office:value-type="float" office:value="0.01735">
            <text:p>0,01735</text:p>
          </table:table-cell>
          <table:table-cell office:value-type="float" office:value="0.017225">
            <text:p>0,017225</text:p>
          </table:table-cell>
          <table:table-cell office:value-type="float" office:value="0.017402">
            <text:p>0,017402</text:p>
          </table:table-cell>
          <table:table-cell office:value-type="float" office:value="0.017644">
            <text:p>0,017644</text:p>
          </table:table-cell>
          <table:table-cell office:value-type="float" office:value="0.01709">
            <text:p>0,01709</text:p>
          </table:table-cell>
          <table:table-cell office:value-type="float" office:value="0.017007">
            <text:p>0,017007</text:p>
          </table:table-cell>
          <table:table-cell office:value-type="float" office:value="0.017845">
            <text:p>0,017845</text:p>
          </table:table-cell>
          <table:table-cell office:value-type="float" office:value="0.017056">
            <text:p>0,017056</text:p>
          </table:table-cell>
          <table:table-cell office:value-type="float" office:value="0.016544">
            <text:p>0,016544</text:p>
          </table:table-cell>
          <table:table-cell office:value-type="float" office:value="0.01716">
            <text:p>0,01716</text:p>
          </table:table-cell>
          <table:table-cell office:value-type="float" office:value="0.016242">
            <text:p>0,016242</text:p>
          </table:table-cell>
          <table:table-cell office:value-type="float" office:value="0.016816">
            <text:p>0,016816</text:p>
          </table:table-cell>
          <table:table-cell office:value-type="float" office:value="0.017085">
            <text:p>0,017085</text:p>
          </table:table-cell>
          <table:table-cell office:value-type="float" office:value="0.015326">
            <text:p>0,015326</text:p>
          </table:table-cell>
          <table:table-cell office:value-type="float" office:value="0.017148">
            <text:p>0,017148</text:p>
          </table:table-cell>
          <table:table-cell office:value-type="float" office:value="0.01662">
            <text:p>0,01662</text:p>
          </table:table-cell>
          <table:table-cell office:value-type="float" office:value="0.016621">
            <text:p>0,016621</text:p>
          </table:table-cell>
          <table:table-cell office:value-type="float" office:value="0.016299">
            <text:p>0,016299</text:p>
          </table:table-cell>
          <table:table-cell office:value-type="float" office:value="0.016063">
            <text:p>0,016063</text:p>
          </table:table-cell>
          <table:table-cell office:value-type="float" office:value="0.016118">
            <text:p>0,016118</text:p>
          </table:table-cell>
          <table:table-cell office:value-type="float" office:value="0.016406">
            <text:p>0,016406</text:p>
          </table:table-cell>
          <table:table-cell office:value-type="float" office:value="0.016448">
            <text:p>0,016448</text:p>
          </table:table-cell>
          <table:table-cell office:value-type="float" office:value="0.016278">
            <text:p>0,016278</text:p>
          </table:table-cell>
          <table:table-cell office:value-type="float" office:value="0.015755">
            <text:p>0,015755</text:p>
          </table:table-cell>
          <table:table-cell office:value-type="float" office:value="0.016369">
            <text:p>0,016369</text:p>
          </table:table-cell>
          <table:table-cell office:value-type="float" office:value="0.016809">
            <text:p>0,016809</text:p>
          </table:table-cell>
          <table:table-cell office:value-type="float" office:value="0.015793">
            <text:p>0,015793</text:p>
          </table:table-cell>
          <table:table-cell office:value-type="float" office:value="0.015451">
            <text:p>0,015451</text:p>
          </table:table-cell>
          <table:table-cell office:value-type="float" office:value="0.015291">
            <text:p>0,015291</text:p>
          </table:table-cell>
          <table:table-cell office:value-type="float" office:value="0.015451">
            <text:p>0,015451</text:p>
          </table:table-cell>
          <table:table-cell office:value-type="float" office:value="0.015592">
            <text:p>0,015592</text:p>
          </table:table-cell>
          <table:table-cell office:value-type="float" office:value="0.01534">
            <text:p>0,01534</text:p>
          </table:table-cell>
          <table:table-cell office:value-type="float" office:value="0.015604">
            <text:p>0,015604</text:p>
          </table:table-cell>
          <table:table-cell office:value-type="float" office:value="0.015697">
            <text:p>0,015697</text:p>
          </table:table-cell>
          <table:table-cell office:value-type="float" office:value="0.015055">
            <text:p>0,015055</text:p>
          </table:table-cell>
          <table:table-cell office:value-type="float" office:value="0.015464">
            <text:p>0,015464</text:p>
          </table:table-cell>
          <table:table-cell office:value-type="float" office:value="0.015222">
            <text:p>0,015222</text:p>
          </table:table-cell>
          <table:table-cell office:value-type="float" office:value="0.014949">
            <text:p>0,014949</text:p>
          </table:table-cell>
          <table:table-cell office:value-type="float" office:value="0.015134">
            <text:p>0,015134</text:p>
          </table:table-cell>
          <table:table-cell office:value-type="float" office:value="0.015142">
            <text:p>0,015142</text:p>
          </table:table-cell>
          <table:table-cell office:value-type="float" office:value="0.014997">
            <text:p>0,014997</text:p>
          </table:table-cell>
          <table:table-cell office:value-type="float" office:value="0.015535">
            <text:p>0,015535</text:p>
          </table:table-cell>
          <table:table-cell office:value-type="float" office:value="0.014793">
            <text:p>0,014793</text:p>
          </table:table-cell>
          <table:table-cell office:value-type="float" office:value="0.014663">
            <text:p>0,014663</text:p>
          </table:table-cell>
          <table:table-cell office:value-type="float" office:value="0.014754">
            <text:p>0,014754</text:p>
          </table:table-cell>
          <table:table-cell office:value-type="float" office:value="0.01496">
            <text:p>0,01496</text:p>
          </table:table-cell>
          <table:table-cell office:value-type="float" office:value="0.014904">
            <text:p>0,014904</text:p>
          </table:table-cell>
          <table:table-cell office:value-type="float" office:value="0.014471">
            <text:p>0,014471</text:p>
          </table:table-cell>
          <table:table-cell office:value-type="float" office:value="0.015206">
            <text:p>0,015206</text:p>
          </table:table-cell>
          <table:table-cell office:value-type="float" office:value="0.014657">
            <text:p>0,014657</text:p>
          </table:table-cell>
          <table:table-cell office:value-type="float" office:value="0.014016">
            <text:p>0,014016</text:p>
          </table:table-cell>
          <table:table-cell office:value-type="float" office:value="0.0148">
            <text:p>0,0148</text:p>
          </table:table-cell>
          <table:table-cell office:value-type="float" office:value="0.014306">
            <text:p>0,014306</text:p>
          </table:table-cell>
          <table:table-cell office:value-type="float" office:value="0.015025">
            <text:p>0,015025</text:p>
          </table:table-cell>
          <table:table-cell office:value-type="float" office:value="0.014314">
            <text:p>0,014314</text:p>
          </table:table-cell>
          <table:table-cell office:value-type="float" office:value="0.014635">
            <text:p>0,014635</text:p>
          </table:table-cell>
          <table:table-cell office:value-type="float" office:value="0.014306">
            <text:p>0,014306</text:p>
          </table:table-cell>
          <table:table-cell office:value-type="float" office:value="0.013769">
            <text:p>0,013769</text:p>
          </table:table-cell>
          <table:table-cell office:value-type="float" office:value="0.01412">
            <text:p>0,01412</text:p>
          </table:table-cell>
          <table:table-cell office:value-type="float" office:value="0.014312">
            <text:p>0,014312</text:p>
          </table:table-cell>
          <table:table-cell office:value-type="float" office:value="0.014131">
            <text:p>0,014131</text:p>
          </table:table-cell>
          <table:table-cell office:value-type="float" office:value="0.013987">
            <text:p>0,013987</text:p>
          </table:table-cell>
          <table:table-cell office:value-type="float" office:value="0.013862">
            <text:p>0,013862</text:p>
          </table:table-cell>
          <table:table-cell office:value-type="float" office:value="0.013646">
            <text:p>0,013646</text:p>
          </table:table-cell>
          <table:table-cell office:value-type="float" office:value="0.013601">
            <text:p>0,013601</text:p>
          </table:table-cell>
          <table:table-cell office:value-type="float" office:value="0.013859">
            <text:p>0,013859</text:p>
          </table:table-cell>
          <table:table-cell office:value-type="float" office:value="0.014269">
            <text:p>0,014269</text:p>
          </table:table-cell>
          <table:table-cell office:value-type="float" office:value="0.013868">
            <text:p>0,013868</text:p>
          </table:table-cell>
          <table:table-cell office:value-type="float" office:value="0.01367">
            <text:p>0,01367</text:p>
          </table:table-cell>
          <table:table-cell office:value-type="float" office:value="0.013762">
            <text:p>0,013762</text:p>
          </table:table-cell>
          <table:table-cell office:value-type="float" office:value="0.013923">
            <text:p>0,013923</text:p>
          </table:table-cell>
          <table:table-cell office:value-type="float" office:value="0.014276">
            <text:p>0,014276</text:p>
          </table:table-cell>
          <table:table-cell office:value-type="float" office:value="0.013961">
            <text:p>0,013961</text:p>
          </table:table-cell>
          <table:table-cell office:value-type="float" office:value="0.013748">
            <text:p>0,013748</text:p>
          </table:table-cell>
          <table:table-cell office:value-type="float" office:value="0.01287">
            <text:p>0,01287</text:p>
          </table:table-cell>
          <table:table-cell office:value-type="float" office:value="0.013294">
            <text:p>0,013294</text:p>
          </table:table-cell>
          <table:table-cell office:value-type="float" office:value="0.013684">
            <text:p>0,013684</text:p>
          </table:table-cell>
          <table:table-cell office:value-type="float" office:value="0.013466">
            <text:p>0,013466</text:p>
          </table:table-cell>
          <table:table-cell office:value-type="float" office:value="0.013516">
            <text:p>0,013516</text:p>
          </table:table-cell>
          <table:table-cell office:value-type="float" office:value="0.013338">
            <text:p>0,013338</text:p>
          </table:table-cell>
          <table:table-cell office:value-type="float" office:value="0.014351">
            <text:p>0,014351</text:p>
          </table:table-cell>
          <table:table-cell office:value-type="float" office:value="0.013055">
            <text:p>0,013055</text:p>
          </table:table-cell>
          <table:table-cell office:value-type="float" office:value="0.013329">
            <text:p>0,013329</text:p>
          </table:table-cell>
          <table:table-cell office:value-type="float" office:value="0.012886">
            <text:p>0,012886</text:p>
          </table:table-cell>
          <table:table-cell office:value-type="float" office:value="0.013201">
            <text:p>0,013201</text:p>
          </table:table-cell>
          <table:table-cell office:value-type="float" office:value="0.01331">
            <text:p>0,01331</text:p>
          </table:table-cell>
          <table:table-cell office:value-type="float" office:value="0.013148">
            <text:p>0,013148</text:p>
          </table:table-cell>
          <table:table-cell office:value-type="float" office:value="0.012943">
            <text:p>0,012943</text:p>
          </table:table-cell>
          <table:table-cell office:value-type="float" office:value="0.013252">
            <text:p>0,013252</text:p>
          </table:table-cell>
          <table:table-cell office:value-type="float" office:value="0.012913">
            <text:p>0,012913</text:p>
          </table:table-cell>
          <table:table-cell office:value-type="float" office:value="0.013462">
            <text:p>0,013462</text:p>
          </table:table-cell>
          <table:table-cell office:value-type="float" office:value="0.013079">
            <text:p>0,013079</text:p>
          </table:table-cell>
          <table:table-cell office:value-type="float" office:value="0.012673">
            <text:p>0,012673</text:p>
          </table:table-cell>
          <table:table-cell office:value-type="float" office:value="0.01277">
            <text:p>0,01277</text:p>
          </table:table-cell>
          <table:table-cell office:value-type="float" office:value="0.013">
            <text:p>0,013</text:p>
          </table:table-cell>
          <table:table-cell office:value-type="float" office:value="0.013141">
            <text:p>0,013141</text:p>
          </table:table-cell>
          <table:table-cell office:value-type="float" office:value="0.012569">
            <text:p>0,012569</text:p>
          </table:table-cell>
          <table:table-cell office:value-type="float" office:value="0.01265">
            <text:p>0,01265</text:p>
          </table:table-cell>
          <table:table-cell office:value-type="float" office:value="0.012716">
            <text:p>0,012716</text:p>
          </table:table-cell>
          <table:table-cell office:value-type="float" office:value="0.013158">
            <text:p>0,013158</text:p>
          </table:table-cell>
          <table:table-cell office:value-type="float" office:value="0.012798">
            <text:p>0,012798</text:p>
          </table:table-cell>
          <table:table-cell office:value-type="float" office:value="0.012547">
            <text:p>0,012547</text:p>
          </table:table-cell>
          <table:table-cell office:value-type="float" office:value="0.012977">
            <text:p>0,012977</text:p>
          </table:table-cell>
          <table:table-cell office:value-type="float" office:value="0.012564">
            <text:p>0,012564</text:p>
          </table:table-cell>
          <table:table-cell office:value-type="float" office:value="0.012254">
            <text:p>0,012254</text:p>
          </table:table-cell>
          <table:table-cell office:value-type="float" office:value="0.012458">
            <text:p>0,012458</text:p>
          </table:table-cell>
          <table:table-cell office:value-type="float" office:value="0.012784">
            <text:p>0,012784</text:p>
          </table:table-cell>
          <table:table-cell office:value-type="float" office:value="0.012307">
            <text:p>0,012307</text:p>
          </table:table-cell>
          <table:table-cell office:value-type="float" office:value="0.013145">
            <text:p>0,013145</text:p>
          </table:table-cell>
          <table:table-cell office:value-type="float" office:value="0.012393">
            <text:p>0,012393</text:p>
          </table:table-cell>
          <table:table-cell office:value-type="float" office:value="0.012015">
            <text:p>0,012015</text:p>
          </table:table-cell>
          <table:table-cell office:value-type="float" office:value="0.013102">
            <text:p>0,013102</text:p>
          </table:table-cell>
          <table:table-cell office:value-type="float" office:value="0.012982">
            <text:p>0,012982</text:p>
          </table:table-cell>
          <table:table-cell office:value-type="float" office:value="0.012988">
            <text:p>0,012988</text:p>
          </table:table-cell>
          <table:table-cell office:value-type="float" office:value="0.012193">
            <text:p>0,012193</text:p>
          </table:table-cell>
          <table:table-cell office:value-type="float" office:value="0.012571">
            <text:p>0,012571</text:p>
          </table:table-cell>
          <table:table-cell office:value-type="float" office:value="0.012285">
            <text:p>0,012285</text:p>
          </table:table-cell>
          <table:table-cell office:value-type="float" office:value="0.012856">
            <text:p>0,012856</text:p>
          </table:table-cell>
          <table:table-cell office:value-type="float" office:value="0.012398">
            <text:p>0,012398</text:p>
          </table:table-cell>
          <table:table-cell office:value-type="float" office:value="0.011936">
            <text:p>0,011936</text:p>
          </table:table-cell>
          <table:table-cell office:value-type="float" office:value="0.012809">
            <text:p>0,012809</text:p>
          </table:table-cell>
          <table:table-cell office:value-type="float" office:value="0.012011">
            <text:p>0,012011</text:p>
          </table:table-cell>
          <table:table-cell office:value-type="float" office:value="0.012087">
            <text:p>0,012087</text:p>
          </table:table-cell>
          <table:table-cell office:value-type="float" office:value="0.012416">
            <text:p>0,012416</text:p>
          </table:table-cell>
          <table:table-cell office:value-type="float" office:value="0.012912">
            <text:p>0,012912</text:p>
          </table:table-cell>
          <table:table-cell office:value-type="float" office:value="0.01185">
            <text:p>0,01185</text:p>
          </table:table-cell>
          <table:table-cell office:value-type="float" office:value="0.012423">
            <text:p>0,012423</text:p>
          </table:table-cell>
          <table:table-cell office:value-type="float" office:value="0.012584">
            <text:p>0,012584</text:p>
          </table:table-cell>
          <table:table-cell office:value-type="float" office:value="0.012444">
            <text:p>0,012444</text:p>
          </table:table-cell>
          <table:table-cell office:value-type="float" office:value="0.01192">
            <text:p>0,01192</text:p>
          </table:table-cell>
          <table:table-cell office:value-type="float" office:value="0.01234">
            <text:p>0,01234</text:p>
          </table:table-cell>
          <table:table-cell office:value-type="float" office:value="0.011858">
            <text:p>0,011858</text:p>
          </table:table-cell>
          <table:table-cell office:value-type="float" office:value="0.011917">
            <text:p>0,011917</text:p>
          </table:table-cell>
          <table:table-cell office:value-type="float" office:value="0.011868">
            <text:p>0,011868</text:p>
          </table:table-cell>
          <table:table-cell office:value-type="float" office:value="0.011728">
            <text:p>0,011728</text:p>
          </table:table-cell>
          <table:table-cell office:value-type="float" office:value="0.011712">
            <text:p>0,011712</text:p>
          </table:table-cell>
          <table:table-cell office:value-type="float" office:value="0.012481">
            <text:p>0,012481</text:p>
          </table:table-cell>
          <table:table-cell office:value-type="float" office:value="0.012105">
            <text:p>0,012105</text:p>
          </table:table-cell>
          <table:table-cell office:value-type="float" office:value="0.012238">
            <text:p>0,012238</text:p>
          </table:table-cell>
          <table:table-cell office:value-type="float" office:value="0.012223">
            <text:p>0,012223</text:p>
          </table:table-cell>
          <table:table-cell office:value-type="float" office:value="0.01246">
            <text:p>0,01246</text:p>
          </table:table-cell>
          <table:table-cell office:value-type="float" office:value="0.012148">
            <text:p>0,012148</text:p>
          </table:table-cell>
          <table:table-cell office:value-type="float" office:value="0.012598">
            <text:p>0,012598</text:p>
          </table:table-cell>
          <table:table-cell office:value-type="float" office:value="0.01199">
            <text:p>0,01199</text:p>
          </table:table-cell>
          <table:table-cell office:value-type="float" office:value="0.011935">
            <text:p>0,011935</text:p>
          </table:table-cell>
          <table:table-cell office:value-type="float" office:value="0.012488">
            <text:p>0,012488</text:p>
          </table:table-cell>
          <table:table-cell office:value-type="float" office:value="0.012286">
            <text:p>0,012286</text:p>
          </table:table-cell>
          <table:table-cell office:value-type="float" office:value="0.011968">
            <text:p>0,011968</text:p>
          </table:table-cell>
          <table:table-cell office:value-type="float" office:value="0.0119">
            <text:p>0,0119</text:p>
          </table:table-cell>
          <table:table-cell office:value-type="float" office:value="0.012144">
            <text:p>0,012144</text:p>
          </table:table-cell>
          <table:table-cell office:value-type="float" office:value="0.011515">
            <text:p>0,011515</text:p>
          </table:table-cell>
          <table:table-cell office:value-type="float" office:value="0.011909">
            <text:p>0,011909</text:p>
          </table:table-cell>
          <table:table-cell office:value-type="float" office:value="0.011575">
            <text:p>0,011575</text:p>
          </table:table-cell>
          <table:table-cell office:value-type="float" office:value="0.011811">
            <text:p>0,011811</text:p>
          </table:table-cell>
          <table:table-cell office:value-type="float" office:value="0.011629">
            <text:p>0,011629</text:p>
          </table:table-cell>
          <table:table-cell office:value-type="float" office:value="0.012061">
            <text:p>0,012061</text:p>
          </table:table-cell>
          <table:table-cell office:value-type="float" office:value="0.011401">
            <text:p>0,011401</text:p>
          </table:table-cell>
          <table:table-cell office:value-type="float" office:value="0.01219">
            <text:p>0,01219</text:p>
          </table:table-cell>
          <table:table-cell office:value-type="float" office:value="0.011872">
            <text:p>0,011872</text:p>
          </table:table-cell>
          <table:table-cell office:value-type="float" office:value="0.011774">
            <text:p>0,011774</text:p>
          </table:table-cell>
          <table:table-cell office:value-type="float" office:value="0.011254">
            <text:p>0,011254</text:p>
          </table:table-cell>
          <table:table-cell office:value-type="float" office:value="0.011982">
            <text:p>0,011982</text:p>
          </table:table-cell>
          <table:table-cell office:value-type="float" office:value="0.011952">
            <text:p>0,011952</text:p>
          </table:table-cell>
          <table:table-cell office:value-type="float" office:value="0.011718">
            <text:p>0,011718</text:p>
          </table:table-cell>
          <table:table-cell office:value-type="float" office:value="0.011958">
            <text:p>0,011958</text:p>
          </table:table-cell>
          <table:table-cell office:value-type="float" office:value="0.011556">
            <text:p>0,011556</text:p>
          </table:table-cell>
          <table:table-cell office:value-type="float" office:value="0.011568">
            <text:p>0,011568</text:p>
          </table:table-cell>
          <table:table-cell office:value-type="float" office:value="0.011913">
            <text:p>0,011913</text:p>
          </table:table-cell>
          <table:table-cell office:value-type="float" office:value="0.011594">
            <text:p>0,011594</text:p>
          </table:table-cell>
          <table:table-cell office:value-type="float" office:value="0.011506">
            <text:p>0,011506</text:p>
          </table:table-cell>
          <table:table-cell office:value-type="float" office:value="0.011629">
            <text:p>0,011629</text:p>
          </table:table-cell>
          <table:table-cell office:value-type="float" office:value="0.011479">
            <text:p>0,011479</text:p>
          </table:table-cell>
          <table:table-cell office:value-type="float" office:value="0.011903">
            <text:p>0,011903</text:p>
          </table:table-cell>
          <table:table-cell office:value-type="float" office:value="0.01156">
            <text:p>0,01156</text:p>
          </table:table-cell>
          <table:table-cell office:value-type="float" office:value="0.011932">
            <text:p>0,011932</text:p>
          </table:table-cell>
          <table:table-cell office:value-type="float" office:value="0.011423">
            <text:p>0,011423</text:p>
          </table:table-cell>
          <table:table-cell office:value-type="float" office:value="0.011143">
            <text:p>0,011143</text:p>
          </table:table-cell>
          <table:table-cell office:value-type="float" office:value="0.011534">
            <text:p>0,011534</text:p>
          </table:table-cell>
          <table:table-cell office:value-type="float" office:value="0.011684">
            <text:p>0,011684</text:p>
          </table:table-cell>
          <table:table-cell office:value-type="float" office:value="0.011077">
            <text:p>0,011077</text:p>
          </table:table-cell>
          <table:table-cell office:value-type="float" office:value="0.011901">
            <text:p>0,011901</text:p>
          </table:table-cell>
          <table:table-cell office:value-type="float" office:value="0.011554">
            <text:p>0,011554</text:p>
          </table:table-cell>
          <table:table-cell office:value-type="float" office:value="0.011506">
            <text:p>0,011506</text:p>
          </table:table-cell>
          <table:table-cell office:value-type="float" office:value="0.011585">
            <text:p>0,011585</text:p>
          </table:table-cell>
          <table:table-cell office:value-type="float" office:value="0.01174">
            <text:p>0,01174</text:p>
          </table:table-cell>
          <table:table-cell office:value-type="float" office:value="0.010983">
            <text:p>0,010983</text:p>
          </table:table-cell>
          <table:table-cell office:value-type="float" office:value="0.011254">
            <text:p>0,011254</text:p>
          </table:table-cell>
          <table:table-cell office:value-type="float" office:value="0.011218">
            <text:p>0,011218</text:p>
          </table:table-cell>
          <table:table-cell office:value-type="float" office:value="0.011384">
            <text:p>0,011384</text:p>
          </table:table-cell>
          <table:table-cell office:value-type="float" office:value="0.011233">
            <text:p>0,011233</text:p>
          </table:table-cell>
          <table:table-cell office:value-type="float" office:value="0.011582">
            <text:p>0,011582</text:p>
          </table:table-cell>
          <table:table-cell office:value-type="float" office:value="0.0111">
            <text:p>0,0111</text:p>
          </table:table-cell>
          <table:table-cell office:value-type="float" office:value="0.011348">
            <text:p>0,011348</text:p>
          </table:table-cell>
          <table:table-cell office:value-type="float" office:value="0.01153">
            <text:p>0,01153</text:p>
          </table:table-cell>
          <table:table-cell office:value-type="float" office:value="0.010988">
            <text:p>0,010988</text:p>
          </table:table-cell>
          <table:table-cell office:value-type="float" office:value="0.011073">
            <text:p>0,011073</text:p>
          </table:table-cell>
          <table:table-cell office:value-type="float" office:value="0.011239">
            <text:p>0,011239</text:p>
          </table:table-cell>
          <table:table-cell office:value-type="float" office:value="0.011253">
            <text:p>0,011253</text:p>
          </table:table-cell>
          <table:table-cell office:value-type="float" office:value="0.01161">
            <text:p>0,01161</text:p>
          </table:table-cell>
          <table:table-cell office:value-type="float" office:value="0.011221">
            <text:p>0,011221</text:p>
          </table:table-cell>
          <table:table-cell office:value-type="float" office:value="0.011282">
            <text:p>0,011282</text:p>
          </table:table-cell>
          <table:table-cell office:value-type="float" office:value="0.010869">
            <text:p>0,010869</text:p>
          </table:table-cell>
          <table:table-cell office:value-type="float" office:value="0.010903">
            <text:p>0,010903</text:p>
          </table:table-cell>
          <table:table-cell office:value-type="float" office:value="0.010641">
            <text:p>0,010641</text:p>
          </table:table-cell>
          <table:table-cell office:value-type="float" office:value="0.010357">
            <text:p>0,010357</text:p>
          </table:table-cell>
          <table:table-cell office:value-type="float" office:value="0.010552">
            <text:p>0,010552</text:p>
          </table:table-cell>
          <table:table-cell office:value-type="float" office:value="0.011131">
            <text:p>0,011131</text:p>
          </table:table-cell>
          <table:table-cell office:value-type="float" office:value="0.010796">
            <text:p>0,010796</text:p>
          </table:table-cell>
          <table:table-cell office:value-type="float" office:value="0.010369">
            <text:p>0,010369</text:p>
          </table:table-cell>
          <table:table-cell office:value-type="float" office:value="0.010862">
            <text:p>0,010862</text:p>
          </table:table-cell>
          <table:table-cell office:value-type="float" office:value="0.010536">
            <text:p>0,010536</text:p>
          </table:table-cell>
          <table:table-cell office:value-type="float" office:value="0.010595">
            <text:p>0,010595</text:p>
          </table:table-cell>
          <table:table-cell office:value-type="float" office:value="0.010779">
            <text:p>0,010779</text:p>
          </table:table-cell>
          <table:table-cell office:value-type="float" office:value="0.010089">
            <text:p>0,010089</text:p>
          </table:table-cell>
          <table:table-cell office:value-type="float" office:value="0.010494">
            <text:p>0,010494</text:p>
          </table:table-cell>
          <table:table-cell office:value-type="float" office:value="0.010522">
            <text:p>0,010522</text:p>
          </table:table-cell>
          <table:table-cell office:value-type="float" office:value="0.010588">
            <text:p>0,010588</text:p>
          </table:table-cell>
          <table:table-cell office:value-type="float" office:value="0.010664">
            <text:p>0,010664</text:p>
          </table:table-cell>
          <table:table-cell office:value-type="float" office:value="0.010859">
            <text:p>0,010859</text:p>
          </table:table-cell>
          <table:table-cell office:value-type="float" office:value="0.010379">
            <text:p>0,010379</text:p>
          </table:table-cell>
          <table:table-cell office:value-type="float" office:value="0.010275">
            <text:p>0,010275</text:p>
          </table:table-cell>
          <table:table-cell office:value-type="float" office:value="0.010782">
            <text:p>0,010782</text:p>
          </table:table-cell>
          <table:table-cell office:value-type="float" office:value="0.010192">
            <text:p>0,010192</text:p>
          </table:table-cell>
          <table:table-cell office:value-type="float" office:value="0.010376">
            <text:p>0,010376</text:p>
          </table:table-cell>
          <table:table-cell office:value-type="float" office:value="0.010387">
            <text:p>0,010387</text:p>
          </table:table-cell>
          <table:table-cell office:value-type="float" office:value="0.009768">
            <text:p>0,009768</text:p>
          </table:table-cell>
          <table:table-cell office:value-type="float" office:value="0.010245">
            <text:p>0,010245</text:p>
          </table:table-cell>
          <table:table-cell office:value-type="float" office:value="0.010348">
            <text:p>0,010348</text:p>
          </table:table-cell>
          <table:table-cell office:value-type="float" office:value="0.010308">
            <text:p>0,010308</text:p>
          </table:table-cell>
          <table:table-cell office:value-type="float" office:value="0.010267">
            <text:p>0,010267</text:p>
          </table:table-cell>
          <table:table-cell office:value-type="float" office:value="0.010404">
            <text:p>0,010404</text:p>
          </table:table-cell>
          <table:table-cell office:value-type="float" office:value="0.010047">
            <text:p>0,010047</text:p>
          </table:table-cell>
          <table:table-cell office:value-type="float" office:value="0.010197">
            <text:p>0,010197</text:p>
          </table:table-cell>
          <table:table-cell office:value-type="float" office:value="0.010312">
            <text:p>0,010312</text:p>
          </table:table-cell>
          <table:table-cell office:value-type="float" office:value="0.009987">
            <text:p>0,009987</text:p>
          </table:table-cell>
          <table:table-cell office:value-type="float" office:value="0.010364">
            <text:p>0,010364</text:p>
          </table:table-cell>
          <table:table-cell office:value-type="float" office:value="0.009956">
            <text:p>0,009956</text:p>
          </table:table-cell>
          <table:table-cell office:value-type="float" office:value="0.010007">
            <text:p>0,010007</text:p>
          </table:table-cell>
          <table:table-cell office:value-type="float" office:value="0.010355">
            <text:p>0,010355</text:p>
          </table:table-cell>
          <table:table-cell office:value-type="float" office:value="0.010244">
            <text:p>0,010244</text:p>
          </table:table-cell>
          <table:table-cell office:value-type="float" office:value="0.009913">
            <text:p>0,009913</text:p>
          </table:table-cell>
          <table:table-cell office:value-type="float" office:value="0.010009">
            <text:p>0,010009</text:p>
          </table:table-cell>
          <table:table-cell office:value-type="float" office:value="0.010013">
            <text:p>0,010013</text:p>
          </table:table-cell>
          <table:table-cell office:value-type="float" office:value="0.009726">
            <text:p>0,009726</text:p>
          </table:table-cell>
          <table:table-cell office:value-type="float" office:value="0.009904">
            <text:p>0,009904</text:p>
          </table:table-cell>
          <table:table-cell office:value-type="float" office:value="0.009661">
            <text:p>0,009661</text:p>
          </table:table-cell>
          <table:table-cell office:value-type="float" office:value="0.009651">
            <text:p>0,009651</text:p>
          </table:table-cell>
          <table:table-cell office:value-type="float" office:value="0.009873">
            <text:p>0,009873</text:p>
          </table:table-cell>
          <table:table-cell office:value-type="float" office:value="0.009693">
            <text:p>0,009693</text:p>
          </table:table-cell>
          <table:table-cell office:value-type="float" office:value="0.00955">
            <text:p>0,00955</text:p>
          </table:table-cell>
          <table:table-cell office:value-type="float" office:value="0.009367">
            <text:p>0,009367</text:p>
          </table:table-cell>
          <table:table-cell office:value-type="float" office:value="0.009806">
            <text:p>0,009806</text:p>
          </table:table-cell>
          <table:table-cell office:value-type="float" office:value="0.009616">
            <text:p>0,009616</text:p>
          </table:table-cell>
          <table:table-cell office:value-type="float" office:value="0.009665">
            <text:p>0,009665</text:p>
          </table:table-cell>
          <table:table-cell office:value-type="float" office:value="0.009537">
            <text:p>0,009537</text:p>
          </table:table-cell>
          <table:table-cell office:value-type="float" office:value="0.009458">
            <text:p>0,009458</text:p>
          </table:table-cell>
          <table:table-cell office:value-type="float" office:value="0.009598">
            <text:p>0,009598</text:p>
          </table:table-cell>
          <table:table-cell office:value-type="float" office:value="0.009402">
            <text:p>0,009402</text:p>
          </table:table-cell>
          <table:table-cell office:value-type="float" office:value="0.009397">
            <text:p>0,009397</text:p>
          </table:table-cell>
          <table:table-cell office:value-type="float" office:value="0.009531">
            <text:p>0,009531</text:p>
          </table:table-cell>
          <table:table-cell office:value-type="float" office:value="0.009675">
            <text:p>0,009675</text:p>
          </table:table-cell>
          <table:table-cell office:value-type="float" office:value="0.009206">
            <text:p>0,009206</text:p>
          </table:table-cell>
          <table:table-cell office:value-type="float" office:value="0.00946">
            <text:p>0,00946</text:p>
          </table:table-cell>
          <table:table-cell office:value-type="float" office:value="0.009552">
            <text:p>0,009552</text:p>
          </table:table-cell>
          <table:table-cell office:value-type="float" office:value="0.009452">
            <text:p>0,009452</text:p>
          </table:table-cell>
          <table:table-cell office:value-type="float" office:value="0.009484">
            <text:p>0,009484</text:p>
          </table:table-cell>
          <table:table-cell office:value-type="float" office:value="0.008919">
            <text:p>0,008919</text:p>
          </table:table-cell>
          <table:table-cell office:value-type="float" office:value="0.009215">
            <text:p>0,009215</text:p>
          </table:table-cell>
          <table:table-cell office:value-type="float" office:value="0.008979">
            <text:p>0,008979</text:p>
          </table:table-cell>
          <table:table-cell office:value-type="float" office:value="0.009257">
            <text:p>0,009257</text:p>
          </table:table-cell>
          <table:table-cell office:value-type="float" office:value="0.009221">
            <text:p>0,009221</text:p>
          </table:table-cell>
          <table:table-cell office:value-type="float" office:value="0.008931">
            <text:p>0,008931</text:p>
          </table:table-cell>
          <table:table-cell office:value-type="float" office:value="0.009091">
            <text:p>0,009091</text:p>
          </table:table-cell>
          <table:table-cell office:value-type="float" office:value="0.009274">
            <text:p>0,009274</text:p>
          </table:table-cell>
          <table:table-cell office:value-type="float" office:value="0.008983">
            <text:p>0,008983</text:p>
          </table:table-cell>
          <table:table-cell office:value-type="float" office:value="0.008987">
            <text:p>0,008987</text:p>
          </table:table-cell>
          <table:table-cell office:value-type="float" office:value="0.00889">
            <text:p>0,00889</text:p>
          </table:table-cell>
          <table:table-cell office:value-type="float" office:value="0.008859">
            <text:p>0,008859</text:p>
          </table:table-cell>
          <table:table-cell office:value-type="float" office:value="0.00895">
            <text:p>0,00895</text:p>
          </table:table-cell>
          <table:table-cell office:value-type="float" office:value="0.008566">
            <text:p>0,008566</text:p>
          </table:table-cell>
          <table:table-cell office:value-type="float" office:value="0.00897">
            <text:p>0,00897</text:p>
          </table:table-cell>
          <table:table-cell office:value-type="float" office:value="0.00926">
            <text:p>0,00926</text:p>
          </table:table-cell>
          <table:table-cell office:value-type="float" office:value="0.008321">
            <text:p>0,008321</text:p>
          </table:table-cell>
          <table:table-cell office:value-type="float" office:value="0.00902">
            <text:p>0,00902</text:p>
          </table:table-cell>
          <table:table-cell office:value-type="float" office:value="0.008578">
            <text:p>0,008578</text:p>
          </table:table-cell>
          <table:table-cell office:value-type="float" office:value="0.008523">
            <text:p>0,008523</text:p>
          </table:table-cell>
          <table:table-cell office:value-type="float" office:value="0.008893">
            <text:p>0,008893</text:p>
          </table:table-cell>
          <table:table-cell office:value-type="float" office:value="0.008521">
            <text:p>0,008521</text:p>
          </table:table-cell>
          <table:table-cell office:value-type="float" office:value="0.008967">
            <text:p>0,008967</text:p>
          </table:table-cell>
          <table:table-cell office:value-type="float" office:value="0.008523">
            <text:p>0,008523</text:p>
          </table:table-cell>
          <table:table-cell office:value-type="float" office:value="0.008652">
            <text:p>0,008652</text:p>
          </table:table-cell>
          <table:table-cell office:value-type="float" office:value="0.008264">
            <text:p>0,008264</text:p>
          </table:table-cell>
          <table:table-cell office:value-type="float" office:value="0.008505">
            <text:p>0,008505</text:p>
          </table:table-cell>
          <table:table-cell office:value-type="float" office:value="0.008134">
            <text:p>0,008134</text:p>
          </table:table-cell>
          <table:table-cell office:value-type="float" office:value="0.008657">
            <text:p>0,008657</text:p>
          </table:table-cell>
          <table:table-cell office:value-type="float" office:value="0.008351">
            <text:p>0,008351</text:p>
          </table:table-cell>
          <table:table-cell office:value-type="float" office:value="0.008587">
            <text:p>0,008587</text:p>
          </table:table-cell>
          <table:table-cell office:value-type="float" office:value="0.008575">
            <text:p>0,008575</text:p>
          </table:table-cell>
          <table:table-cell office:value-type="float" office:value="0.008412">
            <text:p>0,008412</text:p>
          </table:table-cell>
          <table:table-cell office:value-type="float" office:value="0.008212">
            <text:p>0,008212</text:p>
          </table:table-cell>
          <table:table-cell office:value-type="float" office:value="0.008311">
            <text:p>0,008311</text:p>
          </table:table-cell>
          <table:table-cell office:value-type="float" office:value="0.008431">
            <text:p>0,008431</text:p>
          </table:table-cell>
          <table:table-cell office:value-type="float" office:value="0.008364">
            <text:p>0,008364</text:p>
          </table:table-cell>
          <table:table-cell office:value-type="float" office:value="0.008516">
            <text:p>0,008516</text:p>
          </table:table-cell>
          <table:table-cell office:value-type="float" office:value="0.008164">
            <text:p>0,008164</text:p>
          </table:table-cell>
          <table:table-cell office:value-type="float" office:value="0.008633">
            <text:p>0,008633</text:p>
          </table:table-cell>
          <table:table-cell office:value-type="float" office:value="0.00817">
            <text:p>0,00817</text:p>
          </table:table-cell>
          <table:table-cell office:value-type="float" office:value="0.008106">
            <text:p>0,008106</text:p>
          </table:table-cell>
          <table:table-cell office:value-type="float" office:value="0.00812">
            <text:p>0,00812</text:p>
          </table:table-cell>
          <table:table-cell office:value-type="float" office:value="0.008418">
            <text:p>0,008418</text:p>
          </table:table-cell>
          <table:table-cell office:value-type="float" office:value="0.008075">
            <text:p>0,008075</text:p>
          </table:table-cell>
          <table:table-cell office:value-type="float" office:value="0.007917">
            <text:p>0,007917</text:p>
          </table:table-cell>
          <table:table-cell office:value-type="float" office:value="0.00825">
            <text:p>0,00825</text:p>
          </table:table-cell>
          <table:table-cell office:value-type="float" office:value="0.008196">
            <text:p>0,008196</text:p>
          </table:table-cell>
          <table:table-cell office:value-type="float" office:value="0.008041">
            <text:p>0,008041</text:p>
          </table:table-cell>
          <table:table-cell office:value-type="float" office:value="0.008009">
            <text:p>0,008009</text:p>
          </table:table-cell>
          <table:table-cell office:value-type="float" office:value="0.007977">
            <text:p>0,007977</text:p>
          </table:table-cell>
          <table:table-cell office:value-type="float" office:value="0.00783">
            <text:p>0,00783</text:p>
          </table:table-cell>
          <table:table-cell office:value-type="float" office:value="0.007991">
            <text:p>0,007991</text:p>
          </table:table-cell>
          <table:table-cell office:value-type="float" office:value="0.007987">
            <text:p>0,007987</text:p>
          </table:table-cell>
          <table:table-cell office:value-type="float" office:value="0.007583">
            <text:p>0,007583</text:p>
          </table:table-cell>
          <table:table-cell office:value-type="float" office:value="0.007969">
            <text:p>0,007969</text:p>
          </table:table-cell>
          <table:table-cell office:value-type="float" office:value="0.007951">
            <text:p>0,007951</text:p>
          </table:table-cell>
          <table:table-cell office:value-type="float" office:value="0.007573">
            <text:p>0,007573</text:p>
          </table:table-cell>
          <table:table-cell office:value-type="float" office:value="0.007804">
            <text:p>0,007804</text:p>
          </table:table-cell>
          <table:table-cell office:value-type="float" office:value="0.00764">
            <text:p>0,00764</text:p>
          </table:table-cell>
          <table:table-cell office:value-type="float" office:value="0.007742">
            <text:p>0,007742</text:p>
          </table:table-cell>
          <table:table-cell office:value-type="float" office:value="0.007969">
            <text:p>0,007969</text:p>
          </table:table-cell>
          <table:table-cell office:value-type="float" office:value="0.007835">
            <text:p>0,007835</text:p>
          </table:table-cell>
          <table:table-cell office:value-type="float" office:value="0.008258">
            <text:p>0,008258</text:p>
          </table:table-cell>
          <table:table-cell office:value-type="float" office:value="0.007738">
            <text:p>0,007738</text:p>
          </table:table-cell>
          <table:table-cell office:value-type="float" office:value="0.007593">
            <text:p>0,007593</text:p>
          </table:table-cell>
          <table:table-cell office:value-type="float" office:value="0.007639">
            <text:p>0,007639</text:p>
          </table:table-cell>
          <table:table-cell office:value-type="float" office:value="0.007812">
            <text:p>0,007812</text:p>
          </table:table-cell>
          <table:table-cell office:value-type="float" office:value="0.00782">
            <text:p>0,00782</text:p>
          </table:table-cell>
          <table:table-cell office:value-type="float" office:value="0.007977">
            <text:p>0,007977</text:p>
          </table:table-cell>
          <table:table-cell office:value-type="float" office:value="0.007512">
            <text:p>0,007512</text:p>
          </table:table-cell>
          <table:table-cell office:value-type="float" office:value="0.007832">
            <text:p>0,007832</text:p>
          </table:table-cell>
          <table:table-cell office:value-type="float" office:value="0.007895">
            <text:p>0,007895</text:p>
          </table:table-cell>
          <table:table-cell office:value-type="float" office:value="0.007712">
            <text:p>0,007712</text:p>
          </table:table-cell>
          <table:table-cell office:value-type="float" office:value="0.007686">
            <text:p>0,007686</text:p>
          </table:table-cell>
          <table:table-cell office:value-type="float" office:value="0.007625">
            <text:p>0,007625</text:p>
          </table:table-cell>
        </table:table-row>
        <table:table-row table:style-name="ro1">
          <table:table-cell>
            <draw:frame table:end-cell-address="Arkusz1.V36" table:end-x="1.389cm" table:end-y="0.426cm" draw:z-index="0" draw:style-name="gr1" draw:text-style-name="P1" svg:width="39.978cm" svg:height="13.416cm" svg:x="0.111cm" svg:y="0.107cm">
              <draw:object draw:notify-on-update-of-ranges="Arkusz1.A1:Arkusz1.A1 Arkusz1.B1:Arkusz1.SG1 Arkusz1.A2:Arkusz1.A2 Arkusz1.B2:Arkusz1.SG2 Arkusz1.A3:Arkusz1.A3 Arkusz1.B3:Arkusz1.SG3 Arkusz1.A4:Arkusz1.A4 Arkusz1.B4:Arkusz1.SG4 Arkusz1.A5:Arkusz1.A5 Arkusz1.B5:Arkusz1.SG5 Arkusz1.A6:Arkusz1.A6 Arkusz1.B6:Arkusz1.S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21:36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21:36:45.96</dc:date>
    <dc:creator>Szymon Durak</dc:creator>
    <meta:document-statistic meta:table-count="1" meta:cell-count="3006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9.979cm" svg:height="13.417cm" xlink:href=".." xlink:type="simple" chart:class="chart:line" chart:style-name="ch1">
        <chart:title svg:x="19.443cm" svg:y="0.404cm" chart:style-name="ch2">
          <text:p>MSE</text:p>
        </chart:title>
        <chart:subtitle svg:x="18.781cm" svg:y="1.451cm" chart:style-name="ch3">
          <text:p>Networks 1-3</text:p>
        </chart:subtitle>
        <chart:legend chart:legend-position="bottom" svg:x="8.371cm" svg:y="12.608cm" style:legend-expansion="wide" chart:style-name="ch4"/>
        <chart:plot-area chart:style-name="ch5" table:cell-range-address="Arkusz1.A1:Arkusz1.SG6" chart:data-source-has-labels="column" svg:x="1.249cm" svg:y="2.67cm" svg:width="37.132cm" svg:height="9.25cm">
          <chartooo:coordinate-region svg:x="2.347cm" svg:y="2.882cm" svg:width="35.969cm" svg:height="7.941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SG1" chart:label-cell-address="Arkusz1.A1:Arkusz1.A1" chart:class="chart:line">
            <chart:data-point chart:repeated="500"/>
          </chart:series>
          <chart:series chart:style-name="ch10" chart:values-cell-range-address="Arkusz1.B2:Arkusz1.SG2" chart:label-cell-address="Arkusz1.A2:Arkusz1.A2" chart:class="chart:line">
            <chart:data-point chart:repeated="500"/>
          </chart:series>
          <chart:series chart:style-name="ch11" chart:values-cell-range-address="Arkusz1.B3:Arkusz1.SG3" chart:label-cell-address="Arkusz1.A3:Arkusz1.A3" chart:class="chart:line">
            <chart:data-point chart:repeated="500"/>
          </chart:series>
          <chart:series chart:style-name="ch12" chart:values-cell-range-address="Arkusz1.B4:Arkusz1.SG4" chart:label-cell-address="Arkusz1.A4:Arkusz1.A4" chart:class="chart:line">
            <chart:data-point chart:repeated="500"/>
          </chart:series>
          <chart:series chart:style-name="ch13" chart:values-cell-range-address="Arkusz1.B5:Arkusz1.SG5" chart:label-cell-address="Arkusz1.A5:Arkusz1.A5" chart:class="chart:line">
            <chart:data-point chart:repeated="500"/>
          </chart:series>
          <chart:series chart:style-name="ch14" chart:values-cell-range-address="Arkusz1.B6:Arkusz1.SG6" chart:label-cell-address="Arkusz1.A6:Arkusz1.A6" chart:class="chart:line">
            <chart:data-point chart:repeated="5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0.844268">
                <text:p>0.844268</text:p>
                <draw:g>
                  <svg:desc>Arkusz1.B1:Arkusz1.SG1</svg:desc>
                </draw:g>
              </table:table-cell>
              <table:table-cell office:value-type="float" office:value="0.195621">
                <text:p>0.195621</text:p>
              </table:table-cell>
              <table:table-cell office:value-type="float" office:value="0.090403">
                <text:p>0.090403</text:p>
              </table:table-cell>
              <table:table-cell office:value-type="float" office:value="0.070252">
                <text:p>0.070252</text:p>
              </table:table-cell>
              <table:table-cell office:value-type="float" office:value="0.065472">
                <text:p>0.065472</text:p>
              </table:table-cell>
              <table:table-cell office:value-type="float" office:value="0.058913">
                <text:p>0.058913</text:p>
              </table:table-cell>
              <table:table-cell office:value-type="float" office:value="0.057089">
                <text:p>0.057089</text:p>
              </table:table-cell>
              <table:table-cell office:value-type="float" office:value="0.050679">
                <text:p>0.050679</text:p>
              </table:table-cell>
              <table:table-cell office:value-type="float" office:value="0.047737">
                <text:p>0.047737</text:p>
              </table:table-cell>
              <table:table-cell office:value-type="float" office:value="0.04492">
                <text:p>0.04492</text:p>
              </table:table-cell>
              <table:table-cell office:value-type="float" office:value="0.042313">
                <text:p>0.042313</text:p>
              </table:table-cell>
              <table:table-cell office:value-type="float" office:value="0.039235">
                <text:p>0.039235</text:p>
              </table:table-cell>
              <table:table-cell office:value-type="float" office:value="0.037336">
                <text:p>0.037336</text:p>
              </table:table-cell>
              <table:table-cell office:value-type="float" office:value="0.036886">
                <text:p>0.036886</text:p>
              </table:table-cell>
              <table:table-cell office:value-type="float" office:value="0.035142">
                <text:p>0.035142</text:p>
              </table:table-cell>
              <table:table-cell office:value-type="float" office:value="0.032245">
                <text:p>0.032245</text:p>
              </table:table-cell>
              <table:table-cell office:value-type="float" office:value="0.031238">
                <text:p>0.031238</text:p>
              </table:table-cell>
              <table:table-cell office:value-type="float" office:value="0.029205">
                <text:p>0.029205</text:p>
              </table:table-cell>
              <table:table-cell office:value-type="float" office:value="0.027874">
                <text:p>0.027874</text:p>
              </table:table-cell>
              <table:table-cell office:value-type="float" office:value="0.026277">
                <text:p>0.026277</text:p>
              </table:table-cell>
              <table:table-cell office:value-type="float" office:value="0.024411">
                <text:p>0.024411</text:p>
              </table:table-cell>
              <table:table-cell office:value-type="float" office:value="0.024648">
                <text:p>0.024648</text:p>
              </table:table-cell>
              <table:table-cell office:value-type="float" office:value="0.022087">
                <text:p>0.022087</text:p>
              </table:table-cell>
              <table:table-cell office:value-type="float" office:value="0.021567">
                <text:p>0.021567</text:p>
              </table:table-cell>
              <table:table-cell office:value-type="float" office:value="0.020299">
                <text:p>0.020299</text:p>
              </table:table-cell>
              <table:table-cell office:value-type="float" office:value="0.020038">
                <text:p>0.020038</text:p>
              </table:table-cell>
              <table:table-cell office:value-type="float" office:value="0.019712">
                <text:p>0.019712</text:p>
              </table:table-cell>
              <table:table-cell office:value-type="float" office:value="0.018306">
                <text:p>0.018306</text:p>
              </table:table-cell>
              <table:table-cell office:value-type="float" office:value="0.017636">
                <text:p>0.017636</text:p>
              </table:table-cell>
              <table:table-cell office:value-type="float" office:value="0.016997">
                <text:p>0.016997</text:p>
              </table:table-cell>
              <table:table-cell office:value-type="float" office:value="0.016374">
                <text:p>0.016374</text:p>
              </table:table-cell>
              <table:table-cell office:value-type="float" office:value="0.016342">
                <text:p>0.016342</text:p>
              </table:table-cell>
              <table:table-cell office:value-type="float" office:value="0.015065">
                <text:p>0.015065</text:p>
              </table:table-cell>
              <table:table-cell office:value-type="float" office:value="0.014835">
                <text:p>0.014835</text:p>
              </table:table-cell>
              <table:table-cell office:value-type="float" office:value="0.013744">
                <text:p>0.013744</text:p>
              </table:table-cell>
              <table:table-cell office:value-type="float" office:value="0.013791">
                <text:p>0.013791</text:p>
              </table:table-cell>
              <table:table-cell office:value-type="float" office:value="0.013395">
                <text:p>0.013395</text:p>
              </table:table-cell>
              <table:table-cell office:value-type="float" office:value="0.013212">
                <text:p>0.013212</text:p>
              </table:table-cell>
              <table:table-cell office:value-type="float" office:value="0.012814">
                <text:p>0.012814</text:p>
              </table:table-cell>
              <table:table-cell office:value-type="float" office:value="0.012378">
                <text:p>0.012378</text:p>
              </table:table-cell>
              <table:table-cell office:value-type="float" office:value="0.011751">
                <text:p>0.011751</text:p>
              </table:table-cell>
              <table:table-cell office:value-type="float" office:value="0.011851">
                <text:p>0.011851</text:p>
              </table:table-cell>
              <table:table-cell office:value-type="float" office:value="0.011242">
                <text:p>0.011242</text:p>
              </table:table-cell>
              <table:table-cell office:value-type="float" office:value="0.011189">
                <text:p>0.011189</text:p>
              </table:table-cell>
              <table:table-cell office:value-type="float" office:value="0.010681">
                <text:p>0.010681</text:p>
              </table:table-cell>
              <table:table-cell office:value-type="float" office:value="0.010838">
                <text:p>0.010838</text:p>
              </table:table-cell>
              <table:table-cell office:value-type="float" office:value="0.010368">
                <text:p>0.010368</text:p>
              </table:table-cell>
              <table:table-cell office:value-type="float" office:value="0.010277">
                <text:p>0.010277</text:p>
              </table:table-cell>
              <table:table-cell office:value-type="float" office:value="0.010266">
                <text:p>0.010266</text:p>
              </table:table-cell>
              <table:table-cell office:value-type="float" office:value="0.010049">
                <text:p>0.010049</text:p>
              </table:table-cell>
              <table:table-cell office:value-type="float" office:value="0.009829">
                <text:p>0.009829</text:p>
              </table:table-cell>
              <table:table-cell office:value-type="float" office:value="0.009441">
                <text:p>0.009441</text:p>
              </table:table-cell>
              <table:table-cell office:value-type="float" office:value="0.009317">
                <text:p>0.009317</text:p>
              </table:table-cell>
              <table:table-cell office:value-type="float" office:value="0.008928">
                <text:p>0.008928</text:p>
              </table:table-cell>
              <table:table-cell office:value-type="float" office:value="0.00909">
                <text:p>0.00909</text:p>
              </table:table-cell>
              <table:table-cell office:value-type="float" office:value="0.008819">
                <text:p>0.008819</text:p>
              </table:table-cell>
              <table:table-cell office:value-type="float" office:value="0.008705">
                <text:p>0.008705</text:p>
              </table:table-cell>
              <table:table-cell office:value-type="float" office:value="0.008555">
                <text:p>0.008555</text:p>
              </table:table-cell>
              <table:table-cell office:value-type="float" office:value="0.008502">
                <text:p>0.008502</text:p>
              </table:table-cell>
              <table:table-cell office:value-type="float" office:value="0.008209">
                <text:p>0.008209</text:p>
              </table:table-cell>
              <table:table-cell office:value-type="float" office:value="0.008203">
                <text:p>0.008203</text:p>
              </table:table-cell>
              <table:table-cell office:value-type="float" office:value="0.00803">
                <text:p>0.00803</text:p>
              </table:table-cell>
              <table:table-cell office:value-type="float" office:value="0.007943">
                <text:p>0.007943</text:p>
              </table:table-cell>
              <table:table-cell office:value-type="float" office:value="0.007855">
                <text:p>0.007855</text:p>
              </table:table-cell>
              <table:table-cell office:value-type="float" office:value="0.00787">
                <text:p>0.00787</text:p>
              </table:table-cell>
              <table:table-cell office:value-type="float" office:value="0.007746">
                <text:p>0.007746</text:p>
              </table:table-cell>
              <table:table-cell office:value-type="float" office:value="0.007757">
                <text:p>0.007757</text:p>
              </table:table-cell>
              <table:table-cell office:value-type="float" office:value="0.007445">
                <text:p>0.007445</text:p>
              </table:table-cell>
              <table:table-cell office:value-type="float" office:value="0.007427">
                <text:p>0.007427</text:p>
              </table:table-cell>
              <table:table-cell office:value-type="float" office:value="0.00747">
                <text:p>0.00747</text:p>
              </table:table-cell>
              <table:table-cell office:value-type="float" office:value="0.007186">
                <text:p>0.007186</text:p>
              </table:table-cell>
              <table:table-cell office:value-type="float" office:value="0.006974">
                <text:p>0.006974</text:p>
              </table:table-cell>
              <table:table-cell office:value-type="float" office:value="0.00713">
                <text:p>0.00713</text:p>
              </table:table-cell>
              <table:table-cell office:value-type="float" office:value="0.007056">
                <text:p>0.007056</text:p>
              </table:table-cell>
              <table:table-cell office:value-type="float" office:value="0.006832">
                <text:p>0.006832</text:p>
              </table:table-cell>
              <table:table-cell office:value-type="float" office:value="0.006835">
                <text:p>0.006835</text:p>
              </table:table-cell>
              <table:table-cell office:value-type="float" office:value="0.007005">
                <text:p>0.007005</text:p>
              </table:table-cell>
              <table:table-cell office:value-type="float" office:value="0.006963">
                <text:p>0.006963</text:p>
              </table:table-cell>
              <table:table-cell office:value-type="float" office:value="0.006835">
                <text:p>0.006835</text:p>
              </table:table-cell>
              <table:table-cell office:value-type="float" office:value="0.006793">
                <text:p>0.006793</text:p>
              </table:table-cell>
              <table:table-cell office:value-type="float" office:value="0.006559">
                <text:p>0.006559</text:p>
              </table:table-cell>
              <table:table-cell office:value-type="float" office:value="0.006648">
                <text:p>0.006648</text:p>
              </table:table-cell>
              <table:table-cell office:value-type="float" office:value="0.006399">
                <text:p>0.006399</text:p>
              </table:table-cell>
              <table:table-cell office:value-type="float" office:value="0.006574">
                <text:p>0.006574</text:p>
              </table:table-cell>
              <table:table-cell office:value-type="float" office:value="0.006495">
                <text:p>0.006495</text:p>
              </table:table-cell>
              <table:table-cell office:value-type="float" office:value="0.006311">
                <text:p>0.006311</text:p>
              </table:table-cell>
              <table:table-cell office:value-type="float" office:value="0.006155">
                <text:p>0.006155</text:p>
              </table:table-cell>
              <table:table-cell office:value-type="float" office:value="0.006244">
                <text:p>0.006244</text:p>
              </table:table-cell>
              <table:table-cell office:value-type="float" office:value="0.006109">
                <text:p>0.006109</text:p>
              </table:table-cell>
              <table:table-cell office:value-type="float" office:value="0.006065">
                <text:p>0.006065</text:p>
              </table:table-cell>
              <table:table-cell office:value-type="float" office:value="0.006276">
                <text:p>0.006276</text:p>
              </table:table-cell>
              <table:table-cell office:value-type="float" office:value="0.006176">
                <text:p>0.006176</text:p>
              </table:table-cell>
              <table:table-cell office:value-type="float" office:value="0.005958">
                <text:p>0.005958</text:p>
              </table:table-cell>
              <table:table-cell office:value-type="float" office:value="0.006017">
                <text:p>0.006017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98">
                <text:p>0.00598</text:p>
              </table:table-cell>
              <table:table-cell office:value-type="float" office:value="0.005922">
                <text:p>0.005922</text:p>
              </table:table-cell>
              <table:table-cell office:value-type="float" office:value="0.006019">
                <text:p>0.006019</text:p>
              </table:table-cell>
              <table:table-cell office:value-type="float" office:value="0.006201">
                <text:p>0.006201</text:p>
              </table:table-cell>
              <table:table-cell office:value-type="float" office:value="0.005804">
                <text:p>0.005804</text:p>
              </table:table-cell>
              <table:table-cell office:value-type="float" office:value="0.005749">
                <text:p>0.005749</text:p>
              </table:table-cell>
              <table:table-cell office:value-type="float" office:value="0.005834">
                <text:p>0.005834</text:p>
              </table:table-cell>
              <table:table-cell office:value-type="float" office:value="0.005674">
                <text:p>0.005674</text:p>
              </table:table-cell>
              <table:table-cell office:value-type="float" office:value="0.005585">
                <text:p>0.005585</text:p>
              </table:table-cell>
              <table:table-cell office:value-type="float" office:value="0.005564">
                <text:p>0.005564</text:p>
              </table:table-cell>
              <table:table-cell office:value-type="float" office:value="0.005534">
                <text:p>0.005534</text:p>
              </table:table-cell>
              <table:table-cell office:value-type="float" office:value="0.005577">
                <text:p>0.005577</text:p>
              </table:table-cell>
              <table:table-cell office:value-type="float" office:value="0.005524">
                <text:p>0.005524</text:p>
              </table:table-cell>
              <table:table-cell office:value-type="float" office:value="0.005603">
                <text:p>0.005603</text:p>
              </table:table-cell>
              <table:table-cell office:value-type="float" office:value="0.005565">
                <text:p>0.005565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294">
                <text:p>0.005294</text:p>
              </table:table-cell>
              <table:table-cell office:value-type="float" office:value="0.005485">
                <text:p>0.005485</text:p>
              </table:table-cell>
              <table:table-cell office:value-type="float" office:value="0.005342">
                <text:p>0.005342</text:p>
              </table:table-cell>
              <table:table-cell office:value-type="float" office:value="0.005319">
                <text:p>0.005319</text:p>
              </table:table-cell>
              <table:table-cell office:value-type="float" office:value="0.005415">
                <text:p>0.005415</text:p>
              </table:table-cell>
              <table:table-cell office:value-type="float" office:value="0.005192">
                <text:p>0.005192</text:p>
              </table:table-cell>
              <table:table-cell office:value-type="float" office:value="0.005105">
                <text:p>0.005105</text:p>
              </table:table-cell>
              <table:table-cell office:value-type="float" office:value="0.005268">
                <text:p>0.005268</text:p>
              </table:table-cell>
              <table:table-cell office:value-type="float" office:value="0.005111">
                <text:p>0.005111</text:p>
              </table:table-cell>
              <table:table-cell office:value-type="float" office:value="0.005158">
                <text:p>0.005158</text:p>
              </table:table-cell>
              <table:table-cell office:value-type="float" office:value="0.005197">
                <text:p>0.005197</text:p>
              </table:table-cell>
              <table:table-cell office:value-type="float" office:value="0.005022">
                <text:p>0.005022</text:p>
              </table:table-cell>
              <table:table-cell office:value-type="float" office:value="0.005071">
                <text:p>0.005071</text:p>
              </table:table-cell>
              <table:table-cell office:value-type="float" office:value="0.005011">
                <text:p>0.005011</text:p>
              </table:table-cell>
              <table:table-cell office:value-type="float" office:value="0.005035">
                <text:p>0.005035</text:p>
              </table:table-cell>
              <table:table-cell office:value-type="float" office:value="0.004912">
                <text:p>0.004912</text:p>
              </table:table-cell>
              <table:table-cell office:value-type="float" office:value="0.004824">
                <text:p>0.004824</text:p>
              </table:table-cell>
              <table:table-cell office:value-type="float" office:value="0.005012">
                <text:p>0.005012</text:p>
              </table:table-cell>
              <table:table-cell office:value-type="float" office:value="0.005186">
                <text:p>0.005186</text:p>
              </table:table-cell>
              <table:table-cell office:value-type="float" office:value="0.005048">
                <text:p>0.005048</text:p>
              </table:table-cell>
              <table:table-cell office:value-type="float" office:value="0.005009">
                <text:p>0.005009</text:p>
              </table:table-cell>
              <table:table-cell office:value-type="float" office:value="0.004926">
                <text:p>0.004926</text:p>
              </table:table-cell>
              <table:table-cell office:value-type="float" office:value="0.004767">
                <text:p>0.004767</text:p>
              </table:table-cell>
              <table:table-cell office:value-type="float" office:value="0.004927">
                <text:p>0.004927</text:p>
              </table:table-cell>
              <table:table-cell office:value-type="float" office:value="0.00486">
                <text:p>0.00486</text:p>
              </table:table-cell>
              <table:table-cell office:value-type="float" office:value="0.004767">
                <text:p>0.004767</text:p>
              </table:table-cell>
              <table:table-cell office:value-type="float" office:value="0.004833">
                <text:p>0.004833</text:p>
              </table:table-cell>
              <table:table-cell office:value-type="float" office:value="0.004724">
                <text:p>0.004724</text:p>
              </table:table-cell>
              <table:table-cell office:value-type="float" office:value="0.004851">
                <text:p>0.004851</text:p>
              </table:table-cell>
              <table:table-cell office:value-type="float" office:value="0.004826">
                <text:p>0.004826</text:p>
              </table:table-cell>
              <table:table-cell office:value-type="float" office:value="0.004651">
                <text:p>0.004651</text:p>
              </table:table-cell>
              <table:table-cell office:value-type="float" office:value="0.004586">
                <text:p>0.004586</text:p>
              </table:table-cell>
              <table:table-cell office:value-type="float" office:value="0.004648">
                <text:p>0.004648</text:p>
              </table:table-cell>
              <table:table-cell office:value-type="float" office:value="0.00448">
                <text:p>0.00448</text:p>
              </table:table-cell>
              <table:table-cell office:value-type="float" office:value="0.004565">
                <text:p>0.004565</text:p>
              </table:table-cell>
              <table:table-cell office:value-type="float" office:value="0.004575">
                <text:p>0.004575</text:p>
              </table:table-cell>
              <table:table-cell office:value-type="float" office:value="0.004588">
                <text:p>0.004588</text:p>
              </table:table-cell>
              <table:table-cell office:value-type="float" office:value="0.004466">
                <text:p>0.004466</text:p>
              </table:table-cell>
              <table:table-cell office:value-type="float" office:value="0.004617">
                <text:p>0.004617</text:p>
              </table:table-cell>
              <table:table-cell office:value-type="float" office:value="0.004433">
                <text:p>0.004433</text:p>
              </table:table-cell>
              <table:table-cell office:value-type="float" office:value="0.004551">
                <text:p>0.004551</text:p>
              </table:table-cell>
              <table:table-cell office:value-type="float" office:value="0.004458">
                <text:p>0.004458</text:p>
              </table:table-cell>
              <table:table-cell office:value-type="float" office:value="0.004369">
                <text:p>0.004369</text:p>
              </table:table-cell>
              <table:table-cell office:value-type="float" office:value="0.004436">
                <text:p>0.004436</text:p>
              </table:table-cell>
              <table:table-cell office:value-type="float" office:value="0.004278">
                <text:p>0.004278</text:p>
              </table:table-cell>
              <table:table-cell office:value-type="float" office:value="0.004337">
                <text:p>0.004337</text:p>
              </table:table-cell>
              <table:table-cell office:value-type="float" office:value="0.00427">
                <text:p>0.00427</text:p>
              </table:table-cell>
              <table:table-cell office:value-type="float" office:value="0.004376">
                <text:p>0.004376</text:p>
              </table:table-cell>
              <table:table-cell office:value-type="float" office:value="0.004474">
                <text:p>0.004474</text:p>
              </table:table-cell>
              <table:table-cell office:value-type="float" office:value="0.004364">
                <text:p>0.004364</text:p>
              </table:table-cell>
              <table:table-cell office:value-type="float" office:value="0.004312">
                <text:p>0.004312</text:p>
              </table:table-cell>
              <table:table-cell office:value-type="float" office:value="0.004386">
                <text:p>0.004386</text:p>
              </table:table-cell>
              <table:table-cell office:value-type="float" office:value="0.004434">
                <text:p>0.004434</text:p>
              </table:table-cell>
              <table:table-cell office:value-type="float" office:value="0.00436">
                <text:p>0.00436</text:p>
              </table:table-cell>
              <table:table-cell office:value-type="float" office:value="0.004161">
                <text:p>0.004161</text:p>
              </table:table-cell>
              <table:table-cell office:value-type="float" office:value="0.00421">
                <text:p>0.00421</text:p>
              </table:table-cell>
              <table:table-cell office:value-type="float" office:value="0.004155">
                <text:p>0.004155</text:p>
              </table:table-cell>
              <table:table-cell office:value-type="float" office:value="0.004183">
                <text:p>0.004183</text:p>
              </table:table-cell>
              <table:table-cell office:value-type="float" office:value="0.004249">
                <text:p>0.004249</text:p>
              </table:table-cell>
              <table:table-cell office:value-type="float" office:value="0.004274">
                <text:p>0.004274</text:p>
              </table:table-cell>
              <table:table-cell office:value-type="float" office:value="0.004126">
                <text:p>0.004126</text:p>
              </table:table-cell>
              <table:table-cell office:value-type="float" office:value="0.004072">
                <text:p>0.004072</text:p>
              </table:table-cell>
              <table:table-cell office:value-type="float" office:value="0.004225">
                <text:p>0.004225</text:p>
              </table:table-cell>
              <table:table-cell office:value-type="float" office:value="0.004057">
                <text:p>0.004057</text:p>
              </table:table-cell>
              <table:table-cell office:value-type="float" office:value="0.004065">
                <text:p>0.004065</text:p>
              </table:table-cell>
              <table:table-cell office:value-type="float" office:value="0.003976">
                <text:p>0.003976</text:p>
              </table:table-cell>
              <table:table-cell office:value-type="float" office:value="0.004112">
                <text:p>0.004112</text:p>
              </table:table-cell>
              <table:table-cell office:value-type="float" office:value="0.004026">
                <text:p>0.004026</text:p>
              </table:table-cell>
              <table:table-cell office:value-type="float" office:value="0.004073">
                <text:p>0.004073</text:p>
              </table:table-cell>
              <table:table-cell office:value-type="float" office:value="0.003967">
                <text:p>0.003967</text:p>
              </table:table-cell>
              <table:table-cell office:value-type="float" office:value="0.003992">
                <text:p>0.003992</text:p>
              </table:table-cell>
              <table:table-cell office:value-type="float" office:value="0.003999">
                <text:p>0.003999</text:p>
              </table:table-cell>
              <table:table-cell office:value-type="float" office:value="0.003979">
                <text:p>0.003979</text:p>
              </table:table-cell>
              <table:table-cell office:value-type="float" office:value="0.004009">
                <text:p>0.004009</text:p>
              </table:table-cell>
              <table:table-cell office:value-type="float" office:value="0.004056">
                <text:p>0.004056</text:p>
              </table:table-cell>
              <table:table-cell office:value-type="float" office:value="0.004075">
                <text:p>0.004075</text:p>
              </table:table-cell>
              <table:table-cell office:value-type="float" office:value="0.004076">
                <text:p>0.004076</text:p>
              </table:table-cell>
              <table:table-cell office:value-type="float" office:value="0.003978">
                <text:p>0.003978</text:p>
              </table:table-cell>
              <table:table-cell office:value-type="float" office:value="0.003897">
                <text:p>0.003897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928">
                <text:p>0.003928</text:p>
              </table:table-cell>
              <table:table-cell office:value-type="float" office:value="0.003838">
                <text:p>0.003838</text:p>
              </table:table-cell>
              <table:table-cell office:value-type="float" office:value="0.003868">
                <text:p>0.003868</text:p>
              </table:table-cell>
              <table:table-cell office:value-type="float" office:value="0.003869">
                <text:p>0.003869</text:p>
              </table:table-cell>
              <table:table-cell office:value-type="float" office:value="0.003836">
                <text:p>0.003836</text:p>
              </table:table-cell>
              <table:table-cell office:value-type="float" office:value="0.003791">
                <text:p>0.003791</text:p>
              </table:table-cell>
              <table:table-cell office:value-type="float" office:value="0.00384">
                <text:p>0.00384</text:p>
              </table:table-cell>
              <table:table-cell office:value-type="float" office:value="0.003827">
                <text:p>0.003827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882">
                <text:p>0.003882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786">
                <text:p>0.003786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45">
                <text:p>0.00345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37">
                <text:p>0.00337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44">
                <text:p>0.00344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422">
                <text:p>0.003422</text:p>
              </table:table-cell>
              <table:table-cell office:value-type="float" office:value="0.00344">
                <text:p>0.00344</text:p>
              </table:table-cell>
              <table:table-cell office:value-type="float" office:value="0.003358">
                <text:p>0.003358</text:p>
              </table:table-cell>
              <table:table-cell office:value-type="float" office:value="0.003333">
                <text:p>0.003333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35">
                <text:p>0.00335</text:p>
              </table:table-cell>
              <table:table-cell office:value-type="float" office:value="0.003325">
                <text:p>0.003325</text:p>
              </table:table-cell>
              <table:table-cell office:value-type="float" office:value="0.003292">
                <text:p>0.003292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264">
                <text:p>0.003264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234">
                <text:p>0.003234</text:p>
              </table:table-cell>
              <table:table-cell office:value-type="float" office:value="0.003272">
                <text:p>0.003272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275">
                <text:p>0.003275</text:p>
              </table:table-cell>
              <table:table-cell office:value-type="float" office:value="0.003289">
                <text:p>0.003289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22">
                <text:p>0.00322</text:p>
              </table:table-cell>
              <table:table-cell office:value-type="float" office:value="0.003264">
                <text:p>0.003264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302">
                <text:p>0.003302</text:p>
              </table:table-cell>
              <table:table-cell office:value-type="float" office:value="0.003229">
                <text:p>0.003229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256">
                <text:p>0.003256</text:p>
              </table:table-cell>
              <table:table-cell office:value-type="float" office:value="0.003203">
                <text:p>0.003203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142">
                <text:p>0.003142</text:p>
              </table:table-cell>
              <table:table-cell office:value-type="float" office:value="0.003122">
                <text:p>0.003122</text:p>
              </table:table-cell>
              <table:table-cell office:value-type="float" office:value="0.00316">
                <text:p>0.00316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188">
                <text:p>0.003188</text:p>
              </table:table-cell>
              <table:table-cell office:value-type="float" office:value="0.003206">
                <text:p>0.003206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113">
                <text:p>0.003113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14">
                <text:p>0.00314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15">
                <text:p>0.00315</text:p>
              </table:table-cell>
              <table:table-cell office:value-type="float" office:value="0.003069">
                <text:p>0.003069</text:p>
              </table:table-cell>
              <table:table-cell office:value-type="float" office:value="0.003225">
                <text:p>0.003225</text:p>
              </table:table-cell>
              <table:table-cell office:value-type="float" office:value="0.003187">
                <text:p>0.003187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002">
                <text:p>0.003002</text:p>
              </table:table-cell>
              <table:table-cell office:value-type="float" office:value="0.002892">
                <text:p>0.002892</text:p>
              </table:table-cell>
              <table:table-cell office:value-type="float" office:value="0.003023">
                <text:p>0.003023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011">
                <text:p>0.003011</text:p>
              </table:table-cell>
              <table:table-cell office:value-type="float" office:value="0.00299">
                <text:p>0.00299</text:p>
              </table:table-cell>
              <table:table-cell office:value-type="float" office:value="0.002989">
                <text:p>0.002989</text:p>
              </table:table-cell>
              <table:table-cell office:value-type="float" office:value="0.003079">
                <text:p>0.003079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004">
                <text:p>0.003004</text:p>
              </table:table-cell>
              <table:table-cell office:value-type="float" office:value="0.00294">
                <text:p>0.00294</text:p>
              </table:table-cell>
              <table:table-cell office:value-type="float" office:value="0.002883">
                <text:p>0.002883</text:p>
              </table:table-cell>
              <table:table-cell office:value-type="float" office:value="0.002969">
                <text:p>0.002969</text:p>
              </table:table-cell>
              <table:table-cell office:value-type="float" office:value="0.002842">
                <text:p>0.002842</text:p>
              </table:table-cell>
              <table:table-cell office:value-type="float" office:value="0.002897">
                <text:p>0.002897</text:p>
              </table:table-cell>
              <table:table-cell office:value-type="float" office:value="0.002887">
                <text:p>0.002887</text:p>
              </table:table-cell>
              <table:table-cell office:value-type="float" office:value="0.002974">
                <text:p>0.002974</text:p>
              </table:table-cell>
              <table:table-cell office:value-type="float" office:value="0.00298">
                <text:p>0.00298</text:p>
              </table:table-cell>
              <table:table-cell office:value-type="float" office:value="0.002909">
                <text:p>0.002909</text:p>
              </table:table-cell>
              <table:table-cell office:value-type="float" office:value="0.00296">
                <text:p>0.00296</text:p>
              </table:table-cell>
              <table:table-cell office:value-type="float" office:value="0.002989">
                <text:p>0.002989</text:p>
              </table:table-cell>
              <table:table-cell office:value-type="float" office:value="0.002974">
                <text:p>0.002974</text:p>
              </table:table-cell>
              <table:table-cell office:value-type="float" office:value="0.002815">
                <text:p>0.002815</text:p>
              </table:table-cell>
              <table:table-cell office:value-type="float" office:value="0.002924">
                <text:p>0.002924</text:p>
              </table:table-cell>
              <table:table-cell office:value-type="float" office:value="0.002811">
                <text:p>0.002811</text:p>
              </table:table-cell>
              <table:table-cell office:value-type="float" office:value="0.002941">
                <text:p>0.002941</text:p>
              </table:table-cell>
              <table:table-cell office:value-type="float" office:value="0.002744">
                <text:p>0.00274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2852">
                <text:p>0.002852</text:p>
              </table:table-cell>
              <table:table-cell office:value-type="float" office:value="0.002788">
                <text:p>0.002788</text:p>
              </table:table-cell>
              <table:table-cell office:value-type="float" office:value="0.002793">
                <text:p>0.002793</text:p>
              </table:table-cell>
              <table:table-cell office:value-type="float" office:value="0.002971">
                <text:p>0.002971</text:p>
              </table:table-cell>
              <table:table-cell office:value-type="float" office:value="0.002944">
                <text:p>0.002944</text:p>
              </table:table-cell>
              <table:table-cell office:value-type="float" office:value="0.002945">
                <text:p>0.002945</text:p>
              </table:table-cell>
              <table:table-cell office:value-type="float" office:value="0.002797">
                <text:p>0.002797</text:p>
              </table:table-cell>
              <table:table-cell office:value-type="float" office:value="0.002744">
                <text:p>0.002744</text:p>
              </table:table-cell>
              <table:table-cell office:value-type="float" office:value="0.002898">
                <text:p>0.002898</text:p>
              </table:table-cell>
              <table:table-cell office:value-type="float" office:value="0.002804">
                <text:p>0.002804</text:p>
              </table:table-cell>
              <table:table-cell office:value-type="float" office:value="0.002898">
                <text:p>0.002898</text:p>
              </table:table-cell>
              <table:table-cell office:value-type="float" office:value="0.002745">
                <text:p>0.002745</text:p>
              </table:table-cell>
              <table:table-cell office:value-type="float" office:value="0.002821">
                <text:p>0.002821</text:p>
              </table:table-cell>
              <table:table-cell office:value-type="float" office:value="0.002773">
                <text:p>0.002773</text:p>
              </table:table-cell>
              <table:table-cell office:value-type="float" office:value="0.002837">
                <text:p>0.002837</text:p>
              </table:table-cell>
              <table:table-cell office:value-type="float" office:value="0.002755">
                <text:p>0.002755</text:p>
              </table:table-cell>
              <table:table-cell office:value-type="float" office:value="0.002803">
                <text:p>0.002803</text:p>
              </table:table-cell>
              <table:table-cell office:value-type="float" office:value="0.002785">
                <text:p>0.002785</text:p>
              </table:table-cell>
              <table:table-cell office:value-type="float" office:value="0.002847">
                <text:p>0.002847</text:p>
              </table:table-cell>
              <table:table-cell office:value-type="float" office:value="0.002847">
                <text:p>0.002847</text:p>
              </table:table-cell>
              <table:table-cell office:value-type="float" office:value="0.002777">
                <text:p>0.002777</text:p>
              </table:table-cell>
              <table:table-cell office:value-type="float" office:value="0.002748">
                <text:p>0.002748</text:p>
              </table:table-cell>
              <table:table-cell office:value-type="float" office:value="0.002685">
                <text:p>0.002685</text:p>
              </table:table-cell>
              <table:table-cell office:value-type="float" office:value="0.002668">
                <text:p>0.002668</text:p>
              </table:table-cell>
              <table:table-cell office:value-type="float" office:value="0.002668">
                <text:p>0.002668</text:p>
              </table:table-cell>
              <table:table-cell office:value-type="float" office:value="0.002784">
                <text:p>0.002784</text:p>
              </table:table-cell>
              <table:table-cell office:value-type="float" office:value="0.002803">
                <text:p>0.002803</text:p>
              </table:table-cell>
              <table:table-cell office:value-type="float" office:value="0.002652">
                <text:p>0.002652</text:p>
              </table:table-cell>
              <table:table-cell office:value-type="float" office:value="0.002657">
                <text:p>0.002657</text:p>
              </table:table-cell>
              <table:table-cell office:value-type="float" office:value="0.002775">
                <text:p>0.002775</text:p>
              </table:table-cell>
              <table:table-cell office:value-type="float" office:value="0.002697">
                <text:p>0.002697</text:p>
              </table:table-cell>
              <table:table-cell office:value-type="float" office:value="0.002691">
                <text:p>0.002691</text:p>
              </table:table-cell>
              <table:table-cell office:value-type="float" office:value="0.002726">
                <text:p>0.002726</text:p>
              </table:table-cell>
              <table:table-cell office:value-type="float" office:value="0.002715">
                <text:p>0.002715</text:p>
              </table:table-cell>
              <table:table-cell office:value-type="float" office:value="0.002696">
                <text:p>0.002696</text:p>
              </table:table-cell>
              <table:table-cell office:value-type="float" office:value="0.002691">
                <text:p>0.002691</text:p>
              </table:table-cell>
              <table:table-cell office:value-type="float" office:value="0.002682">
                <text:p>0.002682</text:p>
              </table:table-cell>
              <table:table-cell office:value-type="float" office:value="0.002678">
                <text:p>0.002678</text:p>
              </table:table-cell>
              <table:table-cell office:value-type="float" office:value="0.002694">
                <text:p>0.002694</text:p>
              </table:table-cell>
              <table:table-cell office:value-type="float" office:value="0.002678">
                <text:p>0.002678</text:p>
              </table:table-cell>
              <table:table-cell office:value-type="float" office:value="0.002761">
                <text:p>0.002761</text:p>
              </table:table-cell>
              <table:table-cell office:value-type="float" office:value="0.002646">
                <text:p>0.002646</text:p>
              </table:table-cell>
              <table:table-cell office:value-type="float" office:value="0.002629">
                <text:p>0.002629</text:p>
              </table:table-cell>
              <table:table-cell office:value-type="float" office:value="0.002658">
                <text:p>0.002658</text:p>
              </table:table-cell>
              <table:table-cell office:value-type="float" office:value="0.002722">
                <text:p>0.002722</text:p>
              </table:table-cell>
              <table:table-cell office:value-type="float" office:value="0.002514">
                <text:p>0.002514</text:p>
              </table:table-cell>
              <table:table-cell office:value-type="float" office:value="0.002561">
                <text:p>0.002561</text:p>
              </table:table-cell>
              <table:table-cell office:value-type="float" office:value="0.002625">
                <text:p>0.002625</text:p>
              </table:table-cell>
              <table:table-cell office:value-type="float" office:value="0.002679">
                <text:p>0.002679</text:p>
              </table:table-cell>
              <table:table-cell office:value-type="float" office:value="0.002668">
                <text:p>0.002668</text:p>
              </table:table-cell>
              <table:table-cell office:value-type="float" office:value="0.002653">
                <text:p>0.002653</text:p>
              </table:table-cell>
              <table:table-cell office:value-type="float" office:value="0.002534">
                <text:p>0.002534</text:p>
              </table:table-cell>
              <table:table-cell office:value-type="float" office:value="0.002713">
                <text:p>0.002713</text:p>
              </table:table-cell>
              <table:table-cell office:value-type="float" office:value="0.002612">
                <text:p>0.002612</text:p>
              </table:table-cell>
              <table:table-cell office:value-type="float" office:value="0.002717">
                <text:p>0.002717</text:p>
              </table:table-cell>
              <table:table-cell office:value-type="float" office:value="0.002551">
                <text:p>0.002551</text:p>
              </table:table-cell>
              <table:table-cell office:value-type="float" office:value="0.002625">
                <text:p>0.002625</text:p>
              </table:table-cell>
              <table:table-cell office:value-type="float" office:value="0.00266">
                <text:p>0.00266</text:p>
              </table:table-cell>
              <table:table-cell office:value-type="float" office:value="0.002584">
                <text:p>0.002584</text:p>
              </table:table-cell>
              <table:table-cell office:value-type="float" office:value="0.002689">
                <text:p>0.002689</text:p>
              </table:table-cell>
              <table:table-cell office:value-type="float" office:value="0.002583">
                <text:p>0.002583</text:p>
              </table:table-cell>
              <table:table-cell office:value-type="float" office:value="0.002546">
                <text:p>0.002546</text:p>
              </table:table-cell>
              <table:table-cell office:value-type="float" office:value="0.002669">
                <text:p>0.002669</text:p>
              </table:table-cell>
              <table:table-cell office:value-type="float" office:value="0.002624">
                <text:p>0.002624</text:p>
              </table:table-cell>
              <table:table-cell office:value-type="float" office:value="0.002594">
                <text:p>0.002594</text:p>
              </table:table-cell>
              <table:table-cell office:value-type="float" office:value="0.00252">
                <text:p>0.00252</text:p>
              </table:table-cell>
              <table:table-cell office:value-type="float" office:value="0.002551">
                <text:p>0.002551</text:p>
              </table:table-cell>
              <table:table-cell office:value-type="float" office:value="0.002652">
                <text:p>0.002652</text:p>
              </table:table-cell>
              <table:table-cell office:value-type="float" office:value="0.00254">
                <text:p>0.00254</text:p>
              </table:table-cell>
              <table:table-cell office:value-type="float" office:value="0.002566">
                <text:p>0.002566</text:p>
              </table:table-cell>
              <table:table-cell office:value-type="float" office:value="0.002627">
                <text:p>0.002627</text:p>
              </table:table-cell>
              <table:table-cell office:value-type="float" office:value="0.00256">
                <text:p>0.00256</text:p>
              </table:table-cell>
              <table:table-cell office:value-type="float" office:value="0.002607">
                <text:p>0.002607</text:p>
              </table:table-cell>
              <table:table-cell office:value-type="float" office:value="0.00244">
                <text:p>0.00244</text:p>
              </table:table-cell>
              <table:table-cell office:value-type="float" office:value="0.002651">
                <text:p>0.002651</text:p>
              </table:table-cell>
              <table:table-cell office:value-type="float" office:value="0.002559">
                <text:p>0.002559</text:p>
              </table:table-cell>
              <table:table-cell office:value-type="float" office:value="0.002585">
                <text:p>0.002585</text:p>
              </table:table-cell>
              <table:table-cell office:value-type="float" office:value="0.002582">
                <text:p>0.002582</text:p>
              </table:table-cell>
              <table:table-cell office:value-type="float" office:value="0.002531">
                <text:p>0.002531</text:p>
              </table:table-cell>
              <table:table-cell office:value-type="float" office:value="0.002551">
                <text:p>0.002551</text:p>
              </table:table-cell>
              <table:table-cell office:value-type="float" office:value="0.002608">
                <text:p>0.002608</text:p>
              </table:table-cell>
              <table:table-cell office:value-type="float" office:value="0.002478">
                <text:p>0.002478</text:p>
              </table:table-cell>
              <table:table-cell office:value-type="float" office:value="0.002659">
                <text:p>0.002659</text:p>
              </table:table-cell>
              <table:table-cell office:value-type="float" office:value="0.002479">
                <text:p>0.002479</text:p>
              </table:table-cell>
              <table:table-cell office:value-type="float" office:value="0.002452">
                <text:p>0.002452</text:p>
              </table:table-cell>
              <table:table-cell office:value-type="float" office:value="0.002489">
                <text:p>0.002489</text:p>
              </table:table-cell>
              <table:table-cell office:value-type="float" office:value="0.002432">
                <text:p>0.002432</text:p>
              </table:table-cell>
              <table:table-cell office:value-type="float" office:value="0.002505">
                <text:p>0.002505</text:p>
              </table:table-cell>
              <table:table-cell office:value-type="float" office:value="0.002449">
                <text:p>0.002449</text:p>
              </table:table-cell>
              <table:table-cell office:value-type="float" office:value="0.002422">
                <text:p>0.002422</text:p>
              </table:table-cell>
              <table:table-cell office:value-type="float" office:value="0.002452">
                <text:p>0.002452</text:p>
              </table:table-cell>
              <table:table-cell office:value-type="float" office:value="0.002503">
                <text:p>0.002503</text:p>
              </table:table-cell>
              <table:table-cell office:value-type="float" office:value="0.002451">
                <text:p>0.002451</text:p>
              </table:table-cell>
              <table:table-cell office:value-type="float" office:value="0.002499">
                <text:p>0.002499</text:p>
              </table:table-cell>
              <table:table-cell office:value-type="float" office:value="0.002574">
                <text:p>0.002574</text:p>
              </table:table-cell>
              <table:table-cell office:value-type="float" office:value="0.002419">
                <text:p>0.002419</text:p>
              </table:table-cell>
              <table:table-cell office:value-type="float" office:value="0.002536">
                <text:p>0.002536</text:p>
              </table:table-cell>
              <table:table-cell office:value-type="float" office:value="0.002533">
                <text:p>0.002533</text:p>
              </table:table-cell>
              <table:table-cell office:value-type="float" office:value="0.002384">
                <text:p>0.002384</text:p>
              </table:table-cell>
              <table:table-cell office:value-type="float" office:value="0.002415">
                <text:p>0.002415</text:p>
              </table:table-cell>
              <table:table-cell office:value-type="float" office:value="0.002509">
                <text:p>0.002509</text:p>
              </table:table-cell>
              <table:table-cell office:value-type="float" office:value="0.002517">
                <text:p>0.002517</text:p>
              </table:table-cell>
              <table:table-cell office:value-type="float" office:value="0.002537">
                <text:p>0.002537</text:p>
              </table:table-cell>
              <table:table-cell office:value-type="float" office:value="0.002585">
                <text:p>0.002585</text:p>
              </table:table-cell>
              <table:table-cell office:value-type="float" office:value="0.002502">
                <text:p>0.002502</text:p>
              </table:table-cell>
              <table:table-cell office:value-type="float" office:value="0.002376">
                <text:p>0.002376</text:p>
              </table:table-cell>
              <table:table-cell office:value-type="float" office:value="0.002518">
                <text:p>0.002518</text:p>
              </table:table-cell>
              <table:table-cell office:value-type="float" office:value="0.002536">
                <text:p>0.002536</text:p>
              </table:table-cell>
              <table:table-cell office:value-type="float" office:value="0.002441">
                <text:p>0.002441</text:p>
              </table:table-cell>
              <table:table-cell office:value-type="float" office:value="0.002328">
                <text:p>0.002328</text:p>
              </table:table-cell>
              <table:table-cell office:value-type="float" office:value="0.002457">
                <text:p>0.002457</text:p>
              </table:table-cell>
              <table:table-cell office:value-type="float" office:value="0.002432">
                <text:p>0.002432</text:p>
              </table:table-cell>
              <table:table-cell office:value-type="float" office:value="0.00251">
                <text:p>0.00251</text:p>
              </table:table-cell>
              <table:table-cell office:value-type="float" office:value="0.002517">
                <text:p>0.002517</text:p>
              </table:table-cell>
              <table:table-cell office:value-type="float" office:value="0.002424">
                <text:p>0.002424</text:p>
              </table:table-cell>
              <table:table-cell office:value-type="float" office:value="0.002549">
                <text:p>0.002549</text:p>
              </table:table-cell>
              <table:table-cell office:value-type="float" office:value="0.002411">
                <text:p>0.002411</text:p>
              </table:table-cell>
              <table:table-cell office:value-type="float" office:value="0.002435">
                <text:p>0.002435</text:p>
              </table:table-cell>
              <table:table-cell office:value-type="float" office:value="0.002398">
                <text:p>0.002398</text:p>
              </table:table-cell>
              <table:table-cell office:value-type="float" office:value="0.002497">
                <text:p>0.002497</text:p>
              </table:table-cell>
              <table:table-cell office:value-type="float" office:value="0.002517">
                <text:p>0.002517</text:p>
              </table:table-cell>
              <table:table-cell office:value-type="float" office:value="0.00255">
                <text:p>0.00255</text:p>
              </table:table-cell>
              <table:table-cell office:value-type="float" office:value="0.002351">
                <text:p>0.002351</text:p>
              </table:table-cell>
              <table:table-cell office:value-type="float" office:value="0.002444">
                <text:p>0.002444</text:p>
              </table:table-cell>
              <table:table-cell office:value-type="float" office:value="0.002468">
                <text:p>0.002468</text:p>
              </table:table-cell>
              <table:table-cell office:value-type="float" office:value="0.002504">
                <text:p>0.002504</text:p>
              </table:table-cell>
              <table:table-cell office:value-type="float" office:value="0.00239">
                <text:p>0.00239</text:p>
              </table:table-cell>
              <table:table-cell office:value-type="float" office:value="0.002455">
                <text:p>0.002455</text:p>
              </table:table-cell>
              <table:table-cell office:value-type="float" office:value="0.002529">
                <text:p>0.002529</text:p>
              </table:table-cell>
              <table:table-cell office:value-type="float" office:value="0.002409">
                <text:p>0.002409</text:p>
              </table:table-cell>
              <table:table-cell office:value-type="float" office:value="0.002437">
                <text:p>0.002437</text:p>
              </table:table-cell>
              <table:table-cell office:value-type="float" office:value="0.002372">
                <text:p>0.002372</text:p>
              </table:table-cell>
              <table:table-cell office:value-type="float" office:value="0.00239">
                <text:p>0.00239</text:p>
              </table:table-cell>
              <table:table-cell office:value-type="float" office:value="0.002403">
                <text:p>0.002403</text:p>
              </table:table-cell>
              <table:table-cell office:value-type="float" office:value="0.002474">
                <text:p>0.002474</text:p>
              </table:table-cell>
              <table:table-cell office:value-type="float" office:value="0.002376">
                <text:p>0.002376</text:p>
              </table:table-cell>
              <table:table-cell office:value-type="float" office:value="0.002474">
                <text:p>0.002474</text:p>
              </table:table-cell>
              <table:table-cell office:value-type="float" office:value="0.00255">
                <text:p>0.00255</text:p>
              </table:table-cell>
              <table:table-cell office:value-type="float" office:value="0.00235">
                <text:p>0.00235</text:p>
              </table:table-cell>
              <table:table-cell office:value-type="float" office:value="0.002328">
                <text:p>0.002328</text:p>
              </table:table-cell>
              <table:table-cell office:value-type="float" office:value="0.002364">
                <text:p>0.002364</text:p>
              </table:table-cell>
              <table:table-cell office:value-type="float" office:value="0.002456">
                <text:p>0.002456</text:p>
              </table:table-cell>
              <table:table-cell office:value-type="float" office:value="0.002422">
                <text:p>0.002422</text:p>
              </table:table-cell>
              <table:table-cell office:value-type="float" office:value="0.002327">
                <text:p>0.002327</text:p>
              </table:table-cell>
              <table:table-cell office:value-type="float" office:value="0.002372">
                <text:p>0.002372</text:p>
              </table:table-cell>
              <table:table-cell office:value-type="float" office:value="0.002446">
                <text:p>0.002446</text:p>
              </table:table-cell>
              <table:table-cell office:value-type="float" office:value="0.002299">
                <text:p>0.002299</text:p>
              </table:table-cell>
              <table:table-cell office:value-type="float" office:value="0.002414">
                <text:p>0.002414</text:p>
              </table:table-cell>
              <table:table-cell office:value-type="float" office:value="0.002322">
                <text:p>0.002322</text:p>
              </table:table-cell>
              <table:table-cell office:value-type="float" office:value="0.002469">
                <text:p>0.002469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431">
                <text:p>0.002431</text:p>
              </table:table-cell>
              <table:table-cell office:value-type="float" office:value="0.002371">
                <text:p>0.002371</text:p>
              </table:table-cell>
              <table:table-cell office:value-type="float" office:value="0.002404">
                <text:p>0.002404</text:p>
              </table:table-cell>
              <table:table-cell office:value-type="float" office:value="0.002449">
                <text:p>0.002449</text:p>
              </table:table-cell>
              <table:table-cell office:value-type="float" office:value="0.002454">
                <text:p>0.002454</text:p>
              </table:table-cell>
              <table:table-cell office:value-type="float" office:value="0.002495">
                <text:p>0.002495</text:p>
              </table:table-cell>
              <table:table-cell office:value-type="float" office:value="0.002334">
                <text:p>0.002334</text:p>
              </table:table-cell>
              <table:table-cell office:value-type="float" office:value="0.002461">
                <text:p>0.002461</text:p>
              </table:table-cell>
              <table:table-cell office:value-type="float" office:value="0.002296">
                <text:p>0.002296</text:p>
              </table:table-cell>
              <table:table-cell office:value-type="float" office:value="0.002387">
                <text:p>0.002387</text:p>
              </table:table-cell>
              <table:table-cell office:value-type="float" office:value="0.002429">
                <text:p>0.002429</text:p>
              </table:table-cell>
              <table:table-cell office:value-type="float" office:value="0.002391">
                <text:p>0.002391</text:p>
              </table:table-cell>
              <table:table-cell office:value-type="float" office:value="0.002334">
                <text:p>0.002334</text:p>
              </table:table-cell>
              <table:table-cell office:value-type="float" office:value="0.002421">
                <text:p>0.002421</text:p>
              </table:table-cell>
              <table:table-cell office:value-type="float" office:value="0.002389">
                <text:p>0.002389</text:p>
              </table:table-cell>
              <table:table-cell office:value-type="float" office:value="0.00231">
                <text:p>0.00231</text:p>
              </table:table-cell>
              <table:table-cell office:value-type="float" office:value="0.002315">
                <text:p>0.002315</text:p>
              </table:table-cell>
              <table:table-cell office:value-type="float" office:value="0.002429">
                <text:p>0.002429</text:p>
              </table:table-cell>
              <table:table-cell office:value-type="float" office:value="0.002334">
                <text:p>0.002334</text:p>
              </table:table-cell>
              <table:table-cell office:value-type="float" office:value="0.002419">
                <text:p>0.002419</text:p>
              </table:table-cell>
              <table:table-cell office:value-type="float" office:value="0.002389">
                <text:p>0.002389</text:p>
              </table:table-cell>
              <table:table-cell office:value-type="float" office:value="0.0024">
                <text:p>0.0024</text:p>
              </table:table-cell>
              <table:table-cell office:value-type="float" office:value="0.00234">
                <text:p>0.00234</text:p>
              </table:table-cell>
              <table:table-cell office:value-type="float" office:value="0.002342">
                <text:p>0.002342</text:p>
              </table:table-cell>
              <table:table-cell office:value-type="float" office:value="0.002392">
                <text:p>0.002392</text:p>
              </table:table-cell>
              <table:table-cell office:value-type="float" office:value="0.002301">
                <text:p>0.002301</text:p>
              </table:table-cell>
              <table:table-cell office:value-type="float" office:value="0.002434">
                <text:p>0.002434</text:p>
              </table:table-cell>
              <table:table-cell office:value-type="float" office:value="0.002431">
                <text:p>0.002431</text:p>
              </table:table-cell>
              <table:table-cell office:value-type="float" office:value="0.002365">
                <text:p>0.002365</text:p>
              </table:table-cell>
              <table:table-cell office:value-type="float" office:value="0.002285">
                <text:p>0.002285</text:p>
              </table:table-cell>
              <table:table-cell office:value-type="float" office:value="0.002455">
                <text:p>0.002455</text:p>
              </table:table-cell>
              <table:table-cell office:value-type="float" office:value="0.002497">
                <text:p>0.002497</text:p>
              </table:table-cell>
              <table:table-cell office:value-type="float" office:value="0.002399">
                <text:p>0.002399</text:p>
              </table:table-cell>
              <table:table-cell office:value-type="float" office:value="0.002308">
                <text:p>0.002308</text:p>
              </table:table-cell>
              <table:table-cell office:value-type="float" office:value="0.002407">
                <text:p>0.002407</text:p>
              </table:table-cell>
              <table:table-cell office:value-type="float" office:value="0.002401">
                <text:p>0.002401</text:p>
              </table:table-cell>
              <table:table-cell office:value-type="float" office:value="0.00233">
                <text:p>0.00233</text:p>
              </table:table-cell>
              <table:table-cell office:value-type="float" office:value="0.002466">
                <text:p>0.002466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0.389975">
                <text:p>0.389975</text:p>
                <draw:g>
                  <svg:desc>Arkusz1.B2:Arkusz1.SG2</svg:desc>
                </draw:g>
              </table:table-cell>
              <table:table-cell office:value-type="float" office:value="0.111044">
                <text:p>0.111044</text:p>
              </table:table-cell>
              <table:table-cell office:value-type="float" office:value="0.07788">
                <text:p>0.07788</text:p>
              </table:table-cell>
              <table:table-cell office:value-type="float" office:value="0.068406">
                <text:p>0.068406</text:p>
              </table:table-cell>
              <table:table-cell office:value-type="float" office:value="0.058071">
                <text:p>0.058071</text:p>
              </table:table-cell>
              <table:table-cell office:value-type="float" office:value="0.056578">
                <text:p>0.056578</text:p>
              </table:table-cell>
              <table:table-cell office:value-type="float" office:value="0.050977">
                <text:p>0.050977</text:p>
              </table:table-cell>
              <table:table-cell office:value-type="float" office:value="0.049448">
                <text:p>0.049448</text:p>
              </table:table-cell>
              <table:table-cell office:value-type="float" office:value="0.048307">
                <text:p>0.048307</text:p>
              </table:table-cell>
              <table:table-cell office:value-type="float" office:value="0.04485">
                <text:p>0.04485</text:p>
              </table:table-cell>
              <table:table-cell office:value-type="float" office:value="0.042071">
                <text:p>0.042071</text:p>
              </table:table-cell>
              <table:table-cell office:value-type="float" office:value="0.040509">
                <text:p>0.040509</text:p>
              </table:table-cell>
              <table:table-cell office:value-type="float" office:value="0.036441">
                <text:p>0.036441</text:p>
              </table:table-cell>
              <table:table-cell office:value-type="float" office:value="0.035329">
                <text:p>0.035329</text:p>
              </table:table-cell>
              <table:table-cell office:value-type="float" office:value="0.034333">
                <text:p>0.034333</text:p>
              </table:table-cell>
              <table:table-cell office:value-type="float" office:value="0.03091">
                <text:p>0.03091</text:p>
              </table:table-cell>
              <table:table-cell office:value-type="float" office:value="0.030378">
                <text:p>0.030378</text:p>
              </table:table-cell>
              <table:table-cell office:value-type="float" office:value="0.02927">
                <text:p>0.02927</text:p>
              </table:table-cell>
              <table:table-cell office:value-type="float" office:value="0.028253">
                <text:p>0.028253</text:p>
              </table:table-cell>
              <table:table-cell office:value-type="float" office:value="0.024506">
                <text:p>0.024506</text:p>
              </table:table-cell>
              <table:table-cell office:value-type="float" office:value="0.023915">
                <text:p>0.023915</text:p>
              </table:table-cell>
              <table:table-cell office:value-type="float" office:value="0.023707">
                <text:p>0.023707</text:p>
              </table:table-cell>
              <table:table-cell office:value-type="float" office:value="0.02263">
                <text:p>0.02263</text:p>
              </table:table-cell>
              <table:table-cell office:value-type="float" office:value="0.020673">
                <text:p>0.020673</text:p>
              </table:table-cell>
              <table:table-cell office:value-type="float" office:value="0.020568">
                <text:p>0.020568</text:p>
              </table:table-cell>
              <table:table-cell office:value-type="float" office:value="0.019625">
                <text:p>0.019625</text:p>
              </table:table-cell>
              <table:table-cell office:value-type="float" office:value="0.019218">
                <text:p>0.019218</text:p>
              </table:table-cell>
              <table:table-cell office:value-type="float" office:value="0.016914">
                <text:p>0.016914</text:p>
              </table:table-cell>
              <table:table-cell office:value-type="float" office:value="0.018001">
                <text:p>0.018001</text:p>
              </table:table-cell>
              <table:table-cell office:value-type="float" office:value="0.016849">
                <text:p>0.016849</text:p>
              </table:table-cell>
              <table:table-cell office:value-type="float" office:value="0.0166">
                <text:p>0.0166</text:p>
              </table:table-cell>
              <table:table-cell office:value-type="float" office:value="0.015137">
                <text:p>0.015137</text:p>
              </table:table-cell>
              <table:table-cell office:value-type="float" office:value="0.014263">
                <text:p>0.014263</text:p>
              </table:table-cell>
              <table:table-cell office:value-type="float" office:value="0.01464">
                <text:p>0.01464</text:p>
              </table:table-cell>
              <table:table-cell office:value-type="float" office:value="0.014147">
                <text:p>0.014147</text:p>
              </table:table-cell>
              <table:table-cell office:value-type="float" office:value="0.013249">
                <text:p>0.013249</text:p>
              </table:table-cell>
              <table:table-cell office:value-type="float" office:value="0.013218">
                <text:p>0.013218</text:p>
              </table:table-cell>
              <table:table-cell office:value-type="float" office:value="0.012905">
                <text:p>0.012905</text:p>
              </table:table-cell>
              <table:table-cell office:value-type="float" office:value="0.012245">
                <text:p>0.012245</text:p>
              </table:table-cell>
              <table:table-cell office:value-type="float" office:value="0.012373">
                <text:p>0.012373</text:p>
              </table:table-cell>
              <table:table-cell office:value-type="float" office:value="0.01248">
                <text:p>0.01248</text:p>
              </table:table-cell>
              <table:table-cell office:value-type="float" office:value="0.011697">
                <text:p>0.011697</text:p>
              </table:table-cell>
              <table:table-cell office:value-type="float" office:value="0.011349">
                <text:p>0.011349</text:p>
              </table:table-cell>
              <table:table-cell office:value-type="float" office:value="0.011215">
                <text:p>0.011215</text:p>
              </table:table-cell>
              <table:table-cell office:value-type="float" office:value="0.010816">
                <text:p>0.010816</text:p>
              </table:table-cell>
              <table:table-cell office:value-type="float" office:value="0.01013">
                <text:p>0.01013</text:p>
              </table:table-cell>
              <table:table-cell office:value-type="float" office:value="0.010943">
                <text:p>0.010943</text:p>
              </table:table-cell>
              <table:table-cell office:value-type="float" office:value="0.010428">
                <text:p>0.010428</text:p>
              </table:table-cell>
              <table:table-cell office:value-type="float" office:value="0.010392">
                <text:p>0.010392</text:p>
              </table:table-cell>
              <table:table-cell office:value-type="float" office:value="0.009644">
                <text:p>0.009644</text:p>
              </table:table-cell>
              <table:table-cell office:value-type="float" office:value="0.009575">
                <text:p>0.009575</text:p>
              </table:table-cell>
              <table:table-cell office:value-type="float" office:value="0.009007">
                <text:p>0.009007</text:p>
              </table:table-cell>
              <table:table-cell office:value-type="float" office:value="0.00928">
                <text:p>0.00928</text:p>
              </table:table-cell>
              <table:table-cell office:value-type="float" office:value="0.009498">
                <text:p>0.009498</text:p>
              </table:table-cell>
              <table:table-cell office:value-type="float" office:value="0.009236">
                <text:p>0.009236</text:p>
              </table:table-cell>
              <table:table-cell office:value-type="float" office:value="0.008651">
                <text:p>0.008651</text:p>
              </table:table-cell>
              <table:table-cell office:value-type="float" office:value="0.008584">
                <text:p>0.008584</text:p>
              </table:table-cell>
              <table:table-cell office:value-type="float" office:value="0.008574">
                <text:p>0.008574</text:p>
              </table:table-cell>
              <table:table-cell office:value-type="float" office:value="0.008357">
                <text:p>0.008357</text:p>
              </table:table-cell>
              <table:table-cell office:value-type="float" office:value="0.008189">
                <text:p>0.008189</text:p>
              </table:table-cell>
              <table:table-cell office:value-type="float" office:value="0.008248">
                <text:p>0.008248</text:p>
              </table:table-cell>
              <table:table-cell office:value-type="float" office:value="0.007944">
                <text:p>0.007944</text:p>
              </table:table-cell>
              <table:table-cell office:value-type="float" office:value="0.007946">
                <text:p>0.007946</text:p>
              </table:table-cell>
              <table:table-cell office:value-type="float" office:value="0.00786">
                <text:p>0.00786</text:p>
              </table:table-cell>
              <table:table-cell office:value-type="float" office:value="0.007549">
                <text:p>0.007549</text:p>
              </table:table-cell>
              <table:table-cell office:value-type="float" office:value="0.007877">
                <text:p>0.007877</text:p>
              </table:table-cell>
              <table:table-cell office:value-type="float" office:value="0.007227">
                <text:p>0.007227</text:p>
              </table:table-cell>
              <table:table-cell office:value-type="float" office:value="0.007352">
                <text:p>0.007352</text:p>
              </table:table-cell>
              <table:table-cell office:value-type="float" office:value="0.007326">
                <text:p>0.007326</text:p>
              </table:table-cell>
              <table:table-cell office:value-type="float" office:value="0.007622">
                <text:p>0.007622</text:p>
              </table:table-cell>
              <table:table-cell office:value-type="float" office:value="0.007541">
                <text:p>0.007541</text:p>
              </table:table-cell>
              <table:table-cell office:value-type="float" office:value="0.006934">
                <text:p>0.006934</text:p>
              </table:table-cell>
              <table:table-cell office:value-type="float" office:value="0.00719">
                <text:p>0.00719</text:p>
              </table:table-cell>
              <table:table-cell office:value-type="float" office:value="0.007133">
                <text:p>0.007133</text:p>
              </table:table-cell>
              <table:table-cell office:value-type="float" office:value="0.006925">
                <text:p>0.006925</text:p>
              </table:table-cell>
              <table:table-cell office:value-type="float" office:value="0.007184">
                <text:p>0.007184</text:p>
              </table:table-cell>
              <table:table-cell office:value-type="float" office:value="0.007159">
                <text:p>0.007159</text:p>
              </table:table-cell>
              <table:table-cell office:value-type="float" office:value="0.006829">
                <text:p>0.006829</text:p>
              </table:table-cell>
              <table:table-cell office:value-type="float" office:value="0.006532">
                <text:p>0.006532</text:p>
              </table:table-cell>
              <table:table-cell office:value-type="float" office:value="0.006529">
                <text:p>0.006529</text:p>
              </table:table-cell>
              <table:table-cell office:value-type="float" office:value="0.006878">
                <text:p>0.006878</text:p>
              </table:table-cell>
              <table:table-cell office:value-type="float" office:value="0.006604">
                <text:p>0.006604</text:p>
              </table:table-cell>
              <table:table-cell office:value-type="float" office:value="0.00653">
                <text:p>0.00653</text:p>
              </table:table-cell>
              <table:table-cell office:value-type="float" office:value="0.00637">
                <text:p>0.00637</text:p>
              </table:table-cell>
              <table:table-cell office:value-type="float" office:value="0.006253">
                <text:p>0.006253</text:p>
              </table:table-cell>
              <table:table-cell office:value-type="float" office:value="0.006441">
                <text:p>0.006441</text:p>
              </table:table-cell>
              <table:table-cell office:value-type="float" office:value="0.006418">
                <text:p>0.006418</text:p>
              </table:table-cell>
              <table:table-cell office:value-type="float" office:value="0.006611">
                <text:p>0.006611</text:p>
              </table:table-cell>
              <table:table-cell office:value-type="float" office:value="0.006416">
                <text:p>0.006416</text:p>
              </table:table-cell>
              <table:table-cell office:value-type="float" office:value="0.006493">
                <text:p>0.006493</text:p>
              </table:table-cell>
              <table:table-cell office:value-type="float" office:value="0.006146">
                <text:p>0.006146</text:p>
              </table:table-cell>
              <table:table-cell office:value-type="float" office:value="0.006038">
                <text:p>0.006038</text:p>
              </table:table-cell>
              <table:table-cell office:value-type="float" office:value="0.006044">
                <text:p>0.006044</text:p>
              </table:table-cell>
              <table:table-cell office:value-type="float" office:value="0.005918">
                <text:p>0.005918</text:p>
              </table:table-cell>
              <table:table-cell office:value-type="float" office:value="0.006119">
                <text:p>0.006119</text:p>
              </table:table-cell>
              <table:table-cell office:value-type="float" office:value="0.006249">
                <text:p>0.006249</text:p>
              </table:table-cell>
              <table:table-cell office:value-type="float" office:value="0.005932">
                <text:p>0.005932</text:p>
              </table:table-cell>
              <table:table-cell office:value-type="float" office:value="0.005747">
                <text:p>0.005747</text:p>
              </table:table-cell>
              <table:table-cell office:value-type="float" office:value="0.005726">
                <text:p>0.005726</text:p>
              </table:table-cell>
              <table:table-cell office:value-type="float" office:value="0.005823">
                <text:p>0.005823</text:p>
              </table:table-cell>
              <table:table-cell office:value-type="float" office:value="0.005416">
                <text:p>0.005416</text:p>
              </table:table-cell>
              <table:table-cell office:value-type="float" office:value="0.005893">
                <text:p>0.005893</text:p>
              </table:table-cell>
              <table:table-cell office:value-type="float" office:value="0.005548">
                <text:p>0.005548</text:p>
              </table:table-cell>
              <table:table-cell office:value-type="float" office:value="0.005569">
                <text:p>0.005569</text:p>
              </table:table-cell>
              <table:table-cell office:value-type="float" office:value="0.005541">
                <text:p>0.005541</text:p>
              </table:table-cell>
              <table:table-cell office:value-type="float" office:value="0.005568">
                <text:p>0.005568</text:p>
              </table:table-cell>
              <table:table-cell office:value-type="float" office:value="0.005465">
                <text:p>0.005465</text:p>
              </table:table-cell>
              <table:table-cell office:value-type="float" office:value="0.005595">
                <text:p>0.005595</text:p>
              </table:table-cell>
              <table:table-cell office:value-type="float" office:value="0.005663">
                <text:p>0.005663</text:p>
              </table:table-cell>
              <table:table-cell office:value-type="float" office:value="0.005338">
                <text:p>0.005338</text:p>
              </table:table-cell>
              <table:table-cell office:value-type="float" office:value="0.005453">
                <text:p>0.005453</text:p>
              </table:table-cell>
              <table:table-cell office:value-type="float" office:value="0.005669">
                <text:p>0.005669</text:p>
              </table:table-cell>
              <table:table-cell office:value-type="float" office:value="0.005414">
                <text:p>0.005414</text:p>
              </table:table-cell>
              <table:table-cell office:value-type="float" office:value="0.005381">
                <text:p>0.005381</text:p>
              </table:table-cell>
              <table:table-cell office:value-type="float" office:value="0.005301">
                <text:p>0.005301</text:p>
              </table:table-cell>
              <table:table-cell office:value-type="float" office:value="0.005579">
                <text:p>0.005579</text:p>
              </table:table-cell>
              <table:table-cell office:value-type="float" office:value="0.005326">
                <text:p>0.005326</text:p>
              </table:table-cell>
              <table:table-cell office:value-type="float" office:value="0.004989">
                <text:p>0.004989</text:p>
              </table:table-cell>
              <table:table-cell office:value-type="float" office:value="0.005191">
                <text:p>0.005191</text:p>
              </table:table-cell>
              <table:table-cell office:value-type="float" office:value="0.004993">
                <text:p>0.004993</text:p>
              </table:table-cell>
              <table:table-cell office:value-type="float" office:value="0.00523">
                <text:p>0.00523</text:p>
              </table:table-cell>
              <table:table-cell office:value-type="float" office:value="0.005363">
                <text:p>0.005363</text:p>
              </table:table-cell>
              <table:table-cell office:value-type="float" office:value="0.005155">
                <text:p>0.005155</text:p>
              </table:table-cell>
              <table:table-cell office:value-type="float" office:value="0.004961">
                <text:p>0.004961</text:p>
              </table:table-cell>
              <table:table-cell office:value-type="float" office:value="0.00507">
                <text:p>0.00507</text:p>
              </table:table-cell>
              <table:table-cell office:value-type="float" office:value="0.005018">
                <text:p>0.005018</text:p>
              </table:table-cell>
              <table:table-cell office:value-type="float" office:value="0.004923">
                <text:p>0.004923</text:p>
              </table:table-cell>
              <table:table-cell office:value-type="float" office:value="0.005187">
                <text:p>0.005187</text:p>
              </table:table-cell>
              <table:table-cell office:value-type="float" office:value="0.004857">
                <text:p>0.004857</text:p>
              </table:table-cell>
              <table:table-cell office:value-type="float" office:value="0.004831">
                <text:p>0.004831</text:p>
              </table:table-cell>
              <table:table-cell office:value-type="float" office:value="0.005081">
                <text:p>0.005081</text:p>
              </table:table-cell>
              <table:table-cell office:value-type="float" office:value="0.00487">
                <text:p>0.00487</text:p>
              </table:table-cell>
              <table:table-cell office:value-type="float" office:value="0.004973">
                <text:p>0.004973</text:p>
              </table:table-cell>
              <table:table-cell office:value-type="float" office:value="0.004686">
                <text:p>0.004686</text:p>
              </table:table-cell>
              <table:table-cell office:value-type="float" office:value="0.004995">
                <text:p>0.004995</text:p>
              </table:table-cell>
              <table:table-cell office:value-type="float" office:value="0.004754">
                <text:p>0.004754</text:p>
              </table:table-cell>
              <table:table-cell office:value-type="float" office:value="0.004829">
                <text:p>0.004829</text:p>
              </table:table-cell>
              <table:table-cell office:value-type="float" office:value="0.004774">
                <text:p>0.004774</text:p>
              </table:table-cell>
              <table:table-cell office:value-type="float" office:value="0.004808">
                <text:p>0.004808</text:p>
              </table:table-cell>
              <table:table-cell office:value-type="float" office:value="0.004698">
                <text:p>0.004698</text:p>
              </table:table-cell>
              <table:table-cell office:value-type="float" office:value="0.004628">
                <text:p>0.004628</text:p>
              </table:table-cell>
              <table:table-cell office:value-type="float" office:value="0.004791">
                <text:p>0.004791</text:p>
              </table:table-cell>
              <table:table-cell office:value-type="float" office:value="0.004529">
                <text:p>0.004529</text:p>
              </table:table-cell>
              <table:table-cell office:value-type="float" office:value="0.004553">
                <text:p>0.004553</text:p>
              </table:table-cell>
              <table:table-cell office:value-type="float" office:value="0.004663">
                <text:p>0.004663</text:p>
              </table:table-cell>
              <table:table-cell office:value-type="float" office:value="0.004396">
                <text:p>0.004396</text:p>
              </table:table-cell>
              <table:table-cell office:value-type="float" office:value="0.00456">
                <text:p>0.00456</text:p>
              </table:table-cell>
              <table:table-cell office:value-type="float" office:value="0.004667">
                <text:p>0.004667</text:p>
              </table:table-cell>
              <table:table-cell office:value-type="float" office:value="0.004771">
                <text:p>0.004771</text:p>
              </table:table-cell>
              <table:table-cell office:value-type="float" office:value="0.004577">
                <text:p>0.004577</text:p>
              </table:table-cell>
              <table:table-cell office:value-type="float" office:value="0.004542">
                <text:p>0.004542</text:p>
              </table:table-cell>
              <table:table-cell office:value-type="float" office:value="0.004537">
                <text:p>0.004537</text:p>
              </table:table-cell>
              <table:table-cell office:value-type="float" office:value="0.004452">
                <text:p>0.004452</text:p>
              </table:table-cell>
              <table:table-cell office:value-type="float" office:value="0.004478">
                <text:p>0.004478</text:p>
              </table:table-cell>
              <table:table-cell office:value-type="float" office:value="0.004481">
                <text:p>0.004481</text:p>
              </table:table-cell>
              <table:table-cell office:value-type="float" office:value="0.004291">
                <text:p>0.004291</text:p>
              </table:table-cell>
              <table:table-cell office:value-type="float" office:value="0.004351">
                <text:p>0.004351</text:p>
              </table:table-cell>
              <table:table-cell office:value-type="float" office:value="0.004473">
                <text:p>0.004473</text:p>
              </table:table-cell>
              <table:table-cell office:value-type="float" office:value="0.004429">
                <text:p>0.004429</text:p>
              </table:table-cell>
              <table:table-cell office:value-type="float" office:value="0.004497">
                <text:p>0.004497</text:p>
              </table:table-cell>
              <table:table-cell office:value-type="float" office:value="0.004431">
                <text:p>0.004431</text:p>
              </table:table-cell>
              <table:table-cell office:value-type="float" office:value="0.004265">
                <text:p>0.004265</text:p>
              </table:table-cell>
              <table:table-cell office:value-type="float" office:value="0.00421">
                <text:p>0.00421</text:p>
              </table:table-cell>
              <table:table-cell office:value-type="float" office:value="0.004335">
                <text:p>0.004335</text:p>
              </table:table-cell>
              <table:table-cell office:value-type="float" office:value="0.004227">
                <text:p>0.004227</text:p>
              </table:table-cell>
              <table:table-cell office:value-type="float" office:value="0.004134">
                <text:p>0.004134</text:p>
              </table:table-cell>
              <table:table-cell office:value-type="float" office:value="0.004292">
                <text:p>0.004292</text:p>
              </table:table-cell>
              <table:table-cell office:value-type="float" office:value="0.004383">
                <text:p>0.004383</text:p>
              </table:table-cell>
              <table:table-cell office:value-type="float" office:value="0.00422">
                <text:p>0.00422</text:p>
              </table:table-cell>
              <table:table-cell office:value-type="float" office:value="0.004089">
                <text:p>0.004089</text:p>
              </table:table-cell>
              <table:table-cell office:value-type="float" office:value="0.004218">
                <text:p>0.004218</text:p>
              </table:table-cell>
              <table:table-cell office:value-type="float" office:value="0.004215">
                <text:p>0.004215</text:p>
              </table:table-cell>
              <table:table-cell office:value-type="float" office:value="0.004239">
                <text:p>0.004239</text:p>
              </table:table-cell>
              <table:table-cell office:value-type="float" office:value="0.004141">
                <text:p>0.004141</text:p>
              </table:table-cell>
              <table:table-cell office:value-type="float" office:value="0.004067">
                <text:p>0.004067</text:p>
              </table:table-cell>
              <table:table-cell office:value-type="float" office:value="0.004189">
                <text:p>0.004189</text:p>
              </table:table-cell>
              <table:table-cell office:value-type="float" office:value="0.004157">
                <text:p>0.004157</text:p>
              </table:table-cell>
              <table:table-cell office:value-type="float" office:value="0.004248">
                <text:p>0.004248</text:p>
              </table:table-cell>
              <table:table-cell office:value-type="float" office:value="0.004123">
                <text:p>0.004123</text:p>
              </table:table-cell>
              <table:table-cell office:value-type="float" office:value="0.004246">
                <text:p>0.004246</text:p>
              </table:table-cell>
              <table:table-cell office:value-type="float" office:value="0.004059">
                <text:p>0.004059</text:p>
              </table:table-cell>
              <table:table-cell office:value-type="float" office:value="0.004167">
                <text:p>0.004167</text:p>
              </table:table-cell>
              <table:table-cell office:value-type="float" office:value="0.004073">
                <text:p>0.004073</text:p>
              </table:table-cell>
              <table:table-cell office:value-type="float" office:value="0.003846">
                <text:p>0.003846</text:p>
              </table:table-cell>
              <table:table-cell office:value-type="float" office:value="0.004111">
                <text:p>0.004111</text:p>
              </table:table-cell>
              <table:table-cell office:value-type="float" office:value="0.003951">
                <text:p>0.003951</text:p>
              </table:table-cell>
              <table:table-cell office:value-type="float" office:value="0.003959">
                <text:p>0.003959</text:p>
              </table:table-cell>
              <table:table-cell office:value-type="float" office:value="0.003942">
                <text:p>0.003942</text:p>
              </table:table-cell>
              <table:table-cell office:value-type="float" office:value="0.003978">
                <text:p>0.003978</text:p>
              </table:table-cell>
              <table:table-cell office:value-type="float" office:value="0.003907">
                <text:p>0.003907</text:p>
              </table:table-cell>
              <table:table-cell office:value-type="float" office:value="0.003946">
                <text:p>0.003946</text:p>
              </table:table-cell>
              <table:table-cell office:value-type="float" office:value="0.003946">
                <text:p>0.003946</text:p>
              </table:table-cell>
              <table:table-cell office:value-type="float" office:value="0.003995">
                <text:p>0.003995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766">
                <text:p>0.003766</text:p>
              </table:table-cell>
              <table:table-cell office:value-type="float" office:value="0.003965">
                <text:p>0.003965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842">
                <text:p>0.003842</text:p>
              </table:table-cell>
              <table:table-cell office:value-type="float" office:value="0.003792">
                <text:p>0.003792</text:p>
              </table:table-cell>
              <table:table-cell office:value-type="float" office:value="0.003784">
                <text:p>0.003784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847">
                <text:p>0.003847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74">
                <text:p>0.00374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73">
                <text:p>0.00373</text:p>
              </table:table-cell>
              <table:table-cell office:value-type="float" office:value="0.003311">
                <text:p>0.003311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53">
                <text:p>0.00353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6">
                <text:p>0.0036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443">
                <text:p>0.003443</text:p>
              </table:table-cell>
              <table:table-cell office:value-type="float" office:value="0.0034">
                <text:p>0.0034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363">
                <text:p>0.003363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36">
                <text:p>0.00336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404">
                <text:p>0.003404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32">
                <text:p>0.00332</text:p>
              </table:table-cell>
              <table:table-cell office:value-type="float" office:value="0.00331">
                <text:p>0.00331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286">
                <text:p>0.003286</text:p>
              </table:table-cell>
              <table:table-cell office:value-type="float" office:value="0.003169">
                <text:p>0.003169</text:p>
              </table:table-cell>
              <table:table-cell office:value-type="float" office:value="0.003268">
                <text:p>0.003268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256">
                <text:p>0.003256</text:p>
              </table:table-cell>
              <table:table-cell office:value-type="float" office:value="0.003137">
                <text:p>0.003137</text:p>
              </table:table-cell>
              <table:table-cell office:value-type="float" office:value="0.003162">
                <text:p>0.003162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126">
                <text:p>0.003126</text:p>
              </table:table-cell>
              <table:table-cell office:value-type="float" office:value="0.003166">
                <text:p>0.003166</text:p>
              </table:table-cell>
              <table:table-cell office:value-type="float" office:value="0.003266">
                <text:p>0.003266</text:p>
              </table:table-cell>
              <table:table-cell office:value-type="float" office:value="0.003388">
                <text:p>0.003388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19">
                <text:p>0.00319</text:p>
              </table:table-cell>
              <table:table-cell office:value-type="float" office:value="0.003237">
                <text:p>0.003237</text:p>
              </table:table-cell>
              <table:table-cell office:value-type="float" office:value="0.003184">
                <text:p>0.003184</text:p>
              </table:table-cell>
              <table:table-cell office:value-type="float" office:value="0.003094">
                <text:p>0.003094</text:p>
              </table:table-cell>
              <table:table-cell office:value-type="float" office:value="0.002992">
                <text:p>0.002992</text:p>
              </table:table-cell>
              <table:table-cell office:value-type="float" office:value="0.00297">
                <text:p>0.00297</text:p>
              </table:table-cell>
              <table:table-cell office:value-type="float" office:value="0.002974">
                <text:p>0.002974</text:p>
              </table:table-cell>
              <table:table-cell office:value-type="float" office:value="0.003275">
                <text:p>0.003275</text:p>
              </table:table-cell>
              <table:table-cell office:value-type="float" office:value="0.003259">
                <text:p>0.003259</text:p>
              </table:table-cell>
              <table:table-cell office:value-type="float" office:value="0.00303">
                <text:p>0.00303</text:p>
              </table:table-cell>
              <table:table-cell office:value-type="float" office:value="0.003006">
                <text:p>0.003006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069">
                <text:p>0.003069</text:p>
              </table:table-cell>
              <table:table-cell office:value-type="float" office:value="0.003162">
                <text:p>0.003162</text:p>
              </table:table-cell>
              <table:table-cell office:value-type="float" office:value="0.003212">
                <text:p>0.003212</text:p>
              </table:table-cell>
              <table:table-cell office:value-type="float" office:value="0.002969">
                <text:p>0.002969</text:p>
              </table:table-cell>
              <table:table-cell office:value-type="float" office:value="0.002818">
                <text:p>0.002818</text:p>
              </table:table-cell>
              <table:table-cell office:value-type="float" office:value="0.002798">
                <text:p>0.002798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229">
                <text:p>0.003229</text:p>
              </table:table-cell>
              <table:table-cell office:value-type="float" office:value="0.003067">
                <text:p>0.003067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192">
                <text:p>0.003192</text:p>
              </table:table-cell>
              <table:table-cell office:value-type="float" office:value="0.003077">
                <text:p>0.003077</text:p>
              </table:table-cell>
              <table:table-cell office:value-type="float" office:value="0.002982">
                <text:p>0.002982</text:p>
              </table:table-cell>
              <table:table-cell office:value-type="float" office:value="0.002925">
                <text:p>0.002925</text:p>
              </table:table-cell>
              <table:table-cell office:value-type="float" office:value="0.002786">
                <text:p>0.002786</text:p>
              </table:table-cell>
              <table:table-cell office:value-type="float" office:value="0.002925">
                <text:p>0.002925</text:p>
              </table:table-cell>
              <table:table-cell office:value-type="float" office:value="0.003113">
                <text:p>0.003113</text:p>
              </table:table-cell>
              <table:table-cell office:value-type="float" office:value="0.002868">
                <text:p>0.002868</text:p>
              </table:table-cell>
              <table:table-cell office:value-type="float" office:value="0.002905">
                <text:p>0.002905</text:p>
              </table:table-cell>
              <table:table-cell office:value-type="float" office:value="0.002954">
                <text:p>0.002954</text:p>
              </table:table-cell>
              <table:table-cell office:value-type="float" office:value="0.002903">
                <text:p>0.002903</text:p>
              </table:table-cell>
              <table:table-cell office:value-type="float" office:value="0.003113">
                <text:p>0.003113</text:p>
              </table:table-cell>
              <table:table-cell office:value-type="float" office:value="0.002866">
                <text:p>0.002866</text:p>
              </table:table-cell>
              <table:table-cell office:value-type="float" office:value="0.002913">
                <text:p>0.002913</text:p>
              </table:table-cell>
              <table:table-cell office:value-type="float" office:value="0.002939">
                <text:p>0.002939</text:p>
              </table:table-cell>
              <table:table-cell office:value-type="float" office:value="0.002906">
                <text:p>0.002906</text:p>
              </table:table-cell>
              <table:table-cell office:value-type="float" office:value="0.002853">
                <text:p>0.002853</text:p>
              </table:table-cell>
              <table:table-cell office:value-type="float" office:value="0.002757">
                <text:p>0.002757</text:p>
              </table:table-cell>
              <table:table-cell office:value-type="float" office:value="0.002953">
                <text:p>0.002953</text:p>
              </table:table-cell>
              <table:table-cell office:value-type="float" office:value="0.002937">
                <text:p>0.002937</text:p>
              </table:table-cell>
              <table:table-cell office:value-type="float" office:value="0.002875">
                <text:p>0.002875</text:p>
              </table:table-cell>
              <table:table-cell office:value-type="float" office:value="0.00281">
                <text:p>0.00281</text:p>
              </table:table-cell>
              <table:table-cell office:value-type="float" office:value="0.002857">
                <text:p>0.002857</text:p>
              </table:table-cell>
              <table:table-cell office:value-type="float" office:value="0.00304">
                <text:p>0.00304</text:p>
              </table:table-cell>
              <table:table-cell office:value-type="float" office:value="0.002854">
                <text:p>0.002854</text:p>
              </table:table-cell>
              <table:table-cell office:value-type="float" office:value="0.002906">
                <text:p>0.002906</text:p>
              </table:table-cell>
              <table:table-cell office:value-type="float" office:value="0.002819">
                <text:p>0.002819</text:p>
              </table:table-cell>
              <table:table-cell office:value-type="float" office:value="0.002786">
                <text:p>0.002786</text:p>
              </table:table-cell>
              <table:table-cell office:value-type="float" office:value="0.002903">
                <text:p>0.002903</text:p>
              </table:table-cell>
              <table:table-cell office:value-type="float" office:value="0.002778">
                <text:p>0.002778</text:p>
              </table:table-cell>
              <table:table-cell office:value-type="float" office:value="0.002795">
                <text:p>0.002795</text:p>
              </table:table-cell>
              <table:table-cell office:value-type="float" office:value="0.002792">
                <text:p>0.002792</text:p>
              </table:table-cell>
              <table:table-cell office:value-type="float" office:value="0.002965">
                <text:p>0.002965</text:p>
              </table:table-cell>
              <table:table-cell office:value-type="float" office:value="0.002944">
                <text:p>0.002944</text:p>
              </table:table-cell>
              <table:table-cell office:value-type="float" office:value="0.002797">
                <text:p>0.002797</text:p>
              </table:table-cell>
              <table:table-cell office:value-type="float" office:value="0.002775">
                <text:p>0.002775</text:p>
              </table:table-cell>
              <table:table-cell office:value-type="float" office:value="0.002677">
                <text:p>0.002677</text:p>
              </table:table-cell>
              <table:table-cell office:value-type="float" office:value="0.002741">
                <text:p>0.002741</text:p>
              </table:table-cell>
              <table:table-cell office:value-type="float" office:value="0.002758">
                <text:p>0.002758</text:p>
              </table:table-cell>
              <table:table-cell office:value-type="float" office:value="0.002796">
                <text:p>0.002796</text:p>
              </table:table-cell>
              <table:table-cell office:value-type="float" office:value="0.002778">
                <text:p>0.002778</text:p>
              </table:table-cell>
              <table:table-cell office:value-type="float" office:value="0.00273">
                <text:p>0.00273</text:p>
              </table:table-cell>
              <table:table-cell office:value-type="float" office:value="0.002844">
                <text:p>0.002844</text:p>
              </table:table-cell>
              <table:table-cell office:value-type="float" office:value="0.002736">
                <text:p>0.002736</text:p>
              </table:table-cell>
              <table:table-cell office:value-type="float" office:value="0.002886">
                <text:p>0.002886</text:p>
              </table:table-cell>
              <table:table-cell office:value-type="float" office:value="0.002631">
                <text:p>0.002631</text:p>
              </table:table-cell>
              <table:table-cell office:value-type="float" office:value="0.002832">
                <text:p>0.002832</text:p>
              </table:table-cell>
              <table:table-cell office:value-type="float" office:value="0.002868">
                <text:p>0.002868</text:p>
              </table:table-cell>
              <table:table-cell office:value-type="float" office:value="0.002774">
                <text:p>0.002774</text:p>
              </table:table-cell>
              <table:table-cell office:value-type="float" office:value="0.002708">
                <text:p>0.002708</text:p>
              </table:table-cell>
              <table:table-cell office:value-type="float" office:value="0.002641">
                <text:p>0.002641</text:p>
              </table:table-cell>
              <table:table-cell office:value-type="float" office:value="0.002877">
                <text:p>0.002877</text:p>
              </table:table-cell>
              <table:table-cell office:value-type="float" office:value="0.002576">
                <text:p>0.002576</text:p>
              </table:table-cell>
              <table:table-cell office:value-type="float" office:value="0.002739">
                <text:p>0.002739</text:p>
              </table:table-cell>
              <table:table-cell office:value-type="float" office:value="0.002642">
                <text:p>0.002642</text:p>
              </table:table-cell>
              <table:table-cell office:value-type="float" office:value="0.002737">
                <text:p>0.002737</text:p>
              </table:table-cell>
              <table:table-cell office:value-type="float" office:value="0.002753">
                <text:p>0.002753</text:p>
              </table:table-cell>
              <table:table-cell office:value-type="float" office:value="0.002801">
                <text:p>0.002801</text:p>
              </table:table-cell>
              <table:table-cell office:value-type="float" office:value="0.002646">
                <text:p>0.002646</text:p>
              </table:table-cell>
              <table:table-cell office:value-type="float" office:value="0.002662">
                <text:p>0.002662</text:p>
              </table:table-cell>
              <table:table-cell office:value-type="float" office:value="0.002647">
                <text:p>0.002647</text:p>
              </table:table-cell>
              <table:table-cell office:value-type="float" office:value="0.002677">
                <text:p>0.002677</text:p>
              </table:table-cell>
              <table:table-cell office:value-type="float" office:value="0.002767">
                <text:p>0.002767</text:p>
              </table:table-cell>
              <table:table-cell office:value-type="float" office:value="0.002579">
                <text:p>0.002579</text:p>
              </table:table-cell>
              <table:table-cell office:value-type="float" office:value="0.002591">
                <text:p>0.002591</text:p>
              </table:table-cell>
              <table:table-cell office:value-type="float" office:value="0.002892">
                <text:p>0.002892</text:p>
              </table:table-cell>
              <table:table-cell office:value-type="float" office:value="0.002791">
                <text:p>0.002791</text:p>
              </table:table-cell>
              <table:table-cell office:value-type="float" office:value="0.002661">
                <text:p>0.002661</text:p>
              </table:table-cell>
              <table:table-cell office:value-type="float" office:value="0.002637">
                <text:p>0.002637</text:p>
              </table:table-cell>
              <table:table-cell office:value-type="float" office:value="0.002681">
                <text:p>0.002681</text:p>
              </table:table-cell>
              <table:table-cell office:value-type="float" office:value="0.002542">
                <text:p>0.002542</text:p>
              </table:table-cell>
              <table:table-cell office:value-type="float" office:value="0.002523">
                <text:p>0.002523</text:p>
              </table:table-cell>
              <table:table-cell office:value-type="float" office:value="0.002715">
                <text:p>0.002715</text:p>
              </table:table-cell>
              <table:table-cell office:value-type="float" office:value="0.002693">
                <text:p>0.002693</text:p>
              </table:table-cell>
              <table:table-cell office:value-type="float" office:value="0.002669">
                <text:p>0.002669</text:p>
              </table:table-cell>
              <table:table-cell office:value-type="float" office:value="0.002717">
                <text:p>0.002717</text:p>
              </table:table-cell>
              <table:table-cell office:value-type="float" office:value="0.002569">
                <text:p>0.002569</text:p>
              </table:table-cell>
              <table:table-cell office:value-type="float" office:value="0.0025">
                <text:p>0.0025</text:p>
              </table:table-cell>
              <table:table-cell office:value-type="float" office:value="0.002714">
                <text:p>0.002714</text:p>
              </table:table-cell>
              <table:table-cell office:value-type="float" office:value="0.002775">
                <text:p>0.002775</text:p>
              </table:table-cell>
              <table:table-cell office:value-type="float" office:value="0.002731">
                <text:p>0.002731</text:p>
              </table:table-cell>
              <table:table-cell office:value-type="float" office:value="0.00256">
                <text:p>0.00256</text:p>
              </table:table-cell>
              <table:table-cell office:value-type="float" office:value="0.002616">
                <text:p>0.002616</text:p>
              </table:table-cell>
              <table:table-cell office:value-type="float" office:value="0.002586">
                <text:p>0.002586</text:p>
              </table:table-cell>
              <table:table-cell office:value-type="float" office:value="0.002546">
                <text:p>0.002546</text:p>
              </table:table-cell>
              <table:table-cell office:value-type="float" office:value="0.002603">
                <text:p>0.002603</text:p>
              </table:table-cell>
              <table:table-cell office:value-type="float" office:value="0.002514">
                <text:p>0.002514</text:p>
              </table:table-cell>
              <table:table-cell office:value-type="float" office:value="0.002587">
                <text:p>0.002587</text:p>
              </table:table-cell>
              <table:table-cell office:value-type="float" office:value="0.002718">
                <text:p>0.002718</text:p>
              </table:table-cell>
              <table:table-cell office:value-type="float" office:value="0.002656">
                <text:p>0.002656</text:p>
              </table:table-cell>
              <table:table-cell office:value-type="float" office:value="0.002507">
                <text:p>0.002507</text:p>
              </table:table-cell>
              <table:table-cell office:value-type="float" office:value="0.002531">
                <text:p>0.002531</text:p>
              </table:table-cell>
              <table:table-cell office:value-type="float" office:value="0.002667">
                <text:p>0.002667</text:p>
              </table:table-cell>
              <table:table-cell office:value-type="float" office:value="0.002559">
                <text:p>0.002559</text:p>
              </table:table-cell>
              <table:table-cell office:value-type="float" office:value="0.002555">
                <text:p>0.002555</text:p>
              </table:table-cell>
              <table:table-cell office:value-type="float" office:value="0.002592">
                <text:p>0.002592</text:p>
              </table:table-cell>
              <table:table-cell office:value-type="float" office:value="0.002542">
                <text:p>0.002542</text:p>
              </table:table-cell>
              <table:table-cell office:value-type="float" office:value="0.002531">
                <text:p>0.002531</text:p>
              </table:table-cell>
              <table:table-cell office:value-type="float" office:value="0.002535">
                <text:p>0.002535</text:p>
              </table:table-cell>
              <table:table-cell office:value-type="float" office:value="0.002454">
                <text:p>0.002454</text:p>
              </table:table-cell>
              <table:table-cell office:value-type="float" office:value="0.002485">
                <text:p>0.002485</text:p>
              </table:table-cell>
              <table:table-cell office:value-type="float" office:value="0.002616">
                <text:p>0.002616</text:p>
              </table:table-cell>
              <table:table-cell office:value-type="float" office:value="0.002516">
                <text:p>0.002516</text:p>
              </table:table-cell>
              <table:table-cell office:value-type="float" office:value="0.00242">
                <text:p>0.00242</text:p>
              </table:table-cell>
              <table:table-cell office:value-type="float" office:value="0.0025">
                <text:p>0.0025</text:p>
              </table:table-cell>
              <table:table-cell office:value-type="float" office:value="0.002604">
                <text:p>0.002604</text:p>
              </table:table-cell>
              <table:table-cell office:value-type="float" office:value="0.002569">
                <text:p>0.002569</text:p>
              </table:table-cell>
              <table:table-cell office:value-type="float" office:value="0.002539">
                <text:p>0.002539</text:p>
              </table:table-cell>
              <table:table-cell office:value-type="float" office:value="0.002572">
                <text:p>0.002572</text:p>
              </table:table-cell>
              <table:table-cell office:value-type="float" office:value="0.002485">
                <text:p>0.002485</text:p>
              </table:table-cell>
              <table:table-cell office:value-type="float" office:value="0.002486">
                <text:p>0.002486</text:p>
              </table:table-cell>
              <table:table-cell office:value-type="float" office:value="0.002436">
                <text:p>0.002436</text:p>
              </table:table-cell>
              <table:table-cell office:value-type="float" office:value="0.002439">
                <text:p>0.002439</text:p>
              </table:table-cell>
              <table:table-cell office:value-type="float" office:value="0.002635">
                <text:p>0.002635</text:p>
              </table:table-cell>
              <table:table-cell office:value-type="float" office:value="0.002566">
                <text:p>0.002566</text:p>
              </table:table-cell>
              <table:table-cell office:value-type="float" office:value="0.002469">
                <text:p>0.002469</text:p>
              </table:table-cell>
              <table:table-cell office:value-type="float" office:value="0.00255">
                <text:p>0.00255</text:p>
              </table:table-cell>
              <table:table-cell office:value-type="float" office:value="0.002559">
                <text:p>0.002559</text:p>
              </table:table-cell>
              <table:table-cell office:value-type="float" office:value="0.00249">
                <text:p>0.00249</text:p>
              </table:table-cell>
              <table:table-cell office:value-type="float" office:value="0.0024">
                <text:p>0.0024</text:p>
              </table:table-cell>
              <table:table-cell office:value-type="float" office:value="0.002498">
                <text:p>0.002498</text:p>
              </table:table-cell>
              <table:table-cell office:value-type="float" office:value="0.002342">
                <text:p>0.002342</text:p>
              </table:table-cell>
              <table:table-cell office:value-type="float" office:value="0.002546">
                <text:p>0.002546</text:p>
              </table:table-cell>
              <table:table-cell office:value-type="float" office:value="0.002554">
                <text:p>0.002554</text:p>
              </table:table-cell>
              <table:table-cell office:value-type="float" office:value="0.00248">
                <text:p>0.00248</text:p>
              </table:table-cell>
              <table:table-cell office:value-type="float" office:value="0.002618">
                <text:p>0.002618</text:p>
              </table:table-cell>
              <table:table-cell office:value-type="float" office:value="0.002359">
                <text:p>0.002359</text:p>
              </table:table-cell>
              <table:table-cell office:value-type="float" office:value="0.00249">
                <text:p>0.00249</text:p>
              </table:table-cell>
              <table:table-cell office:value-type="float" office:value="0.002541">
                <text:p>0.002541</text:p>
              </table:table-cell>
              <table:table-cell office:value-type="float" office:value="0.002489">
                <text:p>0.002489</text:p>
              </table:table-cell>
              <table:table-cell office:value-type="float" office:value="0.0024">
                <text:p>0.0024</text:p>
              </table:table-cell>
              <table:table-cell office:value-type="float" office:value="0.002618">
                <text:p>0.002618</text:p>
              </table:table-cell>
              <table:table-cell office:value-type="float" office:value="0.0024">
                <text:p>0.0024</text:p>
              </table:table-cell>
              <table:table-cell office:value-type="float" office:value="0.002445">
                <text:p>0.002445</text:p>
              </table:table-cell>
              <table:table-cell office:value-type="float" office:value="0.002596">
                <text:p>0.002596</text:p>
              </table:table-cell>
              <table:table-cell office:value-type="float" office:value="0.002535">
                <text:p>0.002535</text:p>
              </table:table-cell>
              <table:table-cell office:value-type="float" office:value="0.002403">
                <text:p>0.002403</text:p>
              </table:table-cell>
              <table:table-cell office:value-type="float" office:value="0.002384">
                <text:p>0.002384</text:p>
              </table:table-cell>
              <table:table-cell office:value-type="float" office:value="0.002337">
                <text:p>0.002337</text:p>
              </table:table-cell>
              <table:table-cell office:value-type="float" office:value="0.002481">
                <text:p>0.002481</text:p>
              </table:table-cell>
              <table:table-cell office:value-type="float" office:value="0.002485">
                <text:p>0.002485</text:p>
              </table:table-cell>
              <table:table-cell office:value-type="float" office:value="0.00241">
                <text:p>0.00241</text:p>
              </table:table-cell>
              <table:table-cell office:value-type="float" office:value="0.002435">
                <text:p>0.002435</text:p>
              </table:table-cell>
              <table:table-cell office:value-type="float" office:value="0.00246">
                <text:p>0.00246</text:p>
              </table:table-cell>
              <table:table-cell office:value-type="float" office:value="0.002327">
                <text:p>0.002327</text:p>
              </table:table-cell>
              <table:table-cell office:value-type="float" office:value="0.002491">
                <text:p>0.002491</text:p>
              </table:table-cell>
              <table:table-cell office:value-type="float" office:value="0.002438">
                <text:p>0.002438</text:p>
              </table:table-cell>
              <table:table-cell office:value-type="float" office:value="0.002527">
                <text:p>0.002527</text:p>
              </table:table-cell>
              <table:table-cell office:value-type="float" office:value="0.002473">
                <text:p>0.002473</text:p>
              </table:table-cell>
              <table:table-cell office:value-type="float" office:value="0.002456">
                <text:p>0.002456</text:p>
              </table:table-cell>
              <table:table-cell office:value-type="float" office:value="0.002357">
                <text:p>0.002357</text:p>
              </table:table-cell>
              <table:table-cell office:value-type="float" office:value="0.002514">
                <text:p>0.002514</text:p>
              </table:table-cell>
              <table:table-cell office:value-type="float" office:value="0.002419">
                <text:p>0.002419</text:p>
              </table:table-cell>
              <table:table-cell office:value-type="float" office:value="0.002402">
                <text:p>0.002402</text:p>
              </table:table-cell>
              <table:table-cell office:value-type="float" office:value="0.002339">
                <text:p>0.002339</text:p>
              </table:table-cell>
              <table:table-cell office:value-type="float" office:value="0.002475">
                <text:p>0.002475</text:p>
              </table:table-cell>
              <table:table-cell office:value-type="float" office:value="0.002469">
                <text:p>0.002469</text:p>
              </table:table-cell>
              <table:table-cell office:value-type="float" office:value="0.002445">
                <text:p>0.002445</text:p>
              </table:table-cell>
              <table:table-cell office:value-type="float" office:value="0.002437">
                <text:p>0.002437</text:p>
              </table:table-cell>
              <table:table-cell office:value-type="float" office:value="0.002331">
                <text:p>0.002331</text:p>
              </table:table-cell>
              <table:table-cell office:value-type="float" office:value="0.002289">
                <text:p>0.002289</text:p>
              </table:table-cell>
              <table:table-cell office:value-type="float" office:value="0.002574">
                <text:p>0.002574</text:p>
              </table:table-cell>
              <table:table-cell office:value-type="float" office:value="0.002394">
                <text:p>0.002394</text:p>
              </table:table-cell>
              <table:table-cell office:value-type="float" office:value="0.00245">
                <text:p>0.00245</text:p>
              </table:table-cell>
              <table:table-cell office:value-type="float" office:value="0.002422">
                <text:p>0.002422</text:p>
              </table:table-cell>
              <table:table-cell office:value-type="float" office:value="0.002353">
                <text:p>0.002353</text:p>
              </table:table-cell>
              <table:table-cell office:value-type="float" office:value="0.002434">
                <text:p>0.002434</text:p>
              </table:table-cell>
              <table:table-cell office:value-type="float" office:value="0.002373">
                <text:p>0.002373</text:p>
              </table:table-cell>
              <table:table-cell office:value-type="float" office:value="0.002351">
                <text:p>0.002351</text:p>
              </table:table-cell>
              <table:table-cell office:value-type="float" office:value="0.002313">
                <text:p>0.002313</text:p>
              </table:table-cell>
              <table:table-cell office:value-type="float" office:value="0.002506">
                <text:p>0.002506</text:p>
              </table:table-cell>
              <table:table-cell office:value-type="float" office:value="0.00245">
                <text:p>0.00245</text:p>
              </table:table-cell>
              <table:table-cell office:value-type="float" office:value="0.002374">
                <text:p>0.002374</text:p>
              </table:table-cell>
              <table:table-cell office:value-type="float" office:value="0.002407">
                <text:p>0.002407</text:p>
              </table:table-cell>
              <table:table-cell office:value-type="float" office:value="0.002367">
                <text:p>0.002367</text:p>
              </table:table-cell>
              <table:table-cell office:value-type="float" office:value="0.002511">
                <text:p>0.002511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291">
                <text:p>0.002291</text:p>
              </table:table-cell>
              <table:table-cell office:value-type="float" office:value="0.002332">
                <text:p>0.002332</text:p>
              </table:table-cell>
              <table:table-cell office:value-type="float" office:value="0.002332">
                <text:p>0.002332</text:p>
              </table:table-cell>
              <table:table-cell office:value-type="float" office:value="0.002555">
                <text:p>0.002555</text:p>
              </table:table-cell>
              <table:table-cell office:value-type="float" office:value="0.00221">
                <text:p>0.00221</text:p>
              </table:table-cell>
              <table:table-cell office:value-type="float" office:value="0.002353">
                <text:p>0.002353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478">
                <text:p>0.002478</text:p>
              </table:table-cell>
              <table:table-cell office:value-type="float" office:value="0.002443">
                <text:p>0.002443</text:p>
              </table:table-cell>
              <table:table-cell office:value-type="float" office:value="0.002395">
                <text:p>0.002395</text:p>
              </table:table-cell>
              <table:table-cell office:value-type="float" office:value="0.002435">
                <text:p>0.002435</text:p>
              </table:table-cell>
              <table:table-cell office:value-type="float" office:value="0.002516">
                <text:p>0.002516</text:p>
              </table:table-cell>
              <table:table-cell office:value-type="float" office:value="0.002441">
                <text:p>0.002441</text:p>
              </table:table-cell>
              <table:table-cell office:value-type="float" office:value="0.002414">
                <text:p>0.002414</text:p>
              </table:table-cell>
              <table:table-cell office:value-type="float" office:value="0.002378">
                <text:p>0.002378</text:p>
              </table:table-cell>
              <table:table-cell office:value-type="float" office:value="0.002423">
                <text:p>0.002423</text:p>
              </table:table-cell>
              <table:table-cell office:value-type="float" office:value="0.002372">
                <text:p>0.002372</text:p>
              </table:table-cell>
              <table:table-cell office:value-type="float" office:value="0.002345">
                <text:p>0.002345</text:p>
              </table:table-cell>
              <table:table-cell office:value-type="float" office:value="0.002374">
                <text:p>0.002374</text:p>
              </table:table-cell>
              <table:table-cell office:value-type="float" office:value="0.002336">
                <text:p>0.002336</text:p>
              </table:table-cell>
              <table:table-cell office:value-type="float" office:value="0.002378">
                <text:p>0.002378</text:p>
              </table:table-cell>
              <table:table-cell office:value-type="float" office:value="0.002383">
                <text:p>0.002383</text:p>
              </table:table-cell>
              <table:table-cell office:value-type="float" office:value="0.002374">
                <text:p>0.002374</text:p>
              </table:table-cell>
              <table:table-cell office:value-type="float" office:value="0.002328">
                <text:p>0.002328</text:p>
              </table:table-cell>
              <table:table-cell office:value-type="float" office:value="0.002345">
                <text:p>0.002345</text:p>
              </table:table-cell>
              <table:table-cell office:value-type="float" office:value="0.002489">
                <text:p>0.002489</text:p>
              </table:table-cell>
              <table:table-cell office:value-type="float" office:value="0.002396">
                <text:p>0.002396</text:p>
              </table:table-cell>
              <table:table-cell office:value-type="float" office:value="0.002365">
                <text:p>0.002365</text:p>
              </table:table-cell>
              <table:table-cell office:value-type="float" office:value="0.00251">
                <text:p>0.00251</text:p>
              </table:table-cell>
              <table:table-cell office:value-type="float" office:value="0.002432">
                <text:p>0.002432</text:p>
              </table:table-cell>
              <table:table-cell office:value-type="float" office:value="0.002446">
                <text:p>0.002446</text:p>
              </table:table-cell>
              <table:table-cell office:value-type="float" office:value="0.002314">
                <text:p>0.002314</text:p>
              </table:table-cell>
              <table:table-cell office:value-type="float" office:value="0.002434">
                <text:p>0.002434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0.084845">
                <text:p>0.084845</text:p>
                <draw:g>
                  <svg:desc>Arkusz1.B3:Arkusz1.SG3</svg:desc>
                </draw:g>
              </table:table-cell>
              <table:table-cell office:value-type="float" office:value="0.065417">
                <text:p>0.065417</text:p>
              </table:table-cell>
              <table:table-cell office:value-type="float" office:value="0.060373">
                <text:p>0.060373</text:p>
              </table:table-cell>
              <table:table-cell office:value-type="float" office:value="0.057787">
                <text:p>0.057787</text:p>
              </table:table-cell>
              <table:table-cell office:value-type="float" office:value="0.053712">
                <text:p>0.053712</text:p>
              </table:table-cell>
              <table:table-cell office:value-type="float" office:value="0.054274">
                <text:p>0.054274</text:p>
              </table:table-cell>
              <table:table-cell office:value-type="float" office:value="0.05056">
                <text:p>0.05056</text:p>
              </table:table-cell>
              <table:table-cell office:value-type="float" office:value="0.050034">
                <text:p>0.050034</text:p>
              </table:table-cell>
              <table:table-cell office:value-type="float" office:value="0.046996">
                <text:p>0.046996</text:p>
              </table:table-cell>
              <table:table-cell office:value-type="float" office:value="0.045383">
                <text:p>0.045383</text:p>
              </table:table-cell>
              <table:table-cell office:value-type="float" office:value="0.044548">
                <text:p>0.044548</text:p>
              </table:table-cell>
              <table:table-cell office:value-type="float" office:value="0.043724">
                <text:p>0.043724</text:p>
              </table:table-cell>
              <table:table-cell office:value-type="float" office:value="0.04243">
                <text:p>0.04243</text:p>
              </table:table-cell>
              <table:table-cell office:value-type="float" office:value="0.042248">
                <text:p>0.042248</text:p>
              </table:table-cell>
              <table:table-cell office:value-type="float" office:value="0.040562">
                <text:p>0.040562</text:p>
              </table:table-cell>
              <table:table-cell office:value-type="float" office:value="0.039066">
                <text:p>0.039066</text:p>
              </table:table-cell>
              <table:table-cell office:value-type="float" office:value="0.039044">
                <text:p>0.039044</text:p>
              </table:table-cell>
              <table:table-cell office:value-type="float" office:value="0.038161">
                <text:p>0.038161</text:p>
              </table:table-cell>
              <table:table-cell office:value-type="float" office:value="0.037333">
                <text:p>0.037333</text:p>
              </table:table-cell>
              <table:table-cell office:value-type="float" office:value="0.036317">
                <text:p>0.036317</text:p>
              </table:table-cell>
              <table:table-cell office:value-type="float" office:value="0.035822">
                <text:p>0.035822</text:p>
              </table:table-cell>
              <table:table-cell office:value-type="float" office:value="0.035644">
                <text:p>0.035644</text:p>
              </table:table-cell>
              <table:table-cell office:value-type="float" office:value="0.03541">
                <text:p>0.03541</text:p>
              </table:table-cell>
              <table:table-cell office:value-type="float" office:value="0.034437">
                <text:p>0.034437</text:p>
              </table:table-cell>
              <table:table-cell office:value-type="float" office:value="0.033914">
                <text:p>0.033914</text:p>
              </table:table-cell>
              <table:table-cell office:value-type="float" office:value="0.032648">
                <text:p>0.032648</text:p>
              </table:table-cell>
              <table:table-cell office:value-type="float" office:value="0.033286">
                <text:p>0.033286</text:p>
              </table:table-cell>
              <table:table-cell office:value-type="float" office:value="0.032709">
                <text:p>0.032709</text:p>
              </table:table-cell>
              <table:table-cell office:value-type="float" office:value="0.031411">
                <text:p>0.031411</text:p>
              </table:table-cell>
              <table:table-cell office:value-type="float" office:value="0.030947">
                <text:p>0.030947</text:p>
              </table:table-cell>
              <table:table-cell office:value-type="float" office:value="0.030777">
                <text:p>0.030777</text:p>
              </table:table-cell>
              <table:table-cell office:value-type="float" office:value="0.029951">
                <text:p>0.029951</text:p>
              </table:table-cell>
              <table:table-cell office:value-type="float" office:value="0.0301">
                <text:p>0.0301</text:p>
              </table:table-cell>
              <table:table-cell office:value-type="float" office:value="0.029148">
                <text:p>0.029148</text:p>
              </table:table-cell>
              <table:table-cell office:value-type="float" office:value="0.02839">
                <text:p>0.02839</text:p>
              </table:table-cell>
              <table:table-cell office:value-type="float" office:value="0.027751">
                <text:p>0.027751</text:p>
              </table:table-cell>
              <table:table-cell office:value-type="float" office:value="0.028168">
                <text:p>0.028168</text:p>
              </table:table-cell>
              <table:table-cell office:value-type="float" office:value="0.027762">
                <text:p>0.027762</text:p>
              </table:table-cell>
              <table:table-cell office:value-type="float" office:value="0.027248">
                <text:p>0.027248</text:p>
              </table:table-cell>
              <table:table-cell office:value-type="float" office:value="0.026778">
                <text:p>0.026778</text:p>
              </table:table-cell>
              <table:table-cell office:value-type="float" office:value="0.025718">
                <text:p>0.025718</text:p>
              </table:table-cell>
              <table:table-cell office:value-type="float" office:value="0.025327">
                <text:p>0.025327</text:p>
              </table:table-cell>
              <table:table-cell office:value-type="float" office:value="0.025505">
                <text:p>0.025505</text:p>
              </table:table-cell>
              <table:table-cell office:value-type="float" office:value="0.025879">
                <text:p>0.025879</text:p>
              </table:table-cell>
              <table:table-cell office:value-type="float" office:value="0.025103">
                <text:p>0.025103</text:p>
              </table:table-cell>
              <table:table-cell office:value-type="float" office:value="0.023945">
                <text:p>0.023945</text:p>
              </table:table-cell>
              <table:table-cell office:value-type="float" office:value="0.023948">
                <text:p>0.023948</text:p>
              </table:table-cell>
              <table:table-cell office:value-type="float" office:value="0.023939">
                <text:p>0.023939</text:p>
              </table:table-cell>
              <table:table-cell office:value-type="float" office:value="0.024018">
                <text:p>0.024018</text:p>
              </table:table-cell>
              <table:table-cell office:value-type="float" office:value="0.023243">
                <text:p>0.023243</text:p>
              </table:table-cell>
              <table:table-cell office:value-type="float" office:value="0.02288">
                <text:p>0.02288</text:p>
              </table:table-cell>
              <table:table-cell office:value-type="float" office:value="0.022302">
                <text:p>0.022302</text:p>
              </table:table-cell>
              <table:table-cell office:value-type="float" office:value="0.022841">
                <text:p>0.022841</text:p>
              </table:table-cell>
              <table:table-cell office:value-type="float" office:value="0.02266">
                <text:p>0.02266</text:p>
              </table:table-cell>
              <table:table-cell office:value-type="float" office:value="0.022304">
                <text:p>0.022304</text:p>
              </table:table-cell>
              <table:table-cell office:value-type="float" office:value="0.022182">
                <text:p>0.022182</text:p>
              </table:table-cell>
              <table:table-cell office:value-type="float" office:value="0.021368">
                <text:p>0.021368</text:p>
              </table:table-cell>
              <table:table-cell office:value-type="float" office:value="0.021739">
                <text:p>0.021739</text:p>
              </table:table-cell>
              <table:table-cell office:value-type="float" office:value="0.021146">
                <text:p>0.021146</text:p>
              </table:table-cell>
              <table:table-cell office:value-type="float" office:value="0.02054">
                <text:p>0.02054</text:p>
              </table:table-cell>
              <table:table-cell office:value-type="float" office:value="0.021177">
                <text:p>0.021177</text:p>
              </table:table-cell>
              <table:table-cell office:value-type="float" office:value="0.020485">
                <text:p>0.020485</text:p>
              </table:table-cell>
              <table:table-cell office:value-type="float" office:value="0.020057">
                <text:p>0.020057</text:p>
              </table:table-cell>
              <table:table-cell office:value-type="float" office:value="0.020303">
                <text:p>0.020303</text:p>
              </table:table-cell>
              <table:table-cell office:value-type="float" office:value="0.020092">
                <text:p>0.020092</text:p>
              </table:table-cell>
              <table:table-cell office:value-type="float" office:value="0.019921">
                <text:p>0.019921</text:p>
              </table:table-cell>
              <table:table-cell office:value-type="float" office:value="0.019492">
                <text:p>0.019492</text:p>
              </table:table-cell>
              <table:table-cell office:value-type="float" office:value="0.019367">
                <text:p>0.019367</text:p>
              </table:table-cell>
              <table:table-cell office:value-type="float" office:value="0.018834">
                <text:p>0.018834</text:p>
              </table:table-cell>
              <table:table-cell office:value-type="float" office:value="0.019025">
                <text:p>0.019025</text:p>
              </table:table-cell>
              <table:table-cell office:value-type="float" office:value="0.019103">
                <text:p>0.019103</text:p>
              </table:table-cell>
              <table:table-cell office:value-type="float" office:value="0.018723">
                <text:p>0.018723</text:p>
              </table:table-cell>
              <table:table-cell office:value-type="float" office:value="0.018349">
                <text:p>0.018349</text:p>
              </table:table-cell>
              <table:table-cell office:value-type="float" office:value="0.018293">
                <text:p>0.018293</text:p>
              </table:table-cell>
              <table:table-cell office:value-type="float" office:value="0.018562">
                <text:p>0.018562</text:p>
              </table:table-cell>
              <table:table-cell office:value-type="float" office:value="0.017746">
                <text:p>0.017746</text:p>
              </table:table-cell>
              <table:table-cell office:value-type="float" office:value="0.017877">
                <text:p>0.017877</text:p>
              </table:table-cell>
              <table:table-cell office:value-type="float" office:value="0.01744">
                <text:p>0.01744</text:p>
              </table:table-cell>
              <table:table-cell office:value-type="float" office:value="0.01752">
                <text:p>0.01752</text:p>
              </table:table-cell>
              <table:table-cell office:value-type="float" office:value="0.017012">
                <text:p>0.017012</text:p>
              </table:table-cell>
              <table:table-cell office:value-type="float" office:value="0.017288">
                <text:p>0.017288</text:p>
              </table:table-cell>
              <table:table-cell office:value-type="float" office:value="0.016683">
                <text:p>0.016683</text:p>
              </table:table-cell>
              <table:table-cell office:value-type="float" office:value="0.017056">
                <text:p>0.017056</text:p>
              </table:table-cell>
              <table:table-cell office:value-type="float" office:value="0.016701">
                <text:p>0.016701</text:p>
              </table:table-cell>
              <table:table-cell office:value-type="float" office:value="0.016554">
                <text:p>0.016554</text:p>
              </table:table-cell>
              <table:table-cell office:value-type="float" office:value="0.016539">
                <text:p>0.016539</text:p>
              </table:table-cell>
              <table:table-cell office:value-type="float" office:value="0.016679">
                <text:p>0.016679</text:p>
              </table:table-cell>
              <table:table-cell office:value-type="float" office:value="0.016061">
                <text:p>0.016061</text:p>
              </table:table-cell>
              <table:table-cell office:value-type="float" office:value="0.015842">
                <text:p>0.015842</text:p>
              </table:table-cell>
              <table:table-cell office:value-type="float" office:value="0.015836">
                <text:p>0.015836</text:p>
              </table:table-cell>
              <table:table-cell office:value-type="float" office:value="0.015695">
                <text:p>0.015695</text:p>
              </table:table-cell>
              <table:table-cell office:value-type="float" office:value="0.016093">
                <text:p>0.016093</text:p>
              </table:table-cell>
              <table:table-cell office:value-type="float" office:value="0.015054">
                <text:p>0.015054</text:p>
              </table:table-cell>
              <table:table-cell office:value-type="float" office:value="0.014977">
                <text:p>0.014977</text:p>
              </table:table-cell>
              <table:table-cell office:value-type="float" office:value="0.014892">
                <text:p>0.014892</text:p>
              </table:table-cell>
              <table:table-cell office:value-type="float" office:value="0.014565">
                <text:p>0.014565</text:p>
              </table:table-cell>
              <table:table-cell office:value-type="float" office:value="0.014455">
                <text:p>0.014455</text:p>
              </table:table-cell>
              <table:table-cell office:value-type="float" office:value="0.014793">
                <text:p>0.014793</text:p>
              </table:table-cell>
              <table:table-cell office:value-type="float" office:value="0.014091">
                <text:p>0.014091</text:p>
              </table:table-cell>
              <table:table-cell office:value-type="float" office:value="0.014632">
                <text:p>0.014632</text:p>
              </table:table-cell>
              <table:table-cell office:value-type="float" office:value="0.014027">
                <text:p>0.014027</text:p>
              </table:table-cell>
              <table:table-cell office:value-type="float" office:value="0.01377">
                <text:p>0.01377</text:p>
              </table:table-cell>
              <table:table-cell office:value-type="float" office:value="0.014002">
                <text:p>0.014002</text:p>
              </table:table-cell>
              <table:table-cell office:value-type="float" office:value="0.014048">
                <text:p>0.014048</text:p>
              </table:table-cell>
              <table:table-cell office:value-type="float" office:value="0.014135">
                <text:p>0.014135</text:p>
              </table:table-cell>
              <table:table-cell office:value-type="float" office:value="0.013713">
                <text:p>0.013713</text:p>
              </table:table-cell>
              <table:table-cell office:value-type="float" office:value="0.013648">
                <text:p>0.013648</text:p>
              </table:table-cell>
              <table:table-cell office:value-type="float" office:value="0.013532">
                <text:p>0.013532</text:p>
              </table:table-cell>
              <table:table-cell office:value-type="float" office:value="0.013654">
                <text:p>0.013654</text:p>
              </table:table-cell>
              <table:table-cell office:value-type="float" office:value="0.013316">
                <text:p>0.013316</text:p>
              </table:table-cell>
              <table:table-cell office:value-type="float" office:value="0.013085">
                <text:p>0.013085</text:p>
              </table:table-cell>
              <table:table-cell office:value-type="float" office:value="0.012783">
                <text:p>0.012783</text:p>
              </table:table-cell>
              <table:table-cell office:value-type="float" office:value="0.012885">
                <text:p>0.012885</text:p>
              </table:table-cell>
              <table:table-cell office:value-type="float" office:value="0.012563">
                <text:p>0.012563</text:p>
              </table:table-cell>
              <table:table-cell office:value-type="float" office:value="0.012955">
                <text:p>0.012955</text:p>
              </table:table-cell>
              <table:table-cell office:value-type="float" office:value="0.012374">
                <text:p>0.012374</text:p>
              </table:table-cell>
              <table:table-cell office:value-type="float" office:value="0.01261">
                <text:p>0.01261</text:p>
              </table:table-cell>
              <table:table-cell office:value-type="float" office:value="0.012495">
                <text:p>0.012495</text:p>
              </table:table-cell>
              <table:table-cell office:value-type="float" office:value="0.011985">
                <text:p>0.011985</text:p>
              </table:table-cell>
              <table:table-cell office:value-type="float" office:value="0.01195">
                <text:p>0.01195</text:p>
              </table:table-cell>
              <table:table-cell office:value-type="float" office:value="0.011851">
                <text:p>0.011851</text:p>
              </table:table-cell>
              <table:table-cell office:value-type="float" office:value="0.011929">
                <text:p>0.011929</text:p>
              </table:table-cell>
              <table:table-cell office:value-type="float" office:value="0.011617">
                <text:p>0.011617</text:p>
              </table:table-cell>
              <table:table-cell office:value-type="float" office:value="0.011504">
                <text:p>0.011504</text:p>
              </table:table-cell>
              <table:table-cell office:value-type="float" office:value="0.011891">
                <text:p>0.011891</text:p>
              </table:table-cell>
              <table:table-cell office:value-type="float" office:value="0.011583">
                <text:p>0.011583</text:p>
              </table:table-cell>
              <table:table-cell office:value-type="float" office:value="0.01162">
                <text:p>0.01162</text:p>
              </table:table-cell>
              <table:table-cell office:value-type="float" office:value="0.011078">
                <text:p>0.011078</text:p>
              </table:table-cell>
              <table:table-cell office:value-type="float" office:value="0.011091">
                <text:p>0.011091</text:p>
              </table:table-cell>
              <table:table-cell office:value-type="float" office:value="0.01125">
                <text:p>0.01125</text:p>
              </table:table-cell>
              <table:table-cell office:value-type="float" office:value="0.011101">
                <text:p>0.011101</text:p>
              </table:table-cell>
              <table:table-cell office:value-type="float" office:value="0.010866">
                <text:p>0.010866</text:p>
              </table:table-cell>
              <table:table-cell office:value-type="float" office:value="0.011067">
                <text:p>0.011067</text:p>
              </table:table-cell>
              <table:table-cell office:value-type="float" office:value="0.010746">
                <text:p>0.010746</text:p>
              </table:table-cell>
              <table:table-cell office:value-type="float" office:value="0.010879">
                <text:p>0.010879</text:p>
              </table:table-cell>
              <table:table-cell office:value-type="float" office:value="0.01079">
                <text:p>0.01079</text:p>
              </table:table-cell>
              <table:table-cell office:value-type="float" office:value="0.010482">
                <text:p>0.010482</text:p>
              </table:table-cell>
              <table:table-cell office:value-type="float" office:value="0.010671">
                <text:p>0.010671</text:p>
              </table:table-cell>
              <table:table-cell office:value-type="float" office:value="0.010454">
                <text:p>0.010454</text:p>
              </table:table-cell>
              <table:table-cell office:value-type="float" office:value="0.010536">
                <text:p>0.010536</text:p>
              </table:table-cell>
              <table:table-cell office:value-type="float" office:value="0.010322">
                <text:p>0.010322</text:p>
              </table:table-cell>
              <table:table-cell office:value-type="float" office:value="0.010499">
                <text:p>0.010499</text:p>
              </table:table-cell>
              <table:table-cell office:value-type="float" office:value="0.010194">
                <text:p>0.010194</text:p>
              </table:table-cell>
              <table:table-cell office:value-type="float" office:value="0.009944">
                <text:p>0.009944</text:p>
              </table:table-cell>
              <table:table-cell office:value-type="float" office:value="0.010018">
                <text:p>0.010018</text:p>
              </table:table-cell>
              <table:table-cell office:value-type="float" office:value="0.010005">
                <text:p>0.010005</text:p>
              </table:table-cell>
              <table:table-cell office:value-type="float" office:value="0.009727">
                <text:p>0.009727</text:p>
              </table:table-cell>
              <table:table-cell office:value-type="float" office:value="0.00974">
                <text:p>0.00974</text:p>
              </table:table-cell>
              <table:table-cell office:value-type="float" office:value="0.00956">
                <text:p>0.00956</text:p>
              </table:table-cell>
              <table:table-cell office:value-type="float" office:value="0.009655">
                <text:p>0.009655</text:p>
              </table:table-cell>
              <table:table-cell office:value-type="float" office:value="0.009938">
                <text:p>0.009938</text:p>
              </table:table-cell>
              <table:table-cell office:value-type="float" office:value="0.009623">
                <text:p>0.009623</text:p>
              </table:table-cell>
              <table:table-cell office:value-type="float" office:value="0.00942">
                <text:p>0.00942</text:p>
              </table:table-cell>
              <table:table-cell office:value-type="float" office:value="0.009549">
                <text:p>0.009549</text:p>
              </table:table-cell>
              <table:table-cell office:value-type="float" office:value="0.009355">
                <text:p>0.009355</text:p>
              </table:table-cell>
              <table:table-cell office:value-type="float" office:value="0.009181">
                <text:p>0.009181</text:p>
              </table:table-cell>
              <table:table-cell office:value-type="float" office:value="0.009334">
                <text:p>0.009334</text:p>
              </table:table-cell>
              <table:table-cell office:value-type="float" office:value="0.009372">
                <text:p>0.009372</text:p>
              </table:table-cell>
              <table:table-cell office:value-type="float" office:value="0.009221">
                <text:p>0.009221</text:p>
              </table:table-cell>
              <table:table-cell office:value-type="float" office:value="0.009096">
                <text:p>0.009096</text:p>
              </table:table-cell>
              <table:table-cell office:value-type="float" office:value="0.009137">
                <text:p>0.009137</text:p>
              </table:table-cell>
              <table:table-cell office:value-type="float" office:value="0.009203">
                <text:p>0.009203</text:p>
              </table:table-cell>
              <table:table-cell office:value-type="float" office:value="0.008905">
                <text:p>0.008905</text:p>
              </table:table-cell>
              <table:table-cell office:value-type="float" office:value="0.00882">
                <text:p>0.00882</text:p>
              </table:table-cell>
              <table:table-cell office:value-type="float" office:value="0.009004">
                <text:p>0.009004</text:p>
              </table:table-cell>
              <table:table-cell office:value-type="float" office:value="0.008644">
                <text:p>0.008644</text:p>
              </table:table-cell>
              <table:table-cell office:value-type="float" office:value="0.008774">
                <text:p>0.008774</text:p>
              </table:table-cell>
              <table:table-cell office:value-type="float" office:value="0.008911">
                <text:p>0.008911</text:p>
              </table:table-cell>
              <table:table-cell office:value-type="float" office:value="0.008721">
                <text:p>0.008721</text:p>
              </table:table-cell>
              <table:table-cell office:value-type="float" office:value="0.008659">
                <text:p>0.008659</text:p>
              </table:table-cell>
              <table:table-cell office:value-type="float" office:value="0.008535">
                <text:p>0.008535</text:p>
              </table:table-cell>
              <table:table-cell office:value-type="float" office:value="0.008457">
                <text:p>0.008457</text:p>
              </table:table-cell>
              <table:table-cell office:value-type="float" office:value="0.008539">
                <text:p>0.008539</text:p>
              </table:table-cell>
              <table:table-cell office:value-type="float" office:value="0.008434">
                <text:p>0.008434</text:p>
              </table:table-cell>
              <table:table-cell office:value-type="float" office:value="0.008482">
                <text:p>0.008482</text:p>
              </table:table-cell>
              <table:table-cell office:value-type="float" office:value="0.008232">
                <text:p>0.008232</text:p>
              </table:table-cell>
              <table:table-cell office:value-type="float" office:value="0.008169">
                <text:p>0.008169</text:p>
              </table:table-cell>
              <table:table-cell office:value-type="float" office:value="0.00818">
                <text:p>0.00818</text:p>
              </table:table-cell>
              <table:table-cell office:value-type="float" office:value="0.008423">
                <text:p>0.008423</text:p>
              </table:table-cell>
              <table:table-cell office:value-type="float" office:value="0.008164">
                <text:p>0.008164</text:p>
              </table:table-cell>
              <table:table-cell office:value-type="float" office:value="0.008043">
                <text:p>0.008043</text:p>
              </table:table-cell>
              <table:table-cell office:value-type="float" office:value="0.007956">
                <text:p>0.007956</text:p>
              </table:table-cell>
              <table:table-cell office:value-type="float" office:value="0.007828">
                <text:p>0.007828</text:p>
              </table:table-cell>
              <table:table-cell office:value-type="float" office:value="0.007947">
                <text:p>0.007947</text:p>
              </table:table-cell>
              <table:table-cell office:value-type="float" office:value="0.007922">
                <text:p>0.007922</text:p>
              </table:table-cell>
              <table:table-cell office:value-type="float" office:value="0.007833">
                <text:p>0.007833</text:p>
              </table:table-cell>
              <table:table-cell office:value-type="float" office:value="0.007816">
                <text:p>0.007816</text:p>
              </table:table-cell>
              <table:table-cell office:value-type="float" office:value="0.007863">
                <text:p>0.007863</text:p>
              </table:table-cell>
              <table:table-cell office:value-type="float" office:value="0.00768">
                <text:p>0.00768</text:p>
              </table:table-cell>
              <table:table-cell office:value-type="float" office:value="0.007825">
                <text:p>0.007825</text:p>
              </table:table-cell>
              <table:table-cell office:value-type="float" office:value="0.007683">
                <text:p>0.007683</text:p>
              </table:table-cell>
              <table:table-cell office:value-type="float" office:value="0.007756">
                <text:p>0.007756</text:p>
              </table:table-cell>
              <table:table-cell office:value-type="float" office:value="0.007728">
                <text:p>0.007728</text:p>
              </table:table-cell>
              <table:table-cell office:value-type="float" office:value="0.007658">
                <text:p>0.007658</text:p>
              </table:table-cell>
              <table:table-cell office:value-type="float" office:value="0.007573">
                <text:p>0.007573</text:p>
              </table:table-cell>
              <table:table-cell office:value-type="float" office:value="0.007771">
                <text:p>0.007771</text:p>
              </table:table-cell>
              <table:table-cell office:value-type="float" office:value="0.007287">
                <text:p>0.007287</text:p>
              </table:table-cell>
              <table:table-cell office:value-type="float" office:value="0.007744">
                <text:p>0.007744</text:p>
              </table:table-cell>
              <table:table-cell office:value-type="float" office:value="0.007307">
                <text:p>0.007307</text:p>
              </table:table-cell>
              <table:table-cell office:value-type="float" office:value="0.00732">
                <text:p>0.00732</text:p>
              </table:table-cell>
              <table:table-cell office:value-type="float" office:value="0.007195">
                <text:p>0.007195</text:p>
              </table:table-cell>
              <table:table-cell office:value-type="float" office:value="0.007395">
                <text:p>0.007395</text:p>
              </table:table-cell>
              <table:table-cell office:value-type="float" office:value="0.007399">
                <text:p>0.007399</text:p>
              </table:table-cell>
              <table:table-cell office:value-type="float" office:value="0.007329">
                <text:p>0.007329</text:p>
              </table:table-cell>
              <table:table-cell office:value-type="float" office:value="0.007245">
                <text:p>0.007245</text:p>
              </table:table-cell>
              <table:table-cell office:value-type="float" office:value="0.006994">
                <text:p>0.006994</text:p>
              </table:table-cell>
              <table:table-cell office:value-type="float" office:value="0.007284">
                <text:p>0.007284</text:p>
              </table:table-cell>
              <table:table-cell office:value-type="float" office:value="0.006955">
                <text:p>0.006955</text:p>
              </table:table-cell>
              <table:table-cell office:value-type="float" office:value="0.007121">
                <text:p>0.007121</text:p>
              </table:table-cell>
              <table:table-cell office:value-type="float" office:value="0.007183">
                <text:p>0.007183</text:p>
              </table:table-cell>
              <table:table-cell office:value-type="float" office:value="0.007028">
                <text:p>0.007028</text:p>
              </table:table-cell>
              <table:table-cell office:value-type="float" office:value="0.00694">
                <text:p>0.00694</text:p>
              </table:table-cell>
              <table:table-cell office:value-type="float" office:value="0.006901">
                <text:p>0.006901</text:p>
              </table:table-cell>
              <table:table-cell office:value-type="float" office:value="0.006801">
                <text:p>0.006801</text:p>
              </table:table-cell>
              <table:table-cell office:value-type="float" office:value="0.006856">
                <text:p>0.006856</text:p>
              </table:table-cell>
              <table:table-cell office:value-type="float" office:value="0.006739">
                <text:p>0.006739</text:p>
              </table:table-cell>
              <table:table-cell office:value-type="float" office:value="0.006945">
                <text:p>0.006945</text:p>
              </table:table-cell>
              <table:table-cell office:value-type="float" office:value="0.006901">
                <text:p>0.006901</text:p>
              </table:table-cell>
              <table:table-cell office:value-type="float" office:value="0.006733">
                <text:p>0.006733</text:p>
              </table:table-cell>
              <table:table-cell office:value-type="float" office:value="0.006829">
                <text:p>0.006829</text:p>
              </table:table-cell>
              <table:table-cell office:value-type="float" office:value="0.006627">
                <text:p>0.006627</text:p>
              </table:table-cell>
              <table:table-cell office:value-type="float" office:value="0.006731">
                <text:p>0.006731</text:p>
              </table:table-cell>
              <table:table-cell office:value-type="float" office:value="0.00673">
                <text:p>0.00673</text:p>
              </table:table-cell>
              <table:table-cell office:value-type="float" office:value="0.006621">
                <text:p>0.006621</text:p>
              </table:table-cell>
              <table:table-cell office:value-type="float" office:value="0.006554">
                <text:p>0.006554</text:p>
              </table:table-cell>
              <table:table-cell office:value-type="float" office:value="0.006643">
                <text:p>0.006643</text:p>
              </table:table-cell>
              <table:table-cell office:value-type="float" office:value="0.006539">
                <text:p>0.006539</text:p>
              </table:table-cell>
              <table:table-cell office:value-type="float" office:value="0.006418">
                <text:p>0.006418</text:p>
              </table:table-cell>
              <table:table-cell office:value-type="float" office:value="0.006493">
                <text:p>0.006493</text:p>
              </table:table-cell>
              <table:table-cell office:value-type="float" office:value="0.006459">
                <text:p>0.006459</text:p>
              </table:table-cell>
              <table:table-cell office:value-type="float" office:value="0.006511">
                <text:p>0.006511</text:p>
              </table:table-cell>
              <table:table-cell office:value-type="float" office:value="0.006423">
                <text:p>0.006423</text:p>
              </table:table-cell>
              <table:table-cell office:value-type="float" office:value="0.006325">
                <text:p>0.006325</text:p>
              </table:table-cell>
              <table:table-cell office:value-type="float" office:value="0.006295">
                <text:p>0.006295</text:p>
              </table:table-cell>
              <table:table-cell office:value-type="float" office:value="0.006455">
                <text:p>0.006455</text:p>
              </table:table-cell>
              <table:table-cell office:value-type="float" office:value="0.006426">
                <text:p>0.006426</text:p>
              </table:table-cell>
              <table:table-cell office:value-type="float" office:value="0.006421">
                <text:p>0.006421</text:p>
              </table:table-cell>
              <table:table-cell office:value-type="float" office:value="0.006375">
                <text:p>0.006375</text:p>
              </table:table-cell>
              <table:table-cell office:value-type="float" office:value="0.006231">
                <text:p>0.006231</text:p>
              </table:table-cell>
              <table:table-cell office:value-type="float" office:value="0.006276">
                <text:p>0.006276</text:p>
              </table:table-cell>
              <table:table-cell office:value-type="float" office:value="0.006336">
                <text:p>0.006336</text:p>
              </table:table-cell>
              <table:table-cell office:value-type="float" office:value="0.006167">
                <text:p>0.006167</text:p>
              </table:table-cell>
              <table:table-cell office:value-type="float" office:value="0.006201">
                <text:p>0.006201</text:p>
              </table:table-cell>
              <table:table-cell office:value-type="float" office:value="0.006188">
                <text:p>0.006188</text:p>
              </table:table-cell>
              <table:table-cell office:value-type="float" office:value="0.005978">
                <text:p>0.005978</text:p>
              </table:table-cell>
              <table:table-cell office:value-type="float" office:value="0.006086">
                <text:p>0.006086</text:p>
              </table:table-cell>
              <table:table-cell office:value-type="float" office:value="0.006057">
                <text:p>0.006057</text:p>
              </table:table-cell>
              <table:table-cell office:value-type="float" office:value="0.006002">
                <text:p>0.006002</text:p>
              </table:table-cell>
              <table:table-cell office:value-type="float" office:value="0.00594">
                <text:p>0.00594</text:p>
              </table:table-cell>
              <table:table-cell office:value-type="float" office:value="0.005883">
                <text:p>0.005883</text:p>
              </table:table-cell>
              <table:table-cell office:value-type="float" office:value="0.005836">
                <text:p>0.005836</text:p>
              </table:table-cell>
              <table:table-cell office:value-type="float" office:value="0.005897">
                <text:p>0.005897</text:p>
              </table:table-cell>
              <table:table-cell office:value-type="float" office:value="0.005824">
                <text:p>0.005824</text:p>
              </table:table-cell>
              <table:table-cell office:value-type="float" office:value="0.005907">
                <text:p>0.005907</text:p>
              </table:table-cell>
              <table:table-cell office:value-type="float" office:value="0.005766">
                <text:p>0.005766</text:p>
              </table:table-cell>
              <table:table-cell office:value-type="float" office:value="0.005845">
                <text:p>0.005845</text:p>
              </table:table-cell>
              <table:table-cell office:value-type="float" office:value="0.005809">
                <text:p>0.005809</text:p>
              </table:table-cell>
              <table:table-cell office:value-type="float" office:value="0.005943">
                <text:p>0.005943</text:p>
              </table:table-cell>
              <table:table-cell office:value-type="float" office:value="0.005842">
                <text:p>0.005842</text:p>
              </table:table-cell>
              <table:table-cell office:value-type="float" office:value="0.005795">
                <text:p>0.005795</text:p>
              </table:table-cell>
              <table:table-cell office:value-type="float" office:value="0.005833">
                <text:p>0.005833</text:p>
              </table:table-cell>
              <table:table-cell office:value-type="float" office:value="0.005585">
                <text:p>0.005585</text:p>
              </table:table-cell>
              <table:table-cell office:value-type="float" office:value="0.005734">
                <text:p>0.005734</text:p>
              </table:table-cell>
              <table:table-cell office:value-type="float" office:value="0.005775">
                <text:p>0.005775</text:p>
              </table:table-cell>
              <table:table-cell office:value-type="float" office:value="0.00556">
                <text:p>0.00556</text:p>
              </table:table-cell>
              <table:table-cell office:value-type="float" office:value="0.00581">
                <text:p>0.00581</text:p>
              </table:table-cell>
              <table:table-cell office:value-type="float" office:value="0.005575">
                <text:p>0.005575</text:p>
              </table:table-cell>
              <table:table-cell office:value-type="float" office:value="0.005533">
                <text:p>0.005533</text:p>
              </table:table-cell>
              <table:table-cell office:value-type="float" office:value="0.005365">
                <text:p>0.005365</text:p>
              </table:table-cell>
              <table:table-cell office:value-type="float" office:value="0.005711">
                <text:p>0.005711</text:p>
              </table:table-cell>
              <table:table-cell office:value-type="float" office:value="0.005576">
                <text:p>0.005576</text:p>
              </table:table-cell>
              <table:table-cell office:value-type="float" office:value="0.005489">
                <text:p>0.005489</text:p>
              </table:table-cell>
              <table:table-cell office:value-type="float" office:value="0.005526">
                <text:p>0.005526</text:p>
              </table:table-cell>
              <table:table-cell office:value-type="float" office:value="0.005481">
                <text:p>0.005481</text:p>
              </table:table-cell>
              <table:table-cell office:value-type="float" office:value="0.005443">
                <text:p>0.005443</text:p>
              </table:table-cell>
              <table:table-cell office:value-type="float" office:value="0.005292">
                <text:p>0.005292</text:p>
              </table:table-cell>
              <table:table-cell office:value-type="float" office:value="0.005488">
                <text:p>0.005488</text:p>
              </table:table-cell>
              <table:table-cell office:value-type="float" office:value="0.005282">
                <text:p>0.005282</text:p>
              </table:table-cell>
              <table:table-cell office:value-type="float" office:value="0.005382">
                <text:p>0.005382</text:p>
              </table:table-cell>
              <table:table-cell office:value-type="float" office:value="0.005386">
                <text:p>0.005386</text:p>
              </table:table-cell>
              <table:table-cell office:value-type="float" office:value="0.00537">
                <text:p>0.00537</text:p>
              </table:table-cell>
              <table:table-cell office:value-type="float" office:value="0.005299">
                <text:p>0.005299</text:p>
              </table:table-cell>
              <table:table-cell office:value-type="float" office:value="0.005356">
                <text:p>0.005356</text:p>
              </table:table-cell>
              <table:table-cell office:value-type="float" office:value="0.005331">
                <text:p>0.005331</text:p>
              </table:table-cell>
              <table:table-cell office:value-type="float" office:value="0.005258">
                <text:p>0.005258</text:p>
              </table:table-cell>
              <table:table-cell office:value-type="float" office:value="0.00537">
                <text:p>0.00537</text:p>
              </table:table-cell>
              <table:table-cell office:value-type="float" office:value="0.005141">
                <text:p>0.005141</text:p>
              </table:table-cell>
              <table:table-cell office:value-type="float" office:value="0.005214">
                <text:p>0.005214</text:p>
              </table:table-cell>
              <table:table-cell office:value-type="float" office:value="0.005266">
                <text:p>0.005266</text:p>
              </table:table-cell>
              <table:table-cell office:value-type="float" office:value="0.005192">
                <text:p>0.005192</text:p>
              </table:table-cell>
              <table:table-cell office:value-type="float" office:value="0.005198">
                <text:p>0.005198</text:p>
              </table:table-cell>
              <table:table-cell office:value-type="float" office:value="0.005117">
                <text:p>0.005117</text:p>
              </table:table-cell>
              <table:table-cell office:value-type="float" office:value="0.005043">
                <text:p>0.005043</text:p>
              </table:table-cell>
              <table:table-cell office:value-type="float" office:value="0.005258">
                <text:p>0.005258</text:p>
              </table:table-cell>
              <table:table-cell office:value-type="float" office:value="0.00493">
                <text:p>0.00493</text:p>
              </table:table-cell>
              <table:table-cell office:value-type="float" office:value="0.005067">
                <text:p>0.005067</text:p>
              </table:table-cell>
              <table:table-cell office:value-type="float" office:value="0.005016">
                <text:p>0.005016</text:p>
              </table:table-cell>
              <table:table-cell office:value-type="float" office:value="0.005029">
                <text:p>0.005029</text:p>
              </table:table-cell>
              <table:table-cell office:value-type="float" office:value="0.004986">
                <text:p>0.004986</text:p>
              </table:table-cell>
              <table:table-cell office:value-type="float" office:value="0.005024">
                <text:p>0.005024</text:p>
              </table:table-cell>
              <table:table-cell office:value-type="float" office:value="0.004866">
                <text:p>0.004866</text:p>
              </table:table-cell>
              <table:table-cell office:value-type="float" office:value="0.004926">
                <text:p>0.004926</text:p>
              </table:table-cell>
              <table:table-cell office:value-type="float" office:value="0.004975">
                <text:p>0.004975</text:p>
              </table:table-cell>
              <table:table-cell office:value-type="float" office:value="0.004854">
                <text:p>0.004854</text:p>
              </table:table-cell>
              <table:table-cell office:value-type="float" office:value="0.004869">
                <text:p>0.004869</text:p>
              </table:table-cell>
              <table:table-cell office:value-type="float" office:value="0.004932">
                <text:p>0.004932</text:p>
              </table:table-cell>
              <table:table-cell office:value-type="float" office:value="0.004814">
                <text:p>0.004814</text:p>
              </table:table-cell>
              <table:table-cell office:value-type="float" office:value="0.004924">
                <text:p>0.004924</text:p>
              </table:table-cell>
              <table:table-cell office:value-type="float" office:value="0.004833">
                <text:p>0.004833</text:p>
              </table:table-cell>
              <table:table-cell office:value-type="float" office:value="0.004941">
                <text:p>0.004941</text:p>
              </table:table-cell>
              <table:table-cell office:value-type="float" office:value="0.004806">
                <text:p>0.004806</text:p>
              </table:table-cell>
              <table:table-cell office:value-type="float" office:value="0.004838">
                <text:p>0.004838</text:p>
              </table:table-cell>
              <table:table-cell office:value-type="float" office:value="0.004723">
                <text:p>0.004723</text:p>
              </table:table-cell>
              <table:table-cell office:value-type="float" office:value="0.004784">
                <text:p>0.004784</text:p>
              </table:table-cell>
              <table:table-cell office:value-type="float" office:value="0.004758">
                <text:p>0.004758</text:p>
              </table:table-cell>
              <table:table-cell office:value-type="float" office:value="0.004819">
                <text:p>0.004819</text:p>
              </table:table-cell>
              <table:table-cell office:value-type="float" office:value="0.004778">
                <text:p>0.004778</text:p>
              </table:table-cell>
              <table:table-cell office:value-type="float" office:value="0.00473">
                <text:p>0.00473</text:p>
              </table:table-cell>
              <table:table-cell office:value-type="float" office:value="0.004815">
                <text:p>0.004815</text:p>
              </table:table-cell>
              <table:table-cell office:value-type="float" office:value="0.004675">
                <text:p>0.004675</text:p>
              </table:table-cell>
              <table:table-cell office:value-type="float" office:value="0.00461">
                <text:p>0.00461</text:p>
              </table:table-cell>
              <table:table-cell office:value-type="float" office:value="0.004739">
                <text:p>0.004739</text:p>
              </table:table-cell>
              <table:table-cell office:value-type="float" office:value="0.004748">
                <text:p>0.004748</text:p>
              </table:table-cell>
              <table:table-cell office:value-type="float" office:value="0.004534">
                <text:p>0.004534</text:p>
              </table:table-cell>
              <table:table-cell office:value-type="float" office:value="0.004656">
                <text:p>0.004656</text:p>
              </table:table-cell>
              <table:table-cell office:value-type="float" office:value="0.004513">
                <text:p>0.004513</text:p>
              </table:table-cell>
              <table:table-cell office:value-type="float" office:value="0.004608">
                <text:p>0.004608</text:p>
              </table:table-cell>
              <table:table-cell office:value-type="float" office:value="0.004643">
                <text:p>0.004643</text:p>
              </table:table-cell>
              <table:table-cell office:value-type="float" office:value="0.004551">
                <text:p>0.004551</text:p>
              </table:table-cell>
              <table:table-cell office:value-type="float" office:value="0.004539">
                <text:p>0.004539</text:p>
              </table:table-cell>
              <table:table-cell office:value-type="float" office:value="0.004553">
                <text:p>0.004553</text:p>
              </table:table-cell>
              <table:table-cell office:value-type="float" office:value="0.004396">
                <text:p>0.004396</text:p>
              </table:table-cell>
              <table:table-cell office:value-type="float" office:value="0.004423">
                <text:p>0.004423</text:p>
              </table:table-cell>
              <table:table-cell office:value-type="float" office:value="0.004406">
                <text:p>0.004406</text:p>
              </table:table-cell>
              <table:table-cell office:value-type="float" office:value="0.004501">
                <text:p>0.004501</text:p>
              </table:table-cell>
              <table:table-cell office:value-type="float" office:value="0.004394">
                <text:p>0.004394</text:p>
              </table:table-cell>
              <table:table-cell office:value-type="float" office:value="0.004535">
                <text:p>0.004535</text:p>
              </table:table-cell>
              <table:table-cell office:value-type="float" office:value="0.004486">
                <text:p>0.004486</text:p>
              </table:table-cell>
              <table:table-cell office:value-type="float" office:value="0.004363">
                <text:p>0.004363</text:p>
              </table:table-cell>
              <table:table-cell office:value-type="float" office:value="0.004372">
                <text:p>0.004372</text:p>
              </table:table-cell>
              <table:table-cell office:value-type="float" office:value="0.004456">
                <text:p>0.004456</text:p>
              </table:table-cell>
              <table:table-cell office:value-type="float" office:value="0.004428">
                <text:p>0.004428</text:p>
              </table:table-cell>
              <table:table-cell office:value-type="float" office:value="0.004368">
                <text:p>0.004368</text:p>
              </table:table-cell>
              <table:table-cell office:value-type="float" office:value="0.004201">
                <text:p>0.004201</text:p>
              </table:table-cell>
              <table:table-cell office:value-type="float" office:value="0.00426">
                <text:p>0.00426</text:p>
              </table:table-cell>
              <table:table-cell office:value-type="float" office:value="0.004429">
                <text:p>0.004429</text:p>
              </table:table-cell>
              <table:table-cell office:value-type="float" office:value="0.00434">
                <text:p>0.00434</text:p>
              </table:table-cell>
              <table:table-cell office:value-type="float" office:value="0.004324">
                <text:p>0.004324</text:p>
              </table:table-cell>
              <table:table-cell office:value-type="float" office:value="0.00429">
                <text:p>0.00429</text:p>
              </table:table-cell>
              <table:table-cell office:value-type="float" office:value="0.004358">
                <text:p>0.004358</text:p>
              </table:table-cell>
              <table:table-cell office:value-type="float" office:value="0.00429">
                <text:p>0.00429</text:p>
              </table:table-cell>
              <table:table-cell office:value-type="float" office:value="0.004127">
                <text:p>0.004127</text:p>
              </table:table-cell>
              <table:table-cell office:value-type="float" office:value="0.00422">
                <text:p>0.00422</text:p>
              </table:table-cell>
              <table:table-cell office:value-type="float" office:value="0.004098">
                <text:p>0.004098</text:p>
              </table:table-cell>
              <table:table-cell office:value-type="float" office:value="0.004124">
                <text:p>0.004124</text:p>
              </table:table-cell>
              <table:table-cell office:value-type="float" office:value="0.004267">
                <text:p>0.004267</text:p>
              </table:table-cell>
              <table:table-cell office:value-type="float" office:value="0.00428">
                <text:p>0.00428</text:p>
              </table:table-cell>
              <table:table-cell office:value-type="float" office:value="0.004131">
                <text:p>0.004131</text:p>
              </table:table-cell>
              <table:table-cell office:value-type="float" office:value="0.004046">
                <text:p>0.004046</text:p>
              </table:table-cell>
              <table:table-cell office:value-type="float" office:value="0.004175">
                <text:p>0.004175</text:p>
              </table:table-cell>
              <table:table-cell office:value-type="float" office:value="0.004086">
                <text:p>0.004086</text:p>
              </table:table-cell>
              <table:table-cell office:value-type="float" office:value="0.004219">
                <text:p>0.004219</text:p>
              </table:table-cell>
              <table:table-cell office:value-type="float" office:value="0.004177">
                <text:p>0.004177</text:p>
              </table:table-cell>
              <table:table-cell office:value-type="float" office:value="0.004066">
                <text:p>0.004066</text:p>
              </table:table-cell>
              <table:table-cell office:value-type="float" office:value="0.00405">
                <text:p>0.00405</text:p>
              </table:table-cell>
              <table:table-cell office:value-type="float" office:value="0.004278">
                <text:p>0.004278</text:p>
              </table:table-cell>
              <table:table-cell office:value-type="float" office:value="0.004152">
                <text:p>0.004152</text:p>
              </table:table-cell>
              <table:table-cell office:value-type="float" office:value="0.004028">
                <text:p>0.004028</text:p>
              </table:table-cell>
              <table:table-cell office:value-type="float" office:value="0.004071">
                <text:p>0.004071</text:p>
              </table:table-cell>
              <table:table-cell office:value-type="float" office:value="0.003933">
                <text:p>0.003933</text:p>
              </table:table-cell>
              <table:table-cell office:value-type="float" office:value="0.003952">
                <text:p>0.003952</text:p>
              </table:table-cell>
              <table:table-cell office:value-type="float" office:value="0.003948">
                <text:p>0.003948</text:p>
              </table:table-cell>
              <table:table-cell office:value-type="float" office:value="0.003904">
                <text:p>0.003904</text:p>
              </table:table-cell>
              <table:table-cell office:value-type="float" office:value="0.00397">
                <text:p>0.00397</text:p>
              </table:table-cell>
              <table:table-cell office:value-type="float" office:value="0.003923">
                <text:p>0.003923</text:p>
              </table:table-cell>
              <table:table-cell office:value-type="float" office:value="0.003964">
                <text:p>0.003964</text:p>
              </table:table-cell>
              <table:table-cell office:value-type="float" office:value="0.003924">
                <text:p>0.003924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889">
                <text:p>0.003889</text:p>
              </table:table-cell>
              <table:table-cell office:value-type="float" office:value="0.003884">
                <text:p>0.003884</text:p>
              </table:table-cell>
              <table:table-cell office:value-type="float" office:value="0.003869">
                <text:p>0.003869</text:p>
              </table:table-cell>
              <table:table-cell office:value-type="float" office:value="0.003943">
                <text:p>0.003943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885">
                <text:p>0.003885</text:p>
              </table:table-cell>
              <table:table-cell office:value-type="float" office:value="0.003833">
                <text:p>0.003833</text:p>
              </table:table-cell>
              <table:table-cell office:value-type="float" office:value="0.003792">
                <text:p>0.003792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86">
                <text:p>0.00386</text:p>
              </table:table-cell>
              <table:table-cell office:value-type="float" office:value="0.003856">
                <text:p>0.003856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809">
                <text:p>0.003809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71">
                <text:p>0.00371</text:p>
              </table:table-cell>
              <table:table-cell office:value-type="float" office:value="0.00379">
                <text:p>0.00379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747">
                <text:p>0.003747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59">
                <text:p>0.00359</text:p>
              </table:table-cell>
              <table:table-cell office:value-type="float" office:value="0.00375">
                <text:p>0.00375</text:p>
              </table:table-cell>
              <table:table-cell office:value-type="float" office:value="0.00373">
                <text:p>0.00373</text:p>
              </table:table-cell>
              <table:table-cell office:value-type="float" office:value="0.003848">
                <text:p>0.003848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47">
                <text:p>0.00347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322">
                <text:p>0.003322</text:p>
              </table:table-cell>
              <table:table-cell office:value-type="float" office:value="0.00345">
                <text:p>0.00345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371">
                <text:p>0.003371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314">
                <text:p>0.003314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385">
                <text:p>0.003385</text:p>
              </table:table-cell>
              <table:table-cell office:value-type="float" office:value="0.003311">
                <text:p>0.003311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423">
                <text:p>0.003423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43">
                <text:p>0.00343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352">
                <text:p>0.003352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303">
                <text:p>0.003303</text:p>
              </table:table-cell>
              <table:table-cell office:value-type="float" office:value="0.00341">
                <text:p>0.00341</text:p>
              </table:table-cell>
              <table:table-cell office:value-type="float" office:value="0.003197">
                <text:p>0.003197</text:p>
              </table:table-cell>
              <table:table-cell office:value-type="float" office:value="0.00336">
                <text:p>0.00336</text:p>
              </table:table-cell>
              <table:table-cell office:value-type="float" office:value="0.003292">
                <text:p>0.003292</text:p>
              </table:table-cell>
              <table:table-cell office:value-type="float" office:value="0.003363">
                <text:p>0.003363</text:p>
              </table:table-cell>
              <table:table-cell office:value-type="float" office:value="0.003338">
                <text:p>0.003338</text:p>
              </table:table-cell>
              <table:table-cell office:value-type="float" office:value="0.003233">
                <text:p>0.003233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21">
                <text:p>0.00321</text:p>
              </table:table-cell>
              <table:table-cell office:value-type="float" office:value="0.003277">
                <text:p>0.003277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195">
                <text:p>0.003195</text:p>
              </table:table-cell>
              <table:table-cell office:value-type="float" office:value="0.003303">
                <text:p>0.003303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285">
                <text:p>0.003285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283">
                <text:p>0.003283</text:p>
              </table:table-cell>
              <table:table-cell office:value-type="float" office:value="0.003275">
                <text:p>0.003275</text:p>
              </table:table-cell>
              <table:table-cell office:value-type="float" office:value="0.003252">
                <text:p>0.003252</text:p>
              </table:table-cell>
              <table:table-cell office:value-type="float" office:value="0.003317">
                <text:p>0.003317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312">
                <text:p>0.003312</text:p>
              </table:table-cell>
              <table:table-cell office:value-type="float" office:value="0.003314">
                <text:p>0.003314</text:p>
              </table:table-cell>
              <table:table-cell office:value-type="float" office:value="0.003322">
                <text:p>0.003322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364">
                <text:p>0.003364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266">
                <text:p>0.003266</text:p>
              </table:table-cell>
              <table:table-cell office:value-type="float" office:value="0.003223">
                <text:p>0.003223</text:p>
              </table:table-cell>
              <table:table-cell office:value-type="float" office:value="0.00329">
                <text:p>0.00329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34">
                <text:p>0.00334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34">
                <text:p>0.00334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31">
                <text:p>0.00331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436">
                <text:p>0.003436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0.071566">
                <text:p>0.071566</text:p>
                <draw:g>
                  <svg:desc>Arkusz1.B4:Arkusz1.SG4</svg:desc>
                </draw:g>
              </table:table-cell>
              <table:table-cell office:value-type="float" office:value="0.061431">
                <text:p>0.061431</text:p>
              </table:table-cell>
              <table:table-cell office:value-type="float" office:value="0.059057">
                <text:p>0.059057</text:p>
              </table:table-cell>
              <table:table-cell office:value-type="float" office:value="0.05632">
                <text:p>0.05632</text:p>
              </table:table-cell>
              <table:table-cell office:value-type="float" office:value="0.053726">
                <text:p>0.053726</text:p>
              </table:table-cell>
              <table:table-cell office:value-type="float" office:value="0.052589">
                <text:p>0.052589</text:p>
              </table:table-cell>
              <table:table-cell office:value-type="float" office:value="0.050041">
                <text:p>0.050041</text:p>
              </table:table-cell>
              <table:table-cell office:value-type="float" office:value="0.049481">
                <text:p>0.049481</text:p>
              </table:table-cell>
              <table:table-cell office:value-type="float" office:value="0.048673">
                <text:p>0.048673</text:p>
              </table:table-cell>
              <table:table-cell office:value-type="float" office:value="0.044994">
                <text:p>0.044994</text:p>
              </table:table-cell>
              <table:table-cell office:value-type="float" office:value="0.045878">
                <text:p>0.045878</text:p>
              </table:table-cell>
              <table:table-cell office:value-type="float" office:value="0.042144">
                <text:p>0.042144</text:p>
              </table:table-cell>
              <table:table-cell office:value-type="float" office:value="0.04347">
                <text:p>0.04347</text:p>
              </table:table-cell>
              <table:table-cell office:value-type="float" office:value="0.040557">
                <text:p>0.040557</text:p>
              </table:table-cell>
              <table:table-cell office:value-type="float" office:value="0.040643">
                <text:p>0.040643</text:p>
              </table:table-cell>
              <table:table-cell office:value-type="float" office:value="0.040459">
                <text:p>0.040459</text:p>
              </table:table-cell>
              <table:table-cell office:value-type="float" office:value="0.040155">
                <text:p>0.040155</text:p>
              </table:table-cell>
              <table:table-cell office:value-type="float" office:value="0.036632">
                <text:p>0.036632</text:p>
              </table:table-cell>
              <table:table-cell office:value-type="float" office:value="0.036885">
                <text:p>0.036885</text:p>
              </table:table-cell>
              <table:table-cell office:value-type="float" office:value="0.036356">
                <text:p>0.036356</text:p>
              </table:table-cell>
              <table:table-cell office:value-type="float" office:value="0.036938">
                <text:p>0.036938</text:p>
              </table:table-cell>
              <table:table-cell office:value-type="float" office:value="0.035145">
                <text:p>0.035145</text:p>
              </table:table-cell>
              <table:table-cell office:value-type="float" office:value="0.036354">
                <text:p>0.036354</text:p>
              </table:table-cell>
              <table:table-cell office:value-type="float" office:value="0.033607">
                <text:p>0.033607</text:p>
              </table:table-cell>
              <table:table-cell office:value-type="float" office:value="0.03324">
                <text:p>0.03324</text:p>
              </table:table-cell>
              <table:table-cell office:value-type="float" office:value="0.033629">
                <text:p>0.033629</text:p>
              </table:table-cell>
              <table:table-cell office:value-type="float" office:value="0.032661">
                <text:p>0.032661</text:p>
              </table:table-cell>
              <table:table-cell office:value-type="float" office:value="0.031758">
                <text:p>0.031758</text:p>
              </table:table-cell>
              <table:table-cell office:value-type="float" office:value="0.03193">
                <text:p>0.03193</text:p>
              </table:table-cell>
              <table:table-cell office:value-type="float" office:value="0.030706">
                <text:p>0.030706</text:p>
              </table:table-cell>
              <table:table-cell office:value-type="float" office:value="0.031058">
                <text:p>0.031058</text:p>
              </table:table-cell>
              <table:table-cell office:value-type="float" office:value="0.029689">
                <text:p>0.029689</text:p>
              </table:table-cell>
              <table:table-cell office:value-type="float" office:value="0.029217">
                <text:p>0.029217</text:p>
              </table:table-cell>
              <table:table-cell office:value-type="float" office:value="0.029198">
                <text:p>0.029198</text:p>
              </table:table-cell>
              <table:table-cell office:value-type="float" office:value="0.028094">
                <text:p>0.028094</text:p>
              </table:table-cell>
              <table:table-cell office:value-type="float" office:value="0.028152">
                <text:p>0.028152</text:p>
              </table:table-cell>
              <table:table-cell office:value-type="float" office:value="0.028044">
                <text:p>0.028044</text:p>
              </table:table-cell>
              <table:table-cell office:value-type="float" office:value="0.028686">
                <text:p>0.028686</text:p>
              </table:table-cell>
              <table:table-cell office:value-type="float" office:value="0.027096">
                <text:p>0.027096</text:p>
              </table:table-cell>
              <table:table-cell office:value-type="float" office:value="0.026771">
                <text:p>0.026771</text:p>
              </table:table-cell>
              <table:table-cell office:value-type="float" office:value="0.026419">
                <text:p>0.026419</text:p>
              </table:table-cell>
              <table:table-cell office:value-type="float" office:value="0.026984">
                <text:p>0.026984</text:p>
              </table:table-cell>
              <table:table-cell office:value-type="float" office:value="0.025542">
                <text:p>0.025542</text:p>
              </table:table-cell>
              <table:table-cell office:value-type="float" office:value="0.026079">
                <text:p>0.026079</text:p>
              </table:table-cell>
              <table:table-cell office:value-type="float" office:value="0.025243">
                <text:p>0.025243</text:p>
              </table:table-cell>
              <table:table-cell office:value-type="float" office:value="0.024791">
                <text:p>0.024791</text:p>
              </table:table-cell>
              <table:table-cell office:value-type="float" office:value="0.024345">
                <text:p>0.024345</text:p>
              </table:table-cell>
              <table:table-cell office:value-type="float" office:value="0.02426">
                <text:p>0.02426</text:p>
              </table:table-cell>
              <table:table-cell office:value-type="float" office:value="0.022967">
                <text:p>0.022967</text:p>
              </table:table-cell>
              <table:table-cell office:value-type="float" office:value="0.022306">
                <text:p>0.022306</text:p>
              </table:table-cell>
              <table:table-cell office:value-type="float" office:value="0.0229">
                <text:p>0.0229</text:p>
              </table:table-cell>
              <table:table-cell office:value-type="float" office:value="0.023645">
                <text:p>0.023645</text:p>
              </table:table-cell>
              <table:table-cell office:value-type="float" office:value="0.022736">
                <text:p>0.022736</text:p>
              </table:table-cell>
              <table:table-cell office:value-type="float" office:value="0.022944">
                <text:p>0.022944</text:p>
              </table:table-cell>
              <table:table-cell office:value-type="float" office:value="0.022288">
                <text:p>0.022288</text:p>
              </table:table-cell>
              <table:table-cell office:value-type="float" office:value="0.021502">
                <text:p>0.021502</text:p>
              </table:table-cell>
              <table:table-cell office:value-type="float" office:value="0.021672">
                <text:p>0.021672</text:p>
              </table:table-cell>
              <table:table-cell office:value-type="float" office:value="0.021653">
                <text:p>0.021653</text:p>
              </table:table-cell>
              <table:table-cell office:value-type="float" office:value="0.020883">
                <text:p>0.020883</text:p>
              </table:table-cell>
              <table:table-cell office:value-type="float" office:value="0.021538">
                <text:p>0.021538</text:p>
              </table:table-cell>
              <table:table-cell office:value-type="float" office:value="0.020797">
                <text:p>0.020797</text:p>
              </table:table-cell>
              <table:table-cell office:value-type="float" office:value="0.019698">
                <text:p>0.019698</text:p>
              </table:table-cell>
              <table:table-cell office:value-type="float" office:value="0.020175">
                <text:p>0.020175</text:p>
              </table:table-cell>
              <table:table-cell office:value-type="float" office:value="0.021078">
                <text:p>0.021078</text:p>
              </table:table-cell>
              <table:table-cell office:value-type="float" office:value="0.019719">
                <text:p>0.019719</text:p>
              </table:table-cell>
              <table:table-cell office:value-type="float" office:value="0.019581">
                <text:p>0.019581</text:p>
              </table:table-cell>
              <table:table-cell office:value-type="float" office:value="0.019923">
                <text:p>0.019923</text:p>
              </table:table-cell>
              <table:table-cell office:value-type="float" office:value="0.020342">
                <text:p>0.020342</text:p>
              </table:table-cell>
              <table:table-cell office:value-type="float" office:value="0.01882">
                <text:p>0.01882</text:p>
              </table:table-cell>
              <table:table-cell office:value-type="float" office:value="0.018794">
                <text:p>0.018794</text:p>
              </table:table-cell>
              <table:table-cell office:value-type="float" office:value="0.018898">
                <text:p>0.018898</text:p>
              </table:table-cell>
              <table:table-cell office:value-type="float" office:value="0.01803">
                <text:p>0.01803</text:p>
              </table:table-cell>
              <table:table-cell office:value-type="float" office:value="0.018752">
                <text:p>0.018752</text:p>
              </table:table-cell>
              <table:table-cell office:value-type="float" office:value="0.018598">
                <text:p>0.018598</text:p>
              </table:table-cell>
              <table:table-cell office:value-type="float" office:value="0.018073">
                <text:p>0.018073</text:p>
              </table:table-cell>
              <table:table-cell office:value-type="float" office:value="0.018195">
                <text:p>0.018195</text:p>
              </table:table-cell>
              <table:table-cell office:value-type="float" office:value="0.017671">
                <text:p>0.017671</text:p>
              </table:table-cell>
              <table:table-cell office:value-type="float" office:value="0.017273">
                <text:p>0.017273</text:p>
              </table:table-cell>
              <table:table-cell office:value-type="float" office:value="0.017843">
                <text:p>0.017843</text:p>
              </table:table-cell>
              <table:table-cell office:value-type="float" office:value="0.017477">
                <text:p>0.017477</text:p>
              </table:table-cell>
              <table:table-cell office:value-type="float" office:value="0.016834">
                <text:p>0.016834</text:p>
              </table:table-cell>
              <table:table-cell office:value-type="float" office:value="0.016604">
                <text:p>0.016604</text:p>
              </table:table-cell>
              <table:table-cell office:value-type="float" office:value="0.016691">
                <text:p>0.016691</text:p>
              </table:table-cell>
              <table:table-cell office:value-type="float" office:value="0.016175">
                <text:p>0.016175</text:p>
              </table:table-cell>
              <table:table-cell office:value-type="float" office:value="0.016346">
                <text:p>0.016346</text:p>
              </table:table-cell>
              <table:table-cell office:value-type="float" office:value="0.016427">
                <text:p>0.016427</text:p>
              </table:table-cell>
              <table:table-cell office:value-type="float" office:value="0.015724">
                <text:p>0.015724</text:p>
              </table:table-cell>
              <table:table-cell office:value-type="float" office:value="0.015711">
                <text:p>0.015711</text:p>
              </table:table-cell>
              <table:table-cell office:value-type="float" office:value="0.015655">
                <text:p>0.015655</text:p>
              </table:table-cell>
              <table:table-cell office:value-type="float" office:value="0.015853">
                <text:p>0.015853</text:p>
              </table:table-cell>
              <table:table-cell office:value-type="float" office:value="0.015532">
                <text:p>0.015532</text:p>
              </table:table-cell>
              <table:table-cell office:value-type="float" office:value="0.015531">
                <text:p>0.015531</text:p>
              </table:table-cell>
              <table:table-cell office:value-type="float" office:value="0.015865">
                <text:p>0.015865</text:p>
              </table:table-cell>
              <table:table-cell office:value-type="float" office:value="0.015086">
                <text:p>0.015086</text:p>
              </table:table-cell>
              <table:table-cell office:value-type="float" office:value="0.015284">
                <text:p>0.015284</text:p>
              </table:table-cell>
              <table:table-cell office:value-type="float" office:value="0.014235">
                <text:p>0.014235</text:p>
              </table:table-cell>
              <table:table-cell office:value-type="float" office:value="0.014681">
                <text:p>0.014681</text:p>
              </table:table-cell>
              <table:table-cell office:value-type="float" office:value="0.014884">
                <text:p>0.014884</text:p>
              </table:table-cell>
              <table:table-cell office:value-type="float" office:value="0.014587">
                <text:p>0.014587</text:p>
              </table:table-cell>
              <table:table-cell office:value-type="float" office:value="0.014101">
                <text:p>0.014101</text:p>
              </table:table-cell>
              <table:table-cell office:value-type="float" office:value="0.014401">
                <text:p>0.014401</text:p>
              </table:table-cell>
              <table:table-cell office:value-type="float" office:value="0.01421">
                <text:p>0.01421</text:p>
              </table:table-cell>
              <table:table-cell office:value-type="float" office:value="0.014242">
                <text:p>0.014242</text:p>
              </table:table-cell>
              <table:table-cell office:value-type="float" office:value="0.01302">
                <text:p>0.01302</text:p>
              </table:table-cell>
              <table:table-cell office:value-type="float" office:value="0.013281">
                <text:p>0.013281</text:p>
              </table:table-cell>
              <table:table-cell office:value-type="float" office:value="0.013067">
                <text:p>0.013067</text:p>
              </table:table-cell>
              <table:table-cell office:value-type="float" office:value="0.014165">
                <text:p>0.014165</text:p>
              </table:table-cell>
              <table:table-cell office:value-type="float" office:value="0.013491">
                <text:p>0.013491</text:p>
              </table:table-cell>
              <table:table-cell office:value-type="float" office:value="0.012567">
                <text:p>0.012567</text:p>
              </table:table-cell>
              <table:table-cell office:value-type="float" office:value="0.01301">
                <text:p>0.01301</text:p>
              </table:table-cell>
              <table:table-cell office:value-type="float" office:value="0.013392">
                <text:p>0.013392</text:p>
              </table:table-cell>
              <table:table-cell office:value-type="float" office:value="0.012974">
                <text:p>0.012974</text:p>
              </table:table-cell>
              <table:table-cell office:value-type="float" office:value="0.013006">
                <text:p>0.013006</text:p>
              </table:table-cell>
              <table:table-cell office:value-type="float" office:value="0.012434">
                <text:p>0.012434</text:p>
              </table:table-cell>
              <table:table-cell office:value-type="float" office:value="0.012468">
                <text:p>0.012468</text:p>
              </table:table-cell>
              <table:table-cell office:value-type="float" office:value="0.012017">
                <text:p>0.012017</text:p>
              </table:table-cell>
              <table:table-cell office:value-type="float" office:value="0.012484">
                <text:p>0.012484</text:p>
              </table:table-cell>
              <table:table-cell office:value-type="float" office:value="0.012275">
                <text:p>0.012275</text:p>
              </table:table-cell>
              <table:table-cell office:value-type="float" office:value="0.012216">
                <text:p>0.012216</text:p>
              </table:table-cell>
              <table:table-cell office:value-type="float" office:value="0.012568">
                <text:p>0.012568</text:p>
              </table:table-cell>
              <table:table-cell office:value-type="float" office:value="0.011684">
                <text:p>0.011684</text:p>
              </table:table-cell>
              <table:table-cell office:value-type="float" office:value="0.011895">
                <text:p>0.011895</text:p>
              </table:table-cell>
              <table:table-cell office:value-type="float" office:value="0.011586">
                <text:p>0.011586</text:p>
              </table:table-cell>
              <table:table-cell office:value-type="float" office:value="0.011718">
                <text:p>0.011718</text:p>
              </table:table-cell>
              <table:table-cell office:value-type="float" office:value="0.011657">
                <text:p>0.011657</text:p>
              </table:table-cell>
              <table:table-cell office:value-type="float" office:value="0.011317">
                <text:p>0.011317</text:p>
              </table:table-cell>
              <table:table-cell office:value-type="float" office:value="0.011476">
                <text:p>0.011476</text:p>
              </table:table-cell>
              <table:table-cell office:value-type="float" office:value="0.011216">
                <text:p>0.011216</text:p>
              </table:table-cell>
              <table:table-cell office:value-type="float" office:value="0.011445">
                <text:p>0.011445</text:p>
              </table:table-cell>
              <table:table-cell office:value-type="float" office:value="0.011148">
                <text:p>0.011148</text:p>
              </table:table-cell>
              <table:table-cell office:value-type="float" office:value="0.011274">
                <text:p>0.011274</text:p>
              </table:table-cell>
              <table:table-cell office:value-type="float" office:value="0.011292">
                <text:p>0.011292</text:p>
              </table:table-cell>
              <table:table-cell office:value-type="float" office:value="0.010911">
                <text:p>0.010911</text:p>
              </table:table-cell>
              <table:table-cell office:value-type="float" office:value="0.010726">
                <text:p>0.010726</text:p>
              </table:table-cell>
              <table:table-cell office:value-type="float" office:value="0.010888">
                <text:p>0.010888</text:p>
              </table:table-cell>
              <table:table-cell office:value-type="float" office:value="0.010271">
                <text:p>0.010271</text:p>
              </table:table-cell>
              <table:table-cell office:value-type="float" office:value="0.010578">
                <text:p>0.010578</text:p>
              </table:table-cell>
              <table:table-cell office:value-type="float" office:value="0.010492">
                <text:p>0.010492</text:p>
              </table:table-cell>
              <table:table-cell office:value-type="float" office:value="0.010482">
                <text:p>0.010482</text:p>
              </table:table-cell>
              <table:table-cell office:value-type="float" office:value="0.01018">
                <text:p>0.01018</text:p>
              </table:table-cell>
              <table:table-cell office:value-type="float" office:value="0.010424">
                <text:p>0.010424</text:p>
              </table:table-cell>
              <table:table-cell office:value-type="float" office:value="0.010052">
                <text:p>0.010052</text:p>
              </table:table-cell>
              <table:table-cell office:value-type="float" office:value="0.010053">
                <text:p>0.010053</text:p>
              </table:table-cell>
              <table:table-cell office:value-type="float" office:value="0.009771">
                <text:p>0.009771</text:p>
              </table:table-cell>
              <table:table-cell office:value-type="float" office:value="0.010303">
                <text:p>0.010303</text:p>
              </table:table-cell>
              <table:table-cell office:value-type="float" office:value="0.009881">
                <text:p>0.009881</text:p>
              </table:table-cell>
              <table:table-cell office:value-type="float" office:value="0.009709">
                <text:p>0.009709</text:p>
              </table:table-cell>
              <table:table-cell office:value-type="float" office:value="0.009641">
                <text:p>0.009641</text:p>
              </table:table-cell>
              <table:table-cell office:value-type="float" office:value="0.010124">
                <text:p>0.010124</text:p>
              </table:table-cell>
              <table:table-cell office:value-type="float" office:value="0.009509">
                <text:p>0.009509</text:p>
              </table:table-cell>
              <table:table-cell office:value-type="float" office:value="0.009474">
                <text:p>0.009474</text:p>
              </table:table-cell>
              <table:table-cell office:value-type="float" office:value="0.009555">
                <text:p>0.009555</text:p>
              </table:table-cell>
              <table:table-cell office:value-type="float" office:value="0.009531">
                <text:p>0.009531</text:p>
              </table:table-cell>
              <table:table-cell office:value-type="float" office:value="0.009434">
                <text:p>0.009434</text:p>
              </table:table-cell>
              <table:table-cell office:value-type="float" office:value="0.009322">
                <text:p>0.009322</text:p>
              </table:table-cell>
              <table:table-cell office:value-type="float" office:value="0.009732">
                <text:p>0.009732</text:p>
              </table:table-cell>
              <table:table-cell office:value-type="float" office:value="0.009162">
                <text:p>0.009162</text:p>
              </table:table-cell>
              <table:table-cell office:value-type="float" office:value="0.009314">
                <text:p>0.009314</text:p>
              </table:table-cell>
              <table:table-cell office:value-type="float" office:value="0.009045">
                <text:p>0.009045</text:p>
              </table:table-cell>
              <table:table-cell office:value-type="float" office:value="0.009182">
                <text:p>0.009182</text:p>
              </table:table-cell>
              <table:table-cell office:value-type="float" office:value="0.009077">
                <text:p>0.009077</text:p>
              </table:table-cell>
              <table:table-cell office:value-type="float" office:value="0.008684">
                <text:p>0.008684</text:p>
              </table:table-cell>
              <table:table-cell office:value-type="float" office:value="0.009042">
                <text:p>0.009042</text:p>
              </table:table-cell>
              <table:table-cell office:value-type="float" office:value="0.008802">
                <text:p>0.008802</text:p>
              </table:table-cell>
              <table:table-cell office:value-type="float" office:value="0.008569">
                <text:p>0.008569</text:p>
              </table:table-cell>
              <table:table-cell office:value-type="float" office:value="0.008521">
                <text:p>0.008521</text:p>
              </table:table-cell>
              <table:table-cell office:value-type="float" office:value="0.008787">
                <text:p>0.008787</text:p>
              </table:table-cell>
              <table:table-cell office:value-type="float" office:value="0.008506">
                <text:p>0.008506</text:p>
              </table:table-cell>
              <table:table-cell office:value-type="float" office:value="0.008526">
                <text:p>0.008526</text:p>
              </table:table-cell>
              <table:table-cell office:value-type="float" office:value="0.008645">
                <text:p>0.008645</text:p>
              </table:table-cell>
              <table:table-cell office:value-type="float" office:value="0.00815">
                <text:p>0.00815</text:p>
              </table:table-cell>
              <table:table-cell office:value-type="float" office:value="0.00867">
                <text:p>0.00867</text:p>
              </table:table-cell>
              <table:table-cell office:value-type="float" office:value="0.00838">
                <text:p>0.00838</text:p>
              </table:table-cell>
              <table:table-cell office:value-type="float" office:value="0.008161">
                <text:p>0.008161</text:p>
              </table:table-cell>
              <table:table-cell office:value-type="float" office:value="0.008394">
                <text:p>0.008394</text:p>
              </table:table-cell>
              <table:table-cell office:value-type="float" office:value="0.008189">
                <text:p>0.008189</text:p>
              </table:table-cell>
              <table:table-cell office:value-type="float" office:value="0.008018">
                <text:p>0.008018</text:p>
              </table:table-cell>
              <table:table-cell office:value-type="float" office:value="0.008155">
                <text:p>0.008155</text:p>
              </table:table-cell>
              <table:table-cell office:value-type="float" office:value="0.008221">
                <text:p>0.008221</text:p>
              </table:table-cell>
              <table:table-cell office:value-type="float" office:value="0.007941">
                <text:p>0.007941</text:p>
              </table:table-cell>
              <table:table-cell office:value-type="float" office:value="0.008099">
                <text:p>0.008099</text:p>
              </table:table-cell>
              <table:table-cell office:value-type="float" office:value="0.007852">
                <text:p>0.007852</text:p>
              </table:table-cell>
              <table:table-cell office:value-type="float" office:value="0.007864">
                <text:p>0.007864</text:p>
              </table:table-cell>
              <table:table-cell office:value-type="float" office:value="0.007982">
                <text:p>0.007982</text:p>
              </table:table-cell>
              <table:table-cell office:value-type="float" office:value="0.008297">
                <text:p>0.008297</text:p>
              </table:table-cell>
              <table:table-cell office:value-type="float" office:value="0.007912">
                <text:p>0.007912</text:p>
              </table:table-cell>
              <table:table-cell office:value-type="float" office:value="0.007882">
                <text:p>0.007882</text:p>
              </table:table-cell>
              <table:table-cell office:value-type="float" office:value="0.007908">
                <text:p>0.007908</text:p>
              </table:table-cell>
              <table:table-cell office:value-type="float" office:value="0.008077">
                <text:p>0.008077</text:p>
              </table:table-cell>
              <table:table-cell office:value-type="float" office:value="0.007438">
                <text:p>0.007438</text:p>
              </table:table-cell>
              <table:table-cell office:value-type="float" office:value="0.007723">
                <text:p>0.007723</text:p>
              </table:table-cell>
              <table:table-cell office:value-type="float" office:value="0.007573">
                <text:p>0.007573</text:p>
              </table:table-cell>
              <table:table-cell office:value-type="float" office:value="0.007903">
                <text:p>0.007903</text:p>
              </table:table-cell>
              <table:table-cell office:value-type="float" office:value="0.007276">
                <text:p>0.007276</text:p>
              </table:table-cell>
              <table:table-cell office:value-type="float" office:value="0.007639">
                <text:p>0.007639</text:p>
              </table:table-cell>
              <table:table-cell office:value-type="float" office:value="0.007522">
                <text:p>0.007522</text:p>
              </table:table-cell>
              <table:table-cell office:value-type="float" office:value="0.007529">
                <text:p>0.007529</text:p>
              </table:table-cell>
              <table:table-cell office:value-type="float" office:value="0.007397">
                <text:p>0.007397</text:p>
              </table:table-cell>
              <table:table-cell office:value-type="float" office:value="0.007221">
                <text:p>0.007221</text:p>
              </table:table-cell>
              <table:table-cell office:value-type="float" office:value="0.007863">
                <text:p>0.007863</text:p>
              </table:table-cell>
              <table:table-cell office:value-type="float" office:value="0.007077">
                <text:p>0.007077</text:p>
              </table:table-cell>
              <table:table-cell office:value-type="float" office:value="0.007188">
                <text:p>0.007188</text:p>
              </table:table-cell>
              <table:table-cell office:value-type="float" office:value="0.007228">
                <text:p>0.007228</text:p>
              </table:table-cell>
              <table:table-cell office:value-type="float" office:value="0.007031">
                <text:p>0.007031</text:p>
              </table:table-cell>
              <table:table-cell office:value-type="float" office:value="0.007332">
                <text:p>0.007332</text:p>
              </table:table-cell>
              <table:table-cell office:value-type="float" office:value="0.007192">
                <text:p>0.007192</text:p>
              </table:table-cell>
              <table:table-cell office:value-type="float" office:value="0.007066">
                <text:p>0.007066</text:p>
              </table:table-cell>
              <table:table-cell office:value-type="float" office:value="0.007302">
                <text:p>0.007302</text:p>
              </table:table-cell>
              <table:table-cell office:value-type="float" office:value="0.007205">
                <text:p>0.007205</text:p>
              </table:table-cell>
              <table:table-cell office:value-type="float" office:value="0.007456">
                <text:p>0.007456</text:p>
              </table:table-cell>
              <table:table-cell office:value-type="float" office:value="0.00682">
                <text:p>0.00682</text:p>
              </table:table-cell>
              <table:table-cell office:value-type="float" office:value="0.006918">
                <text:p>0.006918</text:p>
              </table:table-cell>
              <table:table-cell office:value-type="float" office:value="0.006931">
                <text:p>0.006931</text:p>
              </table:table-cell>
              <table:table-cell office:value-type="float" office:value="0.007037">
                <text:p>0.007037</text:p>
              </table:table-cell>
              <table:table-cell office:value-type="float" office:value="0.006873">
                <text:p>0.006873</text:p>
              </table:table-cell>
              <table:table-cell office:value-type="float" office:value="0.006913">
                <text:p>0.006913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914">
                <text:p>0.006914</text:p>
              </table:table-cell>
              <table:table-cell office:value-type="float" office:value="0.006683">
                <text:p>0.006683</text:p>
              </table:table-cell>
              <table:table-cell office:value-type="float" office:value="0.006751">
                <text:p>0.006751</text:p>
              </table:table-cell>
              <table:table-cell office:value-type="float" office:value="0.006787">
                <text:p>0.006787</text:p>
              </table:table-cell>
              <table:table-cell office:value-type="float" office:value="0.006746">
                <text:p>0.006746</text:p>
              </table:table-cell>
              <table:table-cell office:value-type="float" office:value="0.006632">
                <text:p>0.006632</text:p>
              </table:table-cell>
              <table:table-cell office:value-type="float" office:value="0.006445">
                <text:p>0.006445</text:p>
              </table:table-cell>
              <table:table-cell office:value-type="float" office:value="0.006783">
                <text:p>0.006783</text:p>
              </table:table-cell>
              <table:table-cell office:value-type="float" office:value="0.006527">
                <text:p>0.006527</text:p>
              </table:table-cell>
              <table:table-cell office:value-type="float" office:value="0.006562">
                <text:p>0.006562</text:p>
              </table:table-cell>
              <table:table-cell office:value-type="float" office:value="0.006683">
                <text:p>0.006683</text:p>
              </table:table-cell>
              <table:table-cell office:value-type="float" office:value="0.006425">
                <text:p>0.006425</text:p>
              </table:table-cell>
              <table:table-cell office:value-type="float" office:value="0.006395">
                <text:p>0.006395</text:p>
              </table:table-cell>
              <table:table-cell office:value-type="float" office:value="0.006378">
                <text:p>0.006378</text:p>
              </table:table-cell>
              <table:table-cell office:value-type="float" office:value="0.00659">
                <text:p>0.00659</text:p>
              </table:table-cell>
              <table:table-cell office:value-type="float" office:value="0.006378">
                <text:p>0.006378</text:p>
              </table:table-cell>
              <table:table-cell office:value-type="float" office:value="0.006168">
                <text:p>0.006168</text:p>
              </table:table-cell>
              <table:table-cell office:value-type="float" office:value="0.006349">
                <text:p>0.006349</text:p>
              </table:table-cell>
              <table:table-cell office:value-type="float" office:value="0.00637">
                <text:p>0.00637</text:p>
              </table:table-cell>
              <table:table-cell office:value-type="float" office:value="0.006212">
                <text:p>0.006212</text:p>
              </table:table-cell>
              <table:table-cell office:value-type="float" office:value="0.005982">
                <text:p>0.005982</text:p>
              </table:table-cell>
              <table:table-cell office:value-type="float" office:value="0.006059">
                <text:p>0.006059</text:p>
              </table:table-cell>
              <table:table-cell office:value-type="float" office:value="0.006347">
                <text:p>0.006347</text:p>
              </table:table-cell>
              <table:table-cell office:value-type="float" office:value="0.006481">
                <text:p>0.006481</text:p>
              </table:table-cell>
              <table:table-cell office:value-type="float" office:value="0.006052">
                <text:p>0.006052</text:p>
              </table:table-cell>
              <table:table-cell office:value-type="float" office:value="0.006091">
                <text:p>0.006091</text:p>
              </table:table-cell>
              <table:table-cell office:value-type="float" office:value="0.006049">
                <text:p>0.006049</text:p>
              </table:table-cell>
              <table:table-cell office:value-type="float" office:value="0.006085">
                <text:p>0.006085</text:p>
              </table:table-cell>
              <table:table-cell office:value-type="float" office:value="0.005974">
                <text:p>0.005974</text:p>
              </table:table-cell>
              <table:table-cell office:value-type="float" office:value="0.006052">
                <text:p>0.006052</text:p>
              </table:table-cell>
              <table:table-cell office:value-type="float" office:value="0.005935">
                <text:p>0.005935</text:p>
              </table:table-cell>
              <table:table-cell office:value-type="float" office:value="0.005678">
                <text:p>0.005678</text:p>
              </table:table-cell>
              <table:table-cell office:value-type="float" office:value="0.00607">
                <text:p>0.00607</text:p>
              </table:table-cell>
              <table:table-cell office:value-type="float" office:value="0.006049">
                <text:p>0.006049</text:p>
              </table:table-cell>
              <table:table-cell office:value-type="float" office:value="0.005886">
                <text:p>0.005886</text:p>
              </table:table-cell>
              <table:table-cell office:value-type="float" office:value="0.006128">
                <text:p>0.006128</text:p>
              </table:table-cell>
              <table:table-cell office:value-type="float" office:value="0.005861">
                <text:p>0.005861</text:p>
              </table:table-cell>
              <table:table-cell office:value-type="float" office:value="0.005618">
                <text:p>0.005618</text:p>
              </table:table-cell>
              <table:table-cell office:value-type="float" office:value="0.005929">
                <text:p>0.005929</text:p>
              </table:table-cell>
              <table:table-cell office:value-type="float" office:value="0.006047">
                <text:p>0.006047</text:p>
              </table:table-cell>
              <table:table-cell office:value-type="float" office:value="0.005679">
                <text:p>0.005679</text:p>
              </table:table-cell>
              <table:table-cell office:value-type="float" office:value="0.005737">
                <text:p>0.005737</text:p>
              </table:table-cell>
              <table:table-cell office:value-type="float" office:value="0.005639">
                <text:p>0.005639</text:p>
              </table:table-cell>
              <table:table-cell office:value-type="float" office:value="0.005777">
                <text:p>0.005777</text:p>
              </table:table-cell>
              <table:table-cell office:value-type="float" office:value="0.005857">
                <text:p>0.005857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874">
                <text:p>0.005874</text:p>
              </table:table-cell>
              <table:table-cell office:value-type="float" office:value="0.005572">
                <text:p>0.005572</text:p>
              </table:table-cell>
              <table:table-cell office:value-type="float" office:value="0.005541">
                <text:p>0.005541</text:p>
              </table:table-cell>
              <table:table-cell office:value-type="float" office:value="0.005442">
                <text:p>0.005442</text:p>
              </table:table-cell>
              <table:table-cell office:value-type="float" office:value="0.005584">
                <text:p>0.005584</text:p>
              </table:table-cell>
              <table:table-cell office:value-type="float" office:value="0.005552">
                <text:p>0.005552</text:p>
              </table:table-cell>
              <table:table-cell office:value-type="float" office:value="0.005819">
                <text:p>0.005819</text:p>
              </table:table-cell>
              <table:table-cell office:value-type="float" office:value="0.005328">
                <text:p>0.005328</text:p>
              </table:table-cell>
              <table:table-cell office:value-type="float" office:value="0.005288">
                <text:p>0.005288</text:p>
              </table:table-cell>
              <table:table-cell office:value-type="float" office:value="0.005482">
                <text:p>0.005482</text:p>
              </table:table-cell>
              <table:table-cell office:value-type="float" office:value="0.005376">
                <text:p>0.005376</text:p>
              </table:table-cell>
              <table:table-cell office:value-type="float" office:value="0.005438">
                <text:p>0.005438</text:p>
              </table:table-cell>
              <table:table-cell office:value-type="float" office:value="0.005356">
                <text:p>0.005356</text:p>
              </table:table-cell>
              <table:table-cell office:value-type="float" office:value="0.0053">
                <text:p>0.0053</text:p>
              </table:table-cell>
              <table:table-cell office:value-type="float" office:value="0.005351">
                <text:p>0.005351</text:p>
              </table:table-cell>
              <table:table-cell office:value-type="float" office:value="0.005258">
                <text:p>0.005258</text:p>
              </table:table-cell>
              <table:table-cell office:value-type="float" office:value="0.005286">
                <text:p>0.005286</text:p>
              </table:table-cell>
              <table:table-cell office:value-type="float" office:value="0.005157">
                <text:p>0.005157</text:p>
              </table:table-cell>
              <table:table-cell office:value-type="float" office:value="0.005536">
                <text:p>0.005536</text:p>
              </table:table-cell>
              <table:table-cell office:value-type="float" office:value="0.005401">
                <text:p>0.005401</text:p>
              </table:table-cell>
              <table:table-cell office:value-type="float" office:value="0.005284">
                <text:p>0.005284</text:p>
              </table:table-cell>
              <table:table-cell office:value-type="float" office:value="0.005286">
                <text:p>0.005286</text:p>
              </table:table-cell>
              <table:table-cell office:value-type="float" office:value="0.005147">
                <text:p>0.005147</text:p>
              </table:table-cell>
              <table:table-cell office:value-type="float" office:value="0.005521">
                <text:p>0.005521</text:p>
              </table:table-cell>
              <table:table-cell office:value-type="float" office:value="0.00527">
                <text:p>0.00527</text:p>
              </table:table-cell>
              <table:table-cell office:value-type="float" office:value="0.005224">
                <text:p>0.005224</text:p>
              </table:table-cell>
              <table:table-cell office:value-type="float" office:value="0.00507">
                <text:p>0.00507</text:p>
              </table:table-cell>
              <table:table-cell office:value-type="float" office:value="0.005024">
                <text:p>0.005024</text:p>
              </table:table-cell>
              <table:table-cell office:value-type="float" office:value="0.005061">
                <text:p>0.005061</text:p>
              </table:table-cell>
              <table:table-cell office:value-type="float" office:value="0.005157">
                <text:p>0.005157</text:p>
              </table:table-cell>
              <table:table-cell office:value-type="float" office:value="0.004926">
                <text:p>0.004926</text:p>
              </table:table-cell>
              <table:table-cell office:value-type="float" office:value="0.005045">
                <text:p>0.005045</text:p>
              </table:table-cell>
              <table:table-cell office:value-type="float" office:value="0.00486">
                <text:p>0.00486</text:p>
              </table:table-cell>
              <table:table-cell office:value-type="float" office:value="0.00534">
                <text:p>0.00534</text:p>
              </table:table-cell>
              <table:table-cell office:value-type="float" office:value="0.004894">
                <text:p>0.004894</text:p>
              </table:table-cell>
              <table:table-cell office:value-type="float" office:value="0.005">
                <text:p>0.005</text:p>
              </table:table-cell>
              <table:table-cell office:value-type="float" office:value="0.00502">
                <text:p>0.00502</text:p>
              </table:table-cell>
              <table:table-cell office:value-type="float" office:value="0.005136">
                <text:p>0.005136</text:p>
              </table:table-cell>
              <table:table-cell office:value-type="float" office:value="0.004751">
                <text:p>0.004751</text:p>
              </table:table-cell>
              <table:table-cell office:value-type="float" office:value="0.005079">
                <text:p>0.005079</text:p>
              </table:table-cell>
              <table:table-cell office:value-type="float" office:value="0.005016">
                <text:p>0.005016</text:p>
              </table:table-cell>
              <table:table-cell office:value-type="float" office:value="0.004945">
                <text:p>0.004945</text:p>
              </table:table-cell>
              <table:table-cell office:value-type="float" office:value="0.004884">
                <text:p>0.004884</text:p>
              </table:table-cell>
              <table:table-cell office:value-type="float" office:value="0.004945">
                <text:p>0.004945</text:p>
              </table:table-cell>
              <table:table-cell office:value-type="float" office:value="0.004993">
                <text:p>0.004993</text:p>
              </table:table-cell>
              <table:table-cell office:value-type="float" office:value="0.004886">
                <text:p>0.004886</text:p>
              </table:table-cell>
              <table:table-cell office:value-type="float" office:value="0.004756">
                <text:p>0.004756</text:p>
              </table:table-cell>
              <table:table-cell office:value-type="float" office:value="0.00485">
                <text:p>0.00485</text:p>
              </table:table-cell>
              <table:table-cell office:value-type="float" office:value="0.004855">
                <text:p>0.004855</text:p>
              </table:table-cell>
              <table:table-cell office:value-type="float" office:value="0.004775">
                <text:p>0.004775</text:p>
              </table:table-cell>
              <table:table-cell office:value-type="float" office:value="0.004592">
                <text:p>0.004592</text:p>
              </table:table-cell>
              <table:table-cell office:value-type="float" office:value="0.004738">
                <text:p>0.004738</text:p>
              </table:table-cell>
              <table:table-cell office:value-type="float" office:value="0.004786">
                <text:p>0.004786</text:p>
              </table:table-cell>
              <table:table-cell office:value-type="float" office:value="0.004787">
                <text:p>0.004787</text:p>
              </table:table-cell>
              <table:table-cell office:value-type="float" office:value="0.004673">
                <text:p>0.004673</text:p>
              </table:table-cell>
              <table:table-cell office:value-type="float" office:value="0.004612">
                <text:p>0.004612</text:p>
              </table:table-cell>
              <table:table-cell office:value-type="float" office:value="0.004564">
                <text:p>0.004564</text:p>
              </table:table-cell>
              <table:table-cell office:value-type="float" office:value="0.004591">
                <text:p>0.004591</text:p>
              </table:table-cell>
              <table:table-cell office:value-type="float" office:value="0.004487">
                <text:p>0.004487</text:p>
              </table:table-cell>
              <table:table-cell office:value-type="float" office:value="0.0047">
                <text:p>0.0047</text:p>
              </table:table-cell>
              <table:table-cell office:value-type="float" office:value="0.004794">
                <text:p>0.004794</text:p>
              </table:table-cell>
              <table:table-cell office:value-type="float" office:value="0.004518">
                <text:p>0.004518</text:p>
              </table:table-cell>
              <table:table-cell office:value-type="float" office:value="0.004713">
                <text:p>0.004713</text:p>
              </table:table-cell>
              <table:table-cell office:value-type="float" office:value="0.004518">
                <text:p>0.004518</text:p>
              </table:table-cell>
              <table:table-cell office:value-type="float" office:value="0.004552">
                <text:p>0.004552</text:p>
              </table:table-cell>
              <table:table-cell office:value-type="float" office:value="0.004597">
                <text:p>0.004597</text:p>
              </table:table-cell>
              <table:table-cell office:value-type="float" office:value="0.004364">
                <text:p>0.004364</text:p>
              </table:table-cell>
              <table:table-cell office:value-type="float" office:value="0.004409">
                <text:p>0.004409</text:p>
              </table:table-cell>
              <table:table-cell office:value-type="float" office:value="0.004353">
                <text:p>0.004353</text:p>
              </table:table-cell>
              <table:table-cell office:value-type="float" office:value="0.004861">
                <text:p>0.004861</text:p>
              </table:table-cell>
              <table:table-cell office:value-type="float" office:value="0.004501">
                <text:p>0.004501</text:p>
              </table:table-cell>
              <table:table-cell office:value-type="float" office:value="0.004341">
                <text:p>0.004341</text:p>
              </table:table-cell>
              <table:table-cell office:value-type="float" office:value="0.004385">
                <text:p>0.004385</text:p>
              </table:table-cell>
              <table:table-cell office:value-type="float" office:value="0.004327">
                <text:p>0.004327</text:p>
              </table:table-cell>
              <table:table-cell office:value-type="float" office:value="0.004232">
                <text:p>0.004232</text:p>
              </table:table-cell>
              <table:table-cell office:value-type="float" office:value="0.004326">
                <text:p>0.004326</text:p>
              </table:table-cell>
              <table:table-cell office:value-type="float" office:value="0.004454">
                <text:p>0.004454</text:p>
              </table:table-cell>
              <table:table-cell office:value-type="float" office:value="0.004384">
                <text:p>0.004384</text:p>
              </table:table-cell>
              <table:table-cell office:value-type="float" office:value="0.004331">
                <text:p>0.004331</text:p>
              </table:table-cell>
              <table:table-cell office:value-type="float" office:value="0.004275">
                <text:p>0.004275</text:p>
              </table:table-cell>
              <table:table-cell office:value-type="float" office:value="0.004324">
                <text:p>0.004324</text:p>
              </table:table-cell>
              <table:table-cell office:value-type="float" office:value="0.004178">
                <text:p>0.004178</text:p>
              </table:table-cell>
              <table:table-cell office:value-type="float" office:value="0.00418">
                <text:p>0.00418</text:p>
              </table:table-cell>
              <table:table-cell office:value-type="float" office:value="0.004336">
                <text:p>0.004336</text:p>
              </table:table-cell>
              <table:table-cell office:value-type="float" office:value="0.004106">
                <text:p>0.004106</text:p>
              </table:table-cell>
              <table:table-cell office:value-type="float" office:value="0.004243">
                <text:p>0.004243</text:p>
              </table:table-cell>
              <table:table-cell office:value-type="float" office:value="0.004213">
                <text:p>0.004213</text:p>
              </table:table-cell>
              <table:table-cell office:value-type="float" office:value="0.004199">
                <text:p>0.004199</text:p>
              </table:table-cell>
              <table:table-cell office:value-type="float" office:value="0.004102">
                <text:p>0.004102</text:p>
              </table:table-cell>
              <table:table-cell office:value-type="float" office:value="0.004298">
                <text:p>0.004298</text:p>
              </table:table-cell>
              <table:table-cell office:value-type="float" office:value="0.004559">
                <text:p>0.004559</text:p>
              </table:table-cell>
              <table:table-cell office:value-type="float" office:value="0.004187">
                <text:p>0.004187</text:p>
              </table:table-cell>
              <table:table-cell office:value-type="float" office:value="0.004319">
                <text:p>0.004319</text:p>
              </table:table-cell>
              <table:table-cell office:value-type="float" office:value="0.004215">
                <text:p>0.004215</text:p>
              </table:table-cell>
              <table:table-cell office:value-type="float" office:value="0.004008">
                <text:p>0.004008</text:p>
              </table:table-cell>
              <table:table-cell office:value-type="float" office:value="0.00412">
                <text:p>0.00412</text:p>
              </table:table-cell>
              <table:table-cell office:value-type="float" office:value="0.004096">
                <text:p>0.004096</text:p>
              </table:table-cell>
              <table:table-cell office:value-type="float" office:value="0.004166">
                <text:p>0.004166</text:p>
              </table:table-cell>
              <table:table-cell office:value-type="float" office:value="0.004">
                <text:p>0.004</text:p>
              </table:table-cell>
              <table:table-cell office:value-type="float" office:value="0.003986">
                <text:p>0.003986</text:p>
              </table:table-cell>
              <table:table-cell office:value-type="float" office:value="0.00401">
                <text:p>0.00401</text:p>
              </table:table-cell>
              <table:table-cell office:value-type="float" office:value="0.003951">
                <text:p>0.003951</text:p>
              </table:table-cell>
              <table:table-cell office:value-type="float" office:value="0.004022">
                <text:p>0.004022</text:p>
              </table:table-cell>
              <table:table-cell office:value-type="float" office:value="0.003954">
                <text:p>0.00395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3993">
                <text:p>0.003993</text:p>
              </table:table-cell>
              <table:table-cell office:value-type="float" office:value="0.004053">
                <text:p>0.004053</text:p>
              </table:table-cell>
              <table:table-cell office:value-type="float" office:value="0.004002">
                <text:p>0.004002</text:p>
              </table:table-cell>
              <table:table-cell office:value-type="float" office:value="0.00392">
                <text:p>0.00392</text:p>
              </table:table-cell>
              <table:table-cell office:value-type="float" office:value="0.004041">
                <text:p>0.004041</text:p>
              </table:table-cell>
              <table:table-cell office:value-type="float" office:value="0.003927">
                <text:p>0.003927</text:p>
              </table:table-cell>
              <table:table-cell office:value-type="float" office:value="0.003921">
                <text:p>0.003921</text:p>
              </table:table-cell>
              <table:table-cell office:value-type="float" office:value="0.004077">
                <text:p>0.004077</text:p>
              </table:table-cell>
              <table:table-cell office:value-type="float" office:value="0.003994">
                <text:p>0.003994</text:p>
              </table:table-cell>
              <table:table-cell office:value-type="float" office:value="0.00384">
                <text:p>0.00384</text:p>
              </table:table-cell>
              <table:table-cell office:value-type="float" office:value="0.003877">
                <text:p>0.003877</text:p>
              </table:table-cell>
              <table:table-cell office:value-type="float" office:value="0.004042">
                <text:p>0.004042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864">
                <text:p>0.003864</text:p>
              </table:table-cell>
              <table:table-cell office:value-type="float" office:value="0.003823">
                <text:p>0.003823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972">
                <text:p>0.003972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854">
                <text:p>0.003854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884">
                <text:p>0.003884</text:p>
              </table:table-cell>
              <table:table-cell office:value-type="float" office:value="0.003858">
                <text:p>0.003858</text:p>
              </table:table-cell>
              <table:table-cell office:value-type="float" office:value="0.003888">
                <text:p>0.003888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827">
                <text:p>0.003827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74">
                <text:p>0.00374</text:p>
              </table:table-cell>
              <table:table-cell office:value-type="float" office:value="0.003814">
                <text:p>0.003814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6">
                <text:p>0.00376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78">
                <text:p>0.003878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73">
                <text:p>0.00373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66">
                <text:p>0.00366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402">
                <text:p>0.003402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791">
                <text:p>0.003791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317">
                <text:p>0.003317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268">
                <text:p>0.003268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32">
                <text:p>0.00332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323">
                <text:p>0.003323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375">
                <text:p>0.003375</text:p>
              </table:table-cell>
              <table:table-cell office:value-type="float" office:value="0.003315">
                <text:p>0.003315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384">
                <text:p>0.003384</text:p>
              </table:table-cell>
              <table:table-cell office:value-type="float" office:value="0.00332">
                <text:p>0.00332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243">
                <text:p>0.003243</text:p>
              </table:table-cell>
              <table:table-cell office:value-type="float" office:value="0.003418">
                <text:p>0.003418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338">
                <text:p>0.003338</text:p>
              </table:table-cell>
              <table:table-cell office:value-type="float" office:value="0.00322">
                <text:p>0.00322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321">
                <text:p>0.003321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315">
                <text:p>0.003315</text:p>
              </table:table-cell>
              <table:table-cell office:value-type="float" office:value="0.003226">
                <text:p>0.003226</text:p>
              </table:table-cell>
              <table:table-cell office:value-type="float" office:value="0.003226">
                <text:p>0.003226</text:p>
              </table:table-cell>
              <table:table-cell office:value-type="float" office:value="0.003271">
                <text:p>0.003271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35">
                <text:p>0.00335</text:p>
              </table:table-cell>
              <table:table-cell office:value-type="float" office:value="0.003297">
                <text:p>0.003297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273">
                <text:p>0.003273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268">
                <text:p>0.003268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277">
                <text:p>0.003277</text:p>
              </table:table-cell>
              <table:table-cell office:value-type="float" office:value="0.003239">
                <text:p>0.003239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218">
                <text:p>0.003218</text:p>
              </table:table-cell>
              <table:table-cell office:value-type="float" office:value="0.00332">
                <text:p>0.00332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45">
                <text:p>0.00345</text:p>
              </table:table-cell>
              <table:table-cell office:value-type="float" office:value="0.003454">
                <text:p>0.003454</text:p>
              </table:table-cell>
              <table:table-cell office:value-type="float" office:value="0.003399">
                <text:p>0.003399</text:p>
              </table:table-cell>
              <table:table-cell office:value-type="float" office:value="0.003223">
                <text:p>0.003223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166">
                <text:p>0.003166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305">
                <text:p>0.003305</text:p>
              </table:table-cell>
              <table:table-cell office:value-type="float" office:value="0.003182">
                <text:p>0.003182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338">
                <text:p>0.003338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249">
                <text:p>0.003249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256">
                <text:p>0.003256</text:p>
              </table:table-cell>
              <table:table-cell office:value-type="float" office:value="0.00348">
                <text:p>0.00348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459">
                <text:p>0.003459</text:p>
              </table:table-cell>
            </table:table-row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0.088678">
                <text:p>0.088678</text:p>
                <draw:g>
                  <svg:desc>Arkusz1.B5:Arkusz1.SG5</svg:desc>
                </draw:g>
              </table:table-cell>
              <table:table-cell office:value-type="float" office:value="0.062609">
                <text:p>0.062609</text:p>
              </table:table-cell>
              <table:table-cell office:value-type="float" office:value="0.060289">
                <text:p>0.060289</text:p>
              </table:table-cell>
              <table:table-cell office:value-type="float" office:value="0.057824">
                <text:p>0.057824</text:p>
              </table:table-cell>
              <table:table-cell office:value-type="float" office:value="0.057074">
                <text:p>0.057074</text:p>
              </table:table-cell>
              <table:table-cell office:value-type="float" office:value="0.056655">
                <text:p>0.056655</text:p>
              </table:table-cell>
              <table:table-cell office:value-type="float" office:value="0.055198">
                <text:p>0.055198</text:p>
              </table:table-cell>
              <table:table-cell office:value-type="float" office:value="0.055161">
                <text:p>0.055161</text:p>
              </table:table-cell>
              <table:table-cell office:value-type="float" office:value="0.052997">
                <text:p>0.052997</text:p>
              </table:table-cell>
              <table:table-cell office:value-type="float" office:value="0.053927">
                <text:p>0.053927</text:p>
              </table:table-cell>
              <table:table-cell office:value-type="float" office:value="0.051812">
                <text:p>0.051812</text:p>
              </table:table-cell>
              <table:table-cell office:value-type="float" office:value="0.052846">
                <text:p>0.052846</text:p>
              </table:table-cell>
              <table:table-cell office:value-type="float" office:value="0.053076">
                <text:p>0.053076</text:p>
              </table:table-cell>
              <table:table-cell office:value-type="float" office:value="0.05161">
                <text:p>0.05161</text:p>
              </table:table-cell>
              <table:table-cell office:value-type="float" office:value="0.050681">
                <text:p>0.050681</text:p>
              </table:table-cell>
              <table:table-cell office:value-type="float" office:value="0.050624">
                <text:p>0.050624</text:p>
              </table:table-cell>
              <table:table-cell office:value-type="float" office:value="0.050187">
                <text:p>0.050187</text:p>
              </table:table-cell>
              <table:table-cell office:value-type="float" office:value="0.050309">
                <text:p>0.050309</text:p>
              </table:table-cell>
              <table:table-cell office:value-type="float" office:value="0.049102">
                <text:p>0.049102</text:p>
              </table:table-cell>
              <table:table-cell office:value-type="float" office:value="0.048584">
                <text:p>0.048584</text:p>
              </table:table-cell>
              <table:table-cell office:value-type="float" office:value="0.049572">
                <text:p>0.049572</text:p>
              </table:table-cell>
              <table:table-cell office:value-type="float" office:value="0.04867">
                <text:p>0.04867</text:p>
              </table:table-cell>
              <table:table-cell office:value-type="float" office:value="0.048419">
                <text:p>0.048419</text:p>
              </table:table-cell>
              <table:table-cell office:value-type="float" office:value="0.047186">
                <text:p>0.047186</text:p>
              </table:table-cell>
              <table:table-cell office:value-type="float" office:value="0.047724">
                <text:p>0.047724</text:p>
              </table:table-cell>
              <table:table-cell office:value-type="float" office:value="0.047915">
                <text:p>0.047915</text:p>
              </table:table-cell>
              <table:table-cell office:value-type="float" office:value="0.046752">
                <text:p>0.046752</text:p>
              </table:table-cell>
              <table:table-cell office:value-type="float" office:value="0.047505">
                <text:p>0.047505</text:p>
              </table:table-cell>
              <table:table-cell office:value-type="float" office:value="0.046421">
                <text:p>0.046421</text:p>
              </table:table-cell>
              <table:table-cell office:value-type="float" office:value="0.047088">
                <text:p>0.047088</text:p>
              </table:table-cell>
              <table:table-cell office:value-type="float" office:value="0.045535">
                <text:p>0.045535</text:p>
              </table:table-cell>
              <table:table-cell office:value-type="float" office:value="0.046437">
                <text:p>0.046437</text:p>
              </table:table-cell>
              <table:table-cell office:value-type="float" office:value="0.045373">
                <text:p>0.045373</text:p>
              </table:table-cell>
              <table:table-cell office:value-type="float" office:value="0.0454">
                <text:p>0.0454</text:p>
              </table:table-cell>
              <table:table-cell office:value-type="float" office:value="0.04431">
                <text:p>0.04431</text:p>
              </table:table-cell>
              <table:table-cell office:value-type="float" office:value="0.044464">
                <text:p>0.044464</text:p>
              </table:table-cell>
              <table:table-cell office:value-type="float" office:value="0.044347">
                <text:p>0.044347</text:p>
              </table:table-cell>
              <table:table-cell office:value-type="float" office:value="0.043443">
                <text:p>0.043443</text:p>
              </table:table-cell>
              <table:table-cell office:value-type="float" office:value="0.04337">
                <text:p>0.04337</text:p>
              </table:table-cell>
              <table:table-cell office:value-type="float" office:value="0.043244">
                <text:p>0.043244</text:p>
              </table:table-cell>
              <table:table-cell office:value-type="float" office:value="0.043181">
                <text:p>0.043181</text:p>
              </table:table-cell>
              <table:table-cell office:value-type="float" office:value="0.042085">
                <text:p>0.042085</text:p>
              </table:table-cell>
              <table:table-cell office:value-type="float" office:value="0.042033">
                <text:p>0.042033</text:p>
              </table:table-cell>
              <table:table-cell office:value-type="float" office:value="0.042194">
                <text:p>0.042194</text:p>
              </table:table-cell>
              <table:table-cell office:value-type="float" office:value="0.042245">
                <text:p>0.042245</text:p>
              </table:table-cell>
              <table:table-cell office:value-type="float" office:value="0.041109">
                <text:p>0.041109</text:p>
              </table:table-cell>
              <table:table-cell office:value-type="float" office:value="0.042169">
                <text:p>0.042169</text:p>
              </table:table-cell>
              <table:table-cell office:value-type="float" office:value="0.04172">
                <text:p>0.04172</text:p>
              </table:table-cell>
              <table:table-cell office:value-type="float" office:value="0.040069">
                <text:p>0.040069</text:p>
              </table:table-cell>
              <table:table-cell office:value-type="float" office:value="0.040297">
                <text:p>0.040297</text:p>
              </table:table-cell>
              <table:table-cell office:value-type="float" office:value="0.040528">
                <text:p>0.040528</text:p>
              </table:table-cell>
              <table:table-cell office:value-type="float" office:value="0.03948">
                <text:p>0.03948</text:p>
              </table:table-cell>
              <table:table-cell office:value-type="float" office:value="0.038764">
                <text:p>0.038764</text:p>
              </table:table-cell>
              <table:table-cell office:value-type="float" office:value="0.038867">
                <text:p>0.038867</text:p>
              </table:table-cell>
              <table:table-cell office:value-type="float" office:value="0.038419">
                <text:p>0.038419</text:p>
              </table:table-cell>
              <table:table-cell office:value-type="float" office:value="0.038219">
                <text:p>0.038219</text:p>
              </table:table-cell>
              <table:table-cell office:value-type="float" office:value="0.038603">
                <text:p>0.038603</text:p>
              </table:table-cell>
              <table:table-cell office:value-type="float" office:value="0.038437">
                <text:p>0.038437</text:p>
              </table:table-cell>
              <table:table-cell office:value-type="float" office:value="0.037335">
                <text:p>0.037335</text:p>
              </table:table-cell>
              <table:table-cell office:value-type="float" office:value="0.037182">
                <text:p>0.037182</text:p>
              </table:table-cell>
              <table:table-cell office:value-type="float" office:value="0.036442">
                <text:p>0.036442</text:p>
              </table:table-cell>
              <table:table-cell office:value-type="float" office:value="0.036926">
                <text:p>0.036926</text:p>
              </table:table-cell>
              <table:table-cell office:value-type="float" office:value="0.036025">
                <text:p>0.036025</text:p>
              </table:table-cell>
              <table:table-cell office:value-type="float" office:value="0.036394">
                <text:p>0.036394</text:p>
              </table:table-cell>
              <table:table-cell office:value-type="float" office:value="0.035784">
                <text:p>0.035784</text:p>
              </table:table-cell>
              <table:table-cell office:value-type="float" office:value="0.035105">
                <text:p>0.035105</text:p>
              </table:table-cell>
              <table:table-cell office:value-type="float" office:value="0.035255">
                <text:p>0.035255</text:p>
              </table:table-cell>
              <table:table-cell office:value-type="float" office:value="0.034593">
                <text:p>0.034593</text:p>
              </table:table-cell>
              <table:table-cell office:value-type="float" office:value="0.034781">
                <text:p>0.034781</text:p>
              </table:table-cell>
              <table:table-cell office:value-type="float" office:value="0.034541">
                <text:p>0.034541</text:p>
              </table:table-cell>
              <table:table-cell office:value-type="float" office:value="0.034627">
                <text:p>0.034627</text:p>
              </table:table-cell>
              <table:table-cell office:value-type="float" office:value="0.033749">
                <text:p>0.033749</text:p>
              </table:table-cell>
              <table:table-cell office:value-type="float" office:value="0.033567">
                <text:p>0.033567</text:p>
              </table:table-cell>
              <table:table-cell office:value-type="float" office:value="0.033556">
                <text:p>0.033556</text:p>
              </table:table-cell>
              <table:table-cell office:value-type="float" office:value="0.032749">
                <text:p>0.032749</text:p>
              </table:table-cell>
              <table:table-cell office:value-type="float" office:value="0.033311">
                <text:p>0.033311</text:p>
              </table:table-cell>
              <table:table-cell office:value-type="float" office:value="0.032113">
                <text:p>0.032113</text:p>
              </table:table-cell>
              <table:table-cell office:value-type="float" office:value="0.032116">
                <text:p>0.032116</text:p>
              </table:table-cell>
              <table:table-cell office:value-type="float" office:value="0.031314">
                <text:p>0.031314</text:p>
              </table:table-cell>
              <table:table-cell office:value-type="float" office:value="0.031079">
                <text:p>0.031079</text:p>
              </table:table-cell>
              <table:table-cell office:value-type="float" office:value="0.030951">
                <text:p>0.030951</text:p>
              </table:table-cell>
              <table:table-cell office:value-type="float" office:value="0.030993">
                <text:p>0.030993</text:p>
              </table:table-cell>
              <table:table-cell office:value-type="float" office:value="0.030505">
                <text:p>0.030505</text:p>
              </table:table-cell>
              <table:table-cell office:value-type="float" office:value="0.030717">
                <text:p>0.030717</text:p>
              </table:table-cell>
              <table:table-cell office:value-type="float" office:value="0.029905">
                <text:p>0.029905</text:p>
              </table:table-cell>
              <table:table-cell office:value-type="float" office:value="0.029731">
                <text:p>0.029731</text:p>
              </table:table-cell>
              <table:table-cell office:value-type="float" office:value="0.030131">
                <text:p>0.030131</text:p>
              </table:table-cell>
              <table:table-cell office:value-type="float" office:value="0.029533">
                <text:p>0.029533</text:p>
              </table:table-cell>
              <table:table-cell office:value-type="float" office:value="0.029527">
                <text:p>0.029527</text:p>
              </table:table-cell>
              <table:table-cell office:value-type="float" office:value="0.029138">
                <text:p>0.029138</text:p>
              </table:table-cell>
              <table:table-cell office:value-type="float" office:value="0.029029">
                <text:p>0.029029</text:p>
              </table:table-cell>
              <table:table-cell office:value-type="float" office:value="0.028878">
                <text:p>0.028878</text:p>
              </table:table-cell>
              <table:table-cell office:value-type="float" office:value="0.028756">
                <text:p>0.028756</text:p>
              </table:table-cell>
              <table:table-cell office:value-type="float" office:value="0.027781">
                <text:p>0.027781</text:p>
              </table:table-cell>
              <table:table-cell office:value-type="float" office:value="0.027786">
                <text:p>0.027786</text:p>
              </table:table-cell>
              <table:table-cell office:value-type="float" office:value="0.027553">
                <text:p>0.027553</text:p>
              </table:table-cell>
              <table:table-cell office:value-type="float" office:value="0.027622">
                <text:p>0.027622</text:p>
              </table:table-cell>
              <table:table-cell office:value-type="float" office:value="0.026891">
                <text:p>0.026891</text:p>
              </table:table-cell>
              <table:table-cell office:value-type="float" office:value="0.026659">
                <text:p>0.026659</text:p>
              </table:table-cell>
              <table:table-cell office:value-type="float" office:value="0.026935">
                <text:p>0.026935</text:p>
              </table:table-cell>
              <table:table-cell office:value-type="float" office:value="0.026004">
                <text:p>0.026004</text:p>
              </table:table-cell>
              <table:table-cell office:value-type="float" office:value="0.025727">
                <text:p>0.025727</text:p>
              </table:table-cell>
              <table:table-cell office:value-type="float" office:value="0.026142">
                <text:p>0.026142</text:p>
              </table:table-cell>
              <table:table-cell office:value-type="float" office:value="0.026284">
                <text:p>0.026284</text:p>
              </table:table-cell>
              <table:table-cell office:value-type="float" office:value="0.025245">
                <text:p>0.025245</text:p>
              </table:table-cell>
              <table:table-cell office:value-type="float" office:value="0.02526">
                <text:p>0.02526</text:p>
              </table:table-cell>
              <table:table-cell office:value-type="float" office:value="0.024773">
                <text:p>0.024773</text:p>
              </table:table-cell>
              <table:table-cell office:value-type="float" office:value="0.02429">
                <text:p>0.02429</text:p>
              </table:table-cell>
              <table:table-cell office:value-type="float" office:value="0.024615">
                <text:p>0.024615</text:p>
              </table:table-cell>
              <table:table-cell office:value-type="float" office:value="0.023941">
                <text:p>0.023941</text:p>
              </table:table-cell>
              <table:table-cell office:value-type="float" office:value="0.024011">
                <text:p>0.024011</text:p>
              </table:table-cell>
              <table:table-cell office:value-type="float" office:value="0.023834">
                <text:p>0.023834</text:p>
              </table:table-cell>
              <table:table-cell office:value-type="float" office:value="0.023976">
                <text:p>0.023976</text:p>
              </table:table-cell>
              <table:table-cell office:value-type="float" office:value="0.023579">
                <text:p>0.023579</text:p>
              </table:table-cell>
              <table:table-cell office:value-type="float" office:value="0.023335">
                <text:p>0.023335</text:p>
              </table:table-cell>
              <table:table-cell office:value-type="float" office:value="0.023069">
                <text:p>0.023069</text:p>
              </table:table-cell>
              <table:table-cell office:value-type="float" office:value="0.022903">
                <text:p>0.022903</text:p>
              </table:table-cell>
              <table:table-cell office:value-type="float" office:value="0.022421">
                <text:p>0.022421</text:p>
              </table:table-cell>
              <table:table-cell office:value-type="float" office:value="0.022818">
                <text:p>0.022818</text:p>
              </table:table-cell>
              <table:table-cell office:value-type="float" office:value="0.022982">
                <text:p>0.022982</text:p>
              </table:table-cell>
              <table:table-cell office:value-type="float" office:value="0.02206">
                <text:p>0.02206</text:p>
              </table:table-cell>
              <table:table-cell office:value-type="float" office:value="0.022795">
                <text:p>0.022795</text:p>
              </table:table-cell>
              <table:table-cell office:value-type="float" office:value="0.022256">
                <text:p>0.022256</text:p>
              </table:table-cell>
              <table:table-cell office:value-type="float" office:value="0.022316">
                <text:p>0.022316</text:p>
              </table:table-cell>
              <table:table-cell office:value-type="float" office:value="0.021668">
                <text:p>0.021668</text:p>
              </table:table-cell>
              <table:table-cell office:value-type="float" office:value="0.021511">
                <text:p>0.021511</text:p>
              </table:table-cell>
              <table:table-cell office:value-type="float" office:value="0.021069">
                <text:p>0.021069</text:p>
              </table:table-cell>
              <table:table-cell office:value-type="float" office:value="0.021548">
                <text:p>0.021548</text:p>
              </table:table-cell>
              <table:table-cell office:value-type="float" office:value="0.021746">
                <text:p>0.021746</text:p>
              </table:table-cell>
              <table:table-cell office:value-type="float" office:value="0.021286">
                <text:p>0.021286</text:p>
              </table:table-cell>
              <table:table-cell office:value-type="float" office:value="0.020611">
                <text:p>0.020611</text:p>
              </table:table-cell>
              <table:table-cell office:value-type="float" office:value="0.02073">
                <text:p>0.02073</text:p>
              </table:table-cell>
              <table:table-cell office:value-type="float" office:value="0.020467">
                <text:p>0.020467</text:p>
              </table:table-cell>
              <table:table-cell office:value-type="float" office:value="0.020714">
                <text:p>0.020714</text:p>
              </table:table-cell>
              <table:table-cell office:value-type="float" office:value="0.019682">
                <text:p>0.019682</text:p>
              </table:table-cell>
              <table:table-cell office:value-type="float" office:value="0.019782">
                <text:p>0.019782</text:p>
              </table:table-cell>
              <table:table-cell office:value-type="float" office:value="0.019893">
                <text:p>0.019893</text:p>
              </table:table-cell>
              <table:table-cell office:value-type="float" office:value="0.019399">
                <text:p>0.019399</text:p>
              </table:table-cell>
              <table:table-cell office:value-type="float" office:value="0.020193">
                <text:p>0.020193</text:p>
              </table:table-cell>
              <table:table-cell office:value-type="float" office:value="0.019459">
                <text:p>0.019459</text:p>
              </table:table-cell>
              <table:table-cell office:value-type="float" office:value="0.01963">
                <text:p>0.01963</text:p>
              </table:table-cell>
              <table:table-cell office:value-type="float" office:value="0.01941">
                <text:p>0.01941</text:p>
              </table:table-cell>
              <table:table-cell office:value-type="float" office:value="0.019428">
                <text:p>0.019428</text:p>
              </table:table-cell>
              <table:table-cell office:value-type="float" office:value="0.018838">
                <text:p>0.018838</text:p>
              </table:table-cell>
              <table:table-cell office:value-type="float" office:value="0.019141">
                <text:p>0.019141</text:p>
              </table:table-cell>
              <table:table-cell office:value-type="float" office:value="0.018568">
                <text:p>0.018568</text:p>
              </table:table-cell>
              <table:table-cell office:value-type="float" office:value="0.01866">
                <text:p>0.01866</text:p>
              </table:table-cell>
              <table:table-cell office:value-type="float" office:value="0.018834">
                <text:p>0.018834</text:p>
              </table:table-cell>
              <table:table-cell office:value-type="float" office:value="0.018726">
                <text:p>0.018726</text:p>
              </table:table-cell>
              <table:table-cell office:value-type="float" office:value="0.018575">
                <text:p>0.018575</text:p>
              </table:table-cell>
              <table:table-cell office:value-type="float" office:value="0.018376">
                <text:p>0.018376</text:p>
              </table:table-cell>
              <table:table-cell office:value-type="float" office:value="0.018175">
                <text:p>0.018175</text:p>
              </table:table-cell>
              <table:table-cell office:value-type="float" office:value="0.018779">
                <text:p>0.018779</text:p>
              </table:table-cell>
              <table:table-cell office:value-type="float" office:value="0.018146">
                <text:p>0.018146</text:p>
              </table:table-cell>
              <table:table-cell office:value-type="float" office:value="0.01798">
                <text:p>0.01798</text:p>
              </table:table-cell>
              <table:table-cell office:value-type="float" office:value="0.01779">
                <text:p>0.01779</text:p>
              </table:table-cell>
              <table:table-cell office:value-type="float" office:value="0.017552">
                <text:p>0.017552</text:p>
              </table:table-cell>
              <table:table-cell office:value-type="float" office:value="0.017904">
                <text:p>0.017904</text:p>
              </table:table-cell>
              <table:table-cell office:value-type="float" office:value="0.017454">
                <text:p>0.017454</text:p>
              </table:table-cell>
              <table:table-cell office:value-type="float" office:value="0.017568">
                <text:p>0.017568</text:p>
              </table:table-cell>
              <table:table-cell office:value-type="float" office:value="0.017585">
                <text:p>0.017585</text:p>
              </table:table-cell>
              <table:table-cell office:value-type="float" office:value="0.017784">
                <text:p>0.017784</text:p>
              </table:table-cell>
              <table:table-cell office:value-type="float" office:value="0.017353">
                <text:p>0.017353</text:p>
              </table:table-cell>
              <table:table-cell office:value-type="float" office:value="0.017605">
                <text:p>0.017605</text:p>
              </table:table-cell>
              <table:table-cell office:value-type="float" office:value="0.017265">
                <text:p>0.017265</text:p>
              </table:table-cell>
              <table:table-cell office:value-type="float" office:value="0.0175">
                <text:p>0.0175</text:p>
              </table:table-cell>
              <table:table-cell office:value-type="float" office:value="0.017036">
                <text:p>0.017036</text:p>
              </table:table-cell>
              <table:table-cell office:value-type="float" office:value="0.017001">
                <text:p>0.017001</text:p>
              </table:table-cell>
              <table:table-cell office:value-type="float" office:value="0.016957">
                <text:p>0.016957</text:p>
              </table:table-cell>
              <table:table-cell office:value-type="float" office:value="0.016687">
                <text:p>0.016687</text:p>
              </table:table-cell>
              <table:table-cell office:value-type="float" office:value="0.016267">
                <text:p>0.016267</text:p>
              </table:table-cell>
              <table:table-cell office:value-type="float" office:value="0.017127">
                <text:p>0.017127</text:p>
              </table:table-cell>
              <table:table-cell office:value-type="float" office:value="0.01681">
                <text:p>0.01681</text:p>
              </table:table-cell>
              <table:table-cell office:value-type="float" office:value="0.016452">
                <text:p>0.016452</text:p>
              </table:table-cell>
              <table:table-cell office:value-type="float" office:value="0.015983">
                <text:p>0.015983</text:p>
              </table:table-cell>
              <table:table-cell office:value-type="float" office:value="0.0164">
                <text:p>0.0164</text:p>
              </table:table-cell>
              <table:table-cell office:value-type="float" office:value="0.016805">
                <text:p>0.016805</text:p>
              </table:table-cell>
              <table:table-cell office:value-type="float" office:value="0.016125">
                <text:p>0.016125</text:p>
              </table:table-cell>
              <table:table-cell office:value-type="float" office:value="0.016194">
                <text:p>0.016194</text:p>
              </table:table-cell>
              <table:table-cell office:value-type="float" office:value="0.016072">
                <text:p>0.016072</text:p>
              </table:table-cell>
              <table:table-cell office:value-type="float" office:value="0.015945">
                <text:p>0.015945</text:p>
              </table:table-cell>
              <table:table-cell office:value-type="float" office:value="0.015961">
                <text:p>0.015961</text:p>
              </table:table-cell>
              <table:table-cell office:value-type="float" office:value="0.016064">
                <text:p>0.016064</text:p>
              </table:table-cell>
              <table:table-cell office:value-type="float" office:value="0.015859">
                <text:p>0.015859</text:p>
              </table:table-cell>
              <table:table-cell office:value-type="float" office:value="0.015351">
                <text:p>0.015351</text:p>
              </table:table-cell>
              <table:table-cell office:value-type="float" office:value="0.015844">
                <text:p>0.015844</text:p>
              </table:table-cell>
              <table:table-cell office:value-type="float" office:value="0.01562">
                <text:p>0.01562</text:p>
              </table:table-cell>
              <table:table-cell office:value-type="float" office:value="0.015523">
                <text:p>0.015523</text:p>
              </table:table-cell>
              <table:table-cell office:value-type="float" office:value="0.015944">
                <text:p>0.015944</text:p>
              </table:table-cell>
              <table:table-cell office:value-type="float" office:value="0.015532">
                <text:p>0.015532</text:p>
              </table:table-cell>
              <table:table-cell office:value-type="float" office:value="0.015107">
                <text:p>0.015107</text:p>
              </table:table-cell>
              <table:table-cell office:value-type="float" office:value="0.015519">
                <text:p>0.015519</text:p>
              </table:table-cell>
              <table:table-cell office:value-type="float" office:value="0.014913">
                <text:p>0.014913</text:p>
              </table:table-cell>
              <table:table-cell office:value-type="float" office:value="0.0153">
                <text:p>0.0153</text:p>
              </table:table-cell>
              <table:table-cell office:value-type="float" office:value="0.015307">
                <text:p>0.015307</text:p>
              </table:table-cell>
              <table:table-cell office:value-type="float" office:value="0.015015">
                <text:p>0.015015</text:p>
              </table:table-cell>
              <table:table-cell office:value-type="float" office:value="0.014668">
                <text:p>0.014668</text:p>
              </table:table-cell>
              <table:table-cell office:value-type="float" office:value="0.015147">
                <text:p>0.015147</text:p>
              </table:table-cell>
              <table:table-cell office:value-type="float" office:value="0.014622">
                <text:p>0.014622</text:p>
              </table:table-cell>
              <table:table-cell office:value-type="float" office:value="0.014893">
                <text:p>0.014893</text:p>
              </table:table-cell>
              <table:table-cell office:value-type="float" office:value="0.015041">
                <text:p>0.015041</text:p>
              </table:table-cell>
              <table:table-cell office:value-type="float" office:value="0.014851">
                <text:p>0.014851</text:p>
              </table:table-cell>
              <table:table-cell office:value-type="float" office:value="0.014841">
                <text:p>0.014841</text:p>
              </table:table-cell>
              <table:table-cell office:value-type="float" office:value="0.014354">
                <text:p>0.014354</text:p>
              </table:table-cell>
              <table:table-cell office:value-type="float" office:value="0.014992">
                <text:p>0.014992</text:p>
              </table:table-cell>
              <table:table-cell office:value-type="float" office:value="0.014851">
                <text:p>0.014851</text:p>
              </table:table-cell>
              <table:table-cell office:value-type="float" office:value="0.014802">
                <text:p>0.014802</text:p>
              </table:table-cell>
              <table:table-cell office:value-type="float" office:value="0.014734">
                <text:p>0.014734</text:p>
              </table:table-cell>
              <table:table-cell office:value-type="float" office:value="0.01426">
                <text:p>0.01426</text:p>
              </table:table-cell>
              <table:table-cell office:value-type="float" office:value="0.014544">
                <text:p>0.014544</text:p>
              </table:table-cell>
              <table:table-cell office:value-type="float" office:value="0.014288">
                <text:p>0.014288</text:p>
              </table:table-cell>
              <table:table-cell office:value-type="float" office:value="0.014446">
                <text:p>0.014446</text:p>
              </table:table-cell>
              <table:table-cell office:value-type="float" office:value="0.01471">
                <text:p>0.01471</text:p>
              </table:table-cell>
              <table:table-cell office:value-type="float" office:value="0.014574">
                <text:p>0.014574</text:p>
              </table:table-cell>
              <table:table-cell office:value-type="float" office:value="0.014254">
                <text:p>0.014254</text:p>
              </table:table-cell>
              <table:table-cell office:value-type="float" office:value="0.014125">
                <text:p>0.014125</text:p>
              </table:table-cell>
              <table:table-cell office:value-type="float" office:value="0.014231">
                <text:p>0.014231</text:p>
              </table:table-cell>
              <table:table-cell office:value-type="float" office:value="0.013945">
                <text:p>0.013945</text:p>
              </table:table-cell>
              <table:table-cell office:value-type="float" office:value="0.013966">
                <text:p>0.013966</text:p>
              </table:table-cell>
              <table:table-cell office:value-type="float" office:value="0.014008">
                <text:p>0.014008</text:p>
              </table:table-cell>
              <table:table-cell office:value-type="float" office:value="0.01409">
                <text:p>0.01409</text:p>
              </table:table-cell>
              <table:table-cell office:value-type="float" office:value="0.013672">
                <text:p>0.013672</text:p>
              </table:table-cell>
              <table:table-cell office:value-type="float" office:value="0.013841">
                <text:p>0.013841</text:p>
              </table:table-cell>
              <table:table-cell office:value-type="float" office:value="0.013655">
                <text:p>0.013655</text:p>
              </table:table-cell>
              <table:table-cell office:value-type="float" office:value="0.013754">
                <text:p>0.013754</text:p>
              </table:table-cell>
              <table:table-cell office:value-type="float" office:value="0.013791">
                <text:p>0.013791</text:p>
              </table:table-cell>
              <table:table-cell office:value-type="float" office:value="0.013902">
                <text:p>0.013902</text:p>
              </table:table-cell>
              <table:table-cell office:value-type="float" office:value="0.013754">
                <text:p>0.013754</text:p>
              </table:table-cell>
              <table:table-cell office:value-type="float" office:value="0.013637">
                <text:p>0.013637</text:p>
              </table:table-cell>
              <table:table-cell office:value-type="float" office:value="0.013871">
                <text:p>0.013871</text:p>
              </table:table-cell>
              <table:table-cell office:value-type="float" office:value="0.013613">
                <text:p>0.013613</text:p>
              </table:table-cell>
              <table:table-cell office:value-type="float" office:value="0.013455">
                <text:p>0.013455</text:p>
              </table:table-cell>
              <table:table-cell office:value-type="float" office:value="0.013426">
                <text:p>0.013426</text:p>
              </table:table-cell>
              <table:table-cell office:value-type="float" office:value="0.013145">
                <text:p>0.013145</text:p>
              </table:table-cell>
              <table:table-cell office:value-type="float" office:value="0.013173">
                <text:p>0.013173</text:p>
              </table:table-cell>
              <table:table-cell office:value-type="float" office:value="0.013871">
                <text:p>0.013871</text:p>
              </table:table-cell>
              <table:table-cell office:value-type="float" office:value="0.013625">
                <text:p>0.013625</text:p>
              </table:table-cell>
              <table:table-cell office:value-type="float" office:value="0.013207">
                <text:p>0.013207</text:p>
              </table:table-cell>
              <table:table-cell office:value-type="float" office:value="0.013696">
                <text:p>0.013696</text:p>
              </table:table-cell>
              <table:table-cell office:value-type="float" office:value="0.013238">
                <text:p>0.013238</text:p>
              </table:table-cell>
              <table:table-cell office:value-type="float" office:value="0.013183">
                <text:p>0.013183</text:p>
              </table:table-cell>
              <table:table-cell office:value-type="float" office:value="0.013425">
                <text:p>0.013425</text:p>
              </table:table-cell>
              <table:table-cell office:value-type="float" office:value="0.013169">
                <text:p>0.013169</text:p>
              </table:table-cell>
              <table:table-cell office:value-type="float" office:value="0.013035">
                <text:p>0.013035</text:p>
              </table:table-cell>
              <table:table-cell office:value-type="float" office:value="0.012922">
                <text:p>0.012922</text:p>
              </table:table-cell>
              <table:table-cell office:value-type="float" office:value="0.013152">
                <text:p>0.013152</text:p>
              </table:table-cell>
              <table:table-cell office:value-type="float" office:value="0.013059">
                <text:p>0.013059</text:p>
              </table:table-cell>
              <table:table-cell office:value-type="float" office:value="0.013098">
                <text:p>0.013098</text:p>
              </table:table-cell>
              <table:table-cell office:value-type="float" office:value="0.012887">
                <text:p>0.012887</text:p>
              </table:table-cell>
              <table:table-cell office:value-type="float" office:value="0.013104">
                <text:p>0.013104</text:p>
              </table:table-cell>
              <table:table-cell office:value-type="float" office:value="0.013147">
                <text:p>0.013147</text:p>
              </table:table-cell>
              <table:table-cell office:value-type="float" office:value="0.01307">
                <text:p>0.01307</text:p>
              </table:table-cell>
              <table:table-cell office:value-type="float" office:value="0.013306">
                <text:p>0.013306</text:p>
              </table:table-cell>
              <table:table-cell office:value-type="float" office:value="0.013054">
                <text:p>0.013054</text:p>
              </table:table-cell>
              <table:table-cell office:value-type="float" office:value="0.012745">
                <text:p>0.012745</text:p>
              </table:table-cell>
              <table:table-cell office:value-type="float" office:value="0.012862">
                <text:p>0.012862</text:p>
              </table:table-cell>
              <table:table-cell office:value-type="float" office:value="0.012779">
                <text:p>0.012779</text:p>
              </table:table-cell>
              <table:table-cell office:value-type="float" office:value="0.012832">
                <text:p>0.012832</text:p>
              </table:table-cell>
              <table:table-cell office:value-type="float" office:value="0.012834">
                <text:p>0.012834</text:p>
              </table:table-cell>
              <table:table-cell office:value-type="float" office:value="0.012912">
                <text:p>0.012912</text:p>
              </table:table-cell>
              <table:table-cell office:value-type="float" office:value="0.012689">
                <text:p>0.012689</text:p>
              </table:table-cell>
              <table:table-cell office:value-type="float" office:value="0.01318">
                <text:p>0.01318</text:p>
              </table:table-cell>
              <table:table-cell office:value-type="float" office:value="0.012607">
                <text:p>0.012607</text:p>
              </table:table-cell>
              <table:table-cell office:value-type="float" office:value="0.012521">
                <text:p>0.012521</text:p>
              </table:table-cell>
              <table:table-cell office:value-type="float" office:value="0.012888">
                <text:p>0.012888</text:p>
              </table:table-cell>
              <table:table-cell office:value-type="float" office:value="0.012881">
                <text:p>0.012881</text:p>
              </table:table-cell>
              <table:table-cell office:value-type="float" office:value="0.013012">
                <text:p>0.013012</text:p>
              </table:table-cell>
              <table:table-cell office:value-type="float" office:value="0.012774">
                <text:p>0.012774</text:p>
              </table:table-cell>
              <table:table-cell office:value-type="float" office:value="0.012606">
                <text:p>0.012606</text:p>
              </table:table-cell>
              <table:table-cell office:value-type="float" office:value="0.012619">
                <text:p>0.012619</text:p>
              </table:table-cell>
              <table:table-cell office:value-type="float" office:value="0.012423">
                <text:p>0.012423</text:p>
              </table:table-cell>
              <table:table-cell office:value-type="float" office:value="0.012812">
                <text:p>0.012812</text:p>
              </table:table-cell>
              <table:table-cell office:value-type="float" office:value="0.012243">
                <text:p>0.012243</text:p>
              </table:table-cell>
              <table:table-cell office:value-type="float" office:value="0.012573">
                <text:p>0.012573</text:p>
              </table:table-cell>
              <table:table-cell office:value-type="float" office:value="0.012772">
                <text:p>0.012772</text:p>
              </table:table-cell>
              <table:table-cell office:value-type="float" office:value="0.011961">
                <text:p>0.011961</text:p>
              </table:table-cell>
              <table:table-cell office:value-type="float" office:value="0.012507">
                <text:p>0.012507</text:p>
              </table:table-cell>
              <table:table-cell office:value-type="float" office:value="0.012581">
                <text:p>0.012581</text:p>
              </table:table-cell>
              <table:table-cell office:value-type="float" office:value="0.011919">
                <text:p>0.011919</text:p>
              </table:table-cell>
              <table:table-cell office:value-type="float" office:value="0.012361">
                <text:p>0.012361</text:p>
              </table:table-cell>
              <table:table-cell office:value-type="float" office:value="0.012556">
                <text:p>0.012556</text:p>
              </table:table-cell>
              <table:table-cell office:value-type="float" office:value="0.012098">
                <text:p>0.012098</text:p>
              </table:table-cell>
              <table:table-cell office:value-type="float" office:value="0.012385">
                <text:p>0.012385</text:p>
              </table:table-cell>
              <table:table-cell office:value-type="float" office:value="0.012367">
                <text:p>0.012367</text:p>
              </table:table-cell>
              <table:table-cell office:value-type="float" office:value="0.012256">
                <text:p>0.012256</text:p>
              </table:table-cell>
              <table:table-cell office:value-type="float" office:value="0.012561">
                <text:p>0.012561</text:p>
              </table:table-cell>
              <table:table-cell office:value-type="float" office:value="0.012657">
                <text:p>0.012657</text:p>
              </table:table-cell>
              <table:table-cell office:value-type="float" office:value="0.012313">
                <text:p>0.012313</text:p>
              </table:table-cell>
              <table:table-cell office:value-type="float" office:value="0.012243">
                <text:p>0.012243</text:p>
              </table:table-cell>
              <table:table-cell office:value-type="float" office:value="0.012084">
                <text:p>0.012084</text:p>
              </table:table-cell>
              <table:table-cell office:value-type="float" office:value="0.012188">
                <text:p>0.012188</text:p>
              </table:table-cell>
              <table:table-cell office:value-type="float" office:value="0.012158">
                <text:p>0.012158</text:p>
              </table:table-cell>
              <table:table-cell office:value-type="float" office:value="0.012555">
                <text:p>0.012555</text:p>
              </table:table-cell>
              <table:table-cell office:value-type="float" office:value="0.011944">
                <text:p>0.011944</text:p>
              </table:table-cell>
              <table:table-cell office:value-type="float" office:value="0.012532">
                <text:p>0.012532</text:p>
              </table:table-cell>
              <table:table-cell office:value-type="float" office:value="0.012277">
                <text:p>0.012277</text:p>
              </table:table-cell>
              <table:table-cell office:value-type="float" office:value="0.012205">
                <text:p>0.012205</text:p>
              </table:table-cell>
              <table:table-cell office:value-type="float" office:value="0.011973">
                <text:p>0.011973</text:p>
              </table:table-cell>
              <table:table-cell office:value-type="float" office:value="0.01232">
                <text:p>0.01232</text:p>
              </table:table-cell>
              <table:table-cell office:value-type="float" office:value="0.012075">
                <text:p>0.012075</text:p>
              </table:table-cell>
              <table:table-cell office:value-type="float" office:value="0.012141">
                <text:p>0.012141</text:p>
              </table:table-cell>
              <table:table-cell office:value-type="float" office:value="0.012021">
                <text:p>0.012021</text:p>
              </table:table-cell>
              <table:table-cell office:value-type="float" office:value="0.011808">
                <text:p>0.011808</text:p>
              </table:table-cell>
              <table:table-cell office:value-type="float" office:value="0.011963">
                <text:p>0.011963</text:p>
              </table:table-cell>
              <table:table-cell office:value-type="float" office:value="0.012027">
                <text:p>0.012027</text:p>
              </table:table-cell>
              <table:table-cell office:value-type="float" office:value="0.012014">
                <text:p>0.012014</text:p>
              </table:table-cell>
              <table:table-cell office:value-type="float" office:value="0.01156">
                <text:p>0.01156</text:p>
              </table:table-cell>
              <table:table-cell office:value-type="float" office:value="0.011882">
                <text:p>0.011882</text:p>
              </table:table-cell>
              <table:table-cell office:value-type="float" office:value="0.011926">
                <text:p>0.011926</text:p>
              </table:table-cell>
              <table:table-cell office:value-type="float" office:value="0.011659">
                <text:p>0.011659</text:p>
              </table:table-cell>
              <table:table-cell office:value-type="float" office:value="0.012051">
                <text:p>0.012051</text:p>
              </table:table-cell>
              <table:table-cell office:value-type="float" office:value="0.011911">
                <text:p>0.011911</text:p>
              </table:table-cell>
              <table:table-cell office:value-type="float" office:value="0.012002">
                <text:p>0.012002</text:p>
              </table:table-cell>
              <table:table-cell office:value-type="float" office:value="0.011949">
                <text:p>0.011949</text:p>
              </table:table-cell>
              <table:table-cell office:value-type="float" office:value="0.011863">
                <text:p>0.011863</text:p>
              </table:table-cell>
              <table:table-cell office:value-type="float" office:value="0.011698">
                <text:p>0.011698</text:p>
              </table:table-cell>
              <table:table-cell office:value-type="float" office:value="0.012065">
                <text:p>0.012065</text:p>
              </table:table-cell>
              <table:table-cell office:value-type="float" office:value="0.011475">
                <text:p>0.011475</text:p>
              </table:table-cell>
              <table:table-cell office:value-type="float" office:value="0.011654">
                <text:p>0.011654</text:p>
              </table:table-cell>
              <table:table-cell office:value-type="float" office:value="0.011869">
                <text:p>0.011869</text:p>
              </table:table-cell>
              <table:table-cell office:value-type="float" office:value="0.011444">
                <text:p>0.011444</text:p>
              </table:table-cell>
              <table:table-cell office:value-type="float" office:value="0.011286">
                <text:p>0.011286</text:p>
              </table:table-cell>
              <table:table-cell office:value-type="float" office:value="0.011648">
                <text:p>0.011648</text:p>
              </table:table-cell>
              <table:table-cell office:value-type="float" office:value="0.011601">
                <text:p>0.011601</text:p>
              </table:table-cell>
              <table:table-cell office:value-type="float" office:value="0.011639">
                <text:p>0.011639</text:p>
              </table:table-cell>
              <table:table-cell office:value-type="float" office:value="0.011371">
                <text:p>0.011371</text:p>
              </table:table-cell>
              <table:table-cell office:value-type="float" office:value="0.011523">
                <text:p>0.011523</text:p>
              </table:table-cell>
              <table:table-cell office:value-type="float" office:value="0.011562">
                <text:p>0.011562</text:p>
              </table:table-cell>
              <table:table-cell office:value-type="float" office:value="0.011498">
                <text:p>0.011498</text:p>
              </table:table-cell>
              <table:table-cell office:value-type="float" office:value="0.011514">
                <text:p>0.011514</text:p>
              </table:table-cell>
              <table:table-cell office:value-type="float" office:value="0.011567">
                <text:p>0.011567</text:p>
              </table:table-cell>
              <table:table-cell office:value-type="float" office:value="0.011602">
                <text:p>0.011602</text:p>
              </table:table-cell>
              <table:table-cell office:value-type="float" office:value="0.011491">
                <text:p>0.011491</text:p>
              </table:table-cell>
              <table:table-cell office:value-type="float" office:value="0.011374">
                <text:p>0.011374</text:p>
              </table:table-cell>
              <table:table-cell office:value-type="float" office:value="0.011591">
                <text:p>0.011591</text:p>
              </table:table-cell>
              <table:table-cell office:value-type="float" office:value="0.011158">
                <text:p>0.011158</text:p>
              </table:table-cell>
              <table:table-cell office:value-type="float" office:value="0.011698">
                <text:p>0.011698</text:p>
              </table:table-cell>
              <table:table-cell office:value-type="float" office:value="0.011575">
                <text:p>0.011575</text:p>
              </table:table-cell>
              <table:table-cell office:value-type="float" office:value="0.01148">
                <text:p>0.01148</text:p>
              </table:table-cell>
              <table:table-cell office:value-type="float" office:value="0.011331">
                <text:p>0.011331</text:p>
              </table:table-cell>
              <table:table-cell office:value-type="float" office:value="0.011354">
                <text:p>0.011354</text:p>
              </table:table-cell>
              <table:table-cell office:value-type="float" office:value="0.011547">
                <text:p>0.011547</text:p>
              </table:table-cell>
              <table:table-cell office:value-type="float" office:value="0.011543">
                <text:p>0.011543</text:p>
              </table:table-cell>
              <table:table-cell office:value-type="float" office:value="0.011208">
                <text:p>0.011208</text:p>
              </table:table-cell>
              <table:table-cell office:value-type="float" office:value="0.011127">
                <text:p>0.011127</text:p>
              </table:table-cell>
              <table:table-cell office:value-type="float" office:value="0.011461">
                <text:p>0.011461</text:p>
              </table:table-cell>
              <table:table-cell office:value-type="float" office:value="0.011026">
                <text:p>0.011026</text:p>
              </table:table-cell>
              <table:table-cell office:value-type="float" office:value="0.011172">
                <text:p>0.011172</text:p>
              </table:table-cell>
              <table:table-cell office:value-type="float" office:value="0.010839">
                <text:p>0.010839</text:p>
              </table:table-cell>
              <table:table-cell office:value-type="float" office:value="0.011295">
                <text:p>0.011295</text:p>
              </table:table-cell>
              <table:table-cell office:value-type="float" office:value="0.010838">
                <text:p>0.010838</text:p>
              </table:table-cell>
              <table:table-cell office:value-type="float" office:value="0.010985">
                <text:p>0.010985</text:p>
              </table:table-cell>
              <table:table-cell office:value-type="float" office:value="0.011039">
                <text:p>0.011039</text:p>
              </table:table-cell>
              <table:table-cell office:value-type="float" office:value="0.010924">
                <text:p>0.010924</text:p>
              </table:table-cell>
              <table:table-cell office:value-type="float" office:value="0.011195">
                <text:p>0.011195</text:p>
              </table:table-cell>
              <table:table-cell office:value-type="float" office:value="0.011015">
                <text:p>0.011015</text:p>
              </table:table-cell>
              <table:table-cell office:value-type="float" office:value="0.010907">
                <text:p>0.010907</text:p>
              </table:table-cell>
              <table:table-cell office:value-type="float" office:value="0.010864">
                <text:p>0.010864</text:p>
              </table:table-cell>
              <table:table-cell office:value-type="float" office:value="0.010953">
                <text:p>0.010953</text:p>
              </table:table-cell>
              <table:table-cell office:value-type="float" office:value="0.010638">
                <text:p>0.010638</text:p>
              </table:table-cell>
              <table:table-cell office:value-type="float" office:value="0.010958">
                <text:p>0.010958</text:p>
              </table:table-cell>
              <table:table-cell office:value-type="float" office:value="0.011055">
                <text:p>0.011055</text:p>
              </table:table-cell>
              <table:table-cell office:value-type="float" office:value="0.011047">
                <text:p>0.011047</text:p>
              </table:table-cell>
              <table:table-cell office:value-type="float" office:value="0.010751">
                <text:p>0.010751</text:p>
              </table:table-cell>
              <table:table-cell office:value-type="float" office:value="0.010834">
                <text:p>0.010834</text:p>
              </table:table-cell>
              <table:table-cell office:value-type="float" office:value="0.010888">
                <text:p>0.010888</text:p>
              </table:table-cell>
              <table:table-cell office:value-type="float" office:value="0.01085">
                <text:p>0.01085</text:p>
              </table:table-cell>
              <table:table-cell office:value-type="float" office:value="0.01067">
                <text:p>0.01067</text:p>
              </table:table-cell>
              <table:table-cell office:value-type="float" office:value="0.010789">
                <text:p>0.010789</text:p>
              </table:table-cell>
              <table:table-cell office:value-type="float" office:value="0.010817">
                <text:p>0.010817</text:p>
              </table:table-cell>
              <table:table-cell office:value-type="float" office:value="0.010889">
                <text:p>0.010889</text:p>
              </table:table-cell>
              <table:table-cell office:value-type="float" office:value="0.010522">
                <text:p>0.010522</text:p>
              </table:table-cell>
              <table:table-cell office:value-type="float" office:value="0.010302">
                <text:p>0.010302</text:p>
              </table:table-cell>
              <table:table-cell office:value-type="float" office:value="0.010621">
                <text:p>0.010621</text:p>
              </table:table-cell>
              <table:table-cell office:value-type="float" office:value="0.010441">
                <text:p>0.010441</text:p>
              </table:table-cell>
              <table:table-cell office:value-type="float" office:value="0.010254">
                <text:p>0.010254</text:p>
              </table:table-cell>
              <table:table-cell office:value-type="float" office:value="0.010409">
                <text:p>0.010409</text:p>
              </table:table-cell>
              <table:table-cell office:value-type="float" office:value="0.010592">
                <text:p>0.010592</text:p>
              </table:table-cell>
              <table:table-cell office:value-type="float" office:value="0.010608">
                <text:p>0.010608</text:p>
              </table:table-cell>
              <table:table-cell office:value-type="float" office:value="0.010617">
                <text:p>0.010617</text:p>
              </table:table-cell>
              <table:table-cell office:value-type="float" office:value="0.010526">
                <text:p>0.010526</text:p>
              </table:table-cell>
              <table:table-cell office:value-type="float" office:value="0.010252">
                <text:p>0.010252</text:p>
              </table:table-cell>
              <table:table-cell office:value-type="float" office:value="0.010339">
                <text:p>0.010339</text:p>
              </table:table-cell>
              <table:table-cell office:value-type="float" office:value="0.010369">
                <text:p>0.010369</text:p>
              </table:table-cell>
              <table:table-cell office:value-type="float" office:value="0.010248">
                <text:p>0.010248</text:p>
              </table:table-cell>
              <table:table-cell office:value-type="float" office:value="0.010116">
                <text:p>0.010116</text:p>
              </table:table-cell>
              <table:table-cell office:value-type="float" office:value="0.010156">
                <text:p>0.010156</text:p>
              </table:table-cell>
              <table:table-cell office:value-type="float" office:value="0.010121">
                <text:p>0.010121</text:p>
              </table:table-cell>
              <table:table-cell office:value-type="float" office:value="0.010164">
                <text:p>0.010164</text:p>
              </table:table-cell>
              <table:table-cell office:value-type="float" office:value="0.010118">
                <text:p>0.010118</text:p>
              </table:table-cell>
              <table:table-cell office:value-type="float" office:value="0.010189">
                <text:p>0.010189</text:p>
              </table:table-cell>
              <table:table-cell office:value-type="float" office:value="0.010041">
                <text:p>0.010041</text:p>
              </table:table-cell>
              <table:table-cell office:value-type="float" office:value="0.010035">
                <text:p>0.010035</text:p>
              </table:table-cell>
              <table:table-cell office:value-type="float" office:value="0.010232">
                <text:p>0.010232</text:p>
              </table:table-cell>
              <table:table-cell office:value-type="float" office:value="0.010109">
                <text:p>0.010109</text:p>
              </table:table-cell>
              <table:table-cell office:value-type="float" office:value="0.009845">
                <text:p>0.009845</text:p>
              </table:table-cell>
              <table:table-cell office:value-type="float" office:value="0.009988">
                <text:p>0.009988</text:p>
              </table:table-cell>
              <table:table-cell office:value-type="float" office:value="0.009831">
                <text:p>0.009831</text:p>
              </table:table-cell>
              <table:table-cell office:value-type="float" office:value="0.009969">
                <text:p>0.009969</text:p>
              </table:table-cell>
              <table:table-cell office:value-type="float" office:value="0.009851">
                <text:p>0.009851</text:p>
              </table:table-cell>
              <table:table-cell office:value-type="float" office:value="0.010058">
                <text:p>0.010058</text:p>
              </table:table-cell>
              <table:table-cell office:value-type="float" office:value="0.009799">
                <text:p>0.009799</text:p>
              </table:table-cell>
              <table:table-cell office:value-type="float" office:value="0.009634">
                <text:p>0.009634</text:p>
              </table:table-cell>
              <table:table-cell office:value-type="float" office:value="0.009858">
                <text:p>0.009858</text:p>
              </table:table-cell>
              <table:table-cell office:value-type="float" office:value="0.009844">
                <text:p>0.009844</text:p>
              </table:table-cell>
              <table:table-cell office:value-type="float" office:value="0.009833">
                <text:p>0.009833</text:p>
              </table:table-cell>
              <table:table-cell office:value-type="float" office:value="0.009905">
                <text:p>0.009905</text:p>
              </table:table-cell>
              <table:table-cell office:value-type="float" office:value="0.00968">
                <text:p>0.00968</text:p>
              </table:table-cell>
              <table:table-cell office:value-type="float" office:value="0.009871">
                <text:p>0.009871</text:p>
              </table:table-cell>
              <table:table-cell office:value-type="float" office:value="0.009503">
                <text:p>0.009503</text:p>
              </table:table-cell>
              <table:table-cell office:value-type="float" office:value="0.009649">
                <text:p>0.009649</text:p>
              </table:table-cell>
              <table:table-cell office:value-type="float" office:value="0.009663">
                <text:p>0.009663</text:p>
              </table:table-cell>
              <table:table-cell office:value-type="float" office:value="0.009539">
                <text:p>0.009539</text:p>
              </table:table-cell>
              <table:table-cell office:value-type="float" office:value="0.009697">
                <text:p>0.009697</text:p>
              </table:table-cell>
              <table:table-cell office:value-type="float" office:value="0.009476">
                <text:p>0.009476</text:p>
              </table:table-cell>
              <table:table-cell office:value-type="float" office:value="0.009471">
                <text:p>0.009471</text:p>
              </table:table-cell>
              <table:table-cell office:value-type="float" office:value="0.009497">
                <text:p>0.009497</text:p>
              </table:table-cell>
              <table:table-cell office:value-type="float" office:value="0.009313">
                <text:p>0.009313</text:p>
              </table:table-cell>
              <table:table-cell office:value-type="float" office:value="0.00966">
                <text:p>0.00966</text:p>
              </table:table-cell>
              <table:table-cell office:value-type="float" office:value="0.009443">
                <text:p>0.009443</text:p>
              </table:table-cell>
              <table:table-cell office:value-type="float" office:value="0.009384">
                <text:p>0.009384</text:p>
              </table:table-cell>
              <table:table-cell office:value-type="float" office:value="0.009232">
                <text:p>0.009232</text:p>
              </table:table-cell>
              <table:table-cell office:value-type="float" office:value="0.009369">
                <text:p>0.009369</text:p>
              </table:table-cell>
              <table:table-cell office:value-type="float" office:value="0.009135">
                <text:p>0.009135</text:p>
              </table:table-cell>
              <table:table-cell office:value-type="float" office:value="0.009378">
                <text:p>0.009378</text:p>
              </table:table-cell>
              <table:table-cell office:value-type="float" office:value="0.009044">
                <text:p>0.009044</text:p>
              </table:table-cell>
              <table:table-cell office:value-type="float" office:value="0.009149">
                <text:p>0.009149</text:p>
              </table:table-cell>
              <table:table-cell office:value-type="float" office:value="0.009304">
                <text:p>0.009304</text:p>
              </table:table-cell>
              <table:table-cell office:value-type="float" office:value="0.009148">
                <text:p>0.009148</text:p>
              </table:table-cell>
              <table:table-cell office:value-type="float" office:value="0.009157">
                <text:p>0.009157</text:p>
              </table:table-cell>
              <table:table-cell office:value-type="float" office:value="0.009041">
                <text:p>0.009041</text:p>
              </table:table-cell>
              <table:table-cell office:value-type="float" office:value="0.009069">
                <text:p>0.009069</text:p>
              </table:table-cell>
              <table:table-cell office:value-type="float" office:value="0.008769">
                <text:p>0.008769</text:p>
              </table:table-cell>
              <table:table-cell office:value-type="float" office:value="0.008987">
                <text:p>0.008987</text:p>
              </table:table-cell>
              <table:table-cell office:value-type="float" office:value="0.008918">
                <text:p>0.008918</text:p>
              </table:table-cell>
              <table:table-cell office:value-type="float" office:value="0.008941">
                <text:p>0.008941</text:p>
              </table:table-cell>
              <table:table-cell office:value-type="float" office:value="0.00885">
                <text:p>0.00885</text:p>
              </table:table-cell>
              <table:table-cell office:value-type="float" office:value="0.008871">
                <text:p>0.008871</text:p>
              </table:table-cell>
              <table:table-cell office:value-type="float" office:value="0.008931">
                <text:p>0.008931</text:p>
              </table:table-cell>
              <table:table-cell office:value-type="float" office:value="0.008945">
                <text:p>0.008945</text:p>
              </table:table-cell>
              <table:table-cell office:value-type="float" office:value="0.008825">
                <text:p>0.008825</text:p>
              </table:table-cell>
              <table:table-cell office:value-type="float" office:value="0.008725">
                <text:p>0.008725</text:p>
              </table:table-cell>
              <table:table-cell office:value-type="float" office:value="0.008897">
                <text:p>0.008897</text:p>
              </table:table-cell>
              <table:table-cell office:value-type="float" office:value="0.008683">
                <text:p>0.008683</text:p>
              </table:table-cell>
              <table:table-cell office:value-type="float" office:value="0.008475">
                <text:p>0.008475</text:p>
              </table:table-cell>
              <table:table-cell office:value-type="float" office:value="0.008427">
                <text:p>0.008427</text:p>
              </table:table-cell>
              <table:table-cell office:value-type="float" office:value="0.00873">
                <text:p>0.00873</text:p>
              </table:table-cell>
              <table:table-cell office:value-type="float" office:value="0.008502">
                <text:p>0.008502</text:p>
              </table:table-cell>
              <table:table-cell office:value-type="float" office:value="0.008522">
                <text:p>0.008522</text:p>
              </table:table-cell>
              <table:table-cell office:value-type="float" office:value="0.008595">
                <text:p>0.008595</text:p>
              </table:table-cell>
              <table:table-cell office:value-type="float" office:value="0.008547">
                <text:p>0.008547</text:p>
              </table:table-cell>
              <table:table-cell office:value-type="float" office:value="0.008518">
                <text:p>0.008518</text:p>
              </table:table-cell>
              <table:table-cell office:value-type="float" office:value="0.008522">
                <text:p>0.008522</text:p>
              </table:table-cell>
              <table:table-cell office:value-type="float" office:value="0.008351">
                <text:p>0.008351</text:p>
              </table:table-cell>
              <table:table-cell office:value-type="float" office:value="0.008438">
                <text:p>0.008438</text:p>
              </table:table-cell>
              <table:table-cell office:value-type="float" office:value="0.008334">
                <text:p>0.008334</text:p>
              </table:table-cell>
              <table:table-cell office:value-type="float" office:value="0.008577">
                <text:p>0.008577</text:p>
              </table:table-cell>
              <table:table-cell office:value-type="float" office:value="0.008607">
                <text:p>0.008607</text:p>
              </table:table-cell>
              <table:table-cell office:value-type="float" office:value="0.008551">
                <text:p>0.008551</text:p>
              </table:table-cell>
              <table:table-cell office:value-type="float" office:value="0.008497">
                <text:p>0.008497</text:p>
              </table:table-cell>
              <table:table-cell office:value-type="float" office:value="0.008006">
                <text:p>0.008006</text:p>
              </table:table-cell>
              <table:table-cell office:value-type="float" office:value="0.008311">
                <text:p>0.008311</text:p>
              </table:table-cell>
              <table:table-cell office:value-type="float" office:value="0.008272">
                <text:p>0.008272</text:p>
              </table:table-cell>
              <table:table-cell office:value-type="float" office:value="0.008165">
                <text:p>0.008165</text:p>
              </table:table-cell>
              <table:table-cell office:value-type="float" office:value="0.008088">
                <text:p>0.008088</text:p>
              </table:table-cell>
              <table:table-cell office:value-type="float" office:value="0.008228">
                <text:p>0.008228</text:p>
              </table:table-cell>
              <table:table-cell office:value-type="float" office:value="0.00805">
                <text:p>0.00805</text:p>
              </table:table-cell>
              <table:table-cell office:value-type="float" office:value="0.008213">
                <text:p>0.008213</text:p>
              </table:table-cell>
              <table:table-cell office:value-type="float" office:value="0.008251">
                <text:p>0.008251</text:p>
              </table:table-cell>
              <table:table-cell office:value-type="float" office:value="0.008143">
                <text:p>0.008143</text:p>
              </table:table-cell>
              <table:table-cell office:value-type="float" office:value="0.008247">
                <text:p>0.008247</text:p>
              </table:table-cell>
              <table:table-cell office:value-type="float" office:value="0.007988">
                <text:p>0.007988</text:p>
              </table:table-cell>
              <table:table-cell office:value-type="float" office:value="0.008047">
                <text:p>0.008047</text:p>
              </table:table-cell>
              <table:table-cell office:value-type="float" office:value="0.008087">
                <text:p>0.008087</text:p>
              </table:table-cell>
              <table:table-cell office:value-type="float" office:value="0.007951">
                <text:p>0.007951</text:p>
              </table:table-cell>
              <table:table-cell office:value-type="float" office:value="0.007904">
                <text:p>0.007904</text:p>
              </table:table-cell>
              <table:table-cell office:value-type="float" office:value="0.007777">
                <text:p>0.007777</text:p>
              </table:table-cell>
              <table:table-cell office:value-type="float" office:value="0.007993">
                <text:p>0.007993</text:p>
              </table:table-cell>
              <table:table-cell office:value-type="float" office:value="0.008074">
                <text:p>0.008074</text:p>
              </table:table-cell>
              <table:table-cell office:value-type="float" office:value="0.008104">
                <text:p>0.008104</text:p>
              </table:table-cell>
              <table:table-cell office:value-type="float" office:value="0.007815">
                <text:p>0.007815</text:p>
              </table:table-cell>
              <table:table-cell office:value-type="float" office:value="0.007853">
                <text:p>0.007853</text:p>
              </table:table-cell>
              <table:table-cell office:value-type="float" office:value="0.007902">
                <text:p>0.007902</text:p>
              </table:table-cell>
              <table:table-cell office:value-type="float" office:value="0.00767">
                <text:p>0.00767</text:p>
              </table:table-cell>
              <table:table-cell office:value-type="float" office:value="0.007783">
                <text:p>0.007783</text:p>
              </table:table-cell>
              <table:table-cell office:value-type="float" office:value="0.007728">
                <text:p>0.007728</text:p>
              </table:table-cell>
              <table:table-cell office:value-type="float" office:value="0.007783">
                <text:p>0.007783</text:p>
              </table:table-cell>
              <table:table-cell office:value-type="float" office:value="0.007754">
                <text:p>0.007754</text:p>
              </table:table-cell>
              <table:table-cell office:value-type="float" office:value="0.007977">
                <text:p>0.007977</text:p>
              </table:table-cell>
              <table:table-cell office:value-type="float" office:value="0.007632">
                <text:p>0.007632</text:p>
              </table:table-cell>
              <table:table-cell office:value-type="float" office:value="0.007757">
                <text:p>0.007757</text:p>
              </table:table-cell>
              <table:table-cell office:value-type="float" office:value="0.007662">
                <text:p>0.007662</text:p>
              </table:table-cell>
              <table:table-cell office:value-type="float" office:value="0.007532">
                <text:p>0.007532</text:p>
              </table:table-cell>
              <table:table-cell office:value-type="float" office:value="0.007684">
                <text:p>0.007684</text:p>
              </table:table-cell>
              <table:table-cell office:value-type="float" office:value="0.007528">
                <text:p>0.007528</text:p>
              </table:table-cell>
              <table:table-cell office:value-type="float" office:value="0.007629">
                <text:p>0.007629</text:p>
              </table:table-cell>
              <table:table-cell office:value-type="float" office:value="0.007587">
                <text:p>0.007587</text:p>
              </table:table-cell>
              <table:table-cell office:value-type="float" office:value="0.007591">
                <text:p>0.007591</text:p>
              </table:table-cell>
              <table:table-cell office:value-type="float" office:value="0.007573">
                <text:p>0.007573</text:p>
              </table:table-cell>
              <table:table-cell office:value-type="float" office:value="0.007678">
                <text:p>0.007678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0.066567">
                <text:p>0.066567</text:p>
                <draw:g>
                  <svg:desc>Arkusz1.B6:Arkusz1.SG6</svg:desc>
                </draw:g>
              </table:table-cell>
              <table:table-cell office:value-type="float" office:value="0.060569">
                <text:p>0.060569</text:p>
              </table:table-cell>
              <table:table-cell office:value-type="float" office:value="0.058334">
                <text:p>0.058334</text:p>
              </table:table-cell>
              <table:table-cell office:value-type="float" office:value="0.056547">
                <text:p>0.056547</text:p>
              </table:table-cell>
              <table:table-cell office:value-type="float" office:value="0.056384">
                <text:p>0.056384</text:p>
              </table:table-cell>
              <table:table-cell office:value-type="float" office:value="0.055029">
                <text:p>0.055029</text:p>
              </table:table-cell>
              <table:table-cell office:value-type="float" office:value="0.055366">
                <text:p>0.055366</text:p>
              </table:table-cell>
              <table:table-cell office:value-type="float" office:value="0.053644">
                <text:p>0.053644</text:p>
              </table:table-cell>
              <table:table-cell office:value-type="float" office:value="0.052751">
                <text:p>0.052751</text:p>
              </table:table-cell>
              <table:table-cell office:value-type="float" office:value="0.052755">
                <text:p>0.052755</text:p>
              </table:table-cell>
              <table:table-cell office:value-type="float" office:value="0.053825">
                <text:p>0.053825</text:p>
              </table:table-cell>
              <table:table-cell office:value-type="float" office:value="0.050614">
                <text:p>0.050614</text:p>
              </table:table-cell>
              <table:table-cell office:value-type="float" office:value="0.051552">
                <text:p>0.051552</text:p>
              </table:table-cell>
              <table:table-cell office:value-type="float" office:value="0.051578">
                <text:p>0.051578</text:p>
              </table:table-cell>
              <table:table-cell office:value-type="float" office:value="0.049895">
                <text:p>0.049895</text:p>
              </table:table-cell>
              <table:table-cell office:value-type="float" office:value="0.049678">
                <text:p>0.049678</text:p>
              </table:table-cell>
              <table:table-cell office:value-type="float" office:value="0.049369">
                <text:p>0.049369</text:p>
              </table:table-cell>
              <table:table-cell office:value-type="float" office:value="0.049987">
                <text:p>0.049987</text:p>
              </table:table-cell>
              <table:table-cell office:value-type="float" office:value="0.04984">
                <text:p>0.04984</text:p>
              </table:table-cell>
              <table:table-cell office:value-type="float" office:value="0.049808">
                <text:p>0.049808</text:p>
              </table:table-cell>
              <table:table-cell office:value-type="float" office:value="0.049675">
                <text:p>0.049675</text:p>
              </table:table-cell>
              <table:table-cell office:value-type="float" office:value="0.048724">
                <text:p>0.048724</text:p>
              </table:table-cell>
              <table:table-cell office:value-type="float" office:value="0.048228">
                <text:p>0.048228</text:p>
              </table:table-cell>
              <table:table-cell office:value-type="float" office:value="0.047681">
                <text:p>0.047681</text:p>
              </table:table-cell>
              <table:table-cell office:value-type="float" office:value="0.047487">
                <text:p>0.047487</text:p>
              </table:table-cell>
              <table:table-cell office:value-type="float" office:value="0.047604">
                <text:p>0.047604</text:p>
              </table:table-cell>
              <table:table-cell office:value-type="float" office:value="0.046748">
                <text:p>0.046748</text:p>
              </table:table-cell>
              <table:table-cell office:value-type="float" office:value="0.044679">
                <text:p>0.044679</text:p>
              </table:table-cell>
              <table:table-cell office:value-type="float" office:value="0.045914">
                <text:p>0.045914</text:p>
              </table:table-cell>
              <table:table-cell office:value-type="float" office:value="0.046284">
                <text:p>0.046284</text:p>
              </table:table-cell>
              <table:table-cell office:value-type="float" office:value="0.045248">
                <text:p>0.045248</text:p>
              </table:table-cell>
              <table:table-cell office:value-type="float" office:value="0.044569">
                <text:p>0.044569</text:p>
              </table:table-cell>
              <table:table-cell office:value-type="float" office:value="0.044974">
                <text:p>0.044974</text:p>
              </table:table-cell>
              <table:table-cell office:value-type="float" office:value="0.045115">
                <text:p>0.045115</text:p>
              </table:table-cell>
              <table:table-cell office:value-type="float" office:value="0.043999">
                <text:p>0.043999</text:p>
              </table:table-cell>
              <table:table-cell office:value-type="float" office:value="0.044169">
                <text:p>0.044169</text:p>
              </table:table-cell>
              <table:table-cell office:value-type="float" office:value="0.044667">
                <text:p>0.044667</text:p>
              </table:table-cell>
              <table:table-cell office:value-type="float" office:value="0.04245">
                <text:p>0.04245</text:p>
              </table:table-cell>
              <table:table-cell office:value-type="float" office:value="0.0429">
                <text:p>0.0429</text:p>
              </table:table-cell>
              <table:table-cell office:value-type="float" office:value="0.041869">
                <text:p>0.041869</text:p>
              </table:table-cell>
              <table:table-cell office:value-type="float" office:value="0.043171">
                <text:p>0.043171</text:p>
              </table:table-cell>
              <table:table-cell office:value-type="float" office:value="0.042885">
                <text:p>0.042885</text:p>
              </table:table-cell>
              <table:table-cell office:value-type="float" office:value="0.041893">
                <text:p>0.041893</text:p>
              </table:table-cell>
              <table:table-cell office:value-type="float" office:value="0.042965">
                <text:p>0.042965</text:p>
              </table:table-cell>
              <table:table-cell office:value-type="float" office:value="0.042157">
                <text:p>0.042157</text:p>
              </table:table-cell>
              <table:table-cell office:value-type="float" office:value="0.041118">
                <text:p>0.041118</text:p>
              </table:table-cell>
              <table:table-cell office:value-type="float" office:value="0.041738">
                <text:p>0.041738</text:p>
              </table:table-cell>
              <table:table-cell office:value-type="float" office:value="0.042202">
                <text:p>0.042202</text:p>
              </table:table-cell>
              <table:table-cell office:value-type="float" office:value="0.041001">
                <text:p>0.041001</text:p>
              </table:table-cell>
              <table:table-cell office:value-type="float" office:value="0.040235">
                <text:p>0.040235</text:p>
              </table:table-cell>
              <table:table-cell office:value-type="float" office:value="0.038911">
                <text:p>0.038911</text:p>
              </table:table-cell>
              <table:table-cell office:value-type="float" office:value="0.038842">
                <text:p>0.038842</text:p>
              </table:table-cell>
              <table:table-cell office:value-type="float" office:value="0.039357">
                <text:p>0.039357</text:p>
              </table:table-cell>
              <table:table-cell office:value-type="float" office:value="0.039235">
                <text:p>0.039235</text:p>
              </table:table-cell>
              <table:table-cell office:value-type="float" office:value="0.038581">
                <text:p>0.038581</text:p>
              </table:table-cell>
              <table:table-cell office:value-type="float" office:value="0.039771">
                <text:p>0.039771</text:p>
              </table:table-cell>
              <table:table-cell office:value-type="float" office:value="0.038072">
                <text:p>0.038072</text:p>
              </table:table-cell>
              <table:table-cell office:value-type="float" office:value="0.037342">
                <text:p>0.037342</text:p>
              </table:table-cell>
              <table:table-cell office:value-type="float" office:value="0.037876">
                <text:p>0.037876</text:p>
              </table:table-cell>
              <table:table-cell office:value-type="float" office:value="0.03742">
                <text:p>0.03742</text:p>
              </table:table-cell>
              <table:table-cell office:value-type="float" office:value="0.036623">
                <text:p>0.036623</text:p>
              </table:table-cell>
              <table:table-cell office:value-type="float" office:value="0.03606">
                <text:p>0.03606</text:p>
              </table:table-cell>
              <table:table-cell office:value-type="float" office:value="0.037511">
                <text:p>0.037511</text:p>
              </table:table-cell>
              <table:table-cell office:value-type="float" office:value="0.036312">
                <text:p>0.036312</text:p>
              </table:table-cell>
              <table:table-cell office:value-type="float" office:value="0.034735">
                <text:p>0.034735</text:p>
              </table:table-cell>
              <table:table-cell office:value-type="float" office:value="0.035341">
                <text:p>0.035341</text:p>
              </table:table-cell>
              <table:table-cell office:value-type="float" office:value="0.035462">
                <text:p>0.035462</text:p>
              </table:table-cell>
              <table:table-cell office:value-type="float" office:value="0.035154">
                <text:p>0.035154</text:p>
              </table:table-cell>
              <table:table-cell office:value-type="float" office:value="0.034833">
                <text:p>0.034833</text:p>
              </table:table-cell>
              <table:table-cell office:value-type="float" office:value="0.033631">
                <text:p>0.033631</text:p>
              </table:table-cell>
              <table:table-cell office:value-type="float" office:value="0.034075">
                <text:p>0.034075</text:p>
              </table:table-cell>
              <table:table-cell office:value-type="float" office:value="0.033464">
                <text:p>0.033464</text:p>
              </table:table-cell>
              <table:table-cell office:value-type="float" office:value="0.033201">
                <text:p>0.033201</text:p>
              </table:table-cell>
              <table:table-cell office:value-type="float" office:value="0.033116">
                <text:p>0.033116</text:p>
              </table:table-cell>
              <table:table-cell office:value-type="float" office:value="0.033625">
                <text:p>0.033625</text:p>
              </table:table-cell>
              <table:table-cell office:value-type="float" office:value="0.032342">
                <text:p>0.032342</text:p>
              </table:table-cell>
              <table:table-cell office:value-type="float" office:value="0.031703">
                <text:p>0.031703</text:p>
              </table:table-cell>
              <table:table-cell office:value-type="float" office:value="0.032052">
                <text:p>0.032052</text:p>
              </table:table-cell>
              <table:table-cell office:value-type="float" office:value="0.032346">
                <text:p>0.032346</text:p>
              </table:table-cell>
              <table:table-cell office:value-type="float" office:value="0.031741">
                <text:p>0.031741</text:p>
              </table:table-cell>
              <table:table-cell office:value-type="float" office:value="0.031678">
                <text:p>0.031678</text:p>
              </table:table-cell>
              <table:table-cell office:value-type="float" office:value="0.030903">
                <text:p>0.030903</text:p>
              </table:table-cell>
              <table:table-cell office:value-type="float" office:value="0.02988">
                <text:p>0.02988</text:p>
              </table:table-cell>
              <table:table-cell office:value-type="float" office:value="0.031578">
                <text:p>0.031578</text:p>
              </table:table-cell>
              <table:table-cell office:value-type="float" office:value="0.030581">
                <text:p>0.030581</text:p>
              </table:table-cell>
              <table:table-cell office:value-type="float" office:value="0.030259">
                <text:p>0.030259</text:p>
              </table:table-cell>
              <table:table-cell office:value-type="float" office:value="0.029767">
                <text:p>0.029767</text:p>
              </table:table-cell>
              <table:table-cell office:value-type="float" office:value="0.028655">
                <text:p>0.028655</text:p>
              </table:table-cell>
              <table:table-cell office:value-type="float" office:value="0.029651">
                <text:p>0.029651</text:p>
              </table:table-cell>
              <table:table-cell office:value-type="float" office:value="0.029028">
                <text:p>0.029028</text:p>
              </table:table-cell>
              <table:table-cell office:value-type="float" office:value="0.028376">
                <text:p>0.028376</text:p>
              </table:table-cell>
              <table:table-cell office:value-type="float" office:value="0.028545">
                <text:p>0.028545</text:p>
              </table:table-cell>
              <table:table-cell office:value-type="float" office:value="0.027736">
                <text:p>0.027736</text:p>
              </table:table-cell>
              <table:table-cell office:value-type="float" office:value="0.028101">
                <text:p>0.028101</text:p>
              </table:table-cell>
              <table:table-cell office:value-type="float" office:value="0.027618">
                <text:p>0.027618</text:p>
              </table:table-cell>
              <table:table-cell office:value-type="float" office:value="0.027073">
                <text:p>0.027073</text:p>
              </table:table-cell>
              <table:table-cell office:value-type="float" office:value="0.027668">
                <text:p>0.027668</text:p>
              </table:table-cell>
              <table:table-cell office:value-type="float" office:value="0.026814">
                <text:p>0.026814</text:p>
              </table:table-cell>
              <table:table-cell office:value-type="float" office:value="0.027246">
                <text:p>0.027246</text:p>
              </table:table-cell>
              <table:table-cell office:value-type="float" office:value="0.027359">
                <text:p>0.027359</text:p>
              </table:table-cell>
              <table:table-cell office:value-type="float" office:value="0.026566">
                <text:p>0.026566</text:p>
              </table:table-cell>
              <table:table-cell office:value-type="float" office:value="0.025838">
                <text:p>0.025838</text:p>
              </table:table-cell>
              <table:table-cell office:value-type="float" office:value="0.025364">
                <text:p>0.025364</text:p>
              </table:table-cell>
              <table:table-cell office:value-type="float" office:value="0.025782">
                <text:p>0.025782</text:p>
              </table:table-cell>
              <table:table-cell office:value-type="float" office:value="0.025685">
                <text:p>0.025685</text:p>
              </table:table-cell>
              <table:table-cell office:value-type="float" office:value="0.024808">
                <text:p>0.024808</text:p>
              </table:table-cell>
              <table:table-cell office:value-type="float" office:value="0.024301">
                <text:p>0.024301</text:p>
              </table:table-cell>
              <table:table-cell office:value-type="float" office:value="0.025094">
                <text:p>0.025094</text:p>
              </table:table-cell>
              <table:table-cell office:value-type="float" office:value="0.024549">
                <text:p>0.024549</text:p>
              </table:table-cell>
              <table:table-cell office:value-type="float" office:value="0.024502">
                <text:p>0.024502</text:p>
              </table:table-cell>
              <table:table-cell office:value-type="float" office:value="0.024681">
                <text:p>0.024681</text:p>
              </table:table-cell>
              <table:table-cell office:value-type="float" office:value="0.023887">
                <text:p>0.023887</text:p>
              </table:table-cell>
              <table:table-cell office:value-type="float" office:value="0.023683">
                <text:p>0.023683</text:p>
              </table:table-cell>
              <table:table-cell office:value-type="float" office:value="0.023615">
                <text:p>0.023615</text:p>
              </table:table-cell>
              <table:table-cell office:value-type="float" office:value="0.022655">
                <text:p>0.022655</text:p>
              </table:table-cell>
              <table:table-cell office:value-type="float" office:value="0.022695">
                <text:p>0.022695</text:p>
              </table:table-cell>
              <table:table-cell office:value-type="float" office:value="0.022967">
                <text:p>0.022967</text:p>
              </table:table-cell>
              <table:table-cell office:value-type="float" office:value="0.022196">
                <text:p>0.022196</text:p>
              </table:table-cell>
              <table:table-cell office:value-type="float" office:value="0.023349">
                <text:p>0.023349</text:p>
              </table:table-cell>
              <table:table-cell office:value-type="float" office:value="0.023888">
                <text:p>0.023888</text:p>
              </table:table-cell>
              <table:table-cell office:value-type="float" office:value="0.022528">
                <text:p>0.022528</text:p>
              </table:table-cell>
              <table:table-cell office:value-type="float" office:value="0.022227">
                <text:p>0.022227</text:p>
              </table:table-cell>
              <table:table-cell office:value-type="float" office:value="0.021722">
                <text:p>0.021722</text:p>
              </table:table-cell>
              <table:table-cell office:value-type="float" office:value="0.021916">
                <text:p>0.021916</text:p>
              </table:table-cell>
              <table:table-cell office:value-type="float" office:value="0.021887">
                <text:p>0.021887</text:p>
              </table:table-cell>
              <table:table-cell office:value-type="float" office:value="0.021937">
                <text:p>0.021937</text:p>
              </table:table-cell>
              <table:table-cell office:value-type="float" office:value="0.022421">
                <text:p>0.022421</text:p>
              </table:table-cell>
              <table:table-cell office:value-type="float" office:value="0.021134">
                <text:p>0.021134</text:p>
              </table:table-cell>
              <table:table-cell office:value-type="float" office:value="0.020653">
                <text:p>0.020653</text:p>
              </table:table-cell>
              <table:table-cell office:value-type="float" office:value="0.020518">
                <text:p>0.020518</text:p>
              </table:table-cell>
              <table:table-cell office:value-type="float" office:value="0.020192">
                <text:p>0.020192</text:p>
              </table:table-cell>
              <table:table-cell office:value-type="float" office:value="0.020514">
                <text:p>0.020514</text:p>
              </table:table-cell>
              <table:table-cell office:value-type="float" office:value="0.020789">
                <text:p>0.020789</text:p>
              </table:table-cell>
              <table:table-cell office:value-type="float" office:value="0.020886">
                <text:p>0.020886</text:p>
              </table:table-cell>
              <table:table-cell office:value-type="float" office:value="0.01972">
                <text:p>0.01972</text:p>
              </table:table-cell>
              <table:table-cell office:value-type="float" office:value="0.019659">
                <text:p>0.019659</text:p>
              </table:table-cell>
              <table:table-cell office:value-type="float" office:value="0.020117">
                <text:p>0.020117</text:p>
              </table:table-cell>
              <table:table-cell office:value-type="float" office:value="0.019581">
                <text:p>0.019581</text:p>
              </table:table-cell>
              <table:table-cell office:value-type="float" office:value="0.019158">
                <text:p>0.019158</text:p>
              </table:table-cell>
              <table:table-cell office:value-type="float" office:value="0.019634">
                <text:p>0.019634</text:p>
              </table:table-cell>
              <table:table-cell office:value-type="float" office:value="0.01917">
                <text:p>0.01917</text:p>
              </table:table-cell>
              <table:table-cell office:value-type="float" office:value="0.019458">
                <text:p>0.019458</text:p>
              </table:table-cell>
              <table:table-cell office:value-type="float" office:value="0.019931">
                <text:p>0.019931</text:p>
              </table:table-cell>
              <table:table-cell office:value-type="float" office:value="0.019439">
                <text:p>0.019439</text:p>
              </table:table-cell>
              <table:table-cell office:value-type="float" office:value="0.018721">
                <text:p>0.018721</text:p>
              </table:table-cell>
              <table:table-cell office:value-type="float" office:value="0.018439">
                <text:p>0.018439</text:p>
              </table:table-cell>
              <table:table-cell office:value-type="float" office:value="0.019013">
                <text:p>0.019013</text:p>
              </table:table-cell>
              <table:table-cell office:value-type="float" office:value="0.018344">
                <text:p>0.018344</text:p>
              </table:table-cell>
              <table:table-cell office:value-type="float" office:value="0.018307">
                <text:p>0.018307</text:p>
              </table:table-cell>
              <table:table-cell office:value-type="float" office:value="0.019027">
                <text:p>0.019027</text:p>
              </table:table-cell>
              <table:table-cell office:value-type="float" office:value="0.01793">
                <text:p>0.01793</text:p>
              </table:table-cell>
              <table:table-cell office:value-type="float" office:value="0.018158">
                <text:p>0.018158</text:p>
              </table:table-cell>
              <table:table-cell office:value-type="float" office:value="0.018291">
                <text:p>0.018291</text:p>
              </table:table-cell>
              <table:table-cell office:value-type="float" office:value="0.017737">
                <text:p>0.017737</text:p>
              </table:table-cell>
              <table:table-cell office:value-type="float" office:value="0.017974">
                <text:p>0.017974</text:p>
              </table:table-cell>
              <table:table-cell office:value-type="float" office:value="0.018241">
                <text:p>0.018241</text:p>
              </table:table-cell>
              <table:table-cell office:value-type="float" office:value="0.018036">
                <text:p>0.018036</text:p>
              </table:table-cell>
              <table:table-cell office:value-type="float" office:value="0.017562">
                <text:p>0.017562</text:p>
              </table:table-cell>
              <table:table-cell office:value-type="float" office:value="0.01735">
                <text:p>0.01735</text:p>
              </table:table-cell>
              <table:table-cell office:value-type="float" office:value="0.017225">
                <text:p>0.017225</text:p>
              </table:table-cell>
              <table:table-cell office:value-type="float" office:value="0.017402">
                <text:p>0.017402</text:p>
              </table:table-cell>
              <table:table-cell office:value-type="float" office:value="0.017644">
                <text:p>0.017644</text:p>
              </table:table-cell>
              <table:table-cell office:value-type="float" office:value="0.01709">
                <text:p>0.01709</text:p>
              </table:table-cell>
              <table:table-cell office:value-type="float" office:value="0.017007">
                <text:p>0.017007</text:p>
              </table:table-cell>
              <table:table-cell office:value-type="float" office:value="0.017845">
                <text:p>0.017845</text:p>
              </table:table-cell>
              <table:table-cell office:value-type="float" office:value="0.017056">
                <text:p>0.017056</text:p>
              </table:table-cell>
              <table:table-cell office:value-type="float" office:value="0.016544">
                <text:p>0.016544</text:p>
              </table:table-cell>
              <table:table-cell office:value-type="float" office:value="0.01716">
                <text:p>0.01716</text:p>
              </table:table-cell>
              <table:table-cell office:value-type="float" office:value="0.016242">
                <text:p>0.016242</text:p>
              </table:table-cell>
              <table:table-cell office:value-type="float" office:value="0.016816">
                <text:p>0.016816</text:p>
              </table:table-cell>
              <table:table-cell office:value-type="float" office:value="0.017085">
                <text:p>0.017085</text:p>
              </table:table-cell>
              <table:table-cell office:value-type="float" office:value="0.015326">
                <text:p>0.015326</text:p>
              </table:table-cell>
              <table:table-cell office:value-type="float" office:value="0.017148">
                <text:p>0.017148</text:p>
              </table:table-cell>
              <table:table-cell office:value-type="float" office:value="0.01662">
                <text:p>0.01662</text:p>
              </table:table-cell>
              <table:table-cell office:value-type="float" office:value="0.016621">
                <text:p>0.016621</text:p>
              </table:table-cell>
              <table:table-cell office:value-type="float" office:value="0.016299">
                <text:p>0.016299</text:p>
              </table:table-cell>
              <table:table-cell office:value-type="float" office:value="0.016063">
                <text:p>0.016063</text:p>
              </table:table-cell>
              <table:table-cell office:value-type="float" office:value="0.016118">
                <text:p>0.016118</text:p>
              </table:table-cell>
              <table:table-cell office:value-type="float" office:value="0.016406">
                <text:p>0.016406</text:p>
              </table:table-cell>
              <table:table-cell office:value-type="float" office:value="0.016448">
                <text:p>0.016448</text:p>
              </table:table-cell>
              <table:table-cell office:value-type="float" office:value="0.016278">
                <text:p>0.016278</text:p>
              </table:table-cell>
              <table:table-cell office:value-type="float" office:value="0.015755">
                <text:p>0.015755</text:p>
              </table:table-cell>
              <table:table-cell office:value-type="float" office:value="0.016369">
                <text:p>0.016369</text:p>
              </table:table-cell>
              <table:table-cell office:value-type="float" office:value="0.016809">
                <text:p>0.016809</text:p>
              </table:table-cell>
              <table:table-cell office:value-type="float" office:value="0.015793">
                <text:p>0.015793</text:p>
              </table:table-cell>
              <table:table-cell office:value-type="float" office:value="0.015451">
                <text:p>0.015451</text:p>
              </table:table-cell>
              <table:table-cell office:value-type="float" office:value="0.015291">
                <text:p>0.015291</text:p>
              </table:table-cell>
              <table:table-cell office:value-type="float" office:value="0.015451">
                <text:p>0.015451</text:p>
              </table:table-cell>
              <table:table-cell office:value-type="float" office:value="0.015592">
                <text:p>0.015592</text:p>
              </table:table-cell>
              <table:table-cell office:value-type="float" office:value="0.01534">
                <text:p>0.01534</text:p>
              </table:table-cell>
              <table:table-cell office:value-type="float" office:value="0.015604">
                <text:p>0.015604</text:p>
              </table:table-cell>
              <table:table-cell office:value-type="float" office:value="0.015697">
                <text:p>0.015697</text:p>
              </table:table-cell>
              <table:table-cell office:value-type="float" office:value="0.015055">
                <text:p>0.015055</text:p>
              </table:table-cell>
              <table:table-cell office:value-type="float" office:value="0.015464">
                <text:p>0.015464</text:p>
              </table:table-cell>
              <table:table-cell office:value-type="float" office:value="0.015222">
                <text:p>0.015222</text:p>
              </table:table-cell>
              <table:table-cell office:value-type="float" office:value="0.014949">
                <text:p>0.014949</text:p>
              </table:table-cell>
              <table:table-cell office:value-type="float" office:value="0.015134">
                <text:p>0.015134</text:p>
              </table:table-cell>
              <table:table-cell office:value-type="float" office:value="0.015142">
                <text:p>0.015142</text:p>
              </table:table-cell>
              <table:table-cell office:value-type="float" office:value="0.014997">
                <text:p>0.014997</text:p>
              </table:table-cell>
              <table:table-cell office:value-type="float" office:value="0.015535">
                <text:p>0.015535</text:p>
              </table:table-cell>
              <table:table-cell office:value-type="float" office:value="0.014793">
                <text:p>0.014793</text:p>
              </table:table-cell>
              <table:table-cell office:value-type="float" office:value="0.014663">
                <text:p>0.014663</text:p>
              </table:table-cell>
              <table:table-cell office:value-type="float" office:value="0.014754">
                <text:p>0.014754</text:p>
              </table:table-cell>
              <table:table-cell office:value-type="float" office:value="0.01496">
                <text:p>0.01496</text:p>
              </table:table-cell>
              <table:table-cell office:value-type="float" office:value="0.014904">
                <text:p>0.014904</text:p>
              </table:table-cell>
              <table:table-cell office:value-type="float" office:value="0.014471">
                <text:p>0.014471</text:p>
              </table:table-cell>
              <table:table-cell office:value-type="float" office:value="0.015206">
                <text:p>0.015206</text:p>
              </table:table-cell>
              <table:table-cell office:value-type="float" office:value="0.014657">
                <text:p>0.014657</text:p>
              </table:table-cell>
              <table:table-cell office:value-type="float" office:value="0.014016">
                <text:p>0.014016</text:p>
              </table:table-cell>
              <table:table-cell office:value-type="float" office:value="0.0148">
                <text:p>0.0148</text:p>
              </table:table-cell>
              <table:table-cell office:value-type="float" office:value="0.014306">
                <text:p>0.014306</text:p>
              </table:table-cell>
              <table:table-cell office:value-type="float" office:value="0.015025">
                <text:p>0.015025</text:p>
              </table:table-cell>
              <table:table-cell office:value-type="float" office:value="0.014314">
                <text:p>0.014314</text:p>
              </table:table-cell>
              <table:table-cell office:value-type="float" office:value="0.014635">
                <text:p>0.014635</text:p>
              </table:table-cell>
              <table:table-cell office:value-type="float" office:value="0.014306">
                <text:p>0.014306</text:p>
              </table:table-cell>
              <table:table-cell office:value-type="float" office:value="0.013769">
                <text:p>0.013769</text:p>
              </table:table-cell>
              <table:table-cell office:value-type="float" office:value="0.01412">
                <text:p>0.01412</text:p>
              </table:table-cell>
              <table:table-cell office:value-type="float" office:value="0.014312">
                <text:p>0.014312</text:p>
              </table:table-cell>
              <table:table-cell office:value-type="float" office:value="0.014131">
                <text:p>0.014131</text:p>
              </table:table-cell>
              <table:table-cell office:value-type="float" office:value="0.013987">
                <text:p>0.013987</text:p>
              </table:table-cell>
              <table:table-cell office:value-type="float" office:value="0.013862">
                <text:p>0.013862</text:p>
              </table:table-cell>
              <table:table-cell office:value-type="float" office:value="0.013646">
                <text:p>0.013646</text:p>
              </table:table-cell>
              <table:table-cell office:value-type="float" office:value="0.013601">
                <text:p>0.013601</text:p>
              </table:table-cell>
              <table:table-cell office:value-type="float" office:value="0.013859">
                <text:p>0.013859</text:p>
              </table:table-cell>
              <table:table-cell office:value-type="float" office:value="0.014269">
                <text:p>0.014269</text:p>
              </table:table-cell>
              <table:table-cell office:value-type="float" office:value="0.013868">
                <text:p>0.013868</text:p>
              </table:table-cell>
              <table:table-cell office:value-type="float" office:value="0.01367">
                <text:p>0.01367</text:p>
              </table:table-cell>
              <table:table-cell office:value-type="float" office:value="0.013762">
                <text:p>0.013762</text:p>
              </table:table-cell>
              <table:table-cell office:value-type="float" office:value="0.013923">
                <text:p>0.013923</text:p>
              </table:table-cell>
              <table:table-cell office:value-type="float" office:value="0.014276">
                <text:p>0.014276</text:p>
              </table:table-cell>
              <table:table-cell office:value-type="float" office:value="0.013961">
                <text:p>0.013961</text:p>
              </table:table-cell>
              <table:table-cell office:value-type="float" office:value="0.013748">
                <text:p>0.013748</text:p>
              </table:table-cell>
              <table:table-cell office:value-type="float" office:value="0.01287">
                <text:p>0.01287</text:p>
              </table:table-cell>
              <table:table-cell office:value-type="float" office:value="0.013294">
                <text:p>0.013294</text:p>
              </table:table-cell>
              <table:table-cell office:value-type="float" office:value="0.013684">
                <text:p>0.013684</text:p>
              </table:table-cell>
              <table:table-cell office:value-type="float" office:value="0.013466">
                <text:p>0.013466</text:p>
              </table:table-cell>
              <table:table-cell office:value-type="float" office:value="0.013516">
                <text:p>0.013516</text:p>
              </table:table-cell>
              <table:table-cell office:value-type="float" office:value="0.013338">
                <text:p>0.013338</text:p>
              </table:table-cell>
              <table:table-cell office:value-type="float" office:value="0.014351">
                <text:p>0.014351</text:p>
              </table:table-cell>
              <table:table-cell office:value-type="float" office:value="0.013055">
                <text:p>0.013055</text:p>
              </table:table-cell>
              <table:table-cell office:value-type="float" office:value="0.013329">
                <text:p>0.013329</text:p>
              </table:table-cell>
              <table:table-cell office:value-type="float" office:value="0.012886">
                <text:p>0.012886</text:p>
              </table:table-cell>
              <table:table-cell office:value-type="float" office:value="0.013201">
                <text:p>0.013201</text:p>
              </table:table-cell>
              <table:table-cell office:value-type="float" office:value="0.01331">
                <text:p>0.01331</text:p>
              </table:table-cell>
              <table:table-cell office:value-type="float" office:value="0.013148">
                <text:p>0.013148</text:p>
              </table:table-cell>
              <table:table-cell office:value-type="float" office:value="0.012943">
                <text:p>0.012943</text:p>
              </table:table-cell>
              <table:table-cell office:value-type="float" office:value="0.013252">
                <text:p>0.013252</text:p>
              </table:table-cell>
              <table:table-cell office:value-type="float" office:value="0.012913">
                <text:p>0.012913</text:p>
              </table:table-cell>
              <table:table-cell office:value-type="float" office:value="0.013462">
                <text:p>0.013462</text:p>
              </table:table-cell>
              <table:table-cell office:value-type="float" office:value="0.013079">
                <text:p>0.013079</text:p>
              </table:table-cell>
              <table:table-cell office:value-type="float" office:value="0.012673">
                <text:p>0.012673</text:p>
              </table:table-cell>
              <table:table-cell office:value-type="float" office:value="0.01277">
                <text:p>0.01277</text:p>
              </table:table-cell>
              <table:table-cell office:value-type="float" office:value="0.013">
                <text:p>0.013</text:p>
              </table:table-cell>
              <table:table-cell office:value-type="float" office:value="0.013141">
                <text:p>0.013141</text:p>
              </table:table-cell>
              <table:table-cell office:value-type="float" office:value="0.012569">
                <text:p>0.012569</text:p>
              </table:table-cell>
              <table:table-cell office:value-type="float" office:value="0.01265">
                <text:p>0.01265</text:p>
              </table:table-cell>
              <table:table-cell office:value-type="float" office:value="0.012716">
                <text:p>0.012716</text:p>
              </table:table-cell>
              <table:table-cell office:value-type="float" office:value="0.013158">
                <text:p>0.013158</text:p>
              </table:table-cell>
              <table:table-cell office:value-type="float" office:value="0.012798">
                <text:p>0.012798</text:p>
              </table:table-cell>
              <table:table-cell office:value-type="float" office:value="0.012547">
                <text:p>0.012547</text:p>
              </table:table-cell>
              <table:table-cell office:value-type="float" office:value="0.012977">
                <text:p>0.012977</text:p>
              </table:table-cell>
              <table:table-cell office:value-type="float" office:value="0.012564">
                <text:p>0.012564</text:p>
              </table:table-cell>
              <table:table-cell office:value-type="float" office:value="0.012254">
                <text:p>0.012254</text:p>
              </table:table-cell>
              <table:table-cell office:value-type="float" office:value="0.012458">
                <text:p>0.012458</text:p>
              </table:table-cell>
              <table:table-cell office:value-type="float" office:value="0.012784">
                <text:p>0.012784</text:p>
              </table:table-cell>
              <table:table-cell office:value-type="float" office:value="0.012307">
                <text:p>0.012307</text:p>
              </table:table-cell>
              <table:table-cell office:value-type="float" office:value="0.013145">
                <text:p>0.013145</text:p>
              </table:table-cell>
              <table:table-cell office:value-type="float" office:value="0.012393">
                <text:p>0.012393</text:p>
              </table:table-cell>
              <table:table-cell office:value-type="float" office:value="0.012015">
                <text:p>0.012015</text:p>
              </table:table-cell>
              <table:table-cell office:value-type="float" office:value="0.013102">
                <text:p>0.013102</text:p>
              </table:table-cell>
              <table:table-cell office:value-type="float" office:value="0.012982">
                <text:p>0.012982</text:p>
              </table:table-cell>
              <table:table-cell office:value-type="float" office:value="0.012988">
                <text:p>0.012988</text:p>
              </table:table-cell>
              <table:table-cell office:value-type="float" office:value="0.012193">
                <text:p>0.012193</text:p>
              </table:table-cell>
              <table:table-cell office:value-type="float" office:value="0.012571">
                <text:p>0.012571</text:p>
              </table:table-cell>
              <table:table-cell office:value-type="float" office:value="0.012285">
                <text:p>0.012285</text:p>
              </table:table-cell>
              <table:table-cell office:value-type="float" office:value="0.012856">
                <text:p>0.012856</text:p>
              </table:table-cell>
              <table:table-cell office:value-type="float" office:value="0.012398">
                <text:p>0.012398</text:p>
              </table:table-cell>
              <table:table-cell office:value-type="float" office:value="0.011936">
                <text:p>0.011936</text:p>
              </table:table-cell>
              <table:table-cell office:value-type="float" office:value="0.012809">
                <text:p>0.012809</text:p>
              </table:table-cell>
              <table:table-cell office:value-type="float" office:value="0.012011">
                <text:p>0.012011</text:p>
              </table:table-cell>
              <table:table-cell office:value-type="float" office:value="0.012087">
                <text:p>0.012087</text:p>
              </table:table-cell>
              <table:table-cell office:value-type="float" office:value="0.012416">
                <text:p>0.012416</text:p>
              </table:table-cell>
              <table:table-cell office:value-type="float" office:value="0.012912">
                <text:p>0.012912</text:p>
              </table:table-cell>
              <table:table-cell office:value-type="float" office:value="0.01185">
                <text:p>0.01185</text:p>
              </table:table-cell>
              <table:table-cell office:value-type="float" office:value="0.012423">
                <text:p>0.012423</text:p>
              </table:table-cell>
              <table:table-cell office:value-type="float" office:value="0.012584">
                <text:p>0.012584</text:p>
              </table:table-cell>
              <table:table-cell office:value-type="float" office:value="0.012444">
                <text:p>0.012444</text:p>
              </table:table-cell>
              <table:table-cell office:value-type="float" office:value="0.01192">
                <text:p>0.01192</text:p>
              </table:table-cell>
              <table:table-cell office:value-type="float" office:value="0.01234">
                <text:p>0.01234</text:p>
              </table:table-cell>
              <table:table-cell office:value-type="float" office:value="0.011858">
                <text:p>0.011858</text:p>
              </table:table-cell>
              <table:table-cell office:value-type="float" office:value="0.011917">
                <text:p>0.011917</text:p>
              </table:table-cell>
              <table:table-cell office:value-type="float" office:value="0.011868">
                <text:p>0.011868</text:p>
              </table:table-cell>
              <table:table-cell office:value-type="float" office:value="0.011728">
                <text:p>0.011728</text:p>
              </table:table-cell>
              <table:table-cell office:value-type="float" office:value="0.011712">
                <text:p>0.011712</text:p>
              </table:table-cell>
              <table:table-cell office:value-type="float" office:value="0.012481">
                <text:p>0.012481</text:p>
              </table:table-cell>
              <table:table-cell office:value-type="float" office:value="0.012105">
                <text:p>0.012105</text:p>
              </table:table-cell>
              <table:table-cell office:value-type="float" office:value="0.012238">
                <text:p>0.012238</text:p>
              </table:table-cell>
              <table:table-cell office:value-type="float" office:value="0.012223">
                <text:p>0.012223</text:p>
              </table:table-cell>
              <table:table-cell office:value-type="float" office:value="0.01246">
                <text:p>0.01246</text:p>
              </table:table-cell>
              <table:table-cell office:value-type="float" office:value="0.012148">
                <text:p>0.012148</text:p>
              </table:table-cell>
              <table:table-cell office:value-type="float" office:value="0.012598">
                <text:p>0.012598</text:p>
              </table:table-cell>
              <table:table-cell office:value-type="float" office:value="0.01199">
                <text:p>0.01199</text:p>
              </table:table-cell>
              <table:table-cell office:value-type="float" office:value="0.011935">
                <text:p>0.011935</text:p>
              </table:table-cell>
              <table:table-cell office:value-type="float" office:value="0.012488">
                <text:p>0.012488</text:p>
              </table:table-cell>
              <table:table-cell office:value-type="float" office:value="0.012286">
                <text:p>0.012286</text:p>
              </table:table-cell>
              <table:table-cell office:value-type="float" office:value="0.011968">
                <text:p>0.011968</text:p>
              </table:table-cell>
              <table:table-cell office:value-type="float" office:value="0.0119">
                <text:p>0.0119</text:p>
              </table:table-cell>
              <table:table-cell office:value-type="float" office:value="0.012144">
                <text:p>0.012144</text:p>
              </table:table-cell>
              <table:table-cell office:value-type="float" office:value="0.011515">
                <text:p>0.011515</text:p>
              </table:table-cell>
              <table:table-cell office:value-type="float" office:value="0.011909">
                <text:p>0.011909</text:p>
              </table:table-cell>
              <table:table-cell office:value-type="float" office:value="0.011575">
                <text:p>0.011575</text:p>
              </table:table-cell>
              <table:table-cell office:value-type="float" office:value="0.011811">
                <text:p>0.011811</text:p>
              </table:table-cell>
              <table:table-cell office:value-type="float" office:value="0.011629">
                <text:p>0.011629</text:p>
              </table:table-cell>
              <table:table-cell office:value-type="float" office:value="0.012061">
                <text:p>0.012061</text:p>
              </table:table-cell>
              <table:table-cell office:value-type="float" office:value="0.011401">
                <text:p>0.011401</text:p>
              </table:table-cell>
              <table:table-cell office:value-type="float" office:value="0.01219">
                <text:p>0.01219</text:p>
              </table:table-cell>
              <table:table-cell office:value-type="float" office:value="0.011872">
                <text:p>0.011872</text:p>
              </table:table-cell>
              <table:table-cell office:value-type="float" office:value="0.011774">
                <text:p>0.011774</text:p>
              </table:table-cell>
              <table:table-cell office:value-type="float" office:value="0.011254">
                <text:p>0.011254</text:p>
              </table:table-cell>
              <table:table-cell office:value-type="float" office:value="0.011982">
                <text:p>0.011982</text:p>
              </table:table-cell>
              <table:table-cell office:value-type="float" office:value="0.011952">
                <text:p>0.011952</text:p>
              </table:table-cell>
              <table:table-cell office:value-type="float" office:value="0.011718">
                <text:p>0.011718</text:p>
              </table:table-cell>
              <table:table-cell office:value-type="float" office:value="0.011958">
                <text:p>0.011958</text:p>
              </table:table-cell>
              <table:table-cell office:value-type="float" office:value="0.011556">
                <text:p>0.011556</text:p>
              </table:table-cell>
              <table:table-cell office:value-type="float" office:value="0.011568">
                <text:p>0.011568</text:p>
              </table:table-cell>
              <table:table-cell office:value-type="float" office:value="0.011913">
                <text:p>0.011913</text:p>
              </table:table-cell>
              <table:table-cell office:value-type="float" office:value="0.011594">
                <text:p>0.011594</text:p>
              </table:table-cell>
              <table:table-cell office:value-type="float" office:value="0.011506">
                <text:p>0.011506</text:p>
              </table:table-cell>
              <table:table-cell office:value-type="float" office:value="0.011629">
                <text:p>0.011629</text:p>
              </table:table-cell>
              <table:table-cell office:value-type="float" office:value="0.011479">
                <text:p>0.011479</text:p>
              </table:table-cell>
              <table:table-cell office:value-type="float" office:value="0.011903">
                <text:p>0.011903</text:p>
              </table:table-cell>
              <table:table-cell office:value-type="float" office:value="0.01156">
                <text:p>0.01156</text:p>
              </table:table-cell>
              <table:table-cell office:value-type="float" office:value="0.011932">
                <text:p>0.011932</text:p>
              </table:table-cell>
              <table:table-cell office:value-type="float" office:value="0.011423">
                <text:p>0.011423</text:p>
              </table:table-cell>
              <table:table-cell office:value-type="float" office:value="0.011143">
                <text:p>0.011143</text:p>
              </table:table-cell>
              <table:table-cell office:value-type="float" office:value="0.011534">
                <text:p>0.011534</text:p>
              </table:table-cell>
              <table:table-cell office:value-type="float" office:value="0.011684">
                <text:p>0.011684</text:p>
              </table:table-cell>
              <table:table-cell office:value-type="float" office:value="0.011077">
                <text:p>0.011077</text:p>
              </table:table-cell>
              <table:table-cell office:value-type="float" office:value="0.011901">
                <text:p>0.011901</text:p>
              </table:table-cell>
              <table:table-cell office:value-type="float" office:value="0.011554">
                <text:p>0.011554</text:p>
              </table:table-cell>
              <table:table-cell office:value-type="float" office:value="0.011506">
                <text:p>0.011506</text:p>
              </table:table-cell>
              <table:table-cell office:value-type="float" office:value="0.011585">
                <text:p>0.011585</text:p>
              </table:table-cell>
              <table:table-cell office:value-type="float" office:value="0.01174">
                <text:p>0.01174</text:p>
              </table:table-cell>
              <table:table-cell office:value-type="float" office:value="0.010983">
                <text:p>0.010983</text:p>
              </table:table-cell>
              <table:table-cell office:value-type="float" office:value="0.011254">
                <text:p>0.011254</text:p>
              </table:table-cell>
              <table:table-cell office:value-type="float" office:value="0.011218">
                <text:p>0.011218</text:p>
              </table:table-cell>
              <table:table-cell office:value-type="float" office:value="0.011384">
                <text:p>0.011384</text:p>
              </table:table-cell>
              <table:table-cell office:value-type="float" office:value="0.011233">
                <text:p>0.011233</text:p>
              </table:table-cell>
              <table:table-cell office:value-type="float" office:value="0.011582">
                <text:p>0.011582</text:p>
              </table:table-cell>
              <table:table-cell office:value-type="float" office:value="0.0111">
                <text:p>0.0111</text:p>
              </table:table-cell>
              <table:table-cell office:value-type="float" office:value="0.011348">
                <text:p>0.011348</text:p>
              </table:table-cell>
              <table:table-cell office:value-type="float" office:value="0.01153">
                <text:p>0.01153</text:p>
              </table:table-cell>
              <table:table-cell office:value-type="float" office:value="0.010988">
                <text:p>0.010988</text:p>
              </table:table-cell>
              <table:table-cell office:value-type="float" office:value="0.011073">
                <text:p>0.011073</text:p>
              </table:table-cell>
              <table:table-cell office:value-type="float" office:value="0.011239">
                <text:p>0.011239</text:p>
              </table:table-cell>
              <table:table-cell office:value-type="float" office:value="0.011253">
                <text:p>0.011253</text:p>
              </table:table-cell>
              <table:table-cell office:value-type="float" office:value="0.01161">
                <text:p>0.01161</text:p>
              </table:table-cell>
              <table:table-cell office:value-type="float" office:value="0.011221">
                <text:p>0.011221</text:p>
              </table:table-cell>
              <table:table-cell office:value-type="float" office:value="0.011282">
                <text:p>0.011282</text:p>
              </table:table-cell>
              <table:table-cell office:value-type="float" office:value="0.010869">
                <text:p>0.010869</text:p>
              </table:table-cell>
              <table:table-cell office:value-type="float" office:value="0.010903">
                <text:p>0.010903</text:p>
              </table:table-cell>
              <table:table-cell office:value-type="float" office:value="0.010641">
                <text:p>0.010641</text:p>
              </table:table-cell>
              <table:table-cell office:value-type="float" office:value="0.010357">
                <text:p>0.010357</text:p>
              </table:table-cell>
              <table:table-cell office:value-type="float" office:value="0.010552">
                <text:p>0.010552</text:p>
              </table:table-cell>
              <table:table-cell office:value-type="float" office:value="0.011131">
                <text:p>0.011131</text:p>
              </table:table-cell>
              <table:table-cell office:value-type="float" office:value="0.010796">
                <text:p>0.010796</text:p>
              </table:table-cell>
              <table:table-cell office:value-type="float" office:value="0.010369">
                <text:p>0.010369</text:p>
              </table:table-cell>
              <table:table-cell office:value-type="float" office:value="0.010862">
                <text:p>0.010862</text:p>
              </table:table-cell>
              <table:table-cell office:value-type="float" office:value="0.010536">
                <text:p>0.010536</text:p>
              </table:table-cell>
              <table:table-cell office:value-type="float" office:value="0.010595">
                <text:p>0.010595</text:p>
              </table:table-cell>
              <table:table-cell office:value-type="float" office:value="0.010779">
                <text:p>0.010779</text:p>
              </table:table-cell>
              <table:table-cell office:value-type="float" office:value="0.010089">
                <text:p>0.010089</text:p>
              </table:table-cell>
              <table:table-cell office:value-type="float" office:value="0.010494">
                <text:p>0.010494</text:p>
              </table:table-cell>
              <table:table-cell office:value-type="float" office:value="0.010522">
                <text:p>0.010522</text:p>
              </table:table-cell>
              <table:table-cell office:value-type="float" office:value="0.010588">
                <text:p>0.010588</text:p>
              </table:table-cell>
              <table:table-cell office:value-type="float" office:value="0.010664">
                <text:p>0.010664</text:p>
              </table:table-cell>
              <table:table-cell office:value-type="float" office:value="0.010859">
                <text:p>0.010859</text:p>
              </table:table-cell>
              <table:table-cell office:value-type="float" office:value="0.010379">
                <text:p>0.010379</text:p>
              </table:table-cell>
              <table:table-cell office:value-type="float" office:value="0.010275">
                <text:p>0.010275</text:p>
              </table:table-cell>
              <table:table-cell office:value-type="float" office:value="0.010782">
                <text:p>0.010782</text:p>
              </table:table-cell>
              <table:table-cell office:value-type="float" office:value="0.010192">
                <text:p>0.010192</text:p>
              </table:table-cell>
              <table:table-cell office:value-type="float" office:value="0.010376">
                <text:p>0.010376</text:p>
              </table:table-cell>
              <table:table-cell office:value-type="float" office:value="0.010387">
                <text:p>0.010387</text:p>
              </table:table-cell>
              <table:table-cell office:value-type="float" office:value="0.009768">
                <text:p>0.009768</text:p>
              </table:table-cell>
              <table:table-cell office:value-type="float" office:value="0.010245">
                <text:p>0.010245</text:p>
              </table:table-cell>
              <table:table-cell office:value-type="float" office:value="0.010348">
                <text:p>0.010348</text:p>
              </table:table-cell>
              <table:table-cell office:value-type="float" office:value="0.010308">
                <text:p>0.010308</text:p>
              </table:table-cell>
              <table:table-cell office:value-type="float" office:value="0.010267">
                <text:p>0.010267</text:p>
              </table:table-cell>
              <table:table-cell office:value-type="float" office:value="0.010404">
                <text:p>0.010404</text:p>
              </table:table-cell>
              <table:table-cell office:value-type="float" office:value="0.010047">
                <text:p>0.010047</text:p>
              </table:table-cell>
              <table:table-cell office:value-type="float" office:value="0.010197">
                <text:p>0.010197</text:p>
              </table:table-cell>
              <table:table-cell office:value-type="float" office:value="0.010312">
                <text:p>0.010312</text:p>
              </table:table-cell>
              <table:table-cell office:value-type="float" office:value="0.009987">
                <text:p>0.009987</text:p>
              </table:table-cell>
              <table:table-cell office:value-type="float" office:value="0.010364">
                <text:p>0.010364</text:p>
              </table:table-cell>
              <table:table-cell office:value-type="float" office:value="0.009956">
                <text:p>0.009956</text:p>
              </table:table-cell>
              <table:table-cell office:value-type="float" office:value="0.010007">
                <text:p>0.010007</text:p>
              </table:table-cell>
              <table:table-cell office:value-type="float" office:value="0.010355">
                <text:p>0.010355</text:p>
              </table:table-cell>
              <table:table-cell office:value-type="float" office:value="0.010244">
                <text:p>0.010244</text:p>
              </table:table-cell>
              <table:table-cell office:value-type="float" office:value="0.009913">
                <text:p>0.009913</text:p>
              </table:table-cell>
              <table:table-cell office:value-type="float" office:value="0.010009">
                <text:p>0.010009</text:p>
              </table:table-cell>
              <table:table-cell office:value-type="float" office:value="0.010013">
                <text:p>0.010013</text:p>
              </table:table-cell>
              <table:table-cell office:value-type="float" office:value="0.009726">
                <text:p>0.009726</text:p>
              </table:table-cell>
              <table:table-cell office:value-type="float" office:value="0.009904">
                <text:p>0.009904</text:p>
              </table:table-cell>
              <table:table-cell office:value-type="float" office:value="0.009661">
                <text:p>0.009661</text:p>
              </table:table-cell>
              <table:table-cell office:value-type="float" office:value="0.009651">
                <text:p>0.009651</text:p>
              </table:table-cell>
              <table:table-cell office:value-type="float" office:value="0.009873">
                <text:p>0.009873</text:p>
              </table:table-cell>
              <table:table-cell office:value-type="float" office:value="0.009693">
                <text:p>0.009693</text:p>
              </table:table-cell>
              <table:table-cell office:value-type="float" office:value="0.00955">
                <text:p>0.00955</text:p>
              </table:table-cell>
              <table:table-cell office:value-type="float" office:value="0.009367">
                <text:p>0.009367</text:p>
              </table:table-cell>
              <table:table-cell office:value-type="float" office:value="0.009806">
                <text:p>0.009806</text:p>
              </table:table-cell>
              <table:table-cell office:value-type="float" office:value="0.009616">
                <text:p>0.009616</text:p>
              </table:table-cell>
              <table:table-cell office:value-type="float" office:value="0.009665">
                <text:p>0.009665</text:p>
              </table:table-cell>
              <table:table-cell office:value-type="float" office:value="0.009537">
                <text:p>0.009537</text:p>
              </table:table-cell>
              <table:table-cell office:value-type="float" office:value="0.009458">
                <text:p>0.009458</text:p>
              </table:table-cell>
              <table:table-cell office:value-type="float" office:value="0.009598">
                <text:p>0.009598</text:p>
              </table:table-cell>
              <table:table-cell office:value-type="float" office:value="0.009402">
                <text:p>0.009402</text:p>
              </table:table-cell>
              <table:table-cell office:value-type="float" office:value="0.009397">
                <text:p>0.009397</text:p>
              </table:table-cell>
              <table:table-cell office:value-type="float" office:value="0.009531">
                <text:p>0.009531</text:p>
              </table:table-cell>
              <table:table-cell office:value-type="float" office:value="0.009675">
                <text:p>0.009675</text:p>
              </table:table-cell>
              <table:table-cell office:value-type="float" office:value="0.009206">
                <text:p>0.009206</text:p>
              </table:table-cell>
              <table:table-cell office:value-type="float" office:value="0.00946">
                <text:p>0.00946</text:p>
              </table:table-cell>
              <table:table-cell office:value-type="float" office:value="0.009552">
                <text:p>0.009552</text:p>
              </table:table-cell>
              <table:table-cell office:value-type="float" office:value="0.009452">
                <text:p>0.009452</text:p>
              </table:table-cell>
              <table:table-cell office:value-type="float" office:value="0.009484">
                <text:p>0.009484</text:p>
              </table:table-cell>
              <table:table-cell office:value-type="float" office:value="0.008919">
                <text:p>0.008919</text:p>
              </table:table-cell>
              <table:table-cell office:value-type="float" office:value="0.009215">
                <text:p>0.009215</text:p>
              </table:table-cell>
              <table:table-cell office:value-type="float" office:value="0.008979">
                <text:p>0.008979</text:p>
              </table:table-cell>
              <table:table-cell office:value-type="float" office:value="0.009257">
                <text:p>0.009257</text:p>
              </table:table-cell>
              <table:table-cell office:value-type="float" office:value="0.009221">
                <text:p>0.009221</text:p>
              </table:table-cell>
              <table:table-cell office:value-type="float" office:value="0.008931">
                <text:p>0.008931</text:p>
              </table:table-cell>
              <table:table-cell office:value-type="float" office:value="0.009091">
                <text:p>0.009091</text:p>
              </table:table-cell>
              <table:table-cell office:value-type="float" office:value="0.009274">
                <text:p>0.009274</text:p>
              </table:table-cell>
              <table:table-cell office:value-type="float" office:value="0.008983">
                <text:p>0.008983</text:p>
              </table:table-cell>
              <table:table-cell office:value-type="float" office:value="0.008987">
                <text:p>0.008987</text:p>
              </table:table-cell>
              <table:table-cell office:value-type="float" office:value="0.00889">
                <text:p>0.00889</text:p>
              </table:table-cell>
              <table:table-cell office:value-type="float" office:value="0.008859">
                <text:p>0.008859</text:p>
              </table:table-cell>
              <table:table-cell office:value-type="float" office:value="0.00895">
                <text:p>0.00895</text:p>
              </table:table-cell>
              <table:table-cell office:value-type="float" office:value="0.008566">
                <text:p>0.008566</text:p>
              </table:table-cell>
              <table:table-cell office:value-type="float" office:value="0.00897">
                <text:p>0.00897</text:p>
              </table:table-cell>
              <table:table-cell office:value-type="float" office:value="0.00926">
                <text:p>0.00926</text:p>
              </table:table-cell>
              <table:table-cell office:value-type="float" office:value="0.008321">
                <text:p>0.008321</text:p>
              </table:table-cell>
              <table:table-cell office:value-type="float" office:value="0.00902">
                <text:p>0.00902</text:p>
              </table:table-cell>
              <table:table-cell office:value-type="float" office:value="0.008578">
                <text:p>0.008578</text:p>
              </table:table-cell>
              <table:table-cell office:value-type="float" office:value="0.008523">
                <text:p>0.008523</text:p>
              </table:table-cell>
              <table:table-cell office:value-type="float" office:value="0.008893">
                <text:p>0.008893</text:p>
              </table:table-cell>
              <table:table-cell office:value-type="float" office:value="0.008521">
                <text:p>0.008521</text:p>
              </table:table-cell>
              <table:table-cell office:value-type="float" office:value="0.008967">
                <text:p>0.008967</text:p>
              </table:table-cell>
              <table:table-cell office:value-type="float" office:value="0.008523">
                <text:p>0.008523</text:p>
              </table:table-cell>
              <table:table-cell office:value-type="float" office:value="0.008652">
                <text:p>0.008652</text:p>
              </table:table-cell>
              <table:table-cell office:value-type="float" office:value="0.008264">
                <text:p>0.008264</text:p>
              </table:table-cell>
              <table:table-cell office:value-type="float" office:value="0.008505">
                <text:p>0.008505</text:p>
              </table:table-cell>
              <table:table-cell office:value-type="float" office:value="0.008134">
                <text:p>0.008134</text:p>
              </table:table-cell>
              <table:table-cell office:value-type="float" office:value="0.008657">
                <text:p>0.008657</text:p>
              </table:table-cell>
              <table:table-cell office:value-type="float" office:value="0.008351">
                <text:p>0.008351</text:p>
              </table:table-cell>
              <table:table-cell office:value-type="float" office:value="0.008587">
                <text:p>0.008587</text:p>
              </table:table-cell>
              <table:table-cell office:value-type="float" office:value="0.008575">
                <text:p>0.008575</text:p>
              </table:table-cell>
              <table:table-cell office:value-type="float" office:value="0.008412">
                <text:p>0.008412</text:p>
              </table:table-cell>
              <table:table-cell office:value-type="float" office:value="0.008212">
                <text:p>0.008212</text:p>
              </table:table-cell>
              <table:table-cell office:value-type="float" office:value="0.008311">
                <text:p>0.008311</text:p>
              </table:table-cell>
              <table:table-cell office:value-type="float" office:value="0.008431">
                <text:p>0.008431</text:p>
              </table:table-cell>
              <table:table-cell office:value-type="float" office:value="0.008364">
                <text:p>0.008364</text:p>
              </table:table-cell>
              <table:table-cell office:value-type="float" office:value="0.008516">
                <text:p>0.008516</text:p>
              </table:table-cell>
              <table:table-cell office:value-type="float" office:value="0.008164">
                <text:p>0.008164</text:p>
              </table:table-cell>
              <table:table-cell office:value-type="float" office:value="0.008633">
                <text:p>0.008633</text:p>
              </table:table-cell>
              <table:table-cell office:value-type="float" office:value="0.00817">
                <text:p>0.00817</text:p>
              </table:table-cell>
              <table:table-cell office:value-type="float" office:value="0.008106">
                <text:p>0.008106</text:p>
              </table:table-cell>
              <table:table-cell office:value-type="float" office:value="0.00812">
                <text:p>0.00812</text:p>
              </table:table-cell>
              <table:table-cell office:value-type="float" office:value="0.008418">
                <text:p>0.008418</text:p>
              </table:table-cell>
              <table:table-cell office:value-type="float" office:value="0.008075">
                <text:p>0.008075</text:p>
              </table:table-cell>
              <table:table-cell office:value-type="float" office:value="0.007917">
                <text:p>0.007917</text:p>
              </table:table-cell>
              <table:table-cell office:value-type="float" office:value="0.00825">
                <text:p>0.00825</text:p>
              </table:table-cell>
              <table:table-cell office:value-type="float" office:value="0.008196">
                <text:p>0.008196</text:p>
              </table:table-cell>
              <table:table-cell office:value-type="float" office:value="0.008041">
                <text:p>0.008041</text:p>
              </table:table-cell>
              <table:table-cell office:value-type="float" office:value="0.008009">
                <text:p>0.008009</text:p>
              </table:table-cell>
              <table:table-cell office:value-type="float" office:value="0.007977">
                <text:p>0.007977</text:p>
              </table:table-cell>
              <table:table-cell office:value-type="float" office:value="0.00783">
                <text:p>0.00783</text:p>
              </table:table-cell>
              <table:table-cell office:value-type="float" office:value="0.007991">
                <text:p>0.007991</text:p>
              </table:table-cell>
              <table:table-cell office:value-type="float" office:value="0.007987">
                <text:p>0.007987</text:p>
              </table:table-cell>
              <table:table-cell office:value-type="float" office:value="0.007583">
                <text:p>0.007583</text:p>
              </table:table-cell>
              <table:table-cell office:value-type="float" office:value="0.007969">
                <text:p>0.007969</text:p>
              </table:table-cell>
              <table:table-cell office:value-type="float" office:value="0.007951">
                <text:p>0.007951</text:p>
              </table:table-cell>
              <table:table-cell office:value-type="float" office:value="0.007573">
                <text:p>0.007573</text:p>
              </table:table-cell>
              <table:table-cell office:value-type="float" office:value="0.007804">
                <text:p>0.007804</text:p>
              </table:table-cell>
              <table:table-cell office:value-type="float" office:value="0.00764">
                <text:p>0.00764</text:p>
              </table:table-cell>
              <table:table-cell office:value-type="float" office:value="0.007742">
                <text:p>0.007742</text:p>
              </table:table-cell>
              <table:table-cell office:value-type="float" office:value="0.007969">
                <text:p>0.007969</text:p>
              </table:table-cell>
              <table:table-cell office:value-type="float" office:value="0.007835">
                <text:p>0.007835</text:p>
              </table:table-cell>
              <table:table-cell office:value-type="float" office:value="0.008258">
                <text:p>0.008258</text:p>
              </table:table-cell>
              <table:table-cell office:value-type="float" office:value="0.007738">
                <text:p>0.007738</text:p>
              </table:table-cell>
              <table:table-cell office:value-type="float" office:value="0.007593">
                <text:p>0.007593</text:p>
              </table:table-cell>
              <table:table-cell office:value-type="float" office:value="0.007639">
                <text:p>0.007639</text:p>
              </table:table-cell>
              <table:table-cell office:value-type="float" office:value="0.007812">
                <text:p>0.007812</text:p>
              </table:table-cell>
              <table:table-cell office:value-type="float" office:value="0.00782">
                <text:p>0.00782</text:p>
              </table:table-cell>
              <table:table-cell office:value-type="float" office:value="0.007977">
                <text:p>0.007977</text:p>
              </table:table-cell>
              <table:table-cell office:value-type="float" office:value="0.007512">
                <text:p>0.007512</text:p>
              </table:table-cell>
              <table:table-cell office:value-type="float" office:value="0.007832">
                <text:p>0.007832</text:p>
              </table:table-cell>
              <table:table-cell office:value-type="float" office:value="0.007895">
                <text:p>0.007895</text:p>
              </table:table-cell>
              <table:table-cell office:value-type="float" office:value="0.007712">
                <text:p>0.007712</text:p>
              </table:table-cell>
              <table:table-cell office:value-type="float" office:value="0.007686">
                <text:p>0.007686</text:p>
              </table:table-cell>
              <table:table-cell office:value-type="float" office:value="0.007625">
                <text:p>0.007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